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CMMI10" svg:font-family="CMMI10" style:font-family-generic="system"/>
    <style:font-face style:name="CMR10" svg:font-family="CMR10" style:font-family-generic="system"/>
    <style:font-face style:name="CMMI7" svg:font-family="CMMI7" style:font-family-generic="system"/>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6">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7">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8">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9">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5" style:num-format="1" text:display-levels="5">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6" style:num-format="1" text:display-levels="6">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7" style:num-format="1" text:display-levels="7">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8" style:num-format="1" text:display-levels="8">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9" style:num-format="1" text:display-levels="9">
        <style:list-level-properties text:space-before="0.5in" text:min-label-width="1.25in" text:list-level-position-and-space-mode="label-alignment">
          <style:list-level-label-alignment text:label-followed-by="listtab" fo:margin-left="1.75in" fo:text-indent="-1.25in"/>
        </style:list-level-properties>
      </text:list-level-style-number>
    </text:list-style>
    <text:list-style style:name="LFO11">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justify" fo:margin-right="-0.0006in">
        <style:tab-stops>
          <style:tab-stop style:type="center" style:position="3.3472in"/>
          <style:tab-stop style:type="left" style:position="4.4298in"/>
          <style:tab-stop style:type="left" style:position="5.125in"/>
        </style:tab-stops>
      </style:paragraph-properties>
      <style:text-properties style:font-name="Arial" fo:font-weight="bold" style:font-weight-asian="bold" fo:font-size="16pt" style:font-size-asian="16pt" style:font-size-complex="16pt" fo:language="el" fo:country="GR"/>
    </style:style>
    <style:style style:name="P2" style:parent-style-name="Standard" style:family="paragraph">
      <style:paragraph-properties fo:text-align="justify" fo:margin-right="-0.0006in">
        <style:tab-stops>
          <style:tab-stop style:type="center" style:position="3.3472in"/>
          <style:tab-stop style:type="left" style:position="4.4298in"/>
          <style:tab-stop style:type="left" style:position="5.125in"/>
        </style:tab-stops>
      </style:paragraph-properties>
      <style:text-properties style:font-name="Arial" fo:font-weight="bold" style:font-weight-asian="bold" fo:language="el" fo:country="GR"/>
    </style:style>
    <style:style style:name="P3" style:parent-style-name="Standard" style:family="paragraph">
      <style:paragraph-properties fo:text-align="justify" fo:margin-right="-0.0006in">
        <style:tab-stops>
          <style:tab-stop style:type="center" style:position="3.3472in"/>
          <style:tab-stop style:type="left" style:position="4.4298in"/>
          <style:tab-stop style:type="left" style:position="5.125in"/>
        </style:tab-stops>
      </style:paragraph-properties>
      <style:text-properties style:font-name="Arial" fo:font-weight="bold" style:font-weight-asian="bold" fo:language="el" fo:country="GR"/>
    </style:style>
    <style:style style:name="P4" style:parent-style-name="Standard" style:family="paragraph">
      <style:paragraph-properties fo:text-align="justify" fo:margin-right="-0.0006in">
        <style:tab-stops>
          <style:tab-stop style:type="center" style:position="3.3472in"/>
          <style:tab-stop style:type="left" style:position="4.4298in"/>
          <style:tab-stop style:type="left" style:position="5.125in"/>
        </style:tab-stops>
      </style:paragraph-properties>
      <style:text-properties style:font-name="Arial" fo:font-weight="bold" style:font-weight-asian="bold" fo:font-size="11pt" style:font-size-asian="11pt" style:font-size-complex="11pt" fo:language="el" fo:country="GR"/>
    </style:style>
    <style:style style:name="P5" style:parent-style-name="Standard" style:family="paragraph">
      <style:paragraph-properties fo:text-align="justify" fo:margin-right="-0.0006in">
        <style:tab-stops>
          <style:tab-stop style:type="center" style:position="3.3472in"/>
          <style:tab-stop style:type="left" style:position="4.4298in"/>
          <style:tab-stop style:type="left" style:position="5.125in"/>
        </style:tab-stops>
      </style:paragraph-properties>
      <style:text-properties style:font-name="Arial" fo:font-weight="bold" style:font-weight-asian="bold" fo:font-size="11pt" style:font-size-asian="11pt" style:font-size-complex="11pt" fo:language="el" fo:country="GR"/>
    </style:style>
    <style:style style:name="P6" style:parent-style-name="Standard" style:family="paragraph">
      <style:paragraph-properties fo:text-align="justify" fo:margin-right="-0.0006in">
        <style:tab-stops>
          <style:tab-stop style:type="center" style:position="3.3472in"/>
          <style:tab-stop style:type="left" style:position="4.4298in"/>
          <style:tab-stop style:type="left" style:position="5.125in"/>
        </style:tab-stops>
      </style:paragraph-properties>
      <style:text-properties style:font-name="Arial" fo:font-weight="bold" style:font-weight-asian="bold" fo:font-size="11pt" style:font-size-asian="11pt" style:font-size-complex="11pt" fo:language="el" fo:country="GR"/>
    </style:style>
    <style:style style:name="P7" style:parent-style-name="Standard" style:family="paragraph">
      <style:paragraph-properties fo:margin-right="-0.0006in">
        <style:tab-stops>
          <style:tab-stop style:type="center" style:position="3.3472in"/>
          <style:tab-stop style:type="left" style:position="4.4298in"/>
          <style:tab-stop style:type="left" style:position="5.125in"/>
        </style:tab-stops>
      </style:paragraph-properties>
      <style:text-properties style:font-name="Arial" fo:font-weight="bold" style:font-weight-asian="bold" fo:font-size="10pt" style:font-size-asian="10pt" style:font-size-complex="10pt" fo:language="el" fo:country="GR"/>
    </style:style>
    <style:style style:name="P8" style:parent-style-name="Standard" style:family="paragraph">
      <style:paragraph-properties fo:text-align="justify" fo:margin-right="0.125in">
        <style:tab-stops>
          <style:tab-stop style:type="center" style:position="3.3472in"/>
          <style:tab-stop style:type="left" style:position="4.725in"/>
          <style:tab-stop style:type="left" style:position="4.875in"/>
        </style:tab-stops>
      </style:paragraph-properties>
      <style:text-properties fo:font-size="13pt" style:font-size-asian="13pt" fo:language="fr" fo:country="FR"/>
    </style:style>
    <style:style style:name="P9" style:parent-style-name="Επικεφαλίδα1" style:family="paragraph">
      <style:paragraph-properties fo:border-top="none" fo:border-left="none" fo:border-bottom="0.0069in solid #000000" fo:border-right="none" fo:padding-top="0in" fo:padding-left="0in" fo:padding-bottom="0.0138in" fo:padding-right="0in" style:shadow="none" fo:text-align="justify"/>
      <style:text-properties fo:font-size="14pt" style:font-size-asian="14pt"/>
    </style:style>
    <style:style style:name="P10" style:parent-style-name="Επικεφαλίδα1" style:family="paragraph">
      <style:paragraph-properties fo:text-align="center"/>
      <style:text-properties fo:font-size="14pt" style:font-size-asian="14pt"/>
    </style:style>
    <style:style style:name="P11" style:parent-style-name="Επικεφαλίδα1" style:family="paragraph">
      <style:paragraph-properties fo:text-align="justify"/>
      <style:text-properties fo:font-size="14pt" style:font-size-asian="14pt"/>
    </style:style>
    <style:style style:name="P12" style:parent-style-name="Standard" style:family="paragraph">
      <style:text-properties style:font-name="Arial" fo:language="fr" fo:country="FR" style:language-asian="en" style:country-asian="US"/>
    </style:style>
    <style:style style:name="P13" style:parent-style-name="Standard" style:family="paragraph">
      <style:paragraph-properties fo:text-align="center"/>
      <style:text-properties style:font-name="Arial" fo:font-weight="bold" style:font-weight-asian="bold" fo:font-size="18pt" style:font-size-asian="18pt" style:font-size-complex="18pt" fo:language="el" fo:country="GR" style:language-asian="en" style:country-asian="US"/>
    </style:style>
    <style:style style:name="P14"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15"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16"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17"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18"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19" style:parent-style-name="Standard" style:family="paragraph">
      <style:paragraph-properties fo:text-align="center"/>
    </style:style>
    <style:style style:name="T20" style:parent-style-name="Προεπιλεγμένηγραμματοσειρά" style:family="text">
      <style:text-properties style:font-name="Arial" fo:font-size="15pt" style:font-size-asian="15pt" style:font-size-complex="15pt" fo:language="el" fo:country="GR" style:language-asian="en" style:country-asian="US"/>
    </style:style>
    <style:style style:name="P21"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22" style:parent-style-name="Standard" style:family="paragraph">
      <style:paragraph-properties fo:text-align="center"/>
    </style:style>
    <style:style style:name="T23" style:parent-style-name="Προεπιλεγμένηγραμματοσειρά" style:family="text">
      <style:text-properties style:font-name="Arial" fo:font-size="15pt" style:font-size-asian="15pt" style:font-size-complex="15pt" style:language-asian="en" style:country-asian="US"/>
    </style:style>
    <style:style style:name="P24" style:parent-style-name="Standard" style:family="paragraph">
      <style:paragraph-properties fo:text-align="center"/>
      <style:text-properties style:font-name="Arial" fo:font-size="15pt" style:font-size-asian="15pt" style:font-size-complex="15pt" style:language-asian="en" style:country-asian="US"/>
    </style:style>
    <style:style style:name="P25" style:parent-style-name="Standard" style:family="paragraph">
      <style:text-properties style:font-name="Arial" fo:font-size="15pt" style:font-size-asian="15pt" style:font-size-complex="15pt" style:language-asian="en" style:country-asian="US"/>
    </style:style>
    <style:style style:name="P26" style:parent-style-name="Standard" style:family="paragraph">
      <style:paragraph-properties fo:text-align="center"/>
      <style:text-properties style:font-name="Arial" fo:font-size="15pt" style:font-size-asian="15pt" style:font-size-complex="15pt" style:text-underline-type="single" style:text-underline-style="solid" style:text-underline-width="auto" style:text-underline-mode="continuous" style:language-asian="en" style:country-asian="US"/>
    </style:style>
    <style:style style:name="P27" style:parent-style-name="Standard" style:family="paragraph">
      <style:paragraph-properties fo:text-align="center"/>
      <style:text-properties style:font-name="Arial" fo:font-size="15pt" style:font-size-asian="15pt" style:font-size-complex="15pt" style:text-underline-type="single" style:text-underline-style="solid" style:text-underline-width="auto" style:text-underline-mode="continuous" style:language-asian="en" style:country-asian="US"/>
    </style:style>
    <style:style style:name="P28" style:parent-style-name="Standard" style:family="paragraph">
      <style:paragraph-properties fo:text-align="center"/>
    </style:style>
    <style:style style:name="T29" style:parent-style-name="Προεπιλεγμένηγραμματοσειρά" style:family="text">
      <style:text-properties style:font-name="Arial" fo:font-weight="bold" style:font-weight-asian="bold" fo:font-size="17pt" style:font-size-asian="17pt" style:font-size-complex="17pt" style:language-asian="en" style:country-asian="US"/>
    </style:style>
    <style:style style:name="P30" style:parent-style-name="Standard" style:family="paragraph">
      <style:paragraph-properties fo:text-align="center"/>
      <style:text-properties style:font-name="Arial" fo:font-weight="bold" style:font-weight-asian="bold" fo:font-size="18pt" style:font-size-asian="18pt" style:font-size-complex="18pt" style:language-asian="en" style:country-asian="US"/>
    </style:style>
    <style:style style:name="P31" style:parent-style-name="Standard" style:family="paragraph">
      <style:paragraph-properties fo:text-align="center"/>
      <style:text-properties style:font-name="Arial" fo:font-weight="bold" style:font-weight-asian="bold" fo:font-size="18pt" style:font-size-asian="18pt" style:font-size-complex="18pt" style:language-asian="en" style:country-asian="US"/>
    </style:style>
    <style:style style:name="P32" style:parent-style-name="Standard" style:family="paragraph">
      <style:paragraph-properties fo:text-align="center"/>
      <style:text-properties style:font-name="Arial" fo:font-size="15pt" style:font-size-asian="15pt" style:font-size-complex="15pt" style:text-underline-type="single" style:text-underline-style="solid" style:text-underline-width="auto" style:text-underline-mode="continuous" fo:language="el" fo:country="GR" style:language-asian="en" style:country-asian="US"/>
    </style:style>
    <style:style style:name="P33"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34"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35"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36"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37" style:parent-style-name="Standard" style:family="paragraph">
      <style:paragraph-properties fo:text-align="center"/>
      <style:text-properties style:font-name="Arial" fo:font-weight="bold" style:font-weight-asian="bold" fo:font-size="15pt" style:font-size-asian="15pt" style:font-size-complex="15pt" fo:language="el" fo:country="GR" style:language-asian="en" style:country-asian="US"/>
    </style:style>
    <style:style style:name="P38" style:parent-style-name="Standard" style:family="paragraph">
      <style:paragraph-properties fo:text-align="center"/>
    </style:style>
    <style:style style:name="T39" style:parent-style-name="Προεπιλεγμένηγραμματοσειρά" style:family="text">
      <style:text-properties style:font-name="Arial" fo:font-weight="bold" style:font-weight-asian="bold" fo:language="el" fo:country="GR" style:language-asian="en" style:country-asian="US"/>
    </style:style>
    <style:style style:name="T40" style:parent-style-name="Προεπιλεγμένηγραμματοσειρά" style:family="text">
      <style:text-properties style:font-name="Arial" fo:font-weight="bold" style:font-weight-asian="bold" fo:font-size="18pt" style:font-size-asian="18pt" style:font-size-complex="18pt" fo:language="el" fo:country="GR" style:language-asian="en" style:country-asian="US"/>
    </style:style>
    <style:style style:name="T41" style:parent-style-name="Προεπιλεγμένηγραμματοσειρά" style:family="text">
      <style:text-properties style:font-name="Arial" fo:font-weight="bold" style:font-weight-asian="bold" fo:language="el" fo:country="GR" style:language-asian="en" style:country-asian="US"/>
    </style:style>
    <style:style style:name="P42" style:parent-style-name="Standard" style:family="paragraph">
      <style:paragraph-properties fo:text-align="center"/>
      <style:text-properties style:font-name="Arial" fo:font-weight="bold" style:font-weight-asian="bold" fo:font-size="15pt" style:font-size-asian="15pt" style:font-size-complex="15pt" fo:language="el" fo:country="GR" style:language-asian="en" style:country-asian="US"/>
    </style:style>
    <style:style style:name="P43" style:parent-style-name="Standard" style:family="paragraph">
      <style:paragraph-properties fo:text-align="center"/>
      <style:text-properties style:font-name="Arial" fo:font-weight="bold" style:font-weight-asian="bold" fo:font-size="15pt" style:font-size-asian="15pt" style:font-size-complex="15pt" fo:language="el" fo:country="GR" style:language-asian="en" style:country-asian="US"/>
    </style:style>
    <style:style style:name="P44" style:parent-style-name="Standard" style:family="paragraph">
      <style:paragraph-properties fo:text-align="center"/>
      <style:text-properties style:font-name="Arial" fo:font-weight="bold" style:font-weight-asian="bold" fo:font-size="15pt" style:font-size-asian="15pt" style:font-size-complex="15pt" fo:language="el" fo:country="GR" style:language-asian="en" style:country-asian="US"/>
    </style:style>
    <style:style style:name="P45" style:parent-style-name="Standard" style:family="paragraph">
      <style:paragraph-properties fo:text-align="center"/>
      <style:text-properties style:font-name="Arial" fo:font-weight="bold" style:font-weight-asian="bold" fo:font-size="15pt" style:font-size-asian="15pt" style:font-size-complex="15pt" fo:language="el" fo:country="GR" style:language-asian="en" style:country-asian="US"/>
    </style:style>
    <style:style style:name="P46" style:parent-style-name="Standard" style:family="paragraph">
      <style:paragraph-properties fo:text-align="center"/>
      <style:text-properties style:font-name="Arial" fo:font-weight="bold" style:font-weight-asian="bold" fo:font-size="15pt" style:font-size-asian="15pt" style:font-size-complex="15pt" fo:language="el" fo:country="GR" style:language-asian="en" style:country-asian="US"/>
    </style:style>
    <style:style style:name="P47"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48"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49" style:parent-style-name="Standard" style:family="paragraph">
      <style:paragraph-properties fo:text-align="center"/>
      <style:text-properties style:font-name="Arial" fo:font-size="15pt" style:font-size-asian="15pt" style:font-size-complex="15pt" style:text-underline-type="single" style:text-underline-style="solid" style:text-underline-width="auto" style:text-underline-mode="continuous" fo:language="el" fo:country="GR" style:language-asian="en" style:country-asian="US"/>
    </style:style>
    <style:style style:name="P50" style:parent-style-name="Standard" style:family="paragraph">
      <style:paragraph-properties fo:text-align="center"/>
      <style:text-properties style:font-name="Arial" fo:font-size="15pt" style:font-size-asian="15pt" style:font-size-complex="15pt" style:text-underline-type="single" style:text-underline-style="solid" style:text-underline-width="auto" style:text-underline-mode="continuous" fo:language="el" fo:country="GR" style:language-asian="en" style:country-asian="US"/>
    </style:style>
    <style:style style:name="P51" style:parent-style-name="Standard" style:family="paragraph">
      <style:paragraph-properties fo:text-align="center"/>
      <style:text-properties style:font-name="Arial" fo:font-size="15pt" style:font-size-asian="15pt" style:font-size-complex="15pt" style:text-underline-type="single" style:text-underline-style="solid" style:text-underline-width="auto" style:text-underline-mode="continuous" fo:language="el" fo:country="GR" style:language-asian="en" style:country-asian="US"/>
    </style:style>
    <style:style style:name="P52" style:parent-style-name="Standard" style:family="paragraph">
      <style:paragraph-properties fo:text-align="center"/>
      <style:text-properties style:font-name="Arial" fo:font-weight="bold" style:font-weight-asian="bold" fo:font-size="18pt" style:font-size-asian="18pt" style:font-size-complex="18pt" fo:language="el" fo:country="GR" style:language-asian="en" style:country-asian="US"/>
    </style:style>
    <style:style style:name="P53" style:parent-style-name="Standard" style:family="paragraph">
      <style:paragraph-properties fo:text-align="center"/>
      <style:text-properties style:font-name="Arial" fo:font-weight="bold" style:font-weight-asian="bold" fo:font-size="18pt" style:font-size-asian="18pt" style:font-size-complex="18pt" fo:language="el" fo:country="GR" style:language-asian="en" style:country-asian="US"/>
    </style:style>
    <style:style style:name="P54"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55"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56" style:parent-style-name="Standard" style:family="paragraph">
      <style:paragraph-properties fo:text-align="center"/>
      <style:text-properties style:font-name="Arial" fo:font-weight="bold" style:font-weight-asian="bold" fo:font-size="17pt" style:font-size-asian="17pt" style:font-size-complex="17pt" fo:language="el" fo:country="GR" style:language-asian="en" style:country-asian="US"/>
    </style:style>
    <style:style style:name="P57" style:parent-style-name="Standard" style:family="paragraph">
      <style:paragraph-properties fo:text-align="center"/>
      <style:text-properties style:font-name="Arial" fo:font-weight="bold" style:font-weight-asian="bold" fo:font-size="18pt" style:font-size-asian="18pt" style:font-size-complex="18pt" fo:language="el" fo:country="GR" style:language-asian="en" style:country-asian="US"/>
    </style:style>
    <style:style style:name="P58" style:parent-style-name="Standard" style:family="paragraph">
      <style:paragraph-properties fo:text-align="center"/>
      <style:text-properties style:font-name="Arial" fo:font-weight="bold" style:font-weight-asian="bold" fo:font-size="18pt" style:font-size-asian="18pt" style:font-size-complex="18pt" fo:language="el" fo:country="GR" style:language-asian="en" style:country-asian="US"/>
    </style:style>
    <style:style style:name="P59"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60"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61"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62"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63" style:parent-style-name="Standard" style:family="paragraph">
      <style:paragraph-properties fo:text-align="center"/>
      <style:text-properties style:font-name="Arial" fo:font-weight="bold" style:font-weight-asian="bold" fo:font-size="18pt" style:font-size-asian="18pt" style:font-size-complex="18pt" fo:language="el" fo:country="GR" style:language-asian="en" style:country-asian="US"/>
    </style:style>
    <style:style style:name="P64"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65"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66"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67"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68"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69"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70"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71"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72"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73"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74"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75"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76"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77"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78"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79"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80"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81"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82"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83"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84" style:parent-style-name="Standard" style:family="paragraph">
      <style:paragraph-properties fo:text-align="justify"/>
      <style:text-properties style:font-name="Arial" fo:language="el" fo:country="GR" style:language-asian="en" style:country-asian="US"/>
    </style:style>
    <style:style style:name="P85" style:parent-style-name="Standard" style:family="paragraph">
      <style:paragraph-properties fo:text-align="justify"/>
      <style:text-properties style:font-name="Arial" fo:language="el" fo:country="GR" style:language-asian="en" style:country-asian="US"/>
    </style:style>
    <style:style style:name="P86"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87"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88"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89"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90"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91" style:parent-style-name="Standard" style:family="paragraph">
      <style:paragraph-properties fo:text-align="justify"/>
      <style:text-properties style:font-name="Arial" fo:font-weight="bold" style:font-weight-asian="bold" fo:font-size="15pt" style:font-size-asian="15pt" style:font-size-complex="15pt" fo:language="el" fo:country="GR" style:language-asian="en" style:country-asian="US"/>
    </style:style>
    <style:style style:name="P92"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93"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94" style:parent-style-name="Standard" style:family="paragraph">
      <style:paragraph-properties fo:text-align="justify"/>
      <style:text-properties style:font-name="Arial" fo:font-weight="bold" style:font-weight-asian="bold" fo:font-size="15pt" style:font-size-asian="15pt" style:font-size-complex="15pt" fo:language="el" fo:country="GR" style:language-asian="en" style:country-asian="US"/>
    </style:style>
    <style:style style:name="P95" style:parent-style-name="Standard" style:family="paragraph">
      <style:paragraph-properties fo:text-align="justify"/>
      <style:text-properties style:font-name="Arial" fo:font-weight="bold" style:font-weight-asian="bold" fo:font-size="15pt" style:font-size-asian="15pt" style:font-size-complex="15pt" fo:language="el" fo:country="GR" style:language-asian="en" style:country-asian="US"/>
    </style:style>
    <style:style style:name="P96" style:parent-style-name="Standard" style:family="paragraph">
      <style:paragraph-properties fo:text-align="justify"/>
      <style:text-properties style:font-name="Arial" fo:font-weight="bold" style:font-weight-asian="bold" fo:font-size="15pt" style:font-size-asian="15pt" style:font-size-complex="15pt" fo:language="el" fo:country="GR" style:language-asian="en" style:country-asian="US"/>
    </style:style>
    <style:style style:name="P97" style:parent-style-name="Standard" style:family="paragraph">
      <style:paragraph-properties fo:text-align="justify"/>
      <style:text-properties style:font-name="Arial" fo:font-weight="bold" style:font-weight-asian="bold" fo:font-size="15pt" style:font-size-asian="15pt" style:font-size-complex="15pt" fo:language="el" fo:country="GR" style:language-asian="en" style:country-asian="US"/>
    </style:style>
    <style:style style:name="P98"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99"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100"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101"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102" style:parent-style-name="Standard" style:family="paragraph">
      <style:paragraph-properties fo:text-align="justify"/>
      <style:text-properties style:font-name="Arial" fo:font-size="15pt" style:font-size-asian="15pt" style:font-size-complex="15pt" style:text-underline-type="single" style:text-underline-style="solid" style:text-underline-width="auto" style:text-underline-mode="continuous" fo:language="el" fo:country="GR" style:language-asian="en" style:country-asian="US"/>
    </style:style>
    <style:style style:name="P103"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104" style:parent-style-name="Standard" style:family="paragraph">
      <style:paragraph-properties fo:text-align="justify"/>
      <style:text-properties fo:font-size="15pt" style:font-size-asian="15pt" style:font-size-complex="15pt" fo:language="el" fo:country="GR" style:language-asian="en" style:country-asian="US"/>
    </style:style>
    <style:style style:name="P105" style:parent-style-name="Standard" style:family="paragraph">
      <style:paragraph-properties fo:text-align="justify"/>
      <style:text-properties fo:font-size="15pt" style:font-size-asian="15pt" style:font-size-complex="15pt" fo:language="el" fo:country="GR" style:language-asian="en" style:country-asian="US"/>
    </style:style>
    <style:style style:name="P106" style:parent-style-name="Standard" style:family="paragraph">
      <style:paragraph-properties fo:text-align="justify"/>
      <style:text-properties fo:font-size="15pt" style:font-size-asian="15pt" style:font-size-complex="15pt" fo:language="el" fo:country="GR" style:language-asian="en" style:country-asian="US"/>
    </style:style>
    <style:style style:name="P107" style:parent-style-name="Standard" style:family="paragraph">
      <style:paragraph-properties fo:text-align="justify"/>
      <style:text-properties fo:font-size="15pt" style:font-size-asian="15pt" style:font-size-complex="15pt" fo:language="el" fo:country="GR" style:language-asian="en" style:country-asian="US"/>
    </style:style>
    <style:style style:name="P108" style:parent-style-name="Standard" style:family="paragraph">
      <style:paragraph-properties fo:text-align="justify"/>
      <style:text-properties fo:font-size="15pt" style:font-size-asian="15pt" style:font-size-complex="15pt" fo:language="el" fo:country="GR" style:language-asian="en" style:country-asian="US"/>
    </style:style>
    <style:style style:name="P109" style:parent-style-name="Standard" style:family="paragraph">
      <style:paragraph-properties fo:text-align="justify"/>
      <style:text-properties fo:font-size="15pt" style:font-size-asian="15pt" style:font-size-complex="15pt" fo:language="el" fo:country="GR" style:language-asian="en" style:country-asian="US"/>
    </style:style>
    <style:style style:name="P110" style:parent-style-name="Standard" style:family="paragraph">
      <style:paragraph-properties fo:text-align="justify"/>
      <style:text-properties fo:font-size="15pt" style:font-size-asian="15pt" style:font-size-complex="15pt" fo:language="el" fo:country="GR" style:language-asian="en" style:country-asian="US"/>
    </style:style>
    <style:style style:name="P111" style:parent-style-name="Standard" style:family="paragraph">
      <style:paragraph-properties fo:text-align="justify"/>
      <style:text-properties fo:font-size="15pt" style:font-size-asian="15pt" style:font-size-complex="15pt" fo:language="el" fo:country="GR" style:language-asian="en" style:country-asian="US"/>
    </style:style>
    <style:style style:name="P112" style:parent-style-name="Standard" style:family="paragraph">
      <style:paragraph-properties fo:text-align="justify"/>
      <style:text-properties fo:font-size="15pt" style:font-size-asian="15pt" style:font-size-complex="15pt" fo:language="el" fo:country="GR" style:language-asian="en" style:country-asian="US"/>
    </style:style>
    <style:style style:name="P113" style:parent-style-name="Standard" style:family="paragraph">
      <style:paragraph-properties fo:text-align="justify"/>
      <style:text-properties fo:font-size="15pt" style:font-size-asian="15pt" style:font-size-complex="15pt" fo:language="el" fo:country="GR" style:language-asian="en" style:country-asian="US"/>
    </style:style>
    <style:style style:name="P114" style:parent-style-name="Standard" style:family="paragraph">
      <style:paragraph-properties fo:text-align="justify"/>
      <style:text-properties fo:font-size="15pt" style:font-size-asian="15pt" style:font-size-complex="15pt" fo:language="el" fo:country="GR" style:language-asian="en" style:country-asian="US"/>
    </style:style>
    <style:style style:name="P115" style:parent-style-name="Standard" style:family="paragraph">
      <style:paragraph-properties fo:text-align="justify"/>
      <style:text-properties fo:font-size="15pt" style:font-size-asian="15pt" style:font-size-complex="15pt" fo:language="el" fo:country="GR" style:language-asian="en" style:country-asian="US"/>
    </style:style>
    <style:style style:name="P116" style:parent-style-name="Standard" style:family="paragraph">
      <style:paragraph-properties fo:text-align="justify"/>
      <style:text-properties fo:font-size="15pt" style:font-size-asian="15pt" style:font-size-complex="15pt" fo:language="el" fo:country="GR" style:language-asian="en" style:country-asian="US"/>
    </style:style>
    <style:style style:name="P117" style:parent-style-name="Standard" style:family="paragraph">
      <style:paragraph-properties fo:text-align="justify"/>
      <style:text-properties fo:font-size="15pt" style:font-size-asian="15pt" style:font-size-complex="15pt" fo:language="el" fo:country="GR" style:language-asian="en" style:country-asian="US"/>
    </style:style>
    <style:style style:name="P118" style:parent-style-name="Standard" style:family="paragraph">
      <style:paragraph-properties fo:text-align="justify"/>
      <style:text-properties fo:font-size="15pt" style:font-size-asian="15pt" style:font-size-complex="15pt" fo:language="el" fo:country="GR" style:language-asian="en" style:country-asian="US"/>
    </style:style>
    <style:style style:name="P119" style:parent-style-name="Standard" style:family="paragraph">
      <style:paragraph-properties fo:text-align="justify"/>
      <style:text-properties fo:font-size="15pt" style:font-size-asian="15pt" style:font-size-complex="15pt" fo:language="el" fo:country="GR" style:language-asian="en" style:country-asian="US"/>
    </style:style>
    <style:style style:name="P120" style:parent-style-name="Standard" style:family="paragraph">
      <style:paragraph-properties fo:text-align="justify"/>
      <style:text-properties fo:font-size="15pt" style:font-size-asian="15pt" style:font-size-complex="15pt" fo:language="el" fo:country="GR" style:language-asian="en" style:country-asian="US"/>
    </style:style>
    <style:style style:name="P121" style:parent-style-name="Standard" style:family="paragraph">
      <style:paragraph-properties fo:text-align="justify"/>
      <style:text-properties fo:font-size="15pt" style:font-size-asian="15pt" style:font-size-complex="15pt" fo:language="el" fo:country="GR" style:language-asian="en" style:country-asian="US"/>
    </style:style>
    <style:style style:name="P122" style:parent-style-name="Standard" style:family="paragraph">
      <style:paragraph-properties fo:text-align="justify"/>
      <style:text-properties fo:font-size="15pt" style:font-size-asian="15pt" style:font-size-complex="15pt" fo:language="el" fo:country="GR" style:language-asian="en" style:country-asian="US"/>
    </style:style>
    <style:style style:name="P123" style:parent-style-name="Standard" style:family="paragraph">
      <style:paragraph-properties fo:text-align="justify"/>
      <style:text-properties style:font-name="Arial" fo:font-weight="bold" style:font-weight-asian="bold" style:font-weight-complex="bold" fo:font-size="11pt" style:font-size-asian="11pt" style:font-size-complex="11pt" fo:language="el" fo:country="GR" style:language-asian="en" style:country-asian="US"/>
    </style:style>
    <style:style style:name="P124"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125" style:parent-style-name="Standard" style:family="paragraph">
      <style:text-properties fo:font-size="24pt" style:font-size-asian="24pt" style:font-size-complex="24pt" fo:language="el" fo:country="GR" style:language-asian="en" style:country-asian="US"/>
    </style:style>
    <style:style style:name="P126" style:parent-style-name="Standard" style:family="paragraph">
      <style:text-properties fo:font-size="24pt" style:font-size-asian="24pt" style:font-size-complex="24pt" fo:language="el" fo:country="GR" style:language-asian="en" style:country-asian="US"/>
    </style:style>
    <style:style style:name="P127" style:parent-style-name="Standard" style:family="paragraph">
      <style:text-properties fo:font-size="24pt" style:font-size-asian="24pt" style:font-size-complex="24pt" fo:language="el" fo:country="GR" style:language-asian="en" style:country-asian="US"/>
    </style:style>
    <style:style style:name="P128" style:parent-style-name="Standard" style:family="paragraph">
      <style:text-properties fo:font-size="24pt" style:font-size-asian="24pt" style:font-size-complex="24pt" fo:language="el" fo:country="GR" style:language-asian="en" style:country-asian="US"/>
    </style:style>
    <style:style style:name="P129" style:parent-style-name="Standard" style:family="paragraph"/>
    <style:style style:name="T130" style:parent-style-name="Προεπιλεγμένηγραμματοσειρά" style:family="text">
      <style:text-properties fo:font-size="24pt" style:font-size-asian="24pt" style:font-size-complex="24pt" style:language-asian="en" style:country-asian="US"/>
    </style:style>
    <style:style style:name="P131" style:parent-style-name="Standard" style:family="paragraph"/>
    <style:style style:name="T132" style:parent-style-name="Προεπιλεγμένηγραμματοσειρά" style:family="text">
      <style:text-properties fo:font-size="24pt" style:font-size-asian="24pt" style:font-size-complex="24pt" style:language-asian="en" style:country-asian="US"/>
    </style:style>
    <style:style style:name="P133" style:parent-style-name="Standard" style:family="paragraph"/>
    <style:style style:name="T134" style:parent-style-name="Προεπιλεγμένηγραμματοσειρά" style:family="text">
      <style:text-properties fo:font-size="24pt" style:font-size-asian="24pt" style:font-size-complex="24pt" style:language-asian="en" style:country-asian="US"/>
    </style:style>
    <style:style style:name="P135" style:parent-style-name="Standard" style:family="paragraph"/>
    <style:style style:name="T136" style:parent-style-name="Προεπιλεγμένηγραμματοσειρά" style:family="text">
      <style:text-properties fo:font-size="24pt" style:font-size-asian="24pt" style:font-size-complex="24pt" style:language-asian="en" style:country-asian="US"/>
    </style:style>
    <style:style style:name="P137" style:parent-style-name="Standard" style:family="paragraph"/>
    <style:style style:name="T138" style:parent-style-name="Προεπιλεγμένηγραμματοσειρά" style:family="text">
      <style:text-properties fo:font-size="24pt" style:font-size-asian="24pt" style:font-size-complex="24pt" style:language-asian="en" style:country-asian="US"/>
    </style:style>
    <style:style style:name="P139" style:parent-style-name="Standard" style:family="paragraph">
      <style:text-properties fo:font-size="24pt" style:font-size-asian="24pt" style:font-size-complex="24pt" fo:language="el" fo:country="GR" style:language-asian="en" style:country-asian="US"/>
    </style:style>
    <style:style style:name="P140" style:parent-style-name="Standard" style:family="paragraph"/>
    <style:style style:name="T141" style:parent-style-name="Προεπιλεγμένηγραμματοσειρά" style:family="text">
      <style:text-properties fo:font-size="24pt" style:font-size-asian="24pt" style:font-size-complex="24pt" style:language-asian="en" style:country-asian="US"/>
    </style:style>
    <style:style style:name="P142" style:parent-style-name="Standard" style:family="paragraph">
      <style:text-properties fo:font-size="24pt" style:font-size-asian="24pt" style:font-size-complex="24pt" fo:language="el" fo:country="GR" style:language-asian="en" style:country-asian="US"/>
    </style:style>
    <style:style style:name="P143" style:parent-style-name="Standard" style:family="paragraph">
      <style:text-properties fo:font-size="24pt" style:font-size-asian="24pt" style:font-size-complex="24pt" fo:language="el" fo:country="GR" style:language-asian="en" style:country-asian="US"/>
    </style:style>
    <style:style style:name="P144" style:parent-style-name="Standard" style:family="paragraph">
      <style:text-properties fo:font-size="24pt" style:font-size-asian="24pt" style:font-size-complex="24pt" fo:language="el" fo:country="GR" style:language-asian="en" style:country-asian="US"/>
    </style:style>
    <style:style style:name="P145" style:parent-style-name="Standard" style:family="paragraph">
      <style:paragraph-properties fo:margin-left="0.5in">
        <style:tab-stops/>
      </style:paragraph-properties>
      <style:text-properties fo:font-size="24pt" style:font-size-asian="24pt" style:font-size-complex="24pt" fo:language="el" fo:country="GR" style:language-asian="en" style:country-asian="US"/>
    </style:style>
    <style:style style:name="P146" style:parent-style-name="Standard" style:family="paragraph">
      <style:text-properties fo:font-size="24pt" style:font-size-asian="24pt" style:font-size-complex="24pt" fo:language="el" fo:country="GR" style:language-asian="en" style:country-asian="US"/>
    </style:style>
    <style:style style:name="P147" style:parent-style-name="Standard" style:family="paragraph">
      <style:text-properties fo:font-size="24pt" style:font-size-asian="24pt" style:font-size-complex="24pt" fo:language="el" fo:country="GR" style:language-asian="en" style:country-asian="US"/>
    </style:style>
    <style:style style:name="P148" style:parent-style-name="Standard" style:family="paragraph">
      <style:text-properties fo:font-size="24pt" style:font-size-asian="24pt" style:font-size-complex="24pt" fo:language="el" fo:country="GR" style:language-asian="en" style:country-asian="US"/>
    </style:style>
    <style:style style:name="P149" style:parent-style-name="Standard" style:family="paragraph">
      <style:text-properties fo:font-size="24pt" style:font-size-asian="24pt" style:font-size-complex="24pt" fo:language="el" fo:country="GR" style:language-asian="en" style:country-asian="US"/>
    </style:style>
    <style:style style:name="P150" style:parent-style-name="Standard" style:family="paragraph">
      <style:text-properties fo:font-size="24pt" style:font-size-asian="24pt" style:font-size-complex="24pt" fo:language="el" fo:country="GR" style:language-asian="en" style:country-asian="US"/>
    </style:style>
    <style:style style:name="P151" style:parent-style-name="Standard" style:family="paragraph">
      <style:text-properties fo:font-size="24pt" style:font-size-asian="24pt" style:font-size-complex="24pt" fo:language="el" fo:country="GR" style:language-asian="en" style:country-asian="US"/>
    </style:style>
    <style:style style:name="P152" style:parent-style-name="Standard" style:family="paragraph">
      <style:text-properties fo:font-size="24pt" style:font-size-asian="24pt" style:font-size-complex="24pt" fo:language="el" fo:country="GR" style:language-asian="en" style:country-asian="US"/>
    </style:style>
    <style:style style:name="P153" style:parent-style-name="Standard" style:family="paragraph">
      <style:text-properties fo:font-size="24pt" style:font-size-asian="24pt" style:font-size-complex="24pt" fo:language="el" fo:country="GR" style:language-asian="en" style:country-asian="US"/>
    </style:style>
    <style:style style:name="P154" style:parent-style-name="Standard" style:family="paragraph">
      <style:text-properties fo:font-size="24pt" style:font-size-asian="24pt" style:font-size-complex="24pt" fo:language="el" fo:country="GR" style:language-asian="en" style:country-asian="US"/>
    </style:style>
    <style:style style:name="P155" style:parent-style-name="Standard" style:family="paragraph">
      <style:text-properties fo:font-size="24pt" style:font-size-asian="24pt" style:font-size-complex="24pt" fo:language="el" fo:country="GR" style:language-asian="en" style:country-asian="US"/>
    </style:style>
    <style:style style:name="P156" style:parent-style-name="Standard" style:family="paragraph">
      <style:text-properties fo:font-size="24pt" style:font-size-asian="24pt" style:font-size-complex="24pt" fo:language="el" fo:country="GR" style:language-asian="en" style:country-asian="US"/>
    </style:style>
    <style:style style:name="P157" style:parent-style-name="Standard" style:family="paragraph">
      <style:text-properties fo:font-size="24pt" style:font-size-asian="24pt" style:font-size-complex="24pt" fo:language="el" fo:country="GR" style:language-asian="en" style:country-asian="US"/>
    </style:style>
    <style:style style:name="P158" style:parent-style-name="Standard" style:family="paragraph">
      <style:text-properties fo:font-size="24pt" style:font-size-asian="24pt" style:font-size-complex="24pt" fo:language="el" fo:country="GR" style:language-asian="en" style:country-asian="US"/>
    </style:style>
    <style:style style:name="P159" style:parent-style-name="Standard" style:family="paragraph">
      <style:text-properties fo:font-size="24pt" style:font-size-asian="24pt" style:font-size-complex="24pt" fo:language="el" fo:country="GR" style:language-asian="en" style:country-asian="US"/>
    </style:style>
    <style:style style:name="P160" style:parent-style-name="Standard" style:family="paragraph">
      <style:text-properties fo:font-size="24pt" style:font-size-asian="24pt" style:font-size-complex="24pt" fo:language="el" fo:country="GR" style:language-asian="en" style:country-asian="US"/>
    </style:style>
    <style:style style:name="P161" style:parent-style-name="Standard" style:family="paragraph">
      <style:text-properties fo:font-size="24pt" style:font-size-asian="24pt" style:font-size-complex="24pt" fo:language="el" fo:country="GR" style:language-asian="en" style:country-asian="US"/>
    </style:style>
    <style:style style:name="P162" style:parent-style-name="Standard" style:family="paragraph">
      <style:text-properties fo:font-size="24pt" style:font-size-asian="24pt" style:font-size-complex="24pt" fo:language="el" fo:country="GR" style:language-asian="en" style:country-asian="US"/>
    </style:style>
    <style:style style:name="P163" style:parent-style-name="Standard" style:family="paragraph">
      <style:text-properties fo:font-weight="bold" style:font-weight-asian="bold" style:font-weight-complex="bold" fo:font-size="60pt" style:font-size-asian="60pt" style:font-size-complex="60pt" fo:language="el" fo:country="GR" style:language-asian="en" style:country-asian="US"/>
    </style:style>
    <style:style style:name="P164" style:parent-style-name="Standard" style:family="paragraph">
      <style:text-properties fo:font-size="24pt" style:font-size-asian="24pt" style:font-size-complex="24pt" fo:language="el" fo:country="GR" style:language-asian="en" style:country-asian="US"/>
    </style:style>
    <style:style style:name="P165" style:parent-style-name="Standard" style:family="paragraph">
      <style:text-properties fo:font-size="24pt" style:font-size-asian="24pt" style:font-size-complex="24pt" fo:language="el" fo:country="GR" style:language-asian="en" style:country-asian="US"/>
    </style:style>
    <style:style style:name="P166" style:parent-style-name="Standard" style:family="paragraph">
      <style:text-properties fo:font-size="24pt" style:font-size-asian="24pt" style:font-size-complex="24pt" fo:language="el" fo:country="GR" style:language-asian="en" style:country-asian="US"/>
    </style:style>
    <style:style style:name="P167" style:parent-style-name="Standard" style:family="paragraph">
      <style:paragraph-properties fo:text-align="justify"/>
      <style:text-properties style:font-name="Arial" fo:font-weight="bold" style:font-weight-asian="bold" style:font-weight-complex="bold" fo:font-size="11pt" style:font-size-asian="11pt" style:font-size-complex="11pt" fo:language="el" fo:country="GR" style:language-asian="en" style:country-asian="US"/>
    </style:style>
    <style:style style:name="P168" style:parent-style-name="Standard" style:family="paragraph">
      <style:text-properties fo:font-size="18pt" style:font-size-asian="18pt" style:font-size-complex="18pt" fo:language="el" fo:country="GR" style:language-asian="en" style:country-asian="US"/>
    </style:style>
    <style:style style:name="P169" style:parent-style-name="Standard" style:family="paragraph">
      <style:text-properties fo:font-size="18pt" style:font-size-asian="18pt" style:font-size-complex="18pt" fo:language="el" fo:country="GR" style:language-asian="en" style:country-asian="US"/>
    </style:style>
    <style:style style:name="P170" style:parent-style-name="Standard" style:family="paragraph">
      <style:text-properties fo:font-size="14pt" style:font-size-asian="14pt" style:font-size-complex="14pt" style:language-asian="en" style:country-asian="US"/>
    </style:style>
    <style:style style:name="P171" style:parent-style-name="Standard" style:family="paragraph">
      <style:text-properties fo:font-size="14pt" style:font-size-asian="14pt" style:font-size-complex="14pt" style:language-asian="en" style:country-asian="US"/>
    </style:style>
    <style:style style:name="P172" style:parent-style-name="Standard" style:family="paragraph"/>
    <style:style style:name="T173" style:parent-style-name="Προεπιλεγμένηγραμματοσειρά" style:family="text">
      <style:text-properties fo:font-size="14pt" style:font-size-asian="14pt" style:font-size-complex="14pt" fo:language="el" fo:country="GR" style:language-asian="en" style:country-asian="US"/>
    </style:style>
    <style:style style:name="T174" style:parent-style-name="Προεπιλεγμένηγραμματοσειρά" style:family="text">
      <style:text-properties fo:font-size="14pt" style:font-size-asian="14pt" style:font-size-complex="14pt" style:language-asian="en" style:country-asian="US"/>
    </style:style>
    <style:style style:name="T175" style:parent-style-name="Προεπιλεγμένηγραμματοσειρά" style:family="text">
      <style:text-properties fo:font-size="14pt" style:font-size-asian="14pt" style:font-size-complex="14pt" fo:language="el" fo:country="GR" style:language-asian="en" style:country-asian="US"/>
    </style:style>
    <style:style style:name="P176" style:parent-style-name="Standard" style:family="paragraph">
      <style:text-properties fo:font-size="24pt" style:font-size-asian="24pt" style:font-size-complex="24pt" fo:language="el" fo:country="GR" style:language-asian="en" style:country-asian="US"/>
    </style:style>
    <style:style style:name="P177" style:parent-style-name="Standard" style:family="paragraph">
      <style:text-properties fo:font-size="24pt" style:font-size-asian="24pt" style:font-size-complex="24pt" fo:language="el" fo:country="GR" style:language-asian="en" style:country-asian="US"/>
    </style:style>
    <style:style style:name="P178" style:parent-style-name="Standard" style:family="paragraph">
      <style:text-properties fo:font-size="24pt" style:font-size-asian="24pt" style:font-size-complex="24pt" fo:language="el" fo:country="GR" style:language-asian="en" style:country-asian="US"/>
    </style:style>
    <style:style style:name="P179" style:parent-style-name="Standard" style:family="paragraph">
      <style:text-properties fo:font-size="24pt" style:font-size-asian="24pt" style:font-size-complex="24pt" fo:language="el" fo:country="GR" style:language-asian="en" style:country-asian="US"/>
    </style:style>
    <style:style style:name="P180" style:parent-style-name="Standard" style:family="paragraph">
      <style:text-properties fo:font-size="24pt" style:font-size-asian="24pt" style:font-size-complex="24pt" fo:language="el" fo:country="GR" style:language-asian="en" style:country-asian="US"/>
    </style:style>
    <style:style style:name="P181" style:parent-style-name="Standard" style:family="paragraph">
      <style:text-properties fo:font-size="24pt" style:font-size-asian="24pt" style:font-size-complex="24pt" fo:language="el" fo:country="GR" style:language-asian="en" style:country-asian="US"/>
    </style:style>
    <style:style style:name="P182" style:parent-style-name="Standard" style:family="paragraph">
      <style:text-properties fo:font-size="24pt" style:font-size-asian="24pt" style:font-size-complex="24pt" fo:language="el" fo:country="GR" style:language-asian="en" style:country-asian="US"/>
    </style:style>
    <style:style style:name="P183" style:parent-style-name="Standard" style:family="paragraph">
      <style:text-properties fo:font-size="24pt" style:font-size-asian="24pt" style:font-size-complex="24pt" fo:language="el" fo:country="GR" style:language-asian="en" style:country-asian="US"/>
    </style:style>
    <style:style style:name="P184" style:parent-style-name="Standard" style:family="paragraph">
      <style:text-properties fo:font-size="24pt" style:font-size-asian="24pt" style:font-size-complex="24pt" fo:language="el" fo:country="GR" style:language-asian="en" style:country-asian="US"/>
    </style:style>
    <style:style style:name="P185" style:parent-style-name="Standard" style:family="paragraph">
      <style:text-properties fo:font-size="24pt" style:font-size-asian="24pt" style:font-size-complex="24pt" fo:language="el" fo:country="GR" style:language-asian="en" style:country-asian="US"/>
    </style:style>
    <style:style style:name="P186" style:parent-style-name="Standard" style:family="paragraph">
      <style:text-properties fo:font-size="24pt" style:font-size-asian="24pt" style:font-size-complex="24pt" fo:language="el" fo:country="GR" style:language-asian="en" style:country-asian="US"/>
    </style:style>
    <style:style style:name="P187" style:parent-style-name="Standard" style:family="paragraph">
      <style:text-properties fo:font-size="24pt" style:font-size-asian="24pt" style:font-size-complex="24pt" fo:language="el" fo:country="GR" style:language-asian="en" style:country-asian="US"/>
    </style:style>
    <style:style style:name="P188" style:parent-style-name="Standard" style:family="paragraph">
      <style:text-properties fo:font-size="24pt" style:font-size-asian="24pt" style:font-size-complex="24pt" fo:language="el" fo:country="GR" style:language-asian="en" style:country-asian="US"/>
    </style:style>
    <style:style style:name="P189" style:parent-style-name="Standard" style:family="paragraph">
      <style:text-properties fo:font-size="24pt" style:font-size-asian="24pt" style:font-size-complex="24pt" fo:language="el" fo:country="GR" style:language-asian="en" style:country-asian="US"/>
    </style:style>
    <style:style style:name="P190" style:parent-style-name="Standard" style:family="paragraph">
      <style:text-properties style:font-name="Arial" fo:font-size="24pt" style:font-size-asian="24pt" style:font-size-complex="24pt" fo:language="el" fo:country="GR" style:language-asian="en" style:country-asian="US"/>
    </style:style>
    <style:style style:name="P191" style:parent-style-name="Standard" style:family="paragraph">
      <style:text-properties style:font-name="Arial" fo:font-size="24pt" style:font-size-asian="24pt" style:font-size-complex="24pt" fo:language="el" fo:country="GR" style:language-asian="en" style:country-asian="US"/>
    </style:style>
    <style:style style:name="P192" style:parent-style-name="Standard" style:family="paragraph">
      <style:text-properties style:font-name="Arial" fo:font-size="24pt" style:font-size-asian="24pt" style:font-size-complex="24pt" fo:language="el" fo:country="GR" style:language-asian="en" style:country-asian="US"/>
    </style:style>
    <style:style style:name="P193" style:parent-style-name="Standard" style:family="paragraph">
      <style:paragraph-properties fo:text-align="justify"/>
      <style:text-properties style:font-name="Arial" fo:font-weight="bold" style:font-weight-asian="bold" style:font-weight-complex="bold" fo:font-size="11pt" style:font-size-asian="11pt" style:font-size-complex="11pt" style:language-asian="en" style:country-asian="US"/>
    </style:style>
    <style:style style:name="P194" style:parent-style-name="Standard" style:family="paragraph">
      <style:paragraph-properties fo:text-align="center"/>
      <style:text-properties style:font-name="Arial" fo:font-size="20pt" style:font-size-asian="20pt" style:font-size-complex="20pt" style:language-asian="en" style:country-asian="US"/>
    </style:style>
    <style:style style:name="P195"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196" style:parent-style-name="Standard" style:family="paragraph">
      <style:paragraph-properties fo:text-align="justify" fo:margin-left="-0.4923in">
        <style:tab-stops/>
      </style:paragraph-properties>
      <style:text-properties style:font-name="Arial" fo:font-size="11pt" style:font-size-asian="11pt" style:font-size-complex="11pt" fo:language="el" fo:country="GR" style:language-asian="en" style:country-asian="US"/>
    </style:style>
    <style:style style:name="P197" style:parent-style-name="Standard" style:family="paragraph">
      <style:paragraph-properties fo:text-align="justify"/>
    </style:style>
    <style:style style:name="T19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9" style:parent-style-name="Προεπιλεγμένηγραμματοσειρά" style:family="text">
      <style:text-properties style:font-name="Arial" fo:font-size="11pt" style:font-size-asian="11pt" style:font-size-complex="11pt" style:language-asian="en" style:country-asian="US"/>
    </style:style>
    <style:style style:name="T20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1" style:parent-style-name="Προεπιλεγμένηγραμματοσειρά" style:family="text">
      <style:text-properties style:font-name="Arial" fo:font-size="11pt" style:font-size-asian="11pt" style:font-size-complex="11pt" style:language-asian="en" style:country-asian="US"/>
    </style:style>
    <style:style style:name="T20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3" style:parent-style-name="Προεπιλεγμένηγραμματοσειρά" style:family="text">
      <style:text-properties style:font-name="Arial" fo:font-size="11pt" style:font-size-asian="11pt" style:font-size-complex="11pt" style:language-asian="en" style:country-asian="US"/>
    </style:style>
    <style:style style:name="T2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5" style:parent-style-name="Προεπιλεγμένηγραμματοσειρά" style:family="text">
      <style:text-properties style:font-name="Arial" fo:font-size="11pt" style:font-size-asian="11pt" style:font-size-complex="11pt" style:language-asian="en" style:country-asian="US"/>
    </style:style>
    <style:style style:name="T2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7" style:parent-style-name="Προεπιλεγμένηγραμματοσειρά" style:family="text">
      <style:text-properties style:font-name="Arial" fo:font-size="11pt" style:font-size-asian="11pt" style:font-size-complex="11pt" style:language-asian="en" style:country-asian="US"/>
    </style:style>
    <style:style style:name="T2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9" style:parent-style-name="Προεπιλεγμένηγραμματοσειρά" style:family="text">
      <style:text-properties style:font-name="Arial" fo:font-size="11pt" style:font-size-asian="11pt" style:font-size-complex="11pt" style:language-asian="en" style:country-asian="US"/>
    </style:style>
    <style:style style:name="T2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2" style:parent-style-name="Προεπιλεγμένηγραμματοσειρά" style:family="text">
      <style:text-properties style:font-name="Arial" fo:font-size="11pt" style:font-size-asian="11pt" style:font-size-complex="11pt" style:language-asian="en" style:country-asian="US"/>
    </style:style>
    <style:style style:name="T21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5" style:parent-style-name="Προεπιλεγμένηγραμματοσειρά" style:family="text">
      <style:text-properties style:font-name="Arial" fo:font-size="11pt" style:font-size-asian="11pt" style:font-size-complex="11pt" style:language-asian="en" style:country-asian="US"/>
    </style:style>
    <style:style style:name="T21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8" style:parent-style-name="Προεπιλεγμένηγραμματοσειρά" style:family="text">
      <style:text-properties style:font-name="Arial" fo:font-size="11pt" style:font-size-asian="11pt" style:font-size-complex="11pt" style:language-asian="en" style:country-asian="US"/>
    </style:style>
    <style:style style:name="T21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20"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221" style:parent-style-name="Standard" style:family="paragraph">
      <style:paragraph-properties fo:text-align="justify"/>
    </style:style>
    <style:style style:name="T22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3" style:parent-style-name="Προεπιλεγμένηγραμματοσειρά" style:family="text">
      <style:text-properties style:font-name="Arial" fo:font-size="11pt" style:font-size-asian="11pt" style:font-size-complex="11pt" style:language-asian="en" style:country-asian="US"/>
    </style:style>
    <style:style style:name="T2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5" style:parent-style-name="Προεπιλεγμένηγραμματοσειρά" style:family="text">
      <style:text-properties style:font-name="Arial" fo:font-size="11pt" style:font-size-asian="11pt" style:font-size-complex="11pt" style:language-asian="en" style:country-asian="US"/>
    </style:style>
    <style:style style:name="T2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7" style:parent-style-name="Προεπιλεγμένηγραμματοσειρά" style:family="text">
      <style:text-properties style:font-name="Arial" fo:font-size="11pt" style:font-size-asian="11pt" style:font-size-complex="11pt" style:language-asian="en" style:country-asian="US"/>
    </style:style>
    <style:style style:name="T2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0" style:parent-style-name="Προεπιλεγμένηγραμματοσειρά" style:family="text">
      <style:text-properties style:font-name="Arial" fo:font-size="11pt" style:font-size-asian="11pt" style:font-size-complex="11pt" style:language-asian="en" style:country-asian="US"/>
    </style:style>
    <style:style style:name="T2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2" style:parent-style-name="Προεπιλεγμένηγραμματοσειρά" style:family="text">
      <style:text-properties style:font-name="Arial" fo:font-size="11pt" style:font-size-asian="11pt" style:font-size-complex="11pt" style:language-asian="en" style:country-asian="US"/>
    </style:style>
    <style:style style:name="T23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4" style:parent-style-name="Προεπιλεγμένηγραμματοσειρά" style:family="text">
      <style:text-properties style:font-name="Arial" fo:font-size="11pt" style:font-size-asian="11pt" style:font-size-complex="11pt" style:language-asian="en" style:country-asian="US"/>
    </style:style>
    <style:style style:name="T23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37" style:parent-style-name="Standard" style:family="paragraph">
      <style:text-properties style:font-name="Arial" fo:font-size="24pt" style:font-size-asian="24pt" style:font-size-complex="24pt" fo:language="el" fo:country="GR" style:language-asian="en" style:country-asian="US"/>
    </style:style>
    <style:style style:name="P238" style:parent-style-name="Standard" style:family="paragraph">
      <style:text-properties style:font-name="Arial" fo:font-size="24pt" style:font-size-asian="24pt" style:font-size-complex="24pt" fo:language="el" fo:country="GR" style:language-asian="en" style:country-asian="US"/>
    </style:style>
    <style:style style:name="P239" style:parent-style-name="Standard" style:family="paragraph">
      <style:paragraph-properties fo:text-align="justify"/>
      <style:text-properties style:font-name="Arial" fo:font-weight="bold" style:font-weight-asian="bold" style:font-weight-complex="bold" fo:font-size="11pt" style:font-size-asian="11pt" style:font-size-complex="11pt" style:language-asian="en" style:country-asian="US"/>
    </style:style>
    <style:style style:name="P240" style:parent-style-name="Standard" style:family="paragraph">
      <style:text-properties style:font-name="Arial" fo:font-size="24pt" style:font-size-asian="24pt" style:font-size-complex="24pt" fo:language="el" fo:country="GR" style:language-asian="en" style:country-asian="US"/>
    </style:style>
    <style:style style:name="P241" style:parent-style-name="Standard" style:family="paragraph">
      <style:paragraph-properties fo:text-align="justify"/>
    </style:style>
    <style:style style:name="T24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4" style:parent-style-name="Προεπιλεγμένηγραμματοσειρά" style:family="text">
      <style:text-properties style:font-name="Arial" fo:font-size="11pt" style:font-size-asian="11pt" style:font-size-complex="11pt" style:language-asian="en" style:country-asian="US"/>
    </style:style>
    <style:style style:name="T2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6" style:parent-style-name="Προεπιλεγμένηγραμματοσειρά" style:family="text">
      <style:text-properties style:font-name="Arial" fo:font-size="11pt" style:font-size-asian="11pt" style:font-size-complex="11pt" style:language-asian="en" style:country-asian="US"/>
    </style:style>
    <style:style style:name="T24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8" style:parent-style-name="Προεπιλεγμένηγραμματοσειρά" style:family="text">
      <style:text-properties style:font-name="Arial" fo:font-size="11pt" style:font-size-asian="11pt" style:font-size-complex="11pt" style:language-asian="en" style:country-asian="US"/>
    </style:style>
    <style:style style:name="T24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52"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253" style:parent-style-name="Standard" style:family="paragraph">
      <style:paragraph-properties fo:text-align="justify"/>
    </style:style>
    <style:style style:name="T25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7" style:parent-style-name="Προεπιλεγμένηγραμματοσειρά" style:family="text">
      <style:text-properties style:font-name="Arial" fo:font-size="11pt" style:font-size-asian="11pt" style:font-size-complex="11pt" style:language-asian="en" style:country-asian="US"/>
    </style:style>
    <style:style style:name="T2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9" style:parent-style-name="Προεπιλεγμένηγραμματοσειρά" style:family="text">
      <style:text-properties style:font-name="Arial" fo:font-size="11pt" style:font-size-asian="11pt" style:font-size-complex="11pt" style:language-asian="en" style:country-asian="US"/>
    </style:style>
    <style:style style:name="T26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1" style:parent-style-name="Προεπιλεγμένηγραμματοσειρά" style:family="text">
      <style:text-properties style:font-name="Arial" fo:font-size="11pt" style:font-size-asian="11pt" style:font-size-complex="11pt" style:language-asian="en" style:country-asian="US"/>
    </style:style>
    <style:style style:name="T26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3" style:parent-style-name="Προεπιλεγμένηγραμματοσειρά" style:family="text">
      <style:text-properties style:font-name="Arial" fo:font-size="11pt" style:font-size-asian="11pt" style:font-size-complex="11pt" style:language-asian="en" style:country-asian="US"/>
    </style:style>
    <style:style style:name="T2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5" style:parent-style-name="Προεπιλεγμένηγραμματοσειρά" style:family="text">
      <style:text-properties style:font-name="Arial" fo:font-size="11pt" style:font-size-asian="11pt" style:font-size-complex="11pt" style:language-asian="en" style:country-asian="US"/>
    </style:style>
    <style:style style:name="T26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67"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268" style:parent-style-name="Standard" style:family="paragraph">
      <style:paragraph-properties fo:text-align="justify"/>
    </style:style>
    <style:style style:name="T2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2" style:parent-style-name="Προεπιλεγμένηγραμματοσειρά" style:family="text">
      <style:text-properties style:font-name="Arial" fo:font-size="11pt" style:font-size-asian="11pt" style:font-size-complex="11pt" style:language-asian="en" style:country-asian="US"/>
    </style:style>
    <style:style style:name="T2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4" style:parent-style-name="Προεπιλεγμένηγραμματοσειρά" style:family="text">
      <style:text-properties style:font-name="Arial" fo:font-size="11pt" style:font-size-asian="11pt" style:font-size-complex="11pt" style:language-asian="en" style:country-asian="US"/>
    </style:style>
    <style:style style:name="T27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6" style:parent-style-name="Προεπιλεγμένηγραμματοσειρά" style:family="text">
      <style:text-properties style:font-name="Arial" fo:font-size="11pt" style:font-size-asian="11pt" style:font-size-complex="11pt" style:language-asian="en" style:country-asian="US"/>
    </style:style>
    <style:style style:name="T27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8" style:parent-style-name="Προεπιλεγμένηγραμματοσειρά" style:family="text">
      <style:text-properties style:font-name="Arial" fo:font-size="11pt" style:font-size-asian="11pt" style:font-size-complex="11pt" style:language-asian="en" style:country-asian="US"/>
    </style:style>
    <style:style style:name="T27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0" style:parent-style-name="Προεπιλεγμένηγραμματοσειρά" style:family="text">
      <style:text-properties style:font-name="Arial" fo:font-size="11pt" style:font-size-asian="11pt" style:font-size-complex="11pt" style:language-asian="en" style:country-asian="US"/>
    </style:style>
    <style:style style:name="T28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3" style:parent-style-name="Προεπιλεγμένηγραμματοσειρά" style:family="text">
      <style:text-properties style:font-name="Arial" fo:font-size="11pt" style:font-size-asian="11pt" style:font-size-complex="11pt" style:language-asian="en" style:country-asian="US"/>
    </style:style>
    <style:style style:name="T28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5" style:parent-style-name="Προεπιλεγμένηγραμματοσειρά" style:family="text">
      <style:text-properties style:font-name="Arial" fo:font-size="11pt" style:font-size-asian="11pt" style:font-size-complex="11pt" style:language-asian="en" style:country-asian="US"/>
    </style:style>
    <style:style style:name="T28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7" style:parent-style-name="Προεπιλεγμένηγραμματοσειρά" style:family="text">
      <style:text-properties style:font-name="Arial" fo:font-size="11pt" style:font-size-asian="11pt" style:font-size-complex="11pt" style:language-asian="en" style:country-asian="US"/>
    </style:style>
    <style:style style:name="T28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89" style:parent-style-name="Standard" style:family="paragraph">
      <style:text-properties style:font-name="Arial" fo:font-size="24pt" style:font-size-asian="24pt" style:font-size-complex="24pt" fo:language="el" fo:country="GR" style:language-asian="en" style:country-asian="US"/>
    </style:style>
    <style:style style:name="P290" style:parent-style-name="Standard" style:family="paragraph">
      <style:text-properties style:font-name="Arial" fo:font-size="11pt" style:font-size-asian="11pt" fo:language="el" fo:country="GR"/>
    </style:style>
    <style:style style:name="P291" style:parent-style-name="Standard" style:family="paragraph">
      <style:paragraph-properties fo:text-align="justify"/>
      <style:text-properties style:font-name="Arial" fo:font-weight="bold" style:font-weight-asian="bold" style:font-weight-complex="bold" fo:font-size="11pt" style:font-size-asian="11pt" style:font-size-complex="11pt" fo:language="el" fo:country="GR" style:language-asian="en" style:country-asian="US"/>
    </style:style>
    <style:style style:name="P292" style:parent-style-name="Standard" style:family="paragraph">
      <style:paragraph-properties fo:text-align="justify"/>
      <style:text-properties style:font-name="Arial" fo:font-weight="bold" style:font-weight-asian="bold" style:font-weight-complex="bold" fo:font-size="11pt" style:font-size-asian="11pt" style:font-size-complex="11pt" fo:language="el" fo:country="GR" style:language-asian="en" style:country-asian="US"/>
    </style:style>
    <style:style style:name="P293" style:parent-style-name="Standard" style:family="paragraph">
      <style:paragraph-properties fo:text-align="justify"/>
    </style:style>
    <style:style style:name="T29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6" style:parent-style-name="Προεπιλεγμένηγραμματοσειρά" style:family="text">
      <style:text-properties style:font-name="Arial" fo:font-size="11pt" style:font-size-asian="11pt" style:font-size-complex="11pt" style:language-asian="en" style:country-asian="US"/>
    </style:style>
    <style:style style:name="T29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8" style:parent-style-name="Προεπιλεγμένηγραμματοσειρά" style:family="text">
      <style:text-properties style:font-name="Arial" fo:font-size="11pt" style:font-size-asian="11pt" style:font-size-complex="11pt" style:language-asian="en" style:country-asian="US"/>
    </style:style>
    <style:style style:name="T2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0" style:parent-style-name="Προεπιλεγμένηγραμματοσειρά" style:family="text">
      <style:text-properties style:font-name="Arial" fo:font-size="11pt" style:font-size-asian="11pt" style:font-size-complex="11pt" style:language-asian="en" style:country-asian="US"/>
    </style:style>
    <style:style style:name="T3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2" style:parent-style-name="Προεπιλεγμένηγραμματοσειρά" style:family="text">
      <style:text-properties style:font-name="Arial" fo:font-size="11pt" style:font-size-asian="11pt" style:font-size-complex="11pt" style:language-asian="en" style:country-asian="US"/>
    </style:style>
    <style:style style:name="T30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05"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306"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307" style:parent-style-name="Standard" style:family="paragraph">
      <style:paragraph-properties fo:text-align="justify"/>
    </style:style>
    <style:style style:name="T3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9" style:parent-style-name="Προεπιλεγμένηγραμματοσειρά" style:family="text">
      <style:text-properties style:font-name="Arial" fo:font-size="11pt" style:font-size-asian="11pt" style:font-size-complex="11pt" style:language-asian="en" style:country-asian="US"/>
    </style:style>
    <style:style style:name="T3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1" style:parent-style-name="Προεπιλεγμένηγραμματοσειρά" style:family="text">
      <style:text-properties style:font-name="Arial" fo:font-size="11pt" style:font-size-asian="11pt" style:font-size-complex="11pt" style:language-asian="en" style:country-asian="US"/>
    </style:style>
    <style:style style:name="T3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3" style:parent-style-name="Προεπιλεγμένηγραμματοσειρά" style:family="text">
      <style:text-properties style:font-name="Arial" fo:font-size="11pt" style:font-size-asian="11pt" style:font-size-complex="11pt" style:language-asian="en" style:country-asian="US"/>
    </style:style>
    <style:style style:name="T31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5" style:parent-style-name="Προεπιλεγμένηγραμματοσειρά" style:family="text">
      <style:text-properties style:font-name="Arial" fo:font-size="11pt" style:font-size-asian="11pt" style:font-size-complex="11pt" style:language-asian="en" style:country-asian="US"/>
    </style:style>
    <style:style style:name="T31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7" style:parent-style-name="Προεπιλεγμένηγραμματοσειρά" style:family="text">
      <style:text-properties style:font-name="Arial" fo:font-size="11pt" style:font-size-asian="11pt" style:font-size-complex="11pt" style:language-asian="en" style:country-asian="US"/>
    </style:style>
    <style:style style:name="T31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9" style:parent-style-name="Προεπιλεγμένηγραμματοσειρά" style:family="text">
      <style:text-properties style:font-name="Arial" fo:font-size="11pt" style:font-size-asian="11pt" style:font-size-complex="11pt" style:language-asian="en" style:country-asian="US"/>
    </style:style>
    <style:style style:name="T32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1" style:parent-style-name="Προεπιλεγμένηγραμματοσειρά" style:family="text">
      <style:text-properties style:font-name="Arial" fo:font-size="11pt" style:font-size-asian="11pt" style:font-size-complex="11pt" style:language-asian="en" style:country-asian="US"/>
    </style:style>
    <style:style style:name="T32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3" style:parent-style-name="Προεπιλεγμένηγραμματοσειρά" style:family="text">
      <style:text-properties style:font-name="Arial" fo:font-size="11pt" style:font-size-asian="11pt" style:font-size-complex="11pt" style:language-asian="en" style:country-asian="US"/>
    </style:style>
    <style:style style:name="T3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6" style:parent-style-name="Προεπιλεγμένηγραμματοσειρά" style:family="text">
      <style:text-properties style:font-name="Arial" fo:font-size="11pt" style:font-size-asian="11pt" style:font-size-complex="11pt" style:language-asian="en" style:country-asian="US"/>
    </style:style>
    <style:style style:name="T32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8" style:parent-style-name="Προεπιλεγμένηγραμματοσειρά" style:family="text">
      <style:text-properties style:font-name="Arial" fo:font-size="11pt" style:font-size-asian="11pt" style:font-size-complex="11pt" style:language-asian="en" style:country-asian="US"/>
    </style:style>
    <style:style style:name="T32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0" style:parent-style-name="Προεπιλεγμένηγραμματοσειρά" style:family="text">
      <style:text-properties style:font-name="Arial" fo:font-size="11pt" style:font-size-asian="11pt" style:font-size-complex="11pt" style:language-asian="en" style:country-asian="US"/>
    </style:style>
    <style:style style:name="T3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2" style:parent-style-name="Προεπιλεγμένηγραμματοσειρά" style:family="text">
      <style:text-properties style:font-name="Arial" fo:font-size="11pt" style:font-size-asian="11pt" style:font-size-complex="11pt" style:language-asian="en" style:country-asian="US"/>
    </style:style>
    <style:style style:name="T33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4" style:parent-style-name="Προεπιλεγμένηγραμματοσειρά" style:family="text">
      <style:text-properties style:font-name="Arial" fo:font-size="11pt" style:font-size-asian="11pt" style:font-size-complex="11pt" style:language-asian="en" style:country-asian="US"/>
    </style:style>
    <style:style style:name="T33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36"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337"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338"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339" style:parent-style-name="Standard" style:family="paragraph">
      <style:paragraph-properties fo:text-align="justify"/>
    </style:style>
    <style:style style:name="T34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2" style:parent-style-name="Προεπιλεγμένηγραμματοσειρά" style:family="text">
      <style:text-properties style:font-name="Arial" fo:font-size="11pt" style:font-size-asian="11pt" style:font-size-complex="11pt" style:language-asian="en" style:country-asian="US"/>
    </style:style>
    <style:style style:name="T3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46"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347" style:parent-style-name="Standard" style:family="paragraph">
      <style:paragraph-properties fo:text-align="justify"/>
    </style:style>
    <style:style style:name="T3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9" style:parent-style-name="Προεπιλεγμένηγραμματοσειρά" style:family="text">
      <style:text-properties style:font-name="Arial" fo:font-size="11pt" style:font-size-asian="11pt" style:font-size-complex="11pt" style:language-asian="en" style:country-asian="US"/>
    </style:style>
    <style:style style:name="T3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51" style:parent-style-name="Προεπιλεγμένηγραμματοσειρά" style:family="text">
      <style:text-properties style:font-name="Arial" fo:font-size="11pt" style:font-size-asian="11pt" style:font-size-complex="11pt" style:language-asian="en" style:country-asian="US"/>
    </style:style>
    <style:style style:name="T3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53" style:parent-style-name="Προεπιλεγμένηγραμματοσειρά" style:family="text">
      <style:text-properties style:font-name="Arial" fo:font-size="11pt" style:font-size-asian="11pt" style:font-size-complex="11pt" style:language-asian="en" style:country-asian="US"/>
    </style:style>
    <style:style style:name="T35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55" style:parent-style-name="Προεπιλεγμένηγραμματοσειρά" style:family="text">
      <style:text-properties style:font-name="Arial" fo:font-size="11pt" style:font-size-asian="11pt" style:font-size-complex="11pt" style:language-asian="en" style:country-asian="US"/>
    </style:style>
    <style:style style:name="T3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5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58" style:parent-style-name="Προεπιλεγμένηγραμματοσειρά" style:family="text">
      <style:text-properties style:font-name="Arial" fo:font-size="11pt" style:font-size-asian="11pt" style:font-size-complex="11pt" style:language-asian="en" style:country-asian="US"/>
    </style:style>
    <style:style style:name="T35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0" style:parent-style-name="Προεπιλεγμένηγραμματοσειρά" style:family="text">
      <style:text-properties style:font-name="Arial" fo:font-size="11pt" style:font-size-asian="11pt" style:font-size-complex="11pt" style:language-asian="en" style:country-asian="US"/>
    </style:style>
    <style:style style:name="T36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2" style:parent-style-name="Προεπιλεγμένηγραμματοσειρά" style:family="text">
      <style:text-properties style:font-name="Arial" fo:font-size="11pt" style:font-size-asian="11pt" style:font-size-complex="11pt" style:language-asian="en" style:country-asian="US"/>
    </style:style>
    <style:style style:name="T36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4" style:parent-style-name="Προεπιλεγμένηγραμματοσειρά" style:family="text">
      <style:text-properties style:font-name="Arial" fo:font-size="11pt" style:font-size-asian="11pt" style:font-size-complex="11pt" style:language-asian="en" style:country-asian="US"/>
    </style:style>
    <style:style style:name="T36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6" style:parent-style-name="Προεπιλεγμένηγραμματοσειρά" style:family="text">
      <style:text-properties style:font-name="Arial" fo:font-size="11pt" style:font-size-asian="11pt" style:font-size-complex="11pt" style:language-asian="en" style:country-asian="US"/>
    </style:style>
    <style:style style:name="T3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8" style:parent-style-name="Προεπιλεγμένηγραμματοσειρά" style:family="text">
      <style:text-properties style:font-name="Arial" fo:font-size="11pt" style:font-size-asian="11pt" style:font-size-complex="11pt" style:language-asian="en" style:country-asian="US"/>
    </style:style>
    <style:style style:name="T3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0" style:parent-style-name="Προεπιλεγμένηγραμματοσειρά" style:family="text">
      <style:text-properties style:font-name="Arial" fo:font-size="11pt" style:font-size-asian="11pt" style:font-size-complex="11pt" style:language-asian="en" style:country-asian="US"/>
    </style:style>
    <style:style style:name="T3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3" style:parent-style-name="Προεπιλεγμένηγραμματοσειρά" style:family="text">
      <style:text-properties style:font-name="Arial" fo:color="#202122" fo:font-size="11pt" style:font-size-asian="11pt"/>
    </style:style>
    <style:style style:name="T374" style:parent-style-name="Προεπιλεγμένηγραμματοσειρά" style:family="text">
      <style:text-properties style:font-name="Arial" fo:color="#202122" fo:font-size="11pt" style:font-size-asian="11pt" fo:language="el" fo:country="GR"/>
    </style:style>
    <style:style style:name="T375" style:parent-style-name="Προεπιλεγμένηγραμματοσειρά" style:family="text">
      <style:text-properties style:font-name="Arial" fo:color="#202122" fo:font-size="11pt" style:font-size-asian="11pt"/>
    </style:style>
    <style:style style:name="T376" style:parent-style-name="Προεπιλεγμένηγραμματοσειρά" style:family="text">
      <style:text-properties style:font-name="Arial" fo:color="#202122" fo:font-size="11pt" style:font-size-asian="11pt" fo:language="el" fo:country="GR"/>
    </style:style>
    <style:style style:name="T377" style:parent-style-name="Προεπιλεγμένηγραμματοσειρά" style:family="text">
      <style:text-properties style:font-name="Arial" fo:color="#202122" fo:font-size="11pt" style:font-size-asian="11pt"/>
    </style:style>
    <style:style style:name="T378" style:parent-style-name="Προεπιλεγμένηγραμματοσειρά" style:family="text">
      <style:text-properties style:font-name="Arial" fo:color="#202122" fo:font-size="11pt" style:font-size-asian="11pt" fo:language="el" fo:country="GR"/>
    </style:style>
    <style:style style:name="T379" style:parent-style-name="Προεπιλεγμένηγραμματοσειρά" style:family="text">
      <style:text-properties style:font-name="Arial" fo:color="#202122" fo:font-size="11pt" style:font-size-asian="11pt"/>
    </style:style>
    <style:style style:name="T380" style:parent-style-name="Προεπιλεγμένηγραμματοσειρά" style:family="text">
      <style:text-properties style:font-name="Arial" fo:color="#202122" fo:font-size="11pt" style:font-size-asian="11pt" fo:language="el" fo:country="GR"/>
    </style:style>
    <style:style style:name="T381" style:parent-style-name="Προεπιλεγμένηγραμματοσειρά" style:family="text">
      <style:text-properties style:font-name="Arial" fo:color="#202122" fo:font-size="11pt" style:font-size-asian="11pt"/>
    </style:style>
    <style:style style:name="T382" style:parent-style-name="Προεπιλεγμένηγραμματοσειρά" style:family="text">
      <style:text-properties style:font-name="Arial" fo:color="#202122" fo:font-size="11pt" style:font-size-asian="11pt" fo:language="el" fo:country="GR"/>
    </style:style>
    <style:style style:name="T383" style:parent-style-name="Προεπιλεγμένηγραμματοσειρά" style:family="text">
      <style:text-properties style:font-name="Arial" fo:color="#202122" fo:font-size="11pt" style:font-size-asian="11pt"/>
    </style:style>
    <style:style style:name="T384" style:parent-style-name="Προεπιλεγμένηγραμματοσειρά" style:family="text">
      <style:text-properties style:font-name="Arial" fo:color="#202122" fo:font-size="11pt" style:font-size-asian="11pt" fo:language="el" fo:country="GR"/>
    </style:style>
    <style:style style:name="T385" style:parent-style-name="Προεπιλεγμένηγραμματοσειρά" style:family="text">
      <style:text-properties style:font-name="Arial" fo:color="#202122" fo:font-size="11pt" style:font-size-asian="11pt"/>
    </style:style>
    <style:style style:name="T386" style:parent-style-name="Προεπιλεγμένηγραμματοσειρά" style:family="text">
      <style:text-properties style:font-name="Arial" fo:color="#202122" fo:font-size="11pt" style:font-size-asian="11pt" fo:language="el" fo:country="GR"/>
    </style:style>
    <style:style style:name="T387" style:parent-style-name="Προεπιλεγμένηγραμματοσειρά" style:family="text">
      <style:text-properties style:font-name="Arial" fo:color="#202122" fo:font-size="11pt" style:font-size-asian="11pt"/>
    </style:style>
    <style:style style:name="T388" style:parent-style-name="Προεπιλεγμένηγραμματοσειρά" style:family="text">
      <style:text-properties style:font-name="Arial" fo:color="#202122" fo:font-size="11pt" style:font-size-asian="11pt" fo:language="el" fo:country="GR"/>
    </style:style>
    <style:style style:name="T389" style:parent-style-name="Προεπιλεγμένηγραμματοσειρά" style:family="text">
      <style:text-properties style:font-name="Arial" fo:font-style="italic" style:font-style-asian="italic" fo:color="#202122" fo:font-size="11pt" style:font-size-asian="11pt" fo:language="el" fo:country="GR"/>
    </style:style>
    <style:style style:name="T390" style:parent-style-name="Προεπιλεγμένηγραμματοσειρά" style:family="text">
      <style:text-properties style:font-name="Arial" fo:color="#202122" fo:font-size="11pt" style:font-size-asian="11pt" fo:language="el" fo:country="GR"/>
    </style:style>
    <style:style style:name="T391" style:parent-style-name="Προεπιλεγμένηγραμματοσειρά" style:family="text">
      <style:text-properties style:font-name="Arial" fo:color="#202122" fo:font-size="11pt" style:font-size-asian="11pt"/>
    </style:style>
    <style:style style:name="T392" style:parent-style-name="Προεπιλεγμένηγραμματοσειρά" style:family="text">
      <style:text-properties style:font-name="Arial" fo:color="#202122" fo:font-size="11pt" style:font-size-asian="11pt" fo:language="el" fo:country="GR"/>
    </style:style>
    <style:style style:name="T393" style:parent-style-name="Προεπιλεγμένηγραμματοσειρά" style:family="text">
      <style:text-properties style:font-name="Arial" fo:color="#202122" fo:font-size="11pt" style:font-size-asian="11pt" fo:language="el" fo:country="GR"/>
    </style:style>
    <style:style style:name="T394" style:parent-style-name="Προεπιλεγμένηγραμματοσειρά" style:family="text">
      <style:text-properties style:font-name="Arial" fo:color="#202122" fo:font-size="11pt" style:font-size-asian="11pt"/>
    </style:style>
    <style:style style:name="T395" style:parent-style-name="Προεπιλεγμένηγραμματοσειρά" style:family="text">
      <style:text-properties style:font-name="Arial" fo:color="#202122" fo:font-size="11pt" style:font-size-asian="11pt" fo:language="el" fo:country="GR"/>
    </style:style>
    <style:style style:name="T396" style:parent-style-name="Προεπιλεγμένηγραμματοσειρά" style:family="text">
      <style:text-properties style:font-name="Arial" fo:color="#202122" fo:font-size="11pt" style:font-size-asian="11pt"/>
    </style:style>
    <style:style style:name="T397" style:parent-style-name="Προεπιλεγμένηγραμματοσειρά" style:family="text">
      <style:text-properties style:font-name="Arial" fo:color="#202122" fo:font-size="11pt" style:font-size-asian="11pt" fo:language="el" fo:country="GR"/>
    </style:style>
    <style:style style:name="T398" style:parent-style-name="Προεπιλεγμένηγραμματοσειρά" style:family="text">
      <style:text-properties style:font-name="Arial" fo:color="#202122" fo:font-size="11pt" style:font-size-asian="11pt"/>
    </style:style>
    <style:style style:name="T399" style:parent-style-name="Προεπιλεγμένηγραμματοσειρά" style:family="text">
      <style:text-properties style:font-name="Arial" fo:color="#202122" fo:font-size="11pt" style:font-size-asian="11pt" fo:language="el" fo:country="GR"/>
    </style:style>
    <style:style style:name="T400" style:parent-style-name="Προεπιλεγμένηγραμματοσειρά" style:family="text">
      <style:text-properties style:font-name="Arial" fo:color="#202122" fo:font-size="11pt" style:font-size-asian="11pt"/>
    </style:style>
    <style:style style:name="T401" style:parent-style-name="Προεπιλεγμένηγραμματοσειρά" style:family="text">
      <style:text-properties style:font-name="Arial" fo:color="#202122" fo:font-size="11pt" style:font-size-asian="11pt" fo:language="el" fo:country="GR"/>
    </style:style>
    <style:style style:name="T402" style:parent-style-name="Προεπιλεγμένηγραμματοσειρά" style:family="text">
      <style:text-properties style:font-name="Arial" fo:color="#202122" fo:font-size="11pt" style:font-size-asian="11pt"/>
    </style:style>
    <style:style style:name="T403" style:parent-style-name="Προεπιλεγμένηγραμματοσειρά" style:family="text">
      <style:text-properties style:font-name="Arial" fo:color="#202122" fo:font-size="11pt" style:font-size-asian="11pt" fo:language="el" fo:country="GR"/>
    </style:style>
    <style:style style:name="P404" style:parent-style-name="Standard" style:family="paragraph">
      <style:paragraph-properties fo:text-align="justify"/>
      <style:text-properties style:font-name="Arial" fo:color="#202122" fo:font-size="11pt" style:font-size-asian="11pt" fo:language="el" fo:country="GR"/>
    </style:style>
    <style:style style:name="P405" style:parent-style-name="Standard" style:family="paragraph">
      <style:paragraph-properties fo:text-align="justify"/>
    </style:style>
    <style:style style:name="T406" style:parent-style-name="Προεπιλεγμένηγραμματοσειρά" style:family="text">
      <style:text-properties style:font-name="Arial" fo:color="#202122" fo:font-size="11pt" style:font-size-asian="11pt" fo:language="el" fo:country="GR"/>
    </style:style>
    <style:style style:name="T407" style:parent-style-name="Προεπιλεγμένηγραμματοσειρά" style:family="text">
      <style:text-properties style:font-name="Arial" fo:color="#202122" fo:font-size="11pt" style:font-size-asian="11pt" fo:language="el" fo:country="GR"/>
    </style:style>
    <style:style style:name="T408" style:parent-style-name="Προεπιλεγμένηγραμματοσειρά" style:family="text">
      <style:text-properties style:font-name="Arial" fo:color="#202122" fo:font-size="11pt" style:font-size-asian="11pt"/>
    </style:style>
    <style:style style:name="T409" style:parent-style-name="Προεπιλεγμένηγραμματοσειρά" style:family="text">
      <style:text-properties style:font-name="Arial" fo:color="#202122" fo:font-size="11pt" style:font-size-asian="11pt" fo:language="el" fo:country="GR"/>
    </style:style>
    <style:style style:name="T410" style:parent-style-name="Προεπιλεγμένηγραμματοσειρά" style:family="text">
      <style:text-properties style:font-name="Arial" fo:color="#202122" fo:font-size="11pt" style:font-size-asian="11pt" fo:language="el" fo:country="GR"/>
    </style:style>
    <style:style style:name="P411" style:parent-style-name="Standard" style:family="paragraph">
      <style:paragraph-properties fo:text-align="justify"/>
      <style:text-properties style:font-name="Arial" fo:color="#202122" fo:font-size="11pt" style:font-size-asian="11pt" fo:language="el" fo:country="GR"/>
    </style:style>
    <style:style style:name="P412" style:parent-style-name="Standard" style:family="paragraph">
      <style:paragraph-properties fo:text-align="justify"/>
      <style:text-properties style:font-name="Arial" fo:color="#202122" fo:font-size="11pt" style:font-size-asian="11pt" style:font-size-complex="11pt" fo:language="el" fo:country="GR"/>
    </style:style>
    <style:style style:name="P413" style:parent-style-name="Standard" style:family="paragraph">
      <style:paragraph-properties fo:text-align="justify"/>
      <style:text-properties style:font-name="Arial" fo:color="#202122" fo:font-size="11pt" style:font-size-asian="11pt" fo:language="el" fo:country="GR"/>
    </style:style>
    <style:style style:name="P414" style:parent-style-name="Standard" style:family="paragraph">
      <style:paragraph-properties fo:text-align="justify"/>
    </style:style>
    <style:style style:name="T415"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416"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417"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418"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419"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420"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421"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P422" style:parent-style-name="Standard" style:family="paragraph">
      <style:paragraph-properties fo:text-align="justify"/>
      <style:text-properties style:font-name="Arial" fo:font-weight="bold" style:font-weight-asian="bold" style:font-weight-complex="bold" fo:font-size="11pt" style:font-size-asian="11pt" style:font-size-complex="11pt" fo:language="el" fo:country="GR" style:language-asian="en" style:country-asian="US"/>
    </style:style>
    <style:style style:name="P423" style:parent-style-name="Standard" style:family="paragraph">
      <style:paragraph-properties fo:text-align="justify"/>
    </style:style>
    <style:style style:name="T4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25" style:parent-style-name="Προεπιλεγμένηγραμματοσειρά" style:family="text">
      <style:text-properties style:font-name="Arial" fo:font-size="11pt" style:font-size-asian="11pt" style:font-size-complex="11pt" style:language-asian="en" style:country-asian="US"/>
    </style:style>
    <style:style style:name="T4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27" style:parent-style-name="Προεπιλεγμένηγραμματοσειρά" style:family="text">
      <style:text-properties style:font-name="Arial" fo:font-size="11pt" style:font-size-asian="11pt" style:font-size-complex="11pt" style:language-asian="en" style:country-asian="US"/>
    </style:style>
    <style:style style:name="T4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29" style:parent-style-name="Προεπιλεγμένηγραμματοσειρά" style:family="text">
      <style:text-properties style:font-name="Arial" fo:font-size="11pt" style:font-size-asian="11pt" style:font-size-complex="11pt" style:language-asian="en" style:country-asian="US"/>
    </style:style>
    <style:style style:name="T43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3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433"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434" style:parent-style-name="Standard" style:family="paragraph">
      <style:paragraph-properties fo:text-align="justify"/>
    </style:style>
    <style:style style:name="T43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36" style:parent-style-name="Προεπιλεγμένηγραμματοσειρά" style:family="text">
      <style:text-properties style:font-name="Arial" fo:font-size="11pt" style:font-size-asian="11pt" style:font-size-complex="11pt" style:language-asian="en" style:country-asian="US"/>
    </style:style>
    <style:style style:name="T43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38" style:parent-style-name="Προεπιλεγμένηγραμματοσειρά" style:family="text">
      <style:text-properties style:font-name="Arial" fo:font-size="11pt" style:font-size-asian="11pt" style:font-size-complex="11pt" style:language-asian="en" style:country-asian="US"/>
    </style:style>
    <style:style style:name="T43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40" style:parent-style-name="Προεπιλεγμένηγραμματοσειρά" style:family="text">
      <style:text-properties style:font-name="Arial" fo:font-size="11pt" style:font-size-asian="11pt" style:font-size-complex="11pt" style:language-asian="en" style:country-asian="US"/>
    </style:style>
    <style:style style:name="T441" style:parent-style-name="Προεπιλεγμένηγραμματοσειρά" style:family="text">
      <style:text-properties style:font-name="Arial" fo:font-size="11pt" style:font-size-asian="11pt" style:font-size-complex="11pt" style:language-asian="en" style:country-asian="US"/>
    </style:style>
    <style:style style:name="T44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43" style:parent-style-name="Προεπιλεγμένηγραμματοσειρά" style:family="text">
      <style:text-properties style:font-name="Arial" fo:font-size="11pt" style:font-size-asian="11pt" style:font-size-complex="11pt" style:language-asian="en" style:country-asian="US"/>
    </style:style>
    <style:style style:name="T44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45" style:parent-style-name="Προεπιλεγμένηγραμματοσειρά" style:family="text">
      <style:text-properties style:font-name="Arial" fo:font-size="11pt" style:font-size-asian="11pt" style:font-size-complex="11pt" style:language-asian="en" style:country-asian="US"/>
    </style:style>
    <style:style style:name="T44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47" style:parent-style-name="Προεπιλεγμένηγραμματοσειρά" style:family="text">
      <style:text-properties style:font-name="Arial" fo:font-size="11pt" style:font-size-asian="11pt" style:font-size-complex="11pt" style:language-asian="en" style:country-asian="US"/>
    </style:style>
    <style:style style:name="T4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4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50" style:parent-style-name="Προεπιλεγμένηγραμματοσειρά" style:family="text">
      <style:text-properties style:font-name="Arial" fo:font-size="11pt" style:font-size-asian="11pt" style:font-size-complex="11pt" style:language-asian="en" style:country-asian="US"/>
    </style:style>
    <style:style style:name="T4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52" style:parent-style-name="Προεπιλεγμένηγραμματοσειρά" style:family="text">
      <style:text-properties style:font-name="Arial" fo:font-size="11pt" style:font-size-asian="11pt" style:font-size-complex="11pt" style:language-asian="en" style:country-asian="US"/>
    </style:style>
    <style:style style:name="T4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54" style:parent-style-name="Προεπιλεγμένηγραμματοσειρά" style:family="text">
      <style:text-properties style:font-name="Arial" fo:font-size="11pt" style:font-size-asian="11pt" style:font-size-complex="11pt" style:language-asian="en" style:country-asian="US"/>
    </style:style>
    <style:style style:name="T45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57" style:parent-style-name="Προεπιλεγμένηγραμματοσειρά" style:family="text">
      <style:text-properties style:font-name="Arial" fo:font-size="11pt" style:font-size-asian="11pt" style:font-size-complex="11pt" style:language-asian="en" style:country-asian="US"/>
    </style:style>
    <style:style style:name="T4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59" style:parent-style-name="Προεπιλεγμένηγραμματοσειρά" style:family="text">
      <style:text-properties style:font-name="Arial" fo:font-size="11pt" style:font-size-asian="11pt" style:font-size-complex="11pt" style:language-asian="en" style:country-asian="US"/>
    </style:style>
    <style:style style:name="T46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61" style:parent-style-name="Προεπιλεγμένηγραμματοσειρά" style:family="text">
      <style:text-properties style:font-name="Arial" fo:font-size="11pt" style:font-size-asian="11pt" style:font-size-complex="11pt" style:language-asian="en" style:country-asian="US"/>
    </style:style>
    <style:style style:name="T46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463"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464" style:parent-style-name="Standard" style:family="paragraph">
      <style:paragraph-properties fo:text-align="justify"/>
    </style:style>
    <style:style style:name="T46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66" style:parent-style-name="Προεπιλεγμένηγραμματοσειρά" style:family="text">
      <style:text-properties style:font-name="Arial" fo:font-size="11pt" style:font-size-asian="11pt" style:font-size-complex="11pt" style:language-asian="en" style:country-asian="US"/>
    </style:style>
    <style:style style:name="T4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6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470"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471" style:parent-style-name="Standard" style:family="paragraph">
      <style:paragraph-properties fo:text-align="justify"/>
    </style:style>
    <style:style style:name="T47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73" style:parent-style-name="Προεπιλεγμένηγραμματοσειρά" style:family="text">
      <style:text-properties style:font-name="Arial" fo:font-size="11pt" style:font-size-asian="11pt" style:font-size-complex="11pt" style:language-asian="en" style:country-asian="US"/>
    </style:style>
    <style:style style:name="T47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7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7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77" style:parent-style-name="Προεπιλεγμένηγραμματοσειρά" style:family="text">
      <style:text-properties style:font-name="Arial" fo:font-size="11pt" style:font-size-asian="11pt" style:font-size-complex="11pt" style:language-asian="en" style:country-asian="US"/>
    </style:style>
    <style:style style:name="T47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79" style:parent-style-name="Προεπιλεγμένηγραμματοσειρά" style:family="text">
      <style:text-properties style:font-name="Arial" fo:font-size="11pt" style:font-size-asian="11pt" style:font-size-complex="11pt" style:language-asian="en" style:country-asian="US"/>
    </style:style>
    <style:style style:name="T48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81" style:parent-style-name="Προεπιλεγμένηγραμματοσειρά" style:family="text">
      <style:text-properties style:font-name="Arial" fo:font-size="11pt" style:font-size-asian="11pt" style:font-size-complex="11pt" style:language-asian="en" style:country-asian="US"/>
    </style:style>
    <style:style style:name="T48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8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84" style:parent-style-name="Προεπιλεγμένηγραμματοσειρά" style:family="text">
      <style:text-properties style:font-name="Arial" fo:font-size="11pt" style:font-size-asian="11pt" style:font-size-complex="11pt" style:language-asian="en" style:country-asian="US"/>
    </style:style>
    <style:style style:name="T4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86" style:parent-style-name="Προεπιλεγμένηγραμματοσειρά" style:family="text">
      <style:text-properties style:font-name="Arial" fo:font-size="11pt" style:font-size-asian="11pt" style:font-size-complex="11pt" style:language-asian="en" style:country-asian="US"/>
    </style:style>
    <style:style style:name="T4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8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89" style:parent-style-name="Προεπιλεγμένηγραμματοσειρά" style:family="text">
      <style:text-properties style:font-name="Arial" fo:font-size="11pt" style:font-size-asian="11pt" style:font-size-complex="11pt" style:language-asian="en" style:country-asian="US"/>
    </style:style>
    <style:style style:name="T49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491"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492"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493"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494" style:parent-style-name="Standard" style:family="paragraph">
      <style:paragraph-properties fo:text-align="justify"/>
    </style:style>
    <style:style style:name="T495"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496"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P497"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498" style:parent-style-name="Standard" style:family="paragraph">
      <style:paragraph-properties fo:text-align="justify"/>
    </style:style>
    <style:style style:name="T4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0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01" style:parent-style-name="Προεπιλεγμένηγραμματοσειρά" style:family="text">
      <style:text-properties style:font-name="Arial" fo:font-size="11pt" style:font-size-asian="11pt" style:font-size-complex="11pt" style:language-asian="en" style:country-asian="US"/>
    </style:style>
    <style:style style:name="T50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03" style:parent-style-name="Προεπιλεγμένηγραμματοσειρά" style:family="text">
      <style:text-properties style:font-name="Arial" fo:font-size="11pt" style:font-size-asian="11pt" style:font-size-complex="11pt" style:language-asian="en" style:country-asian="US"/>
    </style:style>
    <style:style style:name="T5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505"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506" style:parent-style-name="Standard" style:family="paragraph">
      <style:paragraph-properties fo:text-align="justify"/>
    </style:style>
    <style:style style:name="T50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0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1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12" style:parent-style-name="Προεπιλεγμένηγραμματοσειρά" style:family="text">
      <style:text-properties style:font-name="Arial" fo:font-size="11pt" style:font-size-asian="11pt" style:font-size-complex="11pt" style:language-asian="en" style:country-asian="US"/>
    </style:style>
    <style:style style:name="T51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14" style:parent-style-name="Προεπιλεγμένηγραμματοσειρά" style:family="text">
      <style:text-properties style:font-name="Arial" fo:font-size="11pt" style:font-size-asian="11pt" style:font-size-complex="11pt" style:language-asian="en" style:country-asian="US"/>
    </style:style>
    <style:style style:name="T5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1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517"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518"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519" style:parent-style-name="Standard" style:family="paragraph">
      <style:paragraph-properties fo:text-align="justify"/>
    </style:style>
    <style:style style:name="T52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21" style:parent-style-name="Προεπιλεγμένηγραμματοσειρά" style:family="text">
      <style:text-properties style:font-name="Arial" fo:font-size="11pt" style:font-size-asian="11pt" style:font-size-complex="11pt" style:language-asian="en" style:country-asian="US"/>
    </style:style>
    <style:style style:name="T52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23" style:parent-style-name="Προεπιλεγμένηγραμματοσειρά" style:family="text">
      <style:text-properties style:font-name="Arial" fo:font-size="11pt" style:font-size-asian="11pt" style:font-size-complex="11pt" style:language-asian="en" style:country-asian="US"/>
    </style:style>
    <style:style style:name="T5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25" style:parent-style-name="Προεπιλεγμένηγραμματοσειρά" style:family="text">
      <style:text-properties style:font-name="Arial" fo:font-size="11pt" style:font-size-asian="11pt" style:font-size-complex="11pt" style:language-asian="en" style:country-asian="US"/>
    </style:style>
    <style:style style:name="T5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27" style:parent-style-name="Προεπιλεγμένηγραμματοσειρά" style:family="text">
      <style:text-properties style:font-name="Arial" fo:font-size="11pt" style:font-size-asian="11pt" style:font-size-complex="11pt" style:language-asian="en" style:country-asian="US"/>
    </style:style>
    <style:style style:name="T5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29" style:parent-style-name="Προεπιλεγμένηγραμματοσειρά" style:family="text">
      <style:text-properties style:font-name="Arial" fo:font-size="11pt" style:font-size-asian="11pt" style:font-size-complex="11pt" style:language-asian="en" style:country-asian="US"/>
    </style:style>
    <style:style style:name="T53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32" style:parent-style-name="Προεπιλεγμένηγραμματοσειρά" style:family="text">
      <style:text-properties style:font-name="Arial" fo:font-size="11pt" style:font-size-asian="11pt" style:font-size-complex="11pt" style:language-asian="en" style:country-asian="US"/>
    </style:style>
    <style:style style:name="T53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34" style:parent-style-name="Προεπιλεγμένηγραμματοσειρά" style:family="text">
      <style:text-properties style:font-name="Arial" fo:font-size="11pt" style:font-size-asian="11pt" style:font-size-complex="11pt" style:language-asian="en" style:country-asian="US"/>
    </style:style>
    <style:style style:name="T53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36" style:parent-style-name="Προεπιλεγμένηγραμματοσειρά" style:family="text">
      <style:text-properties style:font-name="Arial" fo:font-size="11pt" style:font-size-asian="11pt" style:font-size-complex="11pt" style:language-asian="en" style:country-asian="US"/>
    </style:style>
    <style:style style:name="T53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3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539"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540" style:parent-style-name="Standard" style:family="paragraph">
      <style:paragraph-properties fo:text-align="justify"/>
      <style:text-properties style:font-name="Arial" fo:font-size="24pt" style:font-size-asian="24pt" style:font-size-complex="24pt" fo:language="el" fo:country="GR" style:language-asian="en" style:country-asian="US"/>
    </style:style>
    <style:style style:name="T541"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542"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P543" style:parent-style-name="Standard" style:family="paragraph">
      <style:paragraph-properties fo:text-align="justify"/>
    </style:style>
    <style:style style:name="T54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45" style:parent-style-name="Προεπιλεγμένηγραμματοσειρά" style:family="text">
      <style:text-properties style:font-name="Arial" fo:font-size="11pt" style:font-size-asian="11pt" style:font-size-complex="11pt" style:language-asian="en" style:country-asian="US"/>
    </style:style>
    <style:style style:name="T54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4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548" style:parent-style-name="Standard" style:family="paragraph">
      <style:paragraph-properties fo:text-align="justify"/>
    </style:style>
    <style:style style:name="T54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50" style:parent-style-name="Προεπιλεγμένηγραμματοσειρά" style:family="text">
      <style:text-properties style:font-name="Arial" fo:font-size="11pt" style:font-size-asian="11pt" style:font-size-complex="11pt" style:language-asian="en" style:country-asian="US"/>
    </style:style>
    <style:style style:name="T5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52" style:parent-style-name="Προεπιλεγμένηγραμματοσειρά" style:family="text">
      <style:text-properties style:font-name="Arial" fo:font-size="11pt" style:font-size-asian="11pt" style:font-size-complex="11pt" style:language-asian="en" style:country-asian="US"/>
    </style:style>
    <style:style style:name="T5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54" style:parent-style-name="Προεπιλεγμένηγραμματοσειρά" style:family="text">
      <style:text-properties style:font-name="Arial" fo:font-size="11pt" style:font-size-asian="11pt" style:font-size-complex="11pt" style:language-asian="en" style:country-asian="US"/>
    </style:style>
    <style:style style:name="T55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57" style:parent-style-name="Προεπιλεγμένηγραμματοσειρά" style:family="text">
      <style:text-properties style:font-name="Arial" fo:font-size="11pt" style:font-size-asian="11pt" style:font-size-complex="11pt" style:language-asian="en" style:country-asian="US"/>
    </style:style>
    <style:style style:name="T5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59" style:parent-style-name="Προεπιλεγμένηγραμματοσειρά" style:family="text">
      <style:text-properties style:font-name="Arial" fo:font-size="11pt" style:font-size-asian="11pt" style:font-size-complex="11pt" style:language-asian="en" style:country-asian="US"/>
    </style:style>
    <style:style style:name="T56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61" style:parent-style-name="Προεπιλεγμένηγραμματοσειρά" style:family="text">
      <style:text-properties style:font-name="Arial" fo:font-size="11pt" style:font-size-asian="11pt" style:font-size-complex="11pt" style:language-asian="en" style:country-asian="US"/>
    </style:style>
    <style:style style:name="T56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63" style:parent-style-name="Προεπιλεγμένηγραμματοσειρά" style:family="text">
      <style:text-properties style:font-name="Arial" fo:font-size="11pt" style:font-size-asian="11pt" style:font-size-complex="11pt" style:language-asian="en" style:country-asian="US"/>
    </style:style>
    <style:style style:name="T5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65" style:parent-style-name="Προεπιλεγμένηγραμματοσειρά" style:family="text">
      <style:text-properties style:font-name="Arial" fo:font-size="11pt" style:font-size-asian="11pt" style:font-size-complex="11pt" style:language-asian="en" style:country-asian="US"/>
    </style:style>
    <style:style style:name="T56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67" style:parent-style-name="Προεπιλεγμένηγραμματοσειρά" style:family="text">
      <style:text-properties style:font-name="Arial" fo:font-size="11pt" style:font-size-asian="11pt" style:font-size-complex="11pt" style:language-asian="en" style:country-asian="US"/>
    </style:style>
    <style:style style:name="T56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69" style:parent-style-name="Προεπιλεγμένηγραμματοσειρά" style:family="text">
      <style:text-properties style:font-name="Arial" fo:font-size="11pt" style:font-size-asian="11pt" style:font-size-complex="11pt" style:language-asian="en" style:country-asian="US"/>
    </style:style>
    <style:style style:name="T57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71" style:parent-style-name="Προεπιλεγμένηγραμματοσειρά" style:family="text">
      <style:text-properties style:font-name="Arial" fo:font-size="11pt" style:font-size-asian="11pt" style:font-size-complex="11pt" style:language-asian="en" style:country-asian="US"/>
    </style:style>
    <style:style style:name="T57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74" style:parent-style-name="Προεπιλεγμένηγραμματοσειρά" style:family="text">
      <style:text-properties style:font-name="Arial" fo:font-size="11pt" style:font-size-asian="11pt" style:font-size-complex="11pt" style:language-asian="en" style:country-asian="US"/>
    </style:style>
    <style:style style:name="T57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7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77" style:parent-style-name="Προεπιλεγμένηγραμματοσειρά" style:family="text">
      <style:text-properties style:font-name="Arial" fo:font-size="11pt" style:font-size-asian="11pt" style:font-size-complex="11pt" style:language-asian="en" style:country-asian="US"/>
    </style:style>
    <style:style style:name="T57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79" style:parent-style-name="Προεπιλεγμένηγραμματοσειρά" style:family="text">
      <style:text-properties style:font-name="Arial" fo:font-size="11pt" style:font-size-asian="11pt" style:font-size-complex="11pt" style:language-asian="en" style:country-asian="US"/>
    </style:style>
    <style:style style:name="T58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81" style:parent-style-name="Προεπιλεγμένηγραμματοσειρά" style:family="text">
      <style:text-properties style:font-name="Arial" fo:font-size="11pt" style:font-size-asian="11pt" style:font-size-complex="11pt" style:language-asian="en" style:country-asian="US"/>
    </style:style>
    <style:style style:name="T58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83" style:parent-style-name="Προεπιλεγμένηγραμματοσειρά" style:family="text">
      <style:text-properties style:font-name="Arial" fo:font-size="11pt" style:font-size-asian="11pt" style:font-size-complex="11pt" style:language-asian="en" style:country-asian="US"/>
    </style:style>
    <style:style style:name="T58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85" style:parent-style-name="Προεπιλεγμένηγραμματοσειρά" style:family="text">
      <style:text-properties style:font-name="Arial" fo:font-size="11pt" style:font-size-asian="11pt" style:font-size-complex="11pt" style:language-asian="en" style:country-asian="US"/>
    </style:style>
    <style:style style:name="T58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8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89" style:parent-style-name="Προεπιλεγμένηγραμματοσειρά" style:family="text">
      <style:text-properties style:font-name="Arial" fo:font-size="11pt" style:font-size-asian="11pt" style:font-size-complex="11pt" style:language-asian="en" style:country-asian="US"/>
    </style:style>
    <style:style style:name="T590" style:parent-style-name="Προεπιλεγμένηγραμματοσειρά" style:family="text">
      <style:text-properties style:font-name="Arial" fo:font-style="italic" style:font-style-asian="italic" fo:color="#000000" fo:font-size="11pt" style:font-size-asian="11pt" style:font-size-complex="11pt" style:language-asian="en" style:country-asian="US"/>
    </style:style>
    <style:style style:name="T591" style:parent-style-name="Προεπιλεγμένηγραμματοσειρά" style:family="text">
      <style:text-properties style:font-name="Arial" fo:font-style="italic" style:font-style-asian="italic" fo:color="#000000" fo:font-size="11pt" style:font-size-asian="11pt" style:font-size-complex="11pt" fo:language="el" fo:country="GR" style:language-asian="en" style:country-asian="US"/>
    </style:style>
    <style:style style:name="T592" style:parent-style-name="Προεπιλεγμένηγραμματοσειρά" style:family="text">
      <style:text-properties style:font-name="Arial" fo:font-style="italic" style:font-style-asian="italic" fo:color="#000000" fo:font-size="11pt" style:font-size-asian="11pt" style:font-size-complex="11pt" style:language-asian="en" style:country-asian="US"/>
    </style:style>
    <style:style style:name="T593" style:parent-style-name="Προεπιλεγμένηγραμματοσειρά" style:family="text">
      <style:text-properties style:font-name="Arial" fo:color="#000000" fo:font-size="11pt" style:font-size-asian="11pt" style:font-size-complex="11pt" style:language-asian="en" style:country-asian="US"/>
    </style:style>
    <style:style style:name="T594" style:parent-style-name="Προεπιλεγμένηγραμματοσειρά" style:family="text">
      <style:text-properties style:font-name="Arial" fo:color="#000000" fo:font-size="11pt" style:font-size-asian="11pt" style:font-size-complex="11pt" style:language-asian="en" style:country-asian="US"/>
    </style:style>
    <style:style style:name="T595" style:parent-style-name="Προεπιλεγμένηγραμματοσειρά" style:family="text">
      <style:text-properties style:font-name="Arial" fo:font-style="italic" style:font-style-asian="italic" fo:color="#000000" fo:font-size="11pt" style:font-size-asian="11pt" style:font-size-complex="11pt" style:language-asian="en" style:country-asian="US"/>
    </style:style>
    <style:style style:name="T596" style:parent-style-name="Προεπιλεγμένηγραμματοσειρά" style:family="text">
      <style:text-properties style:font-name="Arial" fo:color="#000000" fo:font-size="11pt" style:font-size-asian="11pt" style:font-size-complex="11pt" style:language-asian="en" style:country-asian="US"/>
    </style:style>
    <style:style style:name="T597" style:parent-style-name="Προεπιλεγμένηγραμματοσειρά" style:family="text">
      <style:text-properties style:font-name="Arial" fo:font-style="italic" style:font-style-asian="italic" fo:color="#000000" fo:font-size="11pt" style:font-size-asian="11pt" style:font-size-complex="11pt"/>
    </style:style>
    <style:style style:name="T598" style:parent-style-name="Προεπιλεγμένηγραμματοσειρά" style:family="text">
      <style:text-properties style:font-name="Arial" fo:color="#000000" fo:font-size="11pt" style:font-size-asian="11pt" style:font-size-complex="11pt"/>
    </style:style>
    <style:style style:name="T599" style:parent-style-name="Προεπιλεγμένηγραμματοσειρά" style:family="text">
      <style:text-properties style:font-name="Arial" fo:font-style="italic" style:font-style-asian="italic" fo:color="#000000" fo:font-size="11pt" style:font-size-asian="11pt" style:font-size-complex="11pt"/>
    </style:style>
    <style:style style:name="T600" style:parent-style-name="Προεπιλεγμένηγραμματοσειρά" style:family="text">
      <style:text-properties style:font-name="Arial" fo:color="#000000" fo:font-size="11pt" style:font-size-asian="11pt" style:font-size-complex="11pt"/>
    </style:style>
    <style:style style:name="T601" style:parent-style-name="Προεπιλεγμένηγραμματοσειρά" style:family="text">
      <style:text-properties style:font-name="Arial" fo:color="#000000" fo:font-size="11pt" style:font-size-asian="11pt" style:font-size-complex="11pt"/>
    </style:style>
    <style:style style:name="T602" style:parent-style-name="Προεπιλεγμένηγραμματοσειρά" style:family="text">
      <style:text-properties style:font-name="Arial" fo:font-style="italic" style:font-style-asian="italic" fo:color="#000000" fo:font-size="11pt" style:font-size-asian="11pt" style:font-size-complex="11pt"/>
    </style:style>
    <style:style style:name="T603" style:parent-style-name="Προεπιλεγμένηγραμματοσειρά" style:family="text">
      <style:text-properties style:font-name="Arial" fo:color="#000000" fo:font-size="11pt" style:font-size-asian="11pt" style:font-size-complex="11pt"/>
    </style:style>
    <style:style style:name="T604" style:parent-style-name="Προεπιλεγμένηγραμματοσειρά" style:family="text">
      <style:text-properties style:font-name="Arial" fo:font-style="italic" style:font-style-asian="italic" fo:color="#000000" fo:font-size="11pt" style:font-size-asian="11pt" style:font-size-complex="11pt"/>
    </style:style>
    <style:style style:name="T605" style:parent-style-name="Προεπιλεγμένηγραμματοσειρά" style:family="text">
      <style:text-properties style:font-name="Arial" fo:color="#000000" fo:font-size="11pt" style:font-size-asian="11pt" style:font-size-complex="11pt"/>
    </style:style>
    <style:style style:name="T606" style:parent-style-name="Προεπιλεγμένηγραμματοσειρά" style:family="text">
      <style:text-properties style:font-name="Arial" fo:color="#000000" fo:font-size="11pt" style:font-size-asian="11pt" style:font-size-complex="11pt"/>
    </style:style>
    <style:style style:name="T607" style:parent-style-name="Προεπιλεγμένηγραμματοσειρά" style:family="text">
      <style:text-properties style:font-name="Arial" fo:font-style="italic" style:font-style-asian="italic" fo:color="#000000" fo:font-size="11pt" style:font-size-asian="11pt" style:font-size-complex="11pt"/>
    </style:style>
    <style:style style:name="T608" style:parent-style-name="Προεπιλεγμένηγραμματοσειρά" style:family="text">
      <style:text-properties style:font-name="Arial" fo:color="#000000" fo:font-size="11pt" style:font-size-asian="11pt" style:font-size-complex="11pt"/>
    </style:style>
    <style:style style:name="T609" style:parent-style-name="Προεπιλεγμένηγραμματοσειρά" style:family="text">
      <style:text-properties style:font-name="Arial" fo:font-style="italic" style:font-style-asian="italic" fo:color="#000000" fo:font-size="11pt" style:font-size-asian="11pt" style:font-size-complex="11pt"/>
    </style:style>
    <style:style style:name="T610" style:parent-style-name="Προεπιλεγμένηγραμματοσειρά" style:family="text">
      <style:text-properties style:font-name="Arial" fo:color="#000000" fo:font-size="11pt" style:font-size-asian="11pt" style:font-size-complex="11pt"/>
    </style:style>
    <style:style style:name="T611" style:parent-style-name="Προεπιλεγμένηγραμματοσειρά" style:family="text">
      <style:text-properties style:font-name="Arial" fo:font-size="11pt" style:font-size-asian="11pt" style:font-size-complex="11pt" style:language-asian="en" style:country-asian="US"/>
    </style:style>
    <style:style style:name="T6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13" style:parent-style-name="Προεπιλεγμένηγραμματοσειρά" style:family="text">
      <style:text-properties style:font-name="Arial" fo:font-size="11pt" style:font-size-asian="11pt" style:font-size-complex="11pt" style:language-asian="en" style:country-asian="US"/>
    </style:style>
    <style:style style:name="T61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15" style:parent-style-name="Προεπιλεγμένηγραμματοσειρά" style:family="text">
      <style:text-properties style:font-name="Arial" fo:font-size="11pt" style:font-size-asian="11pt" style:font-size-complex="11pt" style:language-asian="en" style:country-asian="US"/>
    </style:style>
    <style:style style:name="T61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17" style:parent-style-name="Προεπιλεγμένηγραμματοσειρά" style:family="text">
      <style:text-properties style:font-name="Arial" fo:font-size="11pt" style:font-size-asian="11pt" style:font-size-complex="11pt" style:language-asian="en" style:country-asian="US"/>
    </style:style>
    <style:style style:name="T61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1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20" style:parent-style-name="Προεπιλεγμένηγραμματοσειρά" style:family="text">
      <style:text-properties style:font-name="Arial" fo:font-size="11pt" style:font-size-asian="11pt" style:font-size-complex="11pt" style:language-asian="en" style:country-asian="US"/>
    </style:style>
    <style:style style:name="T62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22" style:parent-style-name="Προεπιλεγμένηγραμματοσειρά" style:family="text">
      <style:text-properties style:font-name="Arial" fo:font-size="11pt" style:font-size-asian="11pt" style:font-size-complex="11pt" style:language-asian="en" style:country-asian="US"/>
    </style:style>
    <style:style style:name="T62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24" style:parent-style-name="Προεπιλεγμένηγραμματοσειρά" style:family="text">
      <style:text-properties style:font-name="Arial" fo:font-size="11pt" style:font-size-asian="11pt" style:font-size-complex="11pt" style:language-asian="en" style:country-asian="US"/>
    </style:style>
    <style:style style:name="T62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26" style:parent-style-name="Προεπιλεγμένηγραμματοσειρά" style:family="text">
      <style:text-properties style:font-name="Arial" fo:font-size="11pt" style:font-size-asian="11pt" style:font-size-complex="11pt" style:language-asian="en" style:country-asian="US"/>
    </style:style>
    <style:style style:name="T62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28" style:parent-style-name="Προεπιλεγμένηγραμματοσειρά" style:family="text">
      <style:text-properties style:font-name="Arial" fo:font-size="11pt" style:font-size-asian="11pt" style:font-size-complex="11pt" style:language-asian="en" style:country-asian="US"/>
    </style:style>
    <style:style style:name="T62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30" style:parent-style-name="Προεπιλεγμένηγραμματοσειρά" style:family="text">
      <style:text-properties style:font-name="Arial" fo:font-size="11pt" style:font-size-asian="11pt" style:font-size-complex="11pt" style:language-asian="en" style:country-asian="US"/>
    </style:style>
    <style:style style:name="T6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32" style:parent-style-name="Προεπιλεγμένηγραμματοσειρά" style:family="text">
      <style:text-properties style:font-name="Arial" fo:font-size="11pt" style:font-size-asian="11pt" style:font-size-complex="11pt" style:language-asian="en" style:country-asian="US"/>
    </style:style>
    <style:style style:name="T63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34" style:parent-style-name="Προεπιλεγμένηγραμματοσειρά" style:family="text">
      <style:text-properties style:font-name="Arial" fo:font-size="11pt" style:font-size-asian="11pt" style:font-size-complex="11pt" style:language-asian="en" style:country-asian="US"/>
    </style:style>
    <style:style style:name="T63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36" style:parent-style-name="Προεπιλεγμένηγραμματοσειρά" style:family="text">
      <style:text-properties style:font-name="Arial" fo:font-size="11pt" style:font-size-asian="11pt" style:font-size-complex="11pt" style:language-asian="en" style:country-asian="US"/>
    </style:style>
    <style:style style:name="T63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38" style:parent-style-name="Προεπιλεγμένηγραμματοσειρά" style:family="text">
      <style:text-properties style:font-name="Arial" fo:font-size="11pt" style:font-size-asian="11pt" style:font-size-complex="11pt" style:language-asian="en" style:country-asian="US"/>
    </style:style>
    <style:style style:name="T63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40" style:parent-style-name="Προεπιλεγμένηγραμματοσειρά" style:family="text">
      <style:text-properties style:font-name="Arial" fo:font-size="11pt" style:font-size-asian="11pt" style:font-size-complex="11pt" style:language-asian="en" style:country-asian="US"/>
    </style:style>
    <style:style style:name="T64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42" style:parent-style-name="Προεπιλεγμένηγραμματοσειρά" style:family="text">
      <style:text-properties style:font-name="Arial" fo:font-size="11pt" style:font-size-asian="11pt" style:font-size-complex="11pt" style:language-asian="en" style:country-asian="US"/>
    </style:style>
    <style:style style:name="T6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44" style:parent-style-name="Προεπιλεγμένηγραμματοσειρά" style:family="text">
      <style:text-properties style:font-name="Arial" fo:font-size="11pt" style:font-size-asian="11pt" style:font-size-complex="11pt" style:language-asian="en" style:country-asian="US"/>
    </style:style>
    <style:style style:name="T6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46" style:parent-style-name="Προεπιλεγμένηγραμματοσειρά" style:family="text">
      <style:text-properties style:font-name="Arial" fo:color="#000000" fo:font-size="11pt" style:font-size-asian="11pt" style:font-size-complex="11pt"/>
    </style:style>
    <style:style style:name="T647" style:parent-style-name="Προεπιλεγμένηγραμματοσειρά" style:family="text">
      <style:text-properties style:font-name="Arial" fo:color="#000000" fo:font-size="11pt" style:font-size-asian="11pt" style:font-size-complex="11pt" fo:language="el" fo:country="GR"/>
    </style:style>
    <style:style style:name="T648" style:parent-style-name="Προεπιλεγμένηγραμματοσειρά" style:family="text">
      <style:text-properties style:font-name="Arial" fo:color="#000000" fo:font-size="11pt" style:font-size-asian="11pt" style:font-size-complex="11pt"/>
    </style:style>
    <style:style style:name="T649" style:parent-style-name="Προεπιλεγμένηγραμματοσειρά" style:family="text">
      <style:text-properties style:font-name="Arial" fo:color="#000000" fo:font-size="11pt" style:font-size-asian="11pt" style:font-size-complex="11pt" fo:language="el" fo:country="GR"/>
    </style:style>
    <style:style style:name="T650" style:parent-style-name="Προεπιλεγμένηγραμματοσειρά" style:family="text">
      <style:text-properties style:font-name="Arial" fo:color="#000000" fo:font-size="11pt" style:font-size-asian="11pt" style:font-size-complex="11pt"/>
    </style:style>
    <style:style style:name="T651" style:parent-style-name="Προεπιλεγμένηγραμματοσειρά" style:family="text">
      <style:text-properties style:font-name="Arial" fo:color="#000000" fo:font-size="11pt" style:font-size-asian="11pt" style:font-size-complex="11pt" fo:language="el" fo:country="GR"/>
    </style:style>
    <style:style style:name="T652" style:parent-style-name="Προεπιλεγμένηγραμματοσειρά" style:family="text">
      <style:text-properties style:font-name="Arial" fo:color="#000000" fo:font-size="11pt" style:font-size-asian="11pt" style:font-size-complex="11pt"/>
    </style:style>
    <style:style style:name="T653" style:parent-style-name="Προεπιλεγμένηγραμματοσειρά" style:family="text">
      <style:text-properties style:font-name="Arial" fo:color="#000000" fo:font-size="11pt" style:font-size-asian="11pt" style:font-size-complex="11pt" fo:language="el" fo:country="GR"/>
    </style:style>
    <style:style style:name="T654" style:parent-style-name="Προεπιλεγμένηγραμματοσειρά" style:family="text">
      <style:text-properties style:font-name="Arial" fo:color="#000000" fo:font-size="11pt" style:font-size-asian="11pt" style:font-size-complex="11pt"/>
    </style:style>
    <style:style style:name="T655" style:parent-style-name="Προεπιλεγμένηγραμματοσειρά" style:family="text">
      <style:text-properties style:font-name="Arial" fo:color="#000000" fo:font-size="11pt" style:font-size-asian="11pt" style:font-size-complex="11pt" fo:language="el" fo:country="GR"/>
    </style:style>
    <style:style style:name="T656" style:parent-style-name="Προεπιλεγμένηγραμματοσειρά" style:family="text">
      <style:text-properties style:font-name="Arial" fo:color="#000000" fo:font-size="11pt" style:font-size-asian="11pt" style:font-size-complex="11pt"/>
    </style:style>
    <style:style style:name="T657" style:parent-style-name="Προεπιλεγμένηγραμματοσειρά" style:family="text">
      <style:text-properties style:font-name="Arial" fo:color="#000000" fo:font-size="11pt" style:font-size-asian="11pt" style:font-size-complex="11pt" fo:language="el" fo:country="GR"/>
    </style:style>
    <style:style style:name="T658" style:parent-style-name="Προεπιλεγμένηγραμματοσειρά" style:family="text">
      <style:text-properties style:font-name="Arial" fo:color="#000000" fo:font-size="11pt" style:font-size-asian="11pt" style:font-size-complex="11pt"/>
    </style:style>
    <style:style style:name="T659" style:parent-style-name="Προεπιλεγμένηγραμματοσειρά" style:family="text">
      <style:text-properties style:font-name="Arial" fo:color="#000000" fo:font-size="11pt" style:font-size-asian="11pt" style:font-size-complex="11pt" fo:language="el" fo:country="GR"/>
    </style:style>
    <style:style style:name="T660" style:parent-style-name="Προεπιλεγμένηγραμματοσειρά" style:family="text">
      <style:text-properties style:font-name="Arial" fo:color="#000000" fo:font-size="11pt" style:font-size-asian="11pt" style:font-size-complex="11pt"/>
    </style:style>
    <style:style style:name="T661" style:parent-style-name="Προεπιλεγμένηγραμματοσειρά" style:family="text">
      <style:text-properties style:font-name="Arial" fo:color="#000000" fo:font-size="11pt" style:font-size-asian="11pt" style:font-size-complex="11pt" fo:language="el" fo:country="GR"/>
    </style:style>
    <style:style style:name="T662" style:parent-style-name="Προεπιλεγμένηγραμματοσειρά" style:family="text">
      <style:text-properties style:font-name="Arial" fo:color="#000000" fo:font-size="11pt" style:font-size-asian="11pt" style:font-size-complex="11pt"/>
    </style:style>
    <style:style style:name="T663" style:parent-style-name="Προεπιλεγμένηγραμματοσειρά" style:family="text">
      <style:text-properties style:font-name="Arial" fo:color="#000000" fo:font-size="11pt" style:font-size-asian="11pt" style:font-size-complex="11pt" fo:language="el" fo:country="GR"/>
    </style:style>
    <style:style style:name="T664" style:parent-style-name="Προεπιλεγμένηγραμματοσειρά" style:family="text">
      <style:text-properties style:font-name="Arial" fo:color="#000000" fo:font-size="11pt" style:font-size-asian="11pt" style:font-size-complex="11pt"/>
    </style:style>
    <style:style style:name="T665" style:parent-style-name="Προεπιλεγμένηγραμματοσειρά" style:family="text">
      <style:text-properties style:font-name="Arial" fo:color="#000000" fo:font-size="11pt" style:font-size-asian="11pt" style:font-size-complex="11pt" fo:language="el" fo:country="GR"/>
    </style:style>
    <style:style style:name="T666" style:parent-style-name="Προεπιλεγμένηγραμματοσειρά" style:family="text">
      <style:text-properties style:font-name="Arial" fo:color="#000000" fo:font-size="11pt" style:font-size-asian="11pt" style:font-size-complex="11pt"/>
    </style:style>
    <style:style style:name="T667" style:parent-style-name="Προεπιλεγμένηγραμματοσειρά" style:family="text">
      <style:text-properties style:font-name="Arial" fo:color="#000000" fo:font-size="11pt" style:font-size-asian="11pt" style:font-size-complex="11pt" fo:language="el" fo:country="GR"/>
    </style:style>
    <style:style style:name="T668" style:parent-style-name="Προεπιλεγμένηγραμματοσειρά" style:family="text">
      <style:text-properties style:font-name="Arial" fo:color="#000000" fo:font-size="11pt" style:font-size-asian="11pt" style:font-size-complex="11pt"/>
    </style:style>
    <style:style style:name="T669" style:parent-style-name="Προεπιλεγμένηγραμματοσειρά" style:family="text">
      <style:text-properties style:font-name="Arial" fo:color="#000000" fo:font-size="11pt" style:font-size-asian="11pt" style:font-size-complex="11pt" fo:language="el" fo:country="GR"/>
    </style:style>
    <style:style style:name="T670" style:parent-style-name="Προεπιλεγμένηγραμματοσειρά" style:family="text">
      <style:text-properties style:font-name="Arial" fo:color="#000000" fo:font-size="11pt" style:font-size-asian="11pt" style:font-size-complex="11pt"/>
    </style:style>
    <style:style style:name="T671" style:parent-style-name="Προεπιλεγμένηγραμματοσειρά" style:family="text">
      <style:text-properties style:font-name="Arial" fo:color="#000000" fo:font-size="11pt" style:font-size-asian="11pt" style:font-size-complex="11pt" fo:language="el" fo:country="GR"/>
    </style:style>
    <style:style style:name="T672" style:parent-style-name="Προεπιλεγμένηγραμματοσειρά" style:family="text">
      <style:text-properties style:font-name="Arial" fo:color="#000000" fo:font-size="11pt" style:font-size-asian="11pt" style:font-size-complex="11pt"/>
    </style:style>
    <style:style style:name="T673" style:parent-style-name="Προεπιλεγμένηγραμματοσειρά" style:family="text">
      <style:text-properties style:font-name="Arial" fo:color="#000000" fo:font-size="11pt" style:font-size-asian="11pt" style:font-size-complex="11pt" fo:language="el" fo:country="GR"/>
    </style:style>
    <style:style style:name="T674" style:parent-style-name="Προεπιλεγμένηγραμματοσειρά" style:family="text">
      <style:text-properties style:font-name="Arial" fo:font-style="italic" style:font-style-asian="italic" fo:color="#000000" fo:font-size="11pt" style:font-size-asian="11pt" style:font-size-complex="11pt"/>
    </style:style>
    <style:style style:name="T675" style:parent-style-name="Προεπιλεγμένηγραμματοσειρά" style:family="text">
      <style:text-properties style:font-name="Arial" fo:color="#000000" fo:font-size="11pt" style:font-size-asian="11pt" style:font-size-complex="11pt"/>
    </style:style>
    <style:style style:name="T676" style:parent-style-name="Προεπιλεγμένηγραμματοσειρά" style:family="text">
      <style:text-properties style:font-name="Arial" fo:font-style="italic" style:font-style-asian="italic" fo:color="#000000" fo:font-size="11pt" style:font-size-asian="11pt" style:font-size-complex="11pt"/>
    </style:style>
    <style:style style:name="T677" style:parent-style-name="Προεπιλεγμένηγραμματοσειρά" style:family="text">
      <style:text-properties style:font-name="Arial" fo:color="#000000" fo:font-size="11pt" style:font-size-asian="11pt" style:font-size-complex="11pt"/>
    </style:style>
    <style:style style:name="P678" style:parent-style-name="Textbody" style:family="paragraph">
      <style:text-properties style:font-name="Arial" fo:color="#000000" fo:font-size="11pt" style:font-size-asian="11pt" style:font-size-complex="11pt" fo:language="el" fo:country="GR"/>
    </style:style>
    <style:style style:name="P679" style:parent-style-name="Textbody" style:family="paragraph">
      <style:text-properties style:font-name="Arial" fo:color="#000000" fo:font-size="11pt" style:font-size-asian="11pt" style:font-size-complex="11pt" fo:language="el" fo:country="GR"/>
    </style:style>
    <style:style style:name="P680" style:parent-style-name="Textbody" style:family="paragraph">
      <style:text-properties style:font-name="Arial" fo:color="#000000" fo:font-size="11pt" style:font-size-asian="11pt" style:font-size-complex="11pt" fo:language="el" fo:country="GR"/>
    </style:style>
    <style:style style:name="P681" style:parent-style-name="Textbody" style:family="paragraph">
      <style:paragraph-properties fo:text-align="justify"/>
      <style:text-properties style:font-name="Arial" fo:font-weight="bold" style:font-weight-asian="bold" style:font-weight-complex="bold" fo:color="#000000" fo:font-size="11pt" style:font-size-asian="11pt" style:font-size-complex="11pt"/>
    </style:style>
    <style:style style:name="P682" style:parent-style-name="Textbody" style:family="paragraph">
      <style:paragraph-properties fo:text-align="justify"/>
    </style:style>
    <style:style style:name="T683" style:parent-style-name="Προεπιλεγμένηγραμματοσειρά" style:family="text">
      <style:text-properties style:font-name="Arial" fo:color="#000000" fo:font-size="11pt" style:font-size-asian="11pt" style:font-size-complex="11pt" fo:language="el" fo:country="GR"/>
    </style:style>
    <style:style style:name="T684" style:parent-style-name="Προεπιλεγμένηγραμματοσειρά" style:family="text">
      <style:text-properties style:font-name="Arial" fo:color="#000000" fo:font-size="11pt" style:font-size-asian="11pt" style:font-size-complex="11pt" fo:language="el" fo:country="GR"/>
    </style:style>
    <style:style style:name="T685" style:parent-style-name="Προεπιλεγμένηγραμματοσειρά" style:family="text">
      <style:text-properties style:font-name="Arial" fo:color="#000000" fo:font-size="11pt" style:font-size-asian="11pt" style:font-size-complex="11pt"/>
    </style:style>
    <style:style style:name="T686" style:parent-style-name="Προεπιλεγμένηγραμματοσειρά" style:family="text">
      <style:text-properties style:font-name="Arial" fo:color="#000000" fo:font-size="11pt" style:font-size-asian="11pt" style:font-size-complex="11pt" fo:language="el" fo:country="GR"/>
    </style:style>
    <style:style style:name="T687" style:parent-style-name="Προεπιλεγμένηγραμματοσειρά" style:family="text">
      <style:text-properties style:font-name="Arial" fo:color="#000000" fo:font-size="11pt" style:font-size-asian="11pt" style:font-size-complex="11pt"/>
    </style:style>
    <style:style style:name="T688" style:parent-style-name="Προεπιλεγμένηγραμματοσειρά" style:family="text">
      <style:text-properties style:font-name="Arial" fo:color="#000000" fo:font-size="11pt" style:font-size-asian="11pt" style:font-size-complex="11pt" fo:language="el" fo:country="GR"/>
    </style:style>
    <style:style style:name="T689" style:parent-style-name="Προεπιλεγμένηγραμματοσειρά" style:family="text">
      <style:text-properties style:font-name="Arial" fo:color="#000000" fo:font-size="11pt" style:font-size-asian="11pt" style:font-size-complex="11pt"/>
    </style:style>
    <style:style style:name="T690" style:parent-style-name="Προεπιλεγμένηγραμματοσειρά" style:family="text">
      <style:text-properties style:font-name="Arial" fo:color="#000000" fo:font-size="11pt" style:font-size-asian="11pt" style:font-size-complex="11pt" fo:language="el" fo:country="GR"/>
    </style:style>
    <style:style style:name="T691" style:parent-style-name="Προεπιλεγμένηγραμματοσειρά" style:family="text">
      <style:text-properties style:font-name="Arial" fo:color="#000000" fo:font-size="11pt" style:font-size-asian="11pt" style:font-size-complex="11pt"/>
    </style:style>
    <style:style style:name="T692" style:parent-style-name="Προεπιλεγμένηγραμματοσειρά" style:family="text">
      <style:text-properties style:font-name="Arial" fo:color="#000000" fo:font-size="11pt" style:font-size-asian="11pt" style:font-size-complex="11pt" fo:language="el" fo:country="GR"/>
    </style:style>
    <style:style style:name="T693" style:parent-style-name="Προεπιλεγμένηγραμματοσειρά" style:family="text">
      <style:text-properties style:font-name="Arial" fo:color="#000000" fo:font-size="11pt" style:font-size-asian="11pt" style:font-size-complex="11pt"/>
    </style:style>
    <style:style style:name="T694" style:parent-style-name="Προεπιλεγμένηγραμματοσειρά" style:family="text">
      <style:text-properties style:font-name="Arial" fo:color="#000000" fo:font-size="11pt" style:font-size-asian="11pt" style:font-size-complex="11pt" fo:language="el" fo:country="GR"/>
    </style:style>
    <style:style style:name="T695" style:parent-style-name="Προεπιλεγμένηγραμματοσειρά" style:family="text">
      <style:text-properties style:font-name="Arial" fo:color="#000000" fo:font-size="11pt" style:font-size-asian="11pt" style:font-size-complex="11pt"/>
    </style:style>
    <style:style style:name="T696" style:parent-style-name="Προεπιλεγμένηγραμματοσειρά" style:family="text">
      <style:text-properties style:font-name="Arial" fo:color="#000000" fo:font-size="11pt" style:font-size-asian="11pt" style:font-size-complex="11pt" fo:language="el" fo:country="GR"/>
    </style:style>
    <style:style style:name="T697" style:parent-style-name="Προεπιλεγμένηγραμματοσειρά" style:family="text">
      <style:text-properties style:font-name="Arial" fo:color="#000000" fo:font-size="11pt" style:font-size-asian="11pt" style:font-size-complex="11pt"/>
    </style:style>
    <style:style style:name="T698" style:parent-style-name="Προεπιλεγμένηγραμματοσειρά" style:family="text">
      <style:text-properties style:font-name="Arial" fo:color="#000000" fo:font-size="11pt" style:font-size-asian="11pt" style:font-size-complex="11pt" fo:language="el" fo:country="GR"/>
    </style:style>
    <style:style style:name="T699" style:parent-style-name="Προεπιλεγμένηγραμματοσειρά" style:family="text">
      <style:text-properties style:font-name="Arial" fo:color="#000000" fo:font-size="11pt" style:font-size-asian="11pt" style:font-size-complex="11pt"/>
    </style:style>
    <style:style style:name="T700" style:parent-style-name="Προεπιλεγμένηγραμματοσειρά" style:family="text">
      <style:text-properties style:font-name="Arial" fo:color="#000000" fo:font-size="11pt" style:font-size-asian="11pt" style:font-size-complex="11pt" fo:language="el" fo:country="GR"/>
    </style:style>
    <style:style style:name="T701" style:parent-style-name="Προεπιλεγμένηγραμματοσειρά" style:family="text">
      <style:text-properties style:font-name="Arial" fo:color="#000000" fo:font-size="11pt" style:font-size-asian="11pt" style:font-size-complex="11pt"/>
    </style:style>
    <style:style style:name="T702" style:parent-style-name="Προεπιλεγμένηγραμματοσειρά" style:family="text">
      <style:text-properties style:font-name="Arial" fo:color="#000000" fo:font-size="11pt" style:font-size-asian="11pt" style:font-size-complex="11pt" fo:language="el" fo:country="GR"/>
    </style:style>
    <style:style style:name="T703" style:parent-style-name="Προεπιλεγμένηγραμματοσειρά" style:family="text">
      <style:text-properties style:font-name="Arial" fo:color="#000000" fo:font-size="11pt" style:font-size-asian="11pt" style:font-size-complex="11pt"/>
    </style:style>
    <style:style style:name="T704" style:parent-style-name="Προεπιλεγμένηγραμματοσειρά" style:family="text">
      <style:text-properties style:font-name="Arial" fo:color="#000000" fo:font-size="11pt" style:font-size-asian="11pt" style:font-size-complex="11pt" fo:language="el" fo:country="GR"/>
    </style:style>
    <style:style style:name="T705" style:parent-style-name="Προεπιλεγμένηγραμματοσειρά" style:family="text">
      <style:text-properties style:font-name="Arial" fo:color="#000000" fo:font-size="11pt" style:font-size-asian="11pt" style:font-size-complex="11pt"/>
    </style:style>
    <style:style style:name="T706" style:parent-style-name="Προεπιλεγμένηγραμματοσειρά" style:family="text">
      <style:text-properties style:font-name="Arial" fo:color="#000000" fo:font-size="11pt" style:font-size-asian="11pt" style:font-size-complex="11pt" fo:language="el" fo:country="GR"/>
    </style:style>
    <style:style style:name="P707" style:parent-style-name="Textbody" style:family="paragraph">
      <style:paragraph-properties fo:text-align="justify"/>
      <style:text-properties style:font-name="Arial" fo:color="#000000" fo:font-size="11pt" style:font-size-asian="11pt" style:font-size-complex="11pt" fo:language="el" fo:country="GR"/>
    </style:style>
    <style:style style:name="P708" style:parent-style-name="Textbody" style:family="paragraph">
      <style:paragraph-properties fo:text-align="justify"/>
      <style:text-properties style:font-name="Arial" fo:color="#000000" fo:font-size="11pt" style:font-size-asian="11pt" style:font-size-complex="11pt" fo:language="el" fo:country="GR"/>
    </style:style>
    <style:style style:name="P709" style:parent-style-name="Textbody" style:family="paragraph">
      <style:paragraph-properties fo:text-align="justify"/>
      <style:text-properties style:font-name="Arial" fo:color="#000000" fo:font-size="11pt" style:font-size-asian="11pt" style:font-size-complex="11pt" fo:language="el" fo:country="GR"/>
    </style:style>
    <style:style style:name="P710" style:parent-style-name="Textbody" style:family="paragraph">
      <style:paragraph-properties fo:text-align="justify"/>
      <style:text-properties style:font-name="Arial" fo:color="#000000" fo:font-size="11pt" style:font-size-asian="11pt" style:font-size-complex="11pt" fo:language="el" fo:country="GR"/>
    </style:style>
    <style:style style:name="P711" style:parent-style-name="Textbody" style:family="paragraph">
      <style:paragraph-properties fo:text-align="justify"/>
    </style:style>
    <style:style style:name="T712" style:parent-style-name="Προεπιλεγμένηγραμματοσειρά" style:family="text">
      <style:text-properties style:font-name="Arial" fo:color="#000000" fo:font-size="11pt" style:font-size-asian="11pt" style:font-size-complex="11pt" fo:language="el" fo:country="GR"/>
    </style:style>
    <style:style style:name="T713" style:parent-style-name="Προεπιλεγμένηγραμματοσειρά" style:family="text">
      <style:text-properties style:font-name="Arial" fo:color="#000000" fo:font-size="11pt" style:font-size-asian="11pt" style:font-size-complex="11pt" fo:language="el" fo:country="GR"/>
    </style:style>
    <style:style style:name="T714" style:parent-style-name="Προεπιλεγμένηγραμματοσειρά" style:family="text">
      <style:text-properties style:font-name="Arial" fo:color="#000000" fo:font-size="11pt" style:font-size-asian="11pt" style:font-size-complex="11pt"/>
    </style:style>
    <style:style style:name="T715" style:parent-style-name="Προεπιλεγμένηγραμματοσειρά" style:family="text">
      <style:text-properties style:font-name="Arial" fo:color="#000000" fo:font-size="11pt" style:font-size-asian="11pt" style:font-size-complex="11pt" fo:language="el" fo:country="GR"/>
    </style:style>
    <style:style style:name="T716" style:parent-style-name="Προεπιλεγμένηγραμματοσειρά" style:family="text">
      <style:text-properties style:font-name="Arial" fo:color="#000000" fo:font-size="11pt" style:font-size-asian="11pt" style:font-size-complex="11pt"/>
    </style:style>
    <style:style style:name="T717" style:parent-style-name="Προεπιλεγμένηγραμματοσειρά" style:family="text">
      <style:text-properties style:font-name="Arial" fo:color="#000000" fo:font-size="11pt" style:font-size-asian="11pt" style:font-size-complex="11pt" fo:language="el" fo:country="GR"/>
    </style:style>
    <style:style style:name="T718" style:parent-style-name="Προεπιλεγμένηγραμματοσειρά" style:family="text">
      <style:text-properties style:font-name="Arial" fo:color="#000000" fo:font-size="11pt" style:font-size-asian="11pt" style:font-size-complex="11pt"/>
    </style:style>
    <style:style style:name="T719" style:parent-style-name="Προεπιλεγμένηγραμματοσειρά" style:family="text">
      <style:text-properties style:font-name="Arial" fo:color="#000000" fo:font-size="11pt" style:font-size-asian="11pt" style:font-size-complex="11pt" fo:language="el" fo:country="GR"/>
    </style:style>
    <style:style style:name="T720" style:parent-style-name="Προεπιλεγμένηγραμματοσειρά" style:family="text">
      <style:text-properties style:font-name="Arial" fo:color="#000000" fo:font-size="11pt" style:font-size-asian="11pt" style:font-size-complex="11pt"/>
    </style:style>
    <style:style style:name="T721" style:parent-style-name="Προεπιλεγμένηγραμματοσειρά" style:family="text">
      <style:text-properties style:font-name="Arial" fo:color="#000000" fo:font-size="11pt" style:font-size-asian="11pt" style:font-size-complex="11pt" fo:language="el" fo:country="GR"/>
    </style:style>
    <style:style style:name="T722" style:parent-style-name="Προεπιλεγμένηγραμματοσειρά" style:family="text">
      <style:text-properties style:font-name="Arial" fo:color="#000000" fo:font-size="11pt" style:font-size-asian="11pt" style:font-size-complex="11pt" fo:language="el" fo:country="GR"/>
    </style:style>
    <style:style style:name="T723" style:parent-style-name="Προεπιλεγμένηγραμματοσειρά" style:family="text">
      <style:text-properties style:font-name="Arial" fo:color="#000000" fo:font-size="11pt" style:font-size-asian="11pt" style:font-size-complex="11pt"/>
    </style:style>
    <style:style style:name="T724" style:parent-style-name="Προεπιλεγμένηγραμματοσειρά" style:family="text">
      <style:text-properties style:font-name="Arial" fo:color="#000000" fo:font-size="11pt" style:font-size-asian="11pt" style:font-size-complex="11pt" fo:language="el" fo:country="GR"/>
    </style:style>
    <style:style style:name="T725" style:parent-style-name="Προεπιλεγμένηγραμματοσειρά" style:family="text">
      <style:text-properties style:font-name="Arial" fo:color="#000000" fo:font-size="11pt" style:font-size-asian="11pt" style:font-size-complex="11pt"/>
    </style:style>
    <style:style style:name="T726" style:parent-style-name="Προεπιλεγμένηγραμματοσειρά" style:family="text">
      <style:text-properties style:font-name="Arial" fo:color="#000000" fo:font-size="11pt" style:font-size-asian="11pt" style:font-size-complex="11pt" fo:language="el" fo:country="GR"/>
    </style:style>
    <style:style style:name="T727" style:parent-style-name="Προεπιλεγμένηγραμματοσειρά" style:family="text">
      <style:text-properties style:font-name="Arial" fo:color="#000000" fo:font-size="11pt" style:font-size-asian="11pt" style:font-size-complex="11pt" fo:language="el" fo:country="GR"/>
    </style:style>
    <style:style style:name="T728" style:parent-style-name="Προεπιλεγμένηγραμματοσειρά" style:family="text">
      <style:text-properties style:font-name="Arial" fo:color="#000000" fo:font-size="11pt" style:font-size-asian="11pt" style:font-size-complex="11pt"/>
    </style:style>
    <style:style style:name="T729" style:parent-style-name="Προεπιλεγμένηγραμματοσειρά" style:family="text">
      <style:text-properties style:font-name="Arial" fo:color="#000000" fo:font-size="11pt" style:font-size-asian="11pt" style:font-size-complex="11pt" fo:language="el" fo:country="GR"/>
    </style:style>
    <style:style style:name="T730" style:parent-style-name="Προεπιλεγμένηγραμματοσειρά" style:family="text">
      <style:text-properties style:font-name="Arial" fo:color="#000000" fo:font-size="11pt" style:font-size-asian="11pt" style:font-size-complex="11pt"/>
    </style:style>
    <style:style style:name="T731" style:parent-style-name="Προεπιλεγμένηγραμματοσειρά" style:family="text">
      <style:text-properties style:font-name="Arial" fo:color="#000000" fo:font-size="11pt" style:font-size-asian="11pt" style:font-size-complex="11pt" fo:language="el" fo:country="GR"/>
    </style:style>
    <style:style style:name="T732" style:parent-style-name="Προεπιλεγμένηγραμματοσειρά" style:family="text">
      <style:text-properties style:font-name="Arial" fo:color="#000000" fo:font-size="11pt" style:font-size-asian="11pt" style:font-size-complex="11pt"/>
    </style:style>
    <style:style style:name="T733" style:parent-style-name="Προεπιλεγμένηγραμματοσειρά" style:family="text">
      <style:text-properties style:font-name="Arial" fo:color="#000000" fo:font-size="11pt" style:font-size-asian="11pt" style:font-size-complex="11pt" fo:language="el" fo:country="GR"/>
    </style:style>
    <style:style style:name="T734" style:parent-style-name="Προεπιλεγμένηγραμματοσειρά" style:family="text">
      <style:text-properties style:font-name="Arial" fo:color="#000000" fo:font-size="11pt" style:font-size-asian="11pt" style:font-size-complex="11pt"/>
    </style:style>
    <style:style style:name="T735" style:parent-style-name="Προεπιλεγμένηγραμματοσειρά" style:family="text">
      <style:text-properties style:font-name="Arial" fo:color="#000000" fo:font-size="11pt" style:font-size-asian="11pt" style:font-size-complex="11pt" fo:language="el" fo:country="GR"/>
    </style:style>
    <style:style style:name="T736" style:parent-style-name="Προεπιλεγμένηγραμματοσειρά" style:family="text">
      <style:text-properties style:font-name="Arial" fo:color="#000000" fo:font-size="11pt" style:font-size-asian="11pt" style:font-size-complex="11pt"/>
    </style:style>
    <style:style style:name="T737" style:parent-style-name="Προεπιλεγμένηγραμματοσειρά" style:family="text">
      <style:text-properties style:font-name="Arial" fo:color="#000000" fo:font-size="11pt" style:font-size-asian="11pt" style:font-size-complex="11pt" fo:language="el" fo:country="GR"/>
    </style:style>
    <style:style style:name="T738" style:parent-style-name="Προεπιλεγμένηγραμματοσειρά" style:family="text">
      <style:text-properties style:font-name="Arial" fo:color="#000000" fo:font-size="11pt" style:font-size-asian="11pt" style:font-size-complex="11pt"/>
    </style:style>
    <style:style style:name="T739" style:parent-style-name="Προεπιλεγμένηγραμματοσειρά" style:family="text">
      <style:text-properties style:font-name="Arial" fo:color="#000000" fo:font-size="11pt" style:font-size-asian="11pt" style:font-size-complex="11pt" fo:language="el" fo:country="GR"/>
    </style:style>
    <style:style style:name="T740" style:parent-style-name="Προεπιλεγμένηγραμματοσειρά" style:family="text">
      <style:text-properties style:font-name="Arial" fo:color="#000000" fo:font-size="11pt" style:font-size-asian="11pt" style:font-size-complex="11pt"/>
    </style:style>
    <style:style style:name="T741" style:parent-style-name="Προεπιλεγμένηγραμματοσειρά" style:family="text">
      <style:text-properties style:font-name="Arial" fo:color="#000000" fo:font-size="11pt" style:font-size-asian="11pt" style:font-size-complex="11pt" fo:language="el" fo:country="GR"/>
    </style:style>
    <style:style style:name="T742" style:parent-style-name="Προεπιλεγμένηγραμματοσειρά" style:family="text">
      <style:text-properties style:font-name="Arial" fo:color="#000000" fo:font-size="11pt" style:font-size-asian="11pt" style:font-size-complex="11pt"/>
    </style:style>
    <style:style style:name="T743" style:parent-style-name="Προεπιλεγμένηγραμματοσειρά" style:family="text">
      <style:text-properties style:font-name="Arial" fo:color="#000000" fo:font-size="11pt" style:font-size-asian="11pt" style:font-size-complex="11pt" fo:language="el" fo:country="GR"/>
    </style:style>
    <style:style style:name="T744" style:parent-style-name="Προεπιλεγμένηγραμματοσειρά" style:family="text">
      <style:text-properties style:font-name="Arial" fo:color="#000000" fo:font-size="11pt" style:font-size-asian="11pt" style:font-size-complex="11pt"/>
    </style:style>
    <style:style style:name="T745" style:parent-style-name="Προεπιλεγμένηγραμματοσειρά" style:family="text">
      <style:text-properties style:font-name="Arial" fo:color="#000000" fo:font-size="11pt" style:font-size-asian="11pt" style:font-size-complex="11pt" fo:language="el" fo:country="GR"/>
    </style:style>
    <style:style style:name="T746" style:parent-style-name="Προεπιλεγμένηγραμματοσειρά" style:family="text">
      <style:text-properties style:font-name="Arial" fo:color="#000000" fo:font-size="11pt" style:font-size-asian="11pt" style:font-size-complex="11pt" fo:language="el" fo:country="GR"/>
    </style:style>
    <style:style style:name="T747" style:parent-style-name="Προεπιλεγμένηγραμματοσειρά" style:family="text">
      <style:text-properties style:font-name="Arial" fo:color="#000000" fo:font-size="11pt" style:font-size-asian="11pt" style:font-size-complex="11pt"/>
    </style:style>
    <style:style style:name="T748" style:parent-style-name="Προεπιλεγμένηγραμματοσειρά" style:family="text">
      <style:text-properties style:font-name="Arial" fo:color="#000000" fo:font-size="11pt" style:font-size-asian="11pt" style:font-size-complex="11pt" fo:language="el" fo:country="GR"/>
    </style:style>
    <style:style style:name="T749" style:parent-style-name="Προεπιλεγμένηγραμματοσειρά" style:family="text">
      <style:text-properties style:font-name="Arial" fo:color="#000000" fo:font-size="11pt" style:font-size-asian="11pt" style:font-size-complex="11pt"/>
    </style:style>
    <style:style style:name="T750" style:parent-style-name="Προεπιλεγμένηγραμματοσειρά" style:family="text">
      <style:text-properties style:font-name="Arial" fo:color="#000000" fo:font-size="11pt" style:font-size-asian="11pt" style:font-size-complex="11pt" fo:language="el" fo:country="GR"/>
    </style:style>
    <style:style style:name="T751" style:parent-style-name="Προεπιλεγμένηγραμματοσειρά" style:family="text">
      <style:text-properties style:font-name="Arial" fo:color="#000000" fo:font-size="11pt" style:font-size-asian="11pt" style:font-size-complex="11pt"/>
    </style:style>
    <style:style style:name="T752" style:parent-style-name="Προεπιλεγμένηγραμματοσειρά" style:family="text">
      <style:text-properties style:font-name="Arial" fo:color="#000000" fo:font-size="11pt" style:font-size-asian="11pt" style:font-size-complex="11pt" fo:language="el" fo:country="GR"/>
    </style:style>
    <style:style style:name="T753" style:parent-style-name="Προεπιλεγμένηγραμματοσειρά" style:family="text">
      <style:text-properties style:font-name="Arial" fo:color="#000000" fo:font-size="11pt" style:font-size-asian="11pt" style:font-size-complex="11pt"/>
    </style:style>
    <style:style style:name="T754" style:parent-style-name="Προεπιλεγμένηγραμματοσειρά" style:family="text">
      <style:text-properties style:font-name="Arial" fo:color="#000000" fo:font-size="11pt" style:font-size-asian="11pt" style:font-size-complex="11pt" fo:language="el" fo:country="GR"/>
    </style:style>
    <style:style style:name="T755" style:parent-style-name="Προεπιλεγμένηγραμματοσειρά" style:family="text">
      <style:text-properties style:font-name="Arial" fo:color="#000000" fo:font-size="11pt" style:font-size-asian="11pt" style:font-size-complex="11pt"/>
    </style:style>
    <style:style style:name="T756" style:parent-style-name="Προεπιλεγμένηγραμματοσειρά" style:family="text">
      <style:text-properties style:font-name="Arial" fo:color="#000000" fo:font-size="11pt" style:font-size-asian="11pt" style:font-size-complex="11pt" fo:language="el" fo:country="GR"/>
    </style:style>
    <style:style style:name="T757" style:parent-style-name="Προεπιλεγμένηγραμματοσειρά" style:family="text">
      <style:text-properties style:font-name="Arial" fo:color="#000000" fo:font-size="11pt" style:font-size-asian="11pt" style:font-size-complex="11pt" fo:language="el" fo:country="GR"/>
    </style:style>
    <style:style style:name="T758" style:parent-style-name="Προεπιλεγμένηγραμματοσειρά" style:family="text">
      <style:text-properties style:font-name="Arial" fo:color="#000000" fo:font-size="11pt" style:font-size-asian="11pt" style:font-size-complex="11pt"/>
    </style:style>
    <style:style style:name="T759" style:parent-style-name="Προεπιλεγμένηγραμματοσειρά" style:family="text">
      <style:text-properties style:font-name="Arial" fo:color="#000000" fo:font-size="11pt" style:font-size-asian="11pt" style:font-size-complex="11pt" fo:language="el" fo:country="GR"/>
    </style:style>
    <style:style style:name="T760" style:parent-style-name="Προεπιλεγμένηγραμματοσειρά" style:family="text">
      <style:text-properties style:font-name="Arial" fo:color="#000000" fo:font-size="11pt" style:font-size-asian="11pt" style:font-size-complex="11pt"/>
    </style:style>
    <style:style style:name="T761" style:parent-style-name="Προεπιλεγμένηγραμματοσειρά" style:family="text">
      <style:text-properties style:font-name="Arial" fo:color="#000000" fo:font-size="11pt" style:font-size-asian="11pt" style:font-size-complex="11pt" fo:language="el" fo:country="GR"/>
    </style:style>
    <style:style style:name="T762" style:parent-style-name="Προεπιλεγμένηγραμματοσειρά" style:family="text">
      <style:text-properties style:font-name="Arial" fo:color="#000000" fo:font-size="11pt" style:font-size-asian="11pt" style:font-size-complex="11pt"/>
    </style:style>
    <style:style style:name="T763" style:parent-style-name="Προεπιλεγμένηγραμματοσειρά" style:family="text">
      <style:text-properties style:font-name="Arial" fo:color="#000000" fo:font-size="11pt" style:font-size-asian="11pt" style:font-size-complex="11pt" fo:language="el" fo:country="GR"/>
    </style:style>
    <style:style style:name="T764" style:parent-style-name="Προεπιλεγμένηγραμματοσειρά" style:family="text">
      <style:text-properties style:font-name="Arial" fo:color="#000000" fo:font-size="11pt" style:font-size-asian="11pt" style:font-size-complex="11pt"/>
    </style:style>
    <style:style style:name="T765" style:parent-style-name="Προεπιλεγμένηγραμματοσειρά" style:family="text">
      <style:text-properties style:font-name="Arial" fo:color="#000000" fo:font-size="11pt" style:font-size-asian="11pt" style:font-size-complex="11pt" fo:language="el" fo:country="GR"/>
    </style:style>
    <style:style style:name="T766" style:parent-style-name="Προεπιλεγμένηγραμματοσειρά" style:family="text">
      <style:text-properties style:font-name="Arial" fo:color="#000000" fo:font-size="11pt" style:font-size-asian="11pt" style:font-size-complex="11pt"/>
    </style:style>
    <style:style style:name="T767" style:parent-style-name="Προεπιλεγμένηγραμματοσειρά" style:family="text">
      <style:text-properties style:font-name="Arial" fo:color="#000000" fo:font-size="11pt" style:font-size-asian="11pt" style:font-size-complex="11pt" fo:language="el" fo:country="GR"/>
    </style:style>
    <style:style style:name="T768" style:parent-style-name="Προεπιλεγμένηγραμματοσειρά" style:family="text">
      <style:text-properties style:font-name="Arial" fo:color="#000000" fo:font-size="11pt" style:font-size-asian="11pt" style:font-size-complex="11pt"/>
    </style:style>
    <style:style style:name="T769" style:parent-style-name="Προεπιλεγμένηγραμματοσειρά" style:family="text">
      <style:text-properties style:font-name="Arial" fo:color="#000000" fo:font-size="11pt" style:font-size-asian="11pt" style:font-size-complex="11pt" fo:language="el" fo:country="GR"/>
    </style:style>
    <style:style style:name="T770" style:parent-style-name="Προεπιλεγμένηγραμματοσειρά" style:family="text">
      <style:text-properties style:font-name="Arial" fo:color="#000000" fo:font-size="11pt" style:font-size-asian="11pt" style:font-size-complex="11pt"/>
    </style:style>
    <style:style style:name="T771" style:parent-style-name="Προεπιλεγμένηγραμματοσειρά" style:family="text">
      <style:text-properties style:font-name="Arial" fo:color="#000000" fo:font-size="11pt" style:font-size-asian="11pt" style:font-size-complex="11pt" fo:language="el" fo:country="GR"/>
    </style:style>
    <style:style style:name="T772" style:parent-style-name="Προεπιλεγμένηγραμματοσειρά" style:family="text">
      <style:text-properties style:font-name="Arial" fo:color="#000000" fo:font-size="11pt" style:font-size-asian="11pt" style:font-size-complex="11pt"/>
    </style:style>
    <style:style style:name="T773" style:parent-style-name="Προεπιλεγμένηγραμματοσειρά" style:family="text">
      <style:text-properties style:font-name="Arial" fo:color="#000000" fo:font-size="11pt" style:font-size-asian="11pt" style:font-size-complex="11pt" fo:language="el" fo:country="GR"/>
    </style:style>
    <style:style style:name="T774" style:parent-style-name="Προεπιλεγμένηγραμματοσειρά" style:family="text">
      <style:text-properties style:font-name="Arial" fo:color="#000000" fo:font-size="11pt" style:font-size-asian="11pt" style:font-size-complex="11pt"/>
    </style:style>
    <style:style style:name="T775" style:parent-style-name="Προεπιλεγμένηγραμματοσειρά" style:family="text">
      <style:text-properties style:font-name="Arial" fo:color="#000000" fo:font-size="11pt" style:font-size-asian="11pt" style:font-size-complex="11pt" fo:language="el" fo:country="GR"/>
    </style:style>
    <style:style style:name="T776" style:parent-style-name="Προεπιλεγμένηγραμματοσειρά" style:family="text">
      <style:text-properties style:font-name="Arial" fo:color="#000000" fo:font-size="11pt" style:font-size-asian="11pt" style:font-size-complex="11pt"/>
    </style:style>
    <style:style style:name="T777" style:parent-style-name="Προεπιλεγμένηγραμματοσειρά" style:family="text">
      <style:text-properties style:font-name="Arial" fo:color="#000000" fo:font-size="11pt" style:font-size-asian="11pt" style:font-size-complex="11pt" fo:language="el" fo:country="GR"/>
    </style:style>
    <style:style style:name="P778" style:parent-style-name="Textbody" style:family="paragraph">
      <style:paragraph-properties fo:text-align="justify"/>
    </style:style>
    <style:style style:name="T779" style:parent-style-name="Προεπιλεγμένηγραμματοσειρά" style:family="text">
      <style:text-properties style:font-name="Arial" fo:color="#000000" fo:font-size="11pt" style:font-size-asian="11pt" style:font-size-complex="11pt" fo:language="el" fo:country="GR"/>
    </style:style>
    <style:style style:name="T780" style:parent-style-name="Προεπιλεγμένηγραμματοσειρά" style:family="text">
      <style:text-properties style:font-name="Arial" fo:color="#000000" fo:font-size="11pt" style:font-size-asian="11pt" style:font-size-complex="11pt" fo:language="el" fo:country="GR"/>
    </style:style>
    <style:style style:name="T781" style:parent-style-name="Προεπιλεγμένηγραμματοσειρά" style:family="text">
      <style:text-properties style:font-name="Arial" fo:color="#000000" fo:font-size="11pt" style:font-size-asian="11pt" style:font-size-complex="11pt" fo:language="el" fo:country="GR"/>
    </style:style>
    <style:style style:name="T782" style:parent-style-name="Προεπιλεγμένηγραμματοσειρά" style:family="text">
      <style:text-properties style:font-name="Arial" fo:color="#000000" fo:font-size="11pt" style:font-size-asian="11pt" style:font-size-complex="11pt"/>
    </style:style>
    <style:style style:name="T783" style:parent-style-name="Προεπιλεγμένηγραμματοσειρά" style:family="text">
      <style:text-properties style:font-name="Arial" fo:color="#000000" fo:font-size="11pt" style:font-size-asian="11pt" style:font-size-complex="11pt" fo:language="el" fo:country="GR"/>
    </style:style>
    <style:style style:name="T784" style:parent-style-name="Προεπιλεγμένηγραμματοσειρά" style:family="text">
      <style:text-properties style:font-name="Arial" fo:color="#000000" fo:font-size="11pt" style:font-size-asian="11pt" style:font-size-complex="11pt" fo:language="el" fo:country="GR"/>
    </style:style>
    <style:style style:name="P785" style:parent-style-name="Textbody" style:family="paragraph">
      <style:paragraph-properties fo:text-align="justify"/>
    </style:style>
    <style:style style:name="T786" style:parent-style-name="Προεπιλεγμένηγραμματοσειρά" style:family="text">
      <style:text-properties style:font-name="Arial" fo:color="#000000" fo:font-size="11pt" style:font-size-asian="11pt" style:font-size-complex="11pt"/>
    </style:style>
    <style:style style:name="T787" style:parent-style-name="Προεπιλεγμένηγραμματοσειρά" style:family="text">
      <style:text-properties style:font-name="Arial" fo:color="#000000" fo:font-size="11pt" style:font-size-asian="11pt" style:font-size-complex="11pt" fo:language="el" fo:country="GR"/>
    </style:style>
    <style:style style:name="T788" style:parent-style-name="Προεπιλεγμένηγραμματοσειρά" style:family="text">
      <style:text-properties style:font-name="Arial" fo:color="#000000" fo:font-size="11pt" style:font-size-asian="11pt" style:font-size-complex="11pt"/>
    </style:style>
    <style:style style:name="T789" style:parent-style-name="Προεπιλεγμένηγραμματοσειρά" style:family="text">
      <style:text-properties style:font-name="Arial" fo:color="#000000" fo:font-size="11pt" style:font-size-asian="11pt" style:font-size-complex="11pt" fo:language="el" fo:country="GR"/>
    </style:style>
    <style:style style:name="T790" style:parent-style-name="Προεπιλεγμένηγραμματοσειρά" style:family="text">
      <style:text-properties style:font-name="Arial" fo:color="#000000" fo:font-size="11pt" style:font-size-asian="11pt" style:font-size-complex="11pt"/>
    </style:style>
    <style:style style:name="T791" style:parent-style-name="Προεπιλεγμένηγραμματοσειρά" style:family="text">
      <style:text-properties style:font-name="Arial" fo:color="#000000" fo:font-size="11pt" style:font-size-asian="11pt" style:font-size-complex="11pt" fo:language="el" fo:country="GR"/>
    </style:style>
    <style:style style:name="T792" style:parent-style-name="Προεπιλεγμένηγραμματοσειρά" style:family="text">
      <style:text-properties style:font-name="Arial" fo:color="#000000" fo:font-size="11pt" style:font-size-asian="11pt" style:font-size-complex="11pt" fo:language="el" fo:country="GR"/>
    </style:style>
    <style:style style:name="T793" style:parent-style-name="Προεπιλεγμένηγραμματοσειρά" style:family="text">
      <style:text-properties style:font-name="Arial" fo:color="#000000" fo:font-size="11pt" style:font-size-asian="11pt" style:font-size-complex="11pt"/>
    </style:style>
    <style:style style:name="T794" style:parent-style-name="Προεπιλεγμένηγραμματοσειρά" style:family="text">
      <style:text-properties style:font-name="Arial" fo:color="#000000" fo:font-size="11pt" style:font-size-asian="11pt" style:font-size-complex="11pt" fo:language="el" fo:country="GR"/>
    </style:style>
    <style:style style:name="P795" style:parent-style-name="Textbody" style:family="paragraph">
      <style:paragraph-properties fo:text-align="justify"/>
    </style:style>
    <style:style style:name="T796" style:parent-style-name="Προεπιλεγμένηγραμματοσειρά" style:family="text">
      <style:text-properties style:font-name="Arial" fo:color="#000000" fo:font-size="11pt" style:font-size-asian="11pt" style:font-size-complex="11pt"/>
    </style:style>
    <style:style style:name="T797" style:parent-style-name="Προεπιλεγμένηγραμματοσειρά" style:family="text">
      <style:text-properties style:font-name="Arial" fo:color="#000000" fo:font-size="11pt" style:font-size-asian="11pt" style:font-size-complex="11pt" fo:language="el" fo:country="GR"/>
    </style:style>
    <style:style style:name="T798" style:parent-style-name="Προεπιλεγμένηγραμματοσειρά" style:family="text">
      <style:text-properties style:font-name="Arial" fo:color="#000000" fo:font-size="11pt" style:font-size-asian="11pt" style:font-size-complex="11pt"/>
    </style:style>
    <style:style style:name="T799" style:parent-style-name="Προεπιλεγμένηγραμματοσειρά" style:family="text">
      <style:text-properties style:font-name="Arial" fo:color="#000000" fo:font-size="11pt" style:font-size-asian="11pt" style:font-size-complex="11pt" fo:language="el" fo:country="GR"/>
    </style:style>
    <style:style style:name="T800" style:parent-style-name="Προεπιλεγμένηγραμματοσειρά" style:family="text">
      <style:text-properties style:font-name="Arial" fo:color="#000000" fo:font-size="11pt" style:font-size-asian="11pt" style:font-size-complex="11pt"/>
    </style:style>
    <style:style style:name="T801" style:parent-style-name="Προεπιλεγμένηγραμματοσειρά" style:family="text">
      <style:text-properties style:font-name="Arial" fo:color="#000000" fo:font-size="11pt" style:font-size-asian="11pt" style:font-size-complex="11pt" fo:language="el" fo:country="GR"/>
    </style:style>
    <style:style style:name="T802" style:parent-style-name="Προεπιλεγμένηγραμματοσειρά" style:family="text">
      <style:text-properties style:font-name="Arial" fo:color="#000000" fo:font-size="11pt" style:font-size-asian="11pt" style:font-size-complex="11pt"/>
    </style:style>
    <style:style style:name="T803" style:parent-style-name="Προεπιλεγμένηγραμματοσειρά" style:family="text">
      <style:text-properties style:font-name="Arial" fo:color="#000000" fo:font-size="11pt" style:font-size-asian="11pt" style:font-size-complex="11pt" fo:language="el" fo:country="GR"/>
    </style:style>
    <style:style style:name="P804" style:parent-style-name="Textbody" style:family="paragraph">
      <style:paragraph-properties fo:text-align="justify"/>
    </style:style>
    <style:style style:name="T805" style:parent-style-name="Προεπιλεγμένηγραμματοσειρά" style:family="text">
      <style:text-properties style:font-name="Arial" fo:color="#000000" fo:font-size="11pt" style:font-size-asian="11pt" style:font-size-complex="11pt"/>
    </style:style>
    <style:style style:name="T806" style:parent-style-name="Προεπιλεγμένηγραμματοσειρά" style:family="text">
      <style:text-properties style:font-name="Arial" fo:color="#000000" fo:font-size="11pt" style:font-size-asian="11pt" style:font-size-complex="11pt" fo:language="el" fo:country="GR"/>
    </style:style>
    <style:style style:name="T807" style:parent-style-name="Προεπιλεγμένηγραμματοσειρά" style:family="text">
      <style:text-properties style:font-name="Arial" fo:color="#000000" fo:font-size="11pt" style:font-size-asian="11pt" style:font-size-complex="11pt"/>
    </style:style>
    <style:style style:name="T808" style:parent-style-name="Προεπιλεγμένηγραμματοσειρά" style:family="text">
      <style:text-properties style:font-name="Arial" fo:color="#000000" fo:font-size="11pt" style:font-size-asian="11pt" style:font-size-complex="11pt" fo:language="el" fo:country="GR"/>
    </style:style>
    <style:style style:name="T809" style:parent-style-name="Προεπιλεγμένηγραμματοσειρά" style:family="text">
      <style:text-properties style:font-name="Arial" fo:color="#000000" fo:font-size="11pt" style:font-size-asian="11pt" style:font-size-complex="11pt"/>
    </style:style>
    <style:style style:name="T810" style:parent-style-name="Προεπιλεγμένηγραμματοσειρά" style:family="text">
      <style:text-properties style:font-name="Arial" fo:color="#000000" fo:font-size="11pt" style:font-size-asian="11pt" style:font-size-complex="11pt" fo:language="el" fo:country="GR"/>
    </style:style>
    <style:style style:name="T811" style:parent-style-name="Προεπιλεγμένηγραμματοσειρά" style:family="text">
      <style:text-properties style:font-name="Arial" fo:color="#000000" fo:font-size="11pt" style:font-size-asian="11pt" style:font-size-complex="11pt"/>
    </style:style>
    <style:style style:name="T812" style:parent-style-name="Προεπιλεγμένηγραμματοσειρά" style:family="text">
      <style:text-properties style:font-name="Arial" fo:color="#000000" fo:font-size="11pt" style:font-size-asian="11pt" style:font-size-complex="11pt" fo:language="el" fo:country="GR"/>
    </style:style>
    <style:style style:name="T813" style:parent-style-name="Προεπιλεγμένηγραμματοσειρά" style:family="text">
      <style:text-properties style:font-name="Arial" fo:color="#000000" fo:font-size="11pt" style:font-size-asian="11pt" style:font-size-complex="11pt"/>
    </style:style>
    <style:style style:name="T814" style:parent-style-name="Προεπιλεγμένηγραμματοσειρά" style:family="text">
      <style:text-properties style:font-name="Arial" fo:color="#000000" fo:font-size="11pt" style:font-size-asian="11pt" style:font-size-complex="11pt" fo:language="el" fo:country="GR"/>
    </style:style>
    <style:style style:name="T815" style:parent-style-name="Προεπιλεγμένηγραμματοσειρά" style:family="text">
      <style:text-properties style:font-name="Arial" fo:color="#000000" fo:font-size="11pt" style:font-size-asian="11pt" style:font-size-complex="11pt"/>
    </style:style>
    <style:style style:name="T816" style:parent-style-name="Προεπιλεγμένηγραμματοσειρά" style:family="text">
      <style:text-properties style:font-name="Arial" fo:color="#000000" fo:font-size="11pt" style:font-size-asian="11pt" style:font-size-complex="11pt" fo:language="el" fo:country="GR"/>
    </style:style>
    <style:style style:name="T817" style:parent-style-name="Προεπιλεγμένηγραμματοσειρά" style:family="text">
      <style:text-properties style:font-name="Arial" fo:color="#000000" fo:font-size="11pt" style:font-size-asian="11pt" style:font-size-complex="11pt" fo:language="el" fo:country="GR"/>
    </style:style>
    <style:style style:name="T818" style:parent-style-name="Προεπιλεγμένηγραμματοσειρά" style:family="text">
      <style:text-properties style:font-name="Arial" fo:color="#000000" fo:font-size="11pt" style:font-size-asian="11pt" style:font-size-complex="11pt"/>
    </style:style>
    <style:style style:name="T819" style:parent-style-name="Προεπιλεγμένηγραμματοσειρά" style:family="text">
      <style:text-properties style:font-name="Arial" fo:color="#000000" fo:font-size="11pt" style:font-size-asian="11pt" style:font-size-complex="11pt" fo:language="el" fo:country="GR"/>
    </style:style>
    <style:style style:name="P820" style:parent-style-name="Textbody" style:family="paragraph">
      <style:paragraph-properties fo:text-align="justify"/>
    </style:style>
    <style:style style:name="T821" style:parent-style-name="Προεπιλεγμένηγραμματοσειρά" style:family="text">
      <style:text-properties style:font-name="Arial" fo:color="#000000" fo:font-size="11pt" style:font-size-asian="11pt" style:font-size-complex="11pt"/>
    </style:style>
    <style:style style:name="T822" style:parent-style-name="Προεπιλεγμένηγραμματοσειρά" style:family="text">
      <style:text-properties style:font-name="Arial" fo:color="#000000" fo:font-size="11pt" style:font-size-asian="11pt" style:font-size-complex="11pt" fo:language="el" fo:country="GR"/>
    </style:style>
    <style:style style:name="T823" style:parent-style-name="Προεπιλεγμένηγραμματοσειρά" style:family="text">
      <style:text-properties style:font-name="Arial" fo:color="#000000" fo:font-size="11pt" style:font-size-asian="11pt" style:font-size-complex="11pt"/>
    </style:style>
    <style:style style:name="T824" style:parent-style-name="Προεπιλεγμένηγραμματοσειρά" style:family="text">
      <style:text-properties style:font-name="Arial" fo:color="#000000" fo:font-size="11pt" style:font-size-asian="11pt" style:font-size-complex="11pt" fo:language="el" fo:country="GR"/>
    </style:style>
    <style:style style:name="T825" style:parent-style-name="Προεπιλεγμένηγραμματοσειρά" style:family="text">
      <style:text-properties style:font-name="Arial" fo:color="#000000" fo:font-size="11pt" style:font-size-asian="11pt" style:font-size-complex="11pt"/>
    </style:style>
    <style:style style:name="T826" style:parent-style-name="Προεπιλεγμένηγραμματοσειρά" style:family="text">
      <style:text-properties style:font-name="Arial" fo:color="#000000" fo:font-size="11pt" style:font-size-asian="11pt" style:font-size-complex="11pt" fo:language="el" fo:country="GR"/>
    </style:style>
    <style:style style:name="T827" style:parent-style-name="Προεπιλεγμένηγραμματοσειρά" style:family="text">
      <style:text-properties style:font-name="Arial" fo:color="#000000" fo:font-size="11pt" style:font-size-asian="11pt" style:font-size-complex="11pt"/>
    </style:style>
    <style:style style:name="T828" style:parent-style-name="Προεπιλεγμένηγραμματοσειρά" style:family="text">
      <style:text-properties style:font-name="Arial" fo:color="#000000" fo:font-size="11pt" style:font-size-asian="11pt" style:font-size-complex="11pt" fo:language="el" fo:country="GR"/>
    </style:style>
    <style:style style:name="T829" style:parent-style-name="Προεπιλεγμένηγραμματοσειρά" style:family="text">
      <style:text-properties style:font-name="Arial" fo:color="#000000" fo:font-size="11pt" style:font-size-asian="11pt" style:font-size-complex="11pt"/>
    </style:style>
    <style:style style:name="T830" style:parent-style-name="Προεπιλεγμένηγραμματοσειρά" style:family="text">
      <style:text-properties style:font-name="Arial" fo:color="#000000" fo:font-size="11pt" style:font-size-asian="11pt" style:font-size-complex="11pt" fo:language="el" fo:country="GR"/>
    </style:style>
    <style:style style:name="T831" style:parent-style-name="Προεπιλεγμένηγραμματοσειρά" style:family="text">
      <style:text-properties style:font-name="Arial" fo:color="#000000" fo:font-size="11pt" style:font-size-asian="11pt" style:font-size-complex="11pt"/>
    </style:style>
    <style:style style:name="T832" style:parent-style-name="Προεπιλεγμένηγραμματοσειρά" style:family="text">
      <style:text-properties style:font-name="Arial" fo:color="#000000" fo:font-size="11pt" style:font-size-asian="11pt" style:font-size-complex="11pt" fo:language="el" fo:country="GR"/>
    </style:style>
    <style:style style:name="T833" style:parent-style-name="Προεπιλεγμένηγραμματοσειρά" style:family="text">
      <style:text-properties style:font-name="Arial" fo:color="#000000" fo:font-size="11pt" style:font-size-asian="11pt" style:font-size-complex="11pt"/>
    </style:style>
    <style:style style:name="T834" style:parent-style-name="Προεπιλεγμένηγραμματοσειρά" style:family="text">
      <style:text-properties style:font-name="Arial" fo:color="#000000" fo:font-size="11pt" style:font-size-asian="11pt" style:font-size-complex="11pt" fo:language="el" fo:country="GR"/>
    </style:style>
    <style:style style:name="P835" style:parent-style-name="Textbody" style:family="paragraph">
      <style:paragraph-properties fo:text-align="justify"/>
    </style:style>
    <style:style style:name="T836" style:parent-style-name="Προεπιλεγμένηγραμματοσειρά" style:family="text">
      <style:text-properties style:font-name="Arial" fo:color="#000000" fo:font-size="11pt" style:font-size-asian="11pt" style:font-size-complex="11pt"/>
    </style:style>
    <style:style style:name="T837" style:parent-style-name="Προεπιλεγμένηγραμματοσειρά" style:family="text">
      <style:text-properties style:font-name="Arial" fo:color="#000000" fo:font-size="11pt" style:font-size-asian="11pt" style:font-size-complex="11pt" fo:language="el" fo:country="GR"/>
    </style:style>
    <style:style style:name="T838" style:parent-style-name="Προεπιλεγμένηγραμματοσειρά" style:family="text">
      <style:text-properties style:font-name="Arial" fo:color="#000000" fo:font-size="11pt" style:font-size-asian="11pt" style:font-size-complex="11pt"/>
    </style:style>
    <style:style style:name="T839" style:parent-style-name="Προεπιλεγμένηγραμματοσειρά" style:family="text">
      <style:text-properties style:font-name="Arial" fo:color="#000000" fo:font-size="11pt" style:font-size-asian="11pt" style:font-size-complex="11pt" fo:language="el" fo:country="GR"/>
    </style:style>
    <style:style style:name="T840" style:parent-style-name="Προεπιλεγμένηγραμματοσειρά" style:family="text">
      <style:text-properties style:font-name="Arial" fo:color="#000000" fo:font-size="11pt" style:font-size-asian="11pt" style:font-size-complex="11pt"/>
    </style:style>
    <style:style style:name="T841" style:parent-style-name="Προεπιλεγμένηγραμματοσειρά" style:family="text">
      <style:text-properties style:font-name="Arial" fo:color="#000000" fo:font-size="11pt" style:font-size-asian="11pt" style:font-size-complex="11pt" fo:language="el" fo:country="GR"/>
    </style:style>
    <style:style style:name="T842" style:parent-style-name="Προεπιλεγμένηγραμματοσειρά" style:family="text">
      <style:text-properties style:font-name="Arial" fo:color="#000000" fo:font-size="11pt" style:font-size-asian="11pt" style:font-size-complex="11pt" fo:language="el" fo:country="GR"/>
    </style:style>
    <style:style style:name="T843" style:parent-style-name="Προεπιλεγμένηγραμματοσειρά" style:family="text">
      <style:text-properties style:font-name="Arial" fo:color="#000000" fo:font-size="11pt" style:font-size-asian="11pt" style:font-size-complex="11pt"/>
    </style:style>
    <style:style style:name="T844" style:parent-style-name="Προεπιλεγμένηγραμματοσειρά" style:family="text">
      <style:text-properties style:font-name="Arial" fo:color="#000000" fo:font-size="11pt" style:font-size-asian="11pt" style:font-size-complex="11pt" fo:language="el" fo:country="GR"/>
    </style:style>
    <style:style style:name="T845" style:parent-style-name="Προεπιλεγμένηγραμματοσειρά" style:family="text">
      <style:text-properties style:font-name="Arial" fo:color="#000000" fo:font-size="11pt" style:font-size-asian="11pt" style:font-size-complex="11pt"/>
    </style:style>
    <style:style style:name="T846" style:parent-style-name="Προεπιλεγμένηγραμματοσειρά" style:family="text">
      <style:text-properties style:font-name="Arial" fo:color="#000000" fo:font-size="11pt" style:font-size-asian="11pt" style:font-size-complex="11pt" fo:language="el" fo:country="GR"/>
    </style:style>
    <style:style style:name="T847" style:parent-style-name="Προεπιλεγμένηγραμματοσειρά" style:family="text">
      <style:text-properties style:font-name="Arial" fo:color="#000000" fo:font-size="11pt" style:font-size-asian="11pt" style:font-size-complex="11pt"/>
    </style:style>
    <style:style style:name="T848" style:parent-style-name="Προεπιλεγμένηγραμματοσειρά" style:family="text">
      <style:text-properties style:font-name="Arial" fo:color="#000000" fo:font-size="11pt" style:font-size-asian="11pt" style:font-size-complex="11pt" fo:language="el" fo:country="GR"/>
    </style:style>
    <style:style style:name="T849" style:parent-style-name="Προεπιλεγμένηγραμματοσειρά" style:family="text">
      <style:text-properties style:font-name="Arial" fo:color="#000000" fo:font-size="11pt" style:font-size-asian="11pt" style:font-size-complex="11pt"/>
    </style:style>
    <style:style style:name="T850" style:parent-style-name="Προεπιλεγμένηγραμματοσειρά" style:family="text">
      <style:text-properties style:font-name="Arial" fo:color="#000000" fo:font-size="11pt" style:font-size-asian="11pt" style:font-size-complex="11pt" fo:language="el" fo:country="GR"/>
    </style:style>
    <style:style style:name="P851" style:parent-style-name="Textbody" style:family="paragraph">
      <style:paragraph-properties fo:text-align="justify"/>
    </style:style>
    <style:style style:name="T852" style:parent-style-name="Προεπιλεγμένηγραμματοσειρά" style:family="text">
      <style:text-properties style:font-name="Arial" fo:color="#000000" fo:font-size="11pt" style:font-size-asian="11pt" style:font-size-complex="11pt"/>
    </style:style>
    <style:style style:name="T853" style:parent-style-name="Προεπιλεγμένηγραμματοσειρά" style:family="text">
      <style:text-properties style:font-name="Arial" fo:color="#000000" fo:font-size="11pt" style:font-size-asian="11pt" style:font-size-complex="11pt" fo:language="el" fo:country="GR"/>
    </style:style>
    <style:style style:name="T854" style:parent-style-name="Προεπιλεγμένηγραμματοσειρά" style:family="text">
      <style:text-properties style:font-name="Arial" fo:color="#000000" fo:font-size="11pt" style:font-size-asian="11pt" style:font-size-complex="11pt"/>
    </style:style>
    <style:style style:name="T855" style:parent-style-name="Προεπιλεγμένηγραμματοσειρά" style:family="text">
      <style:text-properties style:font-name="Arial" fo:color="#000000" fo:font-size="11pt" style:font-size-asian="11pt" style:font-size-complex="11pt" fo:language="el" fo:country="GR"/>
    </style:style>
    <style:style style:name="T856" style:parent-style-name="Προεπιλεγμένηγραμματοσειρά" style:family="text">
      <style:text-properties style:font-name="Arial" fo:color="#000000" fo:font-size="11pt" style:font-size-asian="11pt" style:font-size-complex="11pt"/>
    </style:style>
    <style:style style:name="T857" style:parent-style-name="Προεπιλεγμένηγραμματοσειρά" style:family="text">
      <style:text-properties style:font-name="Arial" fo:color="#000000" fo:font-size="11pt" style:font-size-asian="11pt" style:font-size-complex="11pt" fo:language="el" fo:country="GR"/>
    </style:style>
    <style:style style:name="T858" style:parent-style-name="Προεπιλεγμένηγραμματοσειρά" style:family="text">
      <style:text-properties style:font-name="Arial" fo:color="#000000" fo:font-size="11pt" style:font-size-asian="11pt" style:font-size-complex="11pt"/>
    </style:style>
    <style:style style:name="T859" style:parent-style-name="Προεπιλεγμένηγραμματοσειρά" style:family="text">
      <style:text-properties style:font-name="Arial" fo:color="#000000" fo:font-size="11pt" style:font-size-asian="11pt" style:font-size-complex="11pt" fo:language="el" fo:country="GR"/>
    </style:style>
    <style:style style:name="T860" style:parent-style-name="Προεπιλεγμένηγραμματοσειρά" style:family="text">
      <style:text-properties style:font-name="Arial" fo:color="#000000" fo:font-size="11pt" style:font-size-asian="11pt" style:font-size-complex="11pt"/>
    </style:style>
    <style:style style:name="T861" style:parent-style-name="Προεπιλεγμένηγραμματοσειρά" style:family="text">
      <style:text-properties style:font-name="Arial" fo:color="#000000" fo:font-size="11pt" style:font-size-asian="11pt" style:font-size-complex="11pt" fo:language="el" fo:country="GR"/>
    </style:style>
    <style:style style:name="T862" style:parent-style-name="Προεπιλεγμένηγραμματοσειρά" style:family="text">
      <style:text-properties style:font-name="Arial" fo:color="#000000" fo:font-size="11pt" style:font-size-asian="11pt" style:font-size-complex="11pt"/>
    </style:style>
    <style:style style:name="T863" style:parent-style-name="Προεπιλεγμένηγραμματοσειρά" style:family="text">
      <style:text-properties style:font-name="Arial" fo:color="#000000" fo:font-size="11pt" style:font-size-asian="11pt" style:font-size-complex="11pt" fo:language="el" fo:country="GR"/>
    </style:style>
    <style:style style:name="T864" style:parent-style-name="Προεπιλεγμένηγραμματοσειρά" style:family="text">
      <style:text-properties style:font-name="Arial" fo:color="#000000" fo:font-size="11pt" style:font-size-asian="11pt" style:font-size-complex="11pt" fo:language="el" fo:country="GR"/>
    </style:style>
    <style:style style:name="P865" style:parent-style-name="Textbody" style:family="paragraph">
      <style:paragraph-properties fo:text-align="justify"/>
    </style:style>
    <style:style style:name="T866" style:parent-style-name="Προεπιλεγμένηγραμματοσειρά" style:family="text">
      <style:text-properties style:font-name="Arial" fo:color="#000000" fo:font-size="11pt" style:font-size-asian="11pt" style:font-size-complex="11pt"/>
    </style:style>
    <style:style style:name="T867" style:parent-style-name="Προεπιλεγμένηγραμματοσειρά" style:family="text">
      <style:text-properties style:font-name="Arial" fo:color="#000000" fo:font-size="11pt" style:font-size-asian="11pt" style:font-size-complex="11pt" fo:language="el" fo:country="GR"/>
    </style:style>
    <style:style style:name="T868" style:parent-style-name="Προεπιλεγμένηγραμματοσειρά" style:family="text">
      <style:text-properties style:font-name="Arial" fo:color="#000000" fo:font-size="11pt" style:font-size-asian="11pt" style:font-size-complex="11pt"/>
    </style:style>
    <style:style style:name="T869" style:parent-style-name="Προεπιλεγμένηγραμματοσειρά" style:family="text">
      <style:text-properties style:font-name="Arial" fo:color="#000000" fo:font-size="11pt" style:font-size-asian="11pt" style:font-size-complex="11pt" fo:language="el" fo:country="GR"/>
    </style:style>
    <style:style style:name="T870" style:parent-style-name="Προεπιλεγμένηγραμματοσειρά" style:family="text">
      <style:text-properties style:font-name="Arial" fo:color="#000000" fo:font-size="11pt" style:font-size-asian="11pt" style:font-size-complex="11pt"/>
    </style:style>
    <style:style style:name="T871" style:parent-style-name="Προεπιλεγμένηγραμματοσειρά" style:family="text">
      <style:text-properties style:font-name="Arial" fo:color="#000000" fo:font-size="11pt" style:font-size-asian="11pt" style:font-size-complex="11pt" fo:language="el" fo:country="GR"/>
    </style:style>
    <style:style style:name="T872" style:parent-style-name="Προεπιλεγμένηγραμματοσειρά" style:family="text">
      <style:text-properties style:font-name="Arial" fo:color="#000000" fo:font-size="11pt" style:font-size-asian="11pt" style:font-size-complex="11pt"/>
    </style:style>
    <style:style style:name="T873" style:parent-style-name="Προεπιλεγμένηγραμματοσειρά" style:family="text">
      <style:text-properties style:font-name="Arial" fo:color="#000000" fo:font-size="11pt" style:font-size-asian="11pt" style:font-size-complex="11pt" fo:language="el" fo:country="GR"/>
    </style:style>
    <style:style style:name="T874" style:parent-style-name="Προεπιλεγμένηγραμματοσειρά" style:family="text">
      <style:text-properties style:font-name="Arial" fo:color="#000000" fo:font-size="11pt" style:font-size-asian="11pt" style:font-size-complex="11pt"/>
    </style:style>
    <style:style style:name="T875" style:parent-style-name="Προεπιλεγμένηγραμματοσειρά" style:family="text">
      <style:text-properties style:font-name="Arial" fo:color="#000000" fo:font-size="11pt" style:font-size-asian="11pt" style:font-size-complex="11pt" fo:language="el" fo:country="GR"/>
    </style:style>
    <style:style style:name="P876" style:parent-style-name="Textbody" style:family="paragraph">
      <style:paragraph-properties fo:text-align="justify"/>
    </style:style>
    <style:style style:name="T877" style:parent-style-name="Προεπιλεγμένηγραμματοσειρά" style:family="text">
      <style:text-properties style:font-name="Arial" fo:color="#000000" fo:font-size="11pt" style:font-size-asian="11pt" style:font-size-complex="11pt"/>
    </style:style>
    <style:style style:name="T878" style:parent-style-name="Προεπιλεγμένηγραμματοσειρά" style:family="text">
      <style:text-properties style:font-name="Arial" fo:color="#000000" fo:font-size="11pt" style:font-size-asian="11pt" style:font-size-complex="11pt" fo:language="el" fo:country="GR"/>
    </style:style>
    <style:style style:name="T879" style:parent-style-name="Προεπιλεγμένηγραμματοσειρά" style:family="text">
      <style:text-properties style:font-name="Arial" fo:color="#000000" fo:font-size="11pt" style:font-size-asian="11pt" style:font-size-complex="11pt"/>
    </style:style>
    <style:style style:name="T880" style:parent-style-name="Προεπιλεγμένηγραμματοσειρά" style:family="text">
      <style:text-properties style:font-name="Arial" fo:color="#000000" fo:font-size="11pt" style:font-size-asian="11pt" style:font-size-complex="11pt" fo:language="el" fo:country="GR"/>
    </style:style>
    <style:style style:name="T881" style:parent-style-name="Προεπιλεγμένηγραμματοσειρά" style:family="text">
      <style:text-properties style:font-name="Arial" fo:color="#000000" fo:font-size="11pt" style:font-size-asian="11pt" style:font-size-complex="11pt"/>
    </style:style>
    <style:style style:name="T882" style:parent-style-name="Προεπιλεγμένηγραμματοσειρά" style:family="text">
      <style:text-properties style:font-name="Arial" fo:color="#000000" fo:font-size="11pt" style:font-size-asian="11pt" style:font-size-complex="11pt" fo:language="el" fo:country="GR"/>
    </style:style>
    <style:style style:name="T883" style:parent-style-name="Προεπιλεγμένηγραμματοσειρά" style:family="text">
      <style:text-properties style:font-name="Arial" fo:color="#000000" fo:font-size="11pt" style:font-size-asian="11pt" style:font-size-complex="11pt"/>
    </style:style>
    <style:style style:name="T884" style:parent-style-name="Προεπιλεγμένηγραμματοσειρά" style:family="text">
      <style:text-properties style:font-name="Arial" fo:color="#000000" fo:font-size="11pt" style:font-size-asian="11pt" style:font-size-complex="11pt" fo:language="el" fo:country="GR"/>
    </style:style>
    <style:style style:name="P885" style:parent-style-name="Textbody" style:family="paragraph">
      <style:paragraph-properties fo:text-align="justify"/>
    </style:style>
    <style:style style:name="T886" style:parent-style-name="Προεπιλεγμένηγραμματοσειρά" style:family="text">
      <style:text-properties style:font-name="Arial" fo:color="#000000" fo:font-size="11pt" style:font-size-asian="11pt" style:font-size-complex="11pt"/>
    </style:style>
    <style:style style:name="T887" style:parent-style-name="Προεπιλεγμένηγραμματοσειρά" style:family="text">
      <style:text-properties style:font-name="Arial" fo:color="#000000" fo:font-size="11pt" style:font-size-asian="11pt" style:font-size-complex="11pt" fo:language="el" fo:country="GR"/>
    </style:style>
    <style:style style:name="T888" style:parent-style-name="Προεπιλεγμένηγραμματοσειρά" style:family="text">
      <style:text-properties style:font-name="Arial" fo:color="#000000" fo:font-size="11pt" style:font-size-asian="11pt" style:font-size-complex="11pt"/>
    </style:style>
    <style:style style:name="T889" style:parent-style-name="Προεπιλεγμένηγραμματοσειρά" style:family="text">
      <style:text-properties style:font-name="Arial" fo:color="#000000" fo:font-size="11pt" style:font-size-asian="11pt" style:font-size-complex="11pt" fo:language="el" fo:country="GR"/>
    </style:style>
    <style:style style:name="T890" style:parent-style-name="Προεπιλεγμένηγραμματοσειρά" style:family="text">
      <style:text-properties style:font-name="Arial" fo:color="#000000" fo:font-size="11pt" style:font-size-asian="11pt" style:font-size-complex="11pt"/>
    </style:style>
    <style:style style:name="T891" style:parent-style-name="Προεπιλεγμένηγραμματοσειρά" style:family="text">
      <style:text-properties style:font-name="Arial" fo:color="#000000" fo:font-size="11pt" style:font-size-asian="11pt" style:font-size-complex="11pt" fo:language="el" fo:country="GR"/>
    </style:style>
    <style:style style:name="T892" style:parent-style-name="Προεπιλεγμένηγραμματοσειρά" style:family="text">
      <style:text-properties style:font-name="Arial" fo:color="#000000" fo:font-size="11pt" style:font-size-asian="11pt" style:font-size-complex="11pt"/>
    </style:style>
    <style:style style:name="T893" style:parent-style-name="Προεπιλεγμένηγραμματοσειρά" style:family="text">
      <style:text-properties style:font-name="Arial" fo:color="#000000" fo:font-size="11pt" style:font-size-asian="11pt" style:font-size-complex="11pt"/>
    </style:style>
    <style:style style:name="T894" style:parent-style-name="Προεπιλεγμένηγραμματοσειρά" style:family="text">
      <style:text-properties style:font-name="Arial" fo:color="#000000" fo:font-size="11pt" style:font-size-asian="11pt" style:font-size-complex="11pt" fo:language="el" fo:country="GR"/>
    </style:style>
    <style:style style:name="T895" style:parent-style-name="Προεπιλεγμένηγραμματοσειρά" style:family="text">
      <style:text-properties style:font-name="Arial" fo:color="#000000" fo:font-size="11pt" style:font-size-asian="11pt" style:font-size-complex="11pt"/>
    </style:style>
    <style:style style:name="T896" style:parent-style-name="Προεπιλεγμένηγραμματοσειρά" style:family="text">
      <style:text-properties style:font-name="Arial" fo:color="#000000" fo:font-size="11pt" style:font-size-asian="11pt" style:font-size-complex="11pt" fo:language="el" fo:country="GR"/>
    </style:style>
    <style:style style:name="P897" style:parent-style-name="Textbody" style:family="paragraph">
      <style:paragraph-properties fo:text-align="justify"/>
    </style:style>
    <style:style style:name="T898" style:parent-style-name="Προεπιλεγμένηγραμματοσειρά" style:family="text">
      <style:text-properties style:font-name="Arial" fo:color="#000000" fo:font-size="11pt" style:font-size-asian="11pt" style:font-size-complex="11pt"/>
    </style:style>
    <style:style style:name="T899" style:parent-style-name="Προεπιλεγμένηγραμματοσειρά" style:family="text">
      <style:text-properties style:font-name="Arial" fo:color="#000000" fo:font-size="11pt" style:font-size-asian="11pt" style:font-size-complex="11pt" fo:language="el" fo:country="GR"/>
    </style:style>
    <style:style style:name="P900" style:parent-style-name="Προ-διαμορφωμένοHTML" style:family="paragraph">
      <style:paragraph-properties fo:background-color="#FFFFFF"/>
    </style:style>
    <style:style style:name="T901" style:parent-style-name="Προεπιλεγμένηγραμματοσειρά" style:family="text">
      <style:text-properties style:font-name="Arial" fo:color="#000000" fo:font-size="11pt" style:font-size-asian="11pt" style:font-size-complex="11pt" fo:language="el" fo:country="GR"/>
    </style:style>
    <style:style style:name="T902" style:parent-style-name="Προεπιλεγμένηγραμματοσειρά" style:family="text">
      <style:text-properties style:font-name="Arial" fo:color="#000000" fo:font-size="11pt" style:font-size-asian="11pt" style:font-size-complex="11pt" fo:language="el" fo:country="GR"/>
    </style:style>
    <style:style style:name="T903" style:parent-style-name="Προεπιλεγμένηγραμματοσειρά" style:family="text">
      <style:text-properties style:font-name="Arial" fo:color="#000000" fo:font-size="11pt" style:font-size-asian="11pt" style:font-size-complex="11pt"/>
    </style:style>
    <style:style style:name="T904" style:parent-style-name="Προεπιλεγμένηγραμματοσειρά" style:family="text">
      <style:text-properties style:font-name="Arial" fo:color="#000000" fo:font-size="11pt" style:font-size-asian="11pt" style:font-size-complex="11pt" fo:language="el" fo:country="GR"/>
    </style:style>
    <style:style style:name="T905" style:parent-style-name="Προεπιλεγμένηγραμματοσειρά" style:family="text">
      <style:text-properties style:font-name="Arial" fo:color="#000000" fo:font-size="11pt" style:font-size-asian="11pt" style:font-size-complex="11pt"/>
    </style:style>
    <style:style style:name="T906" style:parent-style-name="Προεπιλεγμένηγραμματοσειρά" style:family="text">
      <style:text-properties style:font-name="Arial" fo:color="#000000" fo:font-size="11pt" style:font-size-asian="11pt" style:font-size-complex="11pt" fo:language="el" fo:country="GR"/>
    </style:style>
    <style:style style:name="T907" style:parent-style-name="Προεπιλεγμένηγραμματοσειρά" style:family="text">
      <style:text-properties style:font-name="Arial" fo:color="#000000" fo:font-size="11pt" style:font-size-asian="11pt" style:font-size-complex="11pt"/>
    </style:style>
    <style:style style:name="T908" style:parent-style-name="Προεπιλεγμένηγραμματοσειρά" style:family="text">
      <style:text-properties style:font-name="Arial" fo:color="#000000" fo:font-size="11pt" style:font-size-asian="11pt" style:font-size-complex="11pt" fo:language="el" fo:country="GR"/>
    </style:style>
    <style:style style:name="T909" style:parent-style-name="Προεπιλεγμένηγραμματοσειρά" style:family="text">
      <style:text-properties fo:color="#000000"/>
    </style:style>
    <style:style style:name="T910" style:parent-style-name="Προεπιλεγμένηγραμματοσειρά" style:family="text">
      <style:text-properties fo:color="#000000" fo:language="el" fo:country="GR"/>
    </style:style>
    <style:style style:name="T911" style:parent-style-name="Προεπιλεγμένηγραμματοσειρά" style:family="text">
      <style:text-properties fo:color="#000000"/>
    </style:style>
    <style:style style:name="T912" style:parent-style-name="Προεπιλεγμένηγραμματοσειρά" style:family="text">
      <style:text-properties fo:color="#000000" fo:language="el" fo:country="GR"/>
    </style:style>
    <style:style style:name="T913" style:parent-style-name="Προεπιλεγμένηγραμματοσειρά" style:family="text">
      <style:text-properties fo:color="#000000"/>
    </style:style>
    <style:style style:name="T914" style:parent-style-name="Προεπιλεγμένηγραμματοσειρά" style:family="text">
      <style:text-properties fo:color="#000000" fo:language="el" fo:country="GR"/>
    </style:style>
    <style:style style:name="T915" style:parent-style-name="Προεπιλεγμένηγραμματοσειρά" style:family="text">
      <style:text-properties fo:color="#000000"/>
    </style:style>
    <style:style style:name="T916" style:parent-style-name="Προεπιλεγμένηγραμματοσειρά" style:family="text">
      <style:text-properties fo:color="#000000" fo:language="el" fo:country="GR"/>
    </style:style>
    <style:style style:name="T917" style:parent-style-name="Προεπιλεγμένηγραμματοσειρά" style:family="text">
      <style:text-properties fo:color="#000000"/>
    </style:style>
    <style:style style:name="T918" style:parent-style-name="Προεπιλεγμένηγραμματοσειρά" style:family="text">
      <style:text-properties fo:color="#000000" fo:language="el" fo:country="GR"/>
    </style:style>
    <style:style style:name="T919" style:parent-style-name="Προεπιλεγμένηγραμματοσειρά" style:family="text">
      <style:text-properties fo:color="#000000"/>
    </style:style>
    <style:style style:name="T920" style:parent-style-name="Προεπιλεγμένηγραμματοσειρά" style:family="text">
      <style:text-properties fo:color="#000000" fo:language="el" fo:country="GR"/>
    </style:style>
    <style:style style:name="T921" style:parent-style-name="Προεπιλεγμένηγραμματοσειρά" style:family="text">
      <style:text-properties fo:color="#000000"/>
    </style:style>
    <style:style style:name="T922" style:parent-style-name="Προεπιλεγμένηγραμματοσειρά" style:family="text">
      <style:text-properties fo:color="#000000" fo:language="el" fo:country="GR"/>
    </style:style>
    <style:style style:name="T923" style:parent-style-name="Προεπιλεγμένηγραμματοσειρά" style:family="text">
      <style:text-properties fo:color="#000000"/>
    </style:style>
    <style:style style:name="T924" style:parent-style-name="Προεπιλεγμένηγραμματοσειρά" style:family="text">
      <style:text-properties fo:color="#000000" fo:language="el" fo:country="GR"/>
    </style:style>
    <style:style style:name="T925" style:parent-style-name="Προεπιλεγμένηγραμματοσειρά" style:family="text">
      <style:text-properties fo:color="#000000"/>
    </style:style>
    <style:style style:name="T926" style:parent-style-name="Προεπιλεγμένηγραμματοσειρά" style:family="text">
      <style:text-properties fo:color="#000000" fo:language="el" fo:country="GR"/>
    </style:style>
    <style:style style:name="T927" style:parent-style-name="Προεπιλεγμένηγραμματοσειρά" style:family="text">
      <style:text-properties fo:color="#000000"/>
    </style:style>
    <style:style style:name="T928" style:parent-style-name="Προεπιλεγμένηγραμματοσειρά" style:family="text">
      <style:text-properties fo:color="#000000" fo:language="el" fo:country="GR"/>
    </style:style>
    <style:style style:name="T929" style:parent-style-name="Προεπιλεγμένηγραμματοσειρά" style:family="text">
      <style:text-properties fo:color="#000000"/>
    </style:style>
    <style:style style:name="T930" style:parent-style-name="Προεπιλεγμένηγραμματοσειρά" style:family="text">
      <style:text-properties fo:color="#000000" fo:language="el" fo:country="GR"/>
    </style:style>
    <style:style style:name="T931" style:parent-style-name="Προεπιλεγμένηγραμματοσειρά" style:family="text">
      <style:text-properties fo:color="#000000"/>
    </style:style>
    <style:style style:name="T932" style:parent-style-name="Προεπιλεγμένηγραμματοσειρά" style:family="text">
      <style:text-properties fo:color="#000000" fo:language="el" fo:country="GR"/>
    </style:style>
    <style:style style:name="T933" style:parent-style-name="Προεπιλεγμένηγραμματοσειρά" style:family="text">
      <style:text-properties fo:color="#000000"/>
    </style:style>
    <style:style style:name="T934" style:parent-style-name="Προεπιλεγμένηγραμματοσειρά" style:family="text">
      <style:text-properties fo:color="#000000" fo:language="el" fo:country="GR"/>
    </style:style>
    <style:style style:name="T935"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936" style:parent-style-name="Προεπιλεγμένηγραμματοσειρά" style:family="text">
      <style:text-properties style:font-name="Arial" style:font-name-complex="Arial" fo:color="#000000" fo:font-size="11pt" style:font-size-asian="11pt" style:font-size-complex="11pt"/>
    </style:style>
    <style:style style:name="T937"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938" style:parent-style-name="Προεπιλεγμένηγραμματοσειρά" style:family="text">
      <style:text-properties style:font-name="Arial" style:font-name-complex="Arial" fo:color="#000000" fo:font-size="11pt" style:font-size-asian="11pt" style:font-size-complex="11pt"/>
    </style:style>
    <style:style style:name="T939"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940" style:parent-style-name="Προεπιλεγμένηγραμματοσειρά" style:family="text">
      <style:text-properties style:font-name="Arial" style:font-name-complex="Arial" fo:color="#000000" fo:font-size="11pt" style:font-size-asian="11pt" style:font-size-complex="11pt"/>
    </style:style>
    <style:style style:name="T941"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942" style:parent-style-name="Προεπιλεγμένηγραμματοσειρά" style:family="text">
      <style:text-properties style:font-name="Arial" style:font-name-complex="Arial" fo:color="#000000" fo:font-size="11pt" style:font-size-asian="11pt" style:font-size-complex="11pt"/>
    </style:style>
    <style:style style:name="T943"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944" style:parent-style-name="Προεπιλεγμένηγραμματοσειρά" style:family="text">
      <style:text-properties style:font-name="Arial" style:font-name-complex="Arial" fo:color="#000000" fo:font-size="11pt" style:font-size-asian="11pt" style:font-size-complex="11pt"/>
    </style:style>
    <style:style style:name="T945"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946" style:parent-style-name="Προεπιλεγμένηγραμματοσειρά" style:family="text">
      <style:text-properties style:font-name="Arial" style:font-name-complex="Arial" fo:color="#000000" fo:font-size="11pt" style:font-size-asian="11pt" style:font-size-complex="11pt"/>
    </style:style>
    <style:style style:name="T947"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948" style:parent-style-name="Προεπιλεγμένηγραμματοσειρά" style:family="text">
      <style:text-properties style:font-name="Arial" style:font-name-complex="Arial" fo:color="#000000" fo:font-size="11pt" style:font-size-asian="11pt" style:font-size-complex="11pt"/>
    </style:style>
    <style:style style:name="T949"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950" style:parent-style-name="Προεπιλεγμένηγραμματοσειρά" style:family="text">
      <style:text-properties style:font-name="Arial" style:font-name-complex="Arial" fo:color="#000000" fo:font-size="11pt" style:font-size-asian="11pt" style:font-size-complex="11pt"/>
    </style:style>
    <style:style style:name="T951"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952" style:parent-style-name="Προεπιλεγμένηγραμματοσειρά" style:family="text">
      <style:text-properties style:font-name="Arial" style:font-name-complex="Arial" fo:color="#000000" fo:font-size="11pt" style:font-size-asian="11pt" style:font-size-complex="11pt"/>
    </style:style>
    <style:style style:name="T953"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954" style:parent-style-name="Προεπιλεγμένηγραμματοσειρά" style:family="text">
      <style:text-properties style:font-name="Arial" style:font-name-complex="Arial" fo:color="#000000" fo:font-size="11pt" style:font-size-asian="11pt" style:font-size-complex="11pt"/>
    </style:style>
    <style:style style:name="T955"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956" style:parent-style-name="Προεπιλεγμένηγραμματοσειρά" style:family="text">
      <style:text-properties style:font-name="Arial" style:font-name-complex="Arial" fo:color="#000000" fo:font-size="11pt" style:font-size-asian="11pt" style:font-size-complex="11pt"/>
    </style:style>
    <style:style style:name="T957"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958" style:parent-style-name="Προεπιλεγμένηγραμματοσειρά" style:family="text">
      <style:text-properties style:font-name="Arial" style:font-name-complex="Arial" fo:color="#000000" fo:font-size="11pt" style:font-size-asian="11pt" style:font-size-complex="11pt"/>
    </style:style>
    <style:style style:name="T959"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960"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P961" style:parent-style-name="Προ-διαμορφωμένοHTML" style:family="paragraph">
      <style:paragraph-properties fo:background-color="#FFFFFF"/>
      <style:text-properties style:font-name="Arial" style:font-name-complex="Arial" fo:color="#000000" fo:font-size="11pt" style:font-size-asian="11pt" style:font-size-complex="11pt" fo:language="el" fo:country="GR"/>
    </style:style>
    <style:style style:name="P962" style:parent-style-name="Προ-διαμορφωμένοHTML" style:family="paragraph">
      <style:paragraph-properties fo:background-color="#FFFFFF"/>
    </style:style>
    <style:style style:name="T963"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964" style:parent-style-name="Προεπιλεγμένηγραμματοσειρά" style:family="text">
      <style:text-properties style:font-name="Arial" style:font-name-complex="Arial" fo:color="#000000" fo:font-size="11pt" style:font-size-asian="11pt" style:font-size-complex="11pt"/>
    </style:style>
    <style:style style:name="T965"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966"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967" style:parent-style-name="Προεπιλεγμένηγραμματοσειρά" style:family="text">
      <style:text-properties style:font-name="Arial" style:font-name-complex="Arial" fo:color="#000000" fo:font-size="11pt" style:font-size-asian="11pt" style:font-size-complex="11pt"/>
    </style:style>
    <style:style style:name="T968"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969" style:parent-style-name="Προεπιλεγμένηγραμματοσειρά" style:family="text">
      <style:text-properties style:font-name="Arial" style:font-name-complex="Arial" fo:color="#000000" fo:font-size="11pt" style:font-size-asian="11pt" style:font-size-complex="11pt"/>
    </style:style>
    <style:style style:name="P970" style:parent-style-name="Προ-διαμορφωμένοHTML" style:family="paragraph">
      <style:paragraph-properties fo:background-color="#FFFFFF"/>
    </style:style>
    <style:style style:name="T971" style:parent-style-name="Προεπιλεγμένηγραμματοσειρά" style:family="text">
      <style:text-properties style:font-name="Arial" style:font-name-complex="Arial" fo:color="#000000" fo:font-size="11pt" style:font-size-asian="11pt" style:font-size-complex="11pt"/>
    </style:style>
    <style:style style:name="T972"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973" style:parent-style-name="Προεπιλεγμένηγραμματοσειρά" style:family="text">
      <style:text-properties style:font-name="Arial" style:font-name-complex="Arial" fo:color="#000000" fo:font-size="11pt" style:font-size-asian="11pt" style:font-size-complex="11pt"/>
    </style:style>
    <style:style style:name="T974"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975" style:parent-style-name="Προεπιλεγμένηγραμματοσειρά" style:family="text">
      <style:text-properties style:font-name="Arial" style:font-name-complex="Arial" fo:color="#000000" fo:font-size="11pt" style:font-size-asian="11pt" style:font-size-complex="11pt"/>
    </style:style>
    <style:style style:name="T976"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977" style:parent-style-name="Προεπιλεγμένηγραμματοσειρά" style:family="text">
      <style:text-properties style:font-name="Arial" style:font-name-complex="Arial" fo:color="#000000" fo:font-size="11pt" style:font-size-asian="11pt" style:font-size-complex="11pt"/>
    </style:style>
    <style:style style:name="T978"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979"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980" style:parent-style-name="Προεπιλεγμένηγραμματοσειρά" style:family="text">
      <style:text-properties style:font-name="Arial" style:font-name-complex="Arial" fo:color="#000000" fo:font-size="11pt" style:font-size-asian="11pt" style:font-size-complex="11pt"/>
    </style:style>
    <style:style style:name="T981"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982" style:parent-style-name="Προεπιλεγμένηγραμματοσειρά" style:family="text">
      <style:text-properties style:font-name="Arial" style:font-name-complex="Arial" fo:color="#000000" fo:font-size="11pt" style:font-size-asian="11pt" style:font-size-complex="11pt"/>
    </style:style>
    <style:style style:name="T983"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984" style:parent-style-name="Προεπιλεγμένηγραμματοσειρά" style:family="text">
      <style:text-properties style:font-name="Arial" style:font-name-complex="Arial" fo:color="#000000" fo:font-size="11pt" style:font-size-asian="11pt" style:font-size-complex="11pt"/>
    </style:style>
    <style:style style:name="T985"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986" style:parent-style-name="Προεπιλεγμένηγραμματοσειρά" style:family="text">
      <style:text-properties style:font-name="Arial" style:font-name-complex="Arial" fo:color="#000000" fo:font-size="11pt" style:font-size-asian="11pt" style:font-size-complex="11pt"/>
    </style:style>
    <style:style style:name="T987"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988" style:parent-style-name="Προεπιλεγμένηγραμματοσειρά" style:family="text">
      <style:text-properties style:font-name="Arial" style:font-name-complex="Arial" fo:color="#000000" fo:font-size="11pt" style:font-size-asian="11pt" style:font-size-complex="11pt"/>
    </style:style>
    <style:style style:name="T989"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990" style:parent-style-name="Προεπιλεγμένηγραμματοσειρά" style:family="text">
      <style:text-properties style:font-name="Arial" style:font-name-complex="Arial" fo:color="#000000" fo:font-size="11pt" style:font-size-asian="11pt" style:font-size-complex="11pt"/>
    </style:style>
    <style:style style:name="T991"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992"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993" style:parent-style-name="Προεπιλεγμένηγραμματοσειρά" style:family="text">
      <style:text-properties style:font-name="Arial" style:font-name-complex="Arial" fo:color="#000000" fo:font-size="11pt" style:font-size-asian="11pt" style:font-size-complex="11pt"/>
    </style:style>
    <style:style style:name="T994"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995" style:parent-style-name="Προεπιλεγμένηγραμματοσειρά" style:family="text">
      <style:text-properties style:font-name="Arial" style:font-name-complex="Arial" fo:color="#000000" fo:font-size="11pt" style:font-size-asian="11pt" style:font-size-complex="11pt"/>
    </style:style>
    <style:style style:name="T996"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P997" style:parent-style-name="Textbody" style:family="paragraph">
      <style:paragraph-properties fo:text-align="justify"/>
      <style:text-properties style:font-name="Arial" fo:color="#000000" fo:font-size="11pt" style:font-size-asian="11pt" style:font-size-complex="11pt" fo:language="el" fo:country="GR"/>
    </style:style>
    <style:style style:name="P998" style:parent-style-name="Textbody" style:family="paragraph">
      <style:paragraph-properties fo:text-align="justify"/>
      <style:text-properties style:font-name="Arial" fo:color="#000000" fo:font-size="11pt" style:font-size-asian="11pt" style:font-size-complex="11pt" fo:language="el" fo:country="GR"/>
    </style:style>
    <style:style style:name="P999" style:parent-style-name="Textbody" style:family="paragraph">
      <style:paragraph-properties fo:text-align="justify"/>
      <style:text-properties style:font-name="Arial" fo:color="#000000" fo:font-size="11pt" style:font-size-asian="11pt" style:font-size-complex="11pt" fo:language="el" fo:country="GR"/>
    </style:style>
    <style:style style:name="P1000" style:parent-style-name="Textbody" style:family="paragraph">
      <style:paragraph-properties fo:text-align="justify"/>
      <style:text-properties style:font-name="Arial" fo:font-weight="bold" style:font-weight-asian="bold" style:font-weight-complex="bold" fo:color="#000000" fo:font-size="11pt" style:font-size-asian="11pt" style:font-size-complex="11pt"/>
    </style:style>
    <style:style style:name="P1001" style:parent-style-name="Textbody" style:family="paragraph">
      <style:paragraph-properties fo:text-align="justify"/>
    </style:style>
    <style:style style:name="T1002" style:parent-style-name="Προεπιλεγμένηγραμματοσειρά" style:family="text">
      <style:text-properties style:font-name="Arial" fo:color="#000000" fo:font-size="11pt" style:font-size-asian="11pt" style:font-size-complex="11pt" fo:language="el" fo:country="GR"/>
    </style:style>
    <style:style style:name="T1003" style:parent-style-name="Προεπιλεγμένηγραμματοσειρά" style:family="text">
      <style:text-properties style:font-name="Arial" fo:color="#000000" fo:font-size="11pt" style:font-size-asian="11pt" style:font-size-complex="11pt"/>
    </style:style>
    <style:style style:name="T1004" style:parent-style-name="Προεπιλεγμένηγραμματοσειρά" style:family="text">
      <style:text-properties style:font-name="Arial" fo:color="#000000" fo:font-size="11pt" style:font-size-asian="11pt" style:font-size-complex="11pt" fo:language="el" fo:country="GR"/>
    </style:style>
    <style:style style:name="T1005" style:parent-style-name="Προεπιλεγμένηγραμματοσειρά" style:family="text">
      <style:text-properties style:font-name="Arial" fo:color="#000000" fo:font-size="11pt" style:font-size-asian="11pt" style:font-size-complex="11pt"/>
    </style:style>
    <style:style style:name="T1006" style:parent-style-name="Προεπιλεγμένηγραμματοσειρά" style:family="text">
      <style:text-properties style:font-name="Arial" fo:color="#000000" fo:font-size="11pt" style:font-size-asian="11pt" style:font-size-complex="11pt" fo:language="el" fo:country="GR"/>
    </style:style>
    <style:style style:name="T1007" style:parent-style-name="Προεπιλεγμένηγραμματοσειρά" style:family="text">
      <style:text-properties style:font-name="Arial" fo:color="#000000" fo:font-size="11pt" style:font-size-asian="11pt" style:font-size-complex="11pt" fo:language="el" fo:country="GR"/>
    </style:style>
    <style:style style:name="T1008" style:parent-style-name="Προεπιλεγμένηγραμματοσειρά" style:family="text">
      <style:text-properties style:font-name="Arial" fo:color="#000000" fo:font-size="11pt" style:font-size-asian="11pt" style:font-size-complex="11pt" fo:language="el" fo:country="GR"/>
    </style:style>
    <style:style style:name="P1009" style:parent-style-name="Textbody" style:family="paragraph">
      <style:paragraph-properties fo:text-align="justify"/>
    </style:style>
    <style:style style:name="T1010" style:parent-style-name="Προεπιλεγμένηγραμματοσειρά" style:family="text">
      <style:text-properties style:font-name="Arial" fo:color="#000000" fo:font-size="11pt" style:font-size-asian="11pt" style:font-size-complex="11pt" fo:language="el" fo:country="GR"/>
    </style:style>
    <style:style style:name="T1011" style:parent-style-name="Προεπιλεγμένηγραμματοσειρά" style:family="text">
      <style:text-properties style:font-name="Arial" fo:color="#000000" fo:font-size="11pt" style:font-size-asian="11pt" style:font-size-complex="11pt"/>
    </style:style>
    <style:style style:name="T1012" style:parent-style-name="Προεπιλεγμένηγραμματοσειρά" style:family="text">
      <style:text-properties style:font-name="Arial" fo:color="#000000" fo:font-size="11pt" style:font-size-asian="11pt" style:font-size-complex="11pt" fo:language="el" fo:country="GR"/>
    </style:style>
    <style:style style:name="T1013" style:parent-style-name="Προεπιλεγμένηγραμματοσειρά" style:family="text">
      <style:text-properties style:font-name="Arial" fo:color="#000000" fo:font-size="11pt" style:font-size-asian="11pt" style:font-size-complex="11pt"/>
    </style:style>
    <style:style style:name="T1014" style:parent-style-name="Προεπιλεγμένηγραμματοσειρά" style:family="text">
      <style:text-properties style:font-name="Arial" fo:color="#000000" fo:font-size="11pt" style:font-size-asian="11pt" style:font-size-complex="11pt" fo:language="el" fo:country="GR"/>
    </style:style>
    <style:style style:name="T1015" style:parent-style-name="Προεπιλεγμένηγραμματοσειρά" style:family="text">
      <style:text-properties style:font-name="Arial" fo:color="#000000" fo:font-size="11pt" style:font-size-asian="11pt" style:font-size-complex="11pt" fo:language="el" fo:country="GR"/>
    </style:style>
    <style:style style:name="T1016" style:parent-style-name="Προεπιλεγμένηγραμματοσειρά" style:family="text">
      <style:text-properties style:font-name="Arial" fo:color="#000000" fo:font-size="11pt" style:font-size-asian="11pt" style:font-size-complex="11pt"/>
    </style:style>
    <style:style style:name="T1017" style:parent-style-name="Προεπιλεγμένηγραμματοσειρά" style:family="text">
      <style:text-properties style:font-name="Arial" fo:color="#000000" fo:font-size="11pt" style:font-size-asian="11pt" style:font-size-complex="11pt" fo:language="el" fo:country="GR"/>
    </style:style>
    <style:style style:name="T1018" style:parent-style-name="Προεπιλεγμένηγραμματοσειρά" style:family="text">
      <style:text-properties style:font-name="Arial" fo:color="#000000" fo:font-size="11pt" style:font-size-asian="11pt" style:font-size-complex="11pt"/>
    </style:style>
    <style:style style:name="T1019" style:parent-style-name="Προεπιλεγμένηγραμματοσειρά" style:family="text">
      <style:text-properties style:font-name="Arial" fo:color="#000000" fo:font-size="11pt" style:font-size-asian="11pt" style:font-size-complex="11pt" fo:language="el" fo:country="GR"/>
    </style:style>
    <style:style style:name="T1020" style:parent-style-name="Προεπιλεγμένηγραμματοσειρά" style:family="text">
      <style:text-properties style:font-name="Arial" fo:color="#000000" fo:font-size="11pt" style:font-size-asian="11pt" style:font-size-complex="11pt"/>
    </style:style>
    <style:style style:name="T1021" style:parent-style-name="Προεπιλεγμένηγραμματοσειρά" style:family="text">
      <style:text-properties style:font-name="Arial" fo:color="#000000" fo:font-size="11pt" style:font-size-asian="11pt" style:font-size-complex="11pt" fo:language="el" fo:country="GR"/>
    </style:style>
    <style:style style:name="T1022" style:parent-style-name="Προεπιλεγμένηγραμματοσειρά" style:family="text">
      <style:text-properties style:font-name="Arial" fo:color="#000000" fo:font-size="11pt" style:font-size-asian="11pt" style:font-size-complex="11pt"/>
    </style:style>
    <style:style style:name="T1023" style:parent-style-name="Προεπιλεγμένηγραμματοσειρά" style:family="text">
      <style:text-properties style:font-name="Arial" fo:color="#000000" fo:font-size="11pt" style:font-size-asian="11pt" style:font-size-complex="11pt" fo:language="el" fo:country="GR"/>
    </style:style>
    <style:style style:name="T1024" style:parent-style-name="Προεπιλεγμένηγραμματοσειρά" style:family="text">
      <style:text-properties style:font-name="Arial" fo:color="#000000" fo:font-size="11pt" style:font-size-asian="11pt" style:font-size-complex="11pt"/>
    </style:style>
    <style:style style:name="T1025" style:parent-style-name="Προεπιλεγμένηγραμματοσειρά" style:family="text">
      <style:text-properties style:font-name="Arial" fo:color="#000000" fo:font-size="11pt" style:font-size-asian="11pt" style:font-size-complex="11pt" fo:language="el" fo:country="GR"/>
    </style:style>
    <style:style style:name="T1026" style:parent-style-name="Προεπιλεγμένηγραμματοσειρά" style:family="text">
      <style:text-properties style:font-name="Arial" fo:color="#000000" fo:font-size="11pt" style:font-size-asian="11pt" style:font-size-complex="11pt" fo:language="el" fo:country="GR"/>
    </style:style>
    <style:style style:name="T1027" style:parent-style-name="Προεπιλεγμένηγραμματοσειρά" style:family="text">
      <style:text-properties style:font-name="Arial" fo:color="#000000" fo:font-size="11pt" style:font-size-asian="11pt" style:font-size-complex="11pt"/>
    </style:style>
    <style:style style:name="T1028" style:parent-style-name="Προεπιλεγμένηγραμματοσειρά" style:family="text">
      <style:text-properties style:font-name="Arial" fo:color="#000000" fo:font-size="11pt" style:font-size-asian="11pt" style:font-size-complex="11pt" fo:language="el" fo:country="GR"/>
    </style:style>
    <style:style style:name="T1029" style:parent-style-name="Προεπιλεγμένηγραμματοσειρά" style:family="text">
      <style:text-properties style:font-name="Arial" fo:color="#000000" fo:font-size="11pt" style:font-size-asian="11pt" style:font-size-complex="11pt"/>
    </style:style>
    <style:style style:name="T1030" style:parent-style-name="Προεπιλεγμένηγραμματοσειρά" style:family="text">
      <style:text-properties style:font-name="Arial" fo:color="#000000" fo:font-size="11pt" style:font-size-asian="11pt" style:font-size-complex="11pt" fo:language="el" fo:country="GR"/>
    </style:style>
    <style:style style:name="T1031" style:parent-style-name="Προεπιλεγμένηγραμματοσειρά" style:family="text">
      <style:text-properties style:font-name="Arial" fo:color="#000000" fo:font-size="11pt" style:font-size-asian="11pt" style:font-size-complex="11pt" fo:language="el" fo:country="GR"/>
    </style:style>
    <style:style style:name="P1032" style:parent-style-name="Textbody" style:family="paragraph">
      <style:paragraph-properties fo:text-align="justify"/>
      <style:text-properties style:font-name="Arial" fo:color="#000000" fo:font-size="11pt" style:font-size-asian="11pt" style:font-size-complex="11pt" fo:language="el" fo:country="GR"/>
    </style:style>
    <style:style style:name="P1033" style:parent-style-name="Textbody" style:family="paragraph">
      <style:paragraph-properties fo:text-align="justify"/>
      <style:text-properties style:font-name="Arial" fo:font-weight="bold" style:font-weight-asian="bold" style:font-weight-complex="bold" fo:color="#000000" fo:font-size="11pt" style:font-size-asian="11pt" style:font-size-complex="11pt"/>
    </style:style>
    <style:style style:name="P1034" style:parent-style-name="Textbody" style:family="paragraph">
      <style:paragraph-properties fo:text-align="justify"/>
    </style:style>
    <style:style style:name="T1035" style:parent-style-name="Προεπιλεγμένηγραμματοσειρά" style:family="text">
      <style:text-properties style:font-name="Arial" fo:font-size="11pt" style:font-size-asian="11pt" style:font-size-complex="11pt" style:language-asian="en" style:country-asian="US"/>
    </style:style>
    <style:style style:name="T103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37" style:parent-style-name="Προεπιλεγμένηγραμματοσειρά" style:family="text">
      <style:text-properties style:font-name="Arial" fo:font-size="11pt" style:font-size-asian="11pt" style:font-size-complex="11pt" style:language-asian="en" style:country-asian="US"/>
    </style:style>
    <style:style style:name="T103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39" style:parent-style-name="Προεπιλεγμένηγραμματοσειρά" style:family="text">
      <style:text-properties style:font-name="Arial" fo:font-size="11pt" style:font-size-asian="11pt" style:font-size-complex="11pt" style:language-asian="en" style:country-asian="US"/>
    </style:style>
    <style:style style:name="T104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41" style:parent-style-name="Προεπιλεγμένηγραμματοσειρά" style:family="text">
      <style:text-properties style:font-name="Arial" fo:font-size="11pt" style:font-size-asian="11pt" style:font-size-complex="11pt" style:language-asian="en" style:country-asian="US"/>
    </style:style>
    <style:style style:name="T104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44" style:parent-style-name="Προεπιλεγμένηγραμματοσειρά" style:family="text">
      <style:text-properties style:font-name="Arial" fo:font-size="11pt" style:font-size-asian="11pt" style:font-size-complex="11pt" style:language-asian="en" style:country-asian="US"/>
    </style:style>
    <style:style style:name="T10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46" style:parent-style-name="Προεπιλεγμένηγραμματοσειρά" style:family="text">
      <style:text-properties style:font-name="Arial" fo:font-size="11pt" style:font-size-asian="11pt" style:font-size-complex="11pt" style:language-asian="en" style:country-asian="US"/>
    </style:style>
    <style:style style:name="T104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48" style:parent-style-name="Προεπιλεγμένηγραμματοσειρά" style:family="text">
      <style:text-properties style:font-name="Arial" fo:font-size="11pt" style:font-size-asian="11pt" style:font-size-complex="11pt" style:language-asian="en" style:country-asian="US"/>
    </style:style>
    <style:style style:name="T104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50" style:parent-style-name="Προεπιλεγμένηγραμματοσειρά" style:family="text">
      <style:text-properties style:font-name="Arial" fo:font-size="11pt" style:font-size-asian="11pt" style:font-size-complex="11pt" style:language-asian="en" style:country-asian="US"/>
    </style:style>
    <style:style style:name="T10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053" style:parent-style-name="Textbody" style:family="paragraph">
      <style:paragraph-properties fo:text-align="justify"/>
    </style:style>
    <style:style style:name="T105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55" style:parent-style-name="Προεπιλεγμένηγραμματοσειρά" style:family="text">
      <style:text-properties style:font-name="Arial" fo:font-size="11pt" style:font-size-asian="11pt" style:font-size-complex="11pt" style:language-asian="en" style:country-asian="US"/>
    </style:style>
    <style:style style:name="T10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57" style:parent-style-name="Προεπιλεγμένηγραμματοσειρά" style:family="text">
      <style:text-properties style:font-name="Arial" fo:font-size="11pt" style:font-size-asian="11pt" style:font-size-complex="11pt" style:language-asian="en" style:country-asian="US"/>
    </style:style>
    <style:style style:name="T10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59" style:parent-style-name="Προεπιλεγμένηγραμματοσειρά" style:family="text">
      <style:text-properties style:font-name="Arial" fo:font-size="11pt" style:font-size-asian="11pt" style:font-size-complex="11pt" style:language-asian="en" style:country-asian="US"/>
    </style:style>
    <style:style style:name="T106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61" style:parent-style-name="Προεπιλεγμένηγραμματοσειρά" style:family="text">
      <style:text-properties style:font-name="Arial" fo:font-size="11pt" style:font-size-asian="11pt" style:font-size-complex="11pt" style:language-asian="en" style:country-asian="US"/>
    </style:style>
    <style:style style:name="T106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63" style:parent-style-name="Προεπιλεγμένηγραμματοσειρά" style:family="text">
      <style:text-properties style:font-name="Arial" fo:font-size="11pt" style:font-size-asian="11pt" style:font-size-complex="11pt" style:language-asian="en" style:country-asian="US"/>
    </style:style>
    <style:style style:name="T10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65" style:parent-style-name="Προεπιλεγμένηγραμματοσειρά" style:family="text">
      <style:text-properties style:font-name="Arial" fo:font-size="11pt" style:font-size-asian="11pt" style:font-size-complex="11pt" style:language-asian="en" style:country-asian="US"/>
    </style:style>
    <style:style style:name="T106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67" style:parent-style-name="Προεπιλεγμένηγραμματοσειρά" style:family="text">
      <style:text-properties style:font-name="Arial" fo:font-size="11pt" style:font-size-asian="11pt" style:font-size-complex="11pt" style:language-asian="en" style:country-asian="US"/>
    </style:style>
    <style:style style:name="T106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70" style:parent-style-name="Προεπιλεγμένηγραμματοσειρά" style:family="text">
      <style:text-properties style:font-name="Arial" fo:font-size="11pt" style:font-size-asian="11pt" style:font-size-complex="11pt" style:language-asian="en" style:country-asian="US"/>
    </style:style>
    <style:style style:name="T10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72" style:parent-style-name="Προεπιλεγμένηγραμματοσειρά" style:family="text">
      <style:text-properties style:font-name="Arial" fo:font-size="11pt" style:font-size-asian="11pt" style:font-size-complex="11pt" style:language-asian="en" style:country-asian="US"/>
    </style:style>
    <style:style style:name="T10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74" style:parent-style-name="Προεπιλεγμένηγραμματοσειρά" style:family="text">
      <style:text-properties style:font-name="Arial" fo:font-size="11pt" style:font-size-asian="11pt" style:font-size-complex="11pt" style:language-asian="en" style:country-asian="US"/>
    </style:style>
    <style:style style:name="T107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076" style:parent-style-name="Textbody" style:family="paragraph">
      <style:paragraph-properties fo:text-align="justify"/>
    </style:style>
    <style:style style:name="T107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78" style:parent-style-name="Προεπιλεγμένηγραμματοσειρά" style:family="text">
      <style:text-properties style:font-name="Arial" fo:font-size="11pt" style:font-size-asian="11pt" style:font-size-complex="11pt" style:language-asian="en" style:country-asian="US"/>
    </style:style>
    <style:style style:name="T107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8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81" style:parent-style-name="Προεπιλεγμένηγραμματοσειρά" style:family="text">
      <style:text-properties style:font-name="Arial" fo:font-size="11pt" style:font-size-asian="11pt" style:font-size-complex="11pt" style:language-asian="en" style:country-asian="US"/>
    </style:style>
    <style:style style:name="T108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83" style:parent-style-name="Προεπιλεγμένηγραμματοσειρά" style:family="text">
      <style:text-properties style:font-name="Arial" fo:font-size="11pt" style:font-size-asian="11pt" style:font-size-complex="11pt" style:language-asian="en" style:country-asian="US"/>
    </style:style>
    <style:style style:name="T108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85" style:parent-style-name="Προεπιλεγμένηγραμματοσειρά" style:family="text">
      <style:text-properties style:font-name="Arial" fo:font-size="11pt" style:font-size-asian="11pt" style:font-size-complex="11pt" style:language-asian="en" style:country-asian="US"/>
    </style:style>
    <style:style style:name="T108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87" style:parent-style-name="Προεπιλεγμένηγραμματοσειρά" style:family="text">
      <style:text-properties style:font-name="Arial" fo:font-size="11pt" style:font-size-asian="11pt" style:font-size-complex="11pt" style:language-asian="en" style:country-asian="US"/>
    </style:style>
    <style:style style:name="T108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89" style:parent-style-name="Προεπιλεγμένηγραμματοσειρά" style:family="text">
      <style:text-properties style:font-name="Arial" fo:font-size="11pt" style:font-size-asian="11pt" style:font-size-complex="11pt" style:language-asian="en" style:country-asian="US"/>
    </style:style>
    <style:style style:name="T109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91" style:parent-style-name="Προεπιλεγμένηγραμματοσειρά" style:family="text">
      <style:text-properties style:font-name="Arial" fo:font-size="11pt" style:font-size-asian="11pt" style:font-size-complex="11pt" style:language-asian="en" style:country-asian="US"/>
    </style:style>
    <style:style style:name="T109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9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94" style:parent-style-name="Προεπιλεγμένηγραμματοσειρά" style:family="text">
      <style:text-properties style:font-name="Arial" fo:font-size="11pt" style:font-size-asian="11pt" style:font-size-complex="11pt" style:language-asian="en" style:country-asian="US"/>
    </style:style>
    <style:style style:name="T109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96" style:parent-style-name="Προεπιλεγμένηγραμματοσειρά" style:family="text">
      <style:text-properties style:font-name="Arial" fo:font-size="11pt" style:font-size-asian="11pt" style:font-size-complex="11pt" style:language-asian="en" style:country-asian="US"/>
    </style:style>
    <style:style style:name="T109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98" style:parent-style-name="Προεπιλεγμένηγραμματοσειρά" style:family="text">
      <style:text-properties style:font-name="Arial" fo:font-size="11pt" style:font-size-asian="11pt" style:font-size-complex="11pt" style:language-asian="en" style:country-asian="US"/>
    </style:style>
    <style:style style:name="T10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0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01" style:parent-style-name="Προεπιλεγμένηγραμματοσειρά" style:family="text">
      <style:text-properties style:font-name="Arial" fo:font-size="11pt" style:font-size-asian="11pt" style:font-size-complex="11pt" style:language-asian="en" style:country-asian="US"/>
    </style:style>
    <style:style style:name="T110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0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04" style:parent-style-name="Προεπιλεγμένηγραμματοσειρά" style:family="text">
      <style:text-properties style:font-name="Arial" fo:font-size="11pt" style:font-size-asian="11pt" style:font-size-complex="11pt" style:language-asian="en" style:country-asian="US"/>
    </style:style>
    <style:style style:name="T110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06" style:parent-style-name="Προεπιλεγμένηγραμματοσειρά" style:family="text">
      <style:text-properties style:font-name="Arial" fo:font-size="11pt" style:font-size-asian="11pt" style:font-size-complex="11pt" style:language-asian="en" style:country-asian="US"/>
    </style:style>
    <style:style style:name="T110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08" style:parent-style-name="Προεπιλεγμένηγραμματοσειρά" style:family="text">
      <style:text-properties style:font-name="Arial" fo:font-size="11pt" style:font-size-asian="11pt" style:font-size-complex="11pt" style:language-asian="en" style:country-asian="US"/>
    </style:style>
    <style:style style:name="T110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10" style:parent-style-name="Προεπιλεγμένηγραμματοσειρά" style:family="text">
      <style:text-properties style:font-name="Arial" fo:font-size="11pt" style:font-size-asian="11pt" style:font-size-complex="11pt" style:language-asian="en" style:country-asian="US"/>
    </style:style>
    <style:style style:name="T111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113" style:parent-style-name="Textbody" style:family="paragraph">
      <style:paragraph-properties fo:text-align="justify"/>
    </style:style>
    <style:style style:name="T111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15" style:parent-style-name="Προεπιλεγμένηγραμματοσειρά" style:family="text">
      <style:text-properties style:font-name="Arial" fo:font-size="11pt" style:font-size-asian="11pt" style:font-size-complex="11pt" style:language-asian="en" style:country-asian="US"/>
    </style:style>
    <style:style style:name="T111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17" style:parent-style-name="Προεπιλεγμένηγραμματοσειρά" style:family="text">
      <style:text-properties style:font-name="Arial" fo:font-size="11pt" style:font-size-asian="11pt" style:font-size-complex="11pt" style:language-asian="en" style:country-asian="US"/>
    </style:style>
    <style:style style:name="T111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1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20" style:parent-style-name="Προεπιλεγμένηγραμματοσειρά" style:family="text">
      <style:text-properties style:font-name="Arial" fo:font-size="11pt" style:font-size-asian="11pt" style:font-size-complex="11pt" style:language-asian="en" style:country-asian="US"/>
    </style:style>
    <style:style style:name="T112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22" style:parent-style-name="Προεπιλεγμένηγραμματοσειρά" style:family="text">
      <style:text-properties style:font-name="Arial" fo:font-size="11pt" style:font-size-asian="11pt" style:font-size-complex="11pt" style:language-asian="en" style:country-asian="US"/>
    </style:style>
    <style:style style:name="T112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24" style:parent-style-name="Προεπιλεγμένηγραμματοσειρά" style:family="text">
      <style:text-properties style:font-name="Arial" fo:font-size="11pt" style:font-size-asian="11pt" style:font-size-complex="11pt" style:language-asian="en" style:country-asian="US"/>
    </style:style>
    <style:style style:name="T112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26" style:parent-style-name="Προεπιλεγμένηγραμματοσειρά" style:family="text">
      <style:text-properties style:font-name="Arial" fo:font-size="11pt" style:font-size-asian="11pt" style:font-size-complex="11pt" style:language-asian="en" style:country-asian="US"/>
    </style:style>
    <style:style style:name="T112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28" style:parent-style-name="Προεπιλεγμένηγραμματοσειρά" style:family="text">
      <style:text-properties style:font-name="Arial" fo:font-size="11pt" style:font-size-asian="11pt" style:font-size-complex="11pt" style:language-asian="en" style:country-asian="US"/>
    </style:style>
    <style:style style:name="T112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30" style:parent-style-name="Προεπιλεγμένηγραμματοσειρά" style:family="text">
      <style:text-properties style:font-name="Arial" fo:font-size="11pt" style:font-size-asian="11pt" style:font-size-complex="11pt" style:language-asian="en" style:country-asian="US"/>
    </style:style>
    <style:style style:name="T11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32" style:parent-style-name="Προεπιλεγμένηγραμματοσειρά" style:family="text">
      <style:text-properties style:font-name="Arial" fo:font-size="11pt" style:font-size-asian="11pt" style:font-size-complex="11pt" style:language-asian="en" style:country-asian="US"/>
    </style:style>
    <style:style style:name="T113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34" style:parent-style-name="Προεπιλεγμένηγραμματοσειρά" style:family="text">
      <style:text-properties style:font-name="Arial" fo:font-size="11pt" style:font-size-asian="11pt" style:font-size-complex="11pt" style:language-asian="en" style:country-asian="US"/>
    </style:style>
    <style:style style:name="T113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3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37" style:parent-style-name="Προεπιλεγμένηγραμματοσειρά" style:family="text">
      <style:text-properties style:font-name="Arial" fo:font-size="11pt" style:font-size-asian="11pt" style:font-size-complex="11pt" style:language-asian="en" style:country-asian="US"/>
    </style:style>
    <style:style style:name="T113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39" style:parent-style-name="Προεπιλεγμένηγραμματοσειρά" style:family="text">
      <style:text-properties style:font-name="Arial" fo:font-size="11pt" style:font-size-asian="11pt" style:font-size-complex="11pt" style:language-asian="en" style:country-asian="US"/>
    </style:style>
    <style:style style:name="T114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41" style:parent-style-name="Προεπιλεγμένηγραμματοσειρά" style:family="text">
      <style:text-properties style:font-name="Arial" fo:font-size="11pt" style:font-size-asian="11pt" style:font-size-complex="11pt" style:language-asian="en" style:country-asian="US"/>
    </style:style>
    <style:style style:name="T114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43" style:parent-style-name="Προεπιλεγμένηγραμματοσειρά" style:family="text">
      <style:text-properties style:font-name="Arial" fo:font-size="11pt" style:font-size-asian="11pt" style:font-size-complex="11pt" style:language-asian="en" style:country-asian="US"/>
    </style:style>
    <style:style style:name="T114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45" style:parent-style-name="Προεπιλεγμένηγραμματοσειρά" style:family="text">
      <style:text-properties style:font-name="Arial" fo:font-size="11pt" style:font-size-asian="11pt" style:font-size-complex="11pt" style:language-asian="en" style:country-asian="US"/>
    </style:style>
    <style:style style:name="T114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47" style:parent-style-name="Προεπιλεγμένηγραμματοσειρά" style:family="text">
      <style:text-properties style:font-name="Arial" fo:font-size="11pt" style:font-size-asian="11pt" style:font-size-complex="11pt" style:language-asian="en" style:country-asian="US"/>
    </style:style>
    <style:style style:name="T11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4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150" style:parent-style-name="Textbody" style:family="paragraph">
      <style:paragraph-properties fo:text-align="justify"/>
    </style:style>
    <style:style style:name="T11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53" style:parent-style-name="Προεπιλεγμένηγραμματοσειρά" style:family="text">
      <style:text-properties style:font-name="Arial" fo:font-size="11pt" style:font-size-asian="11pt" style:font-size-complex="11pt" style:language-asian="en" style:country-asian="US"/>
    </style:style>
    <style:style style:name="T115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55" style:parent-style-name="Προεπιλεγμένηγραμματοσειρά" style:family="text">
      <style:text-properties style:font-name="Arial" fo:font-size="11pt" style:font-size-asian="11pt" style:font-size-complex="11pt" style:language-asian="en" style:country-asian="US"/>
    </style:style>
    <style:style style:name="T11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57" style:parent-style-name="Προεπιλεγμένηγραμματοσειρά" style:family="text">
      <style:text-properties style:font-name="Arial" fo:font-size="11pt" style:font-size-asian="11pt" style:font-size-complex="11pt" style:language-asian="en" style:country-asian="US"/>
    </style:style>
    <style:style style:name="T11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59" style:parent-style-name="Προεπιλεγμένηγραμματοσειρά" style:family="text">
      <style:text-properties style:font-name="Arial" fo:font-size="11pt" style:font-size-asian="11pt" style:font-size-complex="11pt" style:language-asian="en" style:country-asian="US"/>
    </style:style>
    <style:style style:name="T116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61" style:parent-style-name="Προεπιλεγμένηγραμματοσειρά" style:family="text">
      <style:text-properties style:font-name="Arial" fo:font-size="11pt" style:font-size-asian="11pt" style:font-size-complex="11pt" style:language-asian="en" style:country-asian="US"/>
    </style:style>
    <style:style style:name="T116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163" style:parent-style-name="Standard" style:family="paragraph">
      <style:paragraph-properties fo:text-align="justify"/>
      <style:text-properties style:font-name="Arial" fo:font-weight="bold" style:font-weight-asian="bold" style:font-weight-complex="bold" fo:font-size="24pt" style:font-size-asian="24pt" style:font-size-complex="24pt" fo:language="el" fo:country="GR" style:language-asian="en" style:country-asian="US"/>
    </style:style>
    <style:style style:name="P1164" style:parent-style-name="Standard" style:family="paragraph">
      <style:paragraph-properties fo:text-align="justify"/>
      <style:text-properties style:font-name="Arial" fo:font-weight="bold" style:font-weight-asian="bold" style:font-weight-complex="bold" fo:color="#000000" fo:font-size="11pt" style:font-size-asian="11pt" style:font-size-complex="11pt"/>
    </style:style>
    <style:style style:name="P1165" style:parent-style-name="Standard" style:family="paragraph">
      <style:paragraph-properties fo:text-align="justify"/>
      <style:text-properties style:font-name="Arial" fo:font-weight="bold" style:font-weight-asian="bold" style:font-weight-complex="bold" fo:color="#000000" fo:font-size="11pt" style:font-size-asian="11pt" style:font-size-complex="11pt"/>
    </style:style>
    <style:style style:name="P1166" style:parent-style-name="Standard" style:family="paragraph">
      <style:paragraph-properties fo:text-align="justify"/>
    </style:style>
    <style:style style:name="T1167" style:parent-style-name="Προεπιλεγμένηγραμματοσειρά" style:family="text">
      <style:text-properties style:font-name="Arial" fo:color="#000000" fo:font-size="11pt" style:font-size-asian="11pt" style:font-size-complex="11pt" fo:language="el" fo:country="GR"/>
    </style:style>
    <style:style style:name="T1168" style:parent-style-name="Προεπιλεγμένηγραμματοσειρά" style:family="text">
      <style:text-properties style:font-name="Arial" fo:color="#000000" fo:font-size="11pt" style:font-size-asian="11pt" style:font-size-complex="11pt"/>
    </style:style>
    <style:style style:name="T1169" style:parent-style-name="Προεπιλεγμένηγραμματοσειρά" style:family="text">
      <style:text-properties style:font-name="Arial" fo:color="#000000" fo:font-size="11pt" style:font-size-asian="11pt" style:font-size-complex="11pt" fo:language="el" fo:country="GR"/>
    </style:style>
    <style:style style:name="T1170" style:parent-style-name="Προεπιλεγμένηγραμματοσειρά" style:family="text">
      <style:text-properties style:font-name="Arial" fo:color="#000000" fo:font-size="11pt" style:font-size-asian="11pt" style:font-size-complex="11pt"/>
    </style:style>
    <style:style style:name="T1171" style:parent-style-name="Προεπιλεγμένηγραμματοσειρά" style:family="text">
      <style:text-properties style:font-name="Arial" fo:color="#000000" fo:font-size="11pt" style:font-size-asian="11pt" style:font-size-complex="11pt" fo:language="el" fo:country="GR"/>
    </style:style>
    <style:style style:name="T1172" style:parent-style-name="Προεπιλεγμένηγραμματοσειρά" style:family="text">
      <style:text-properties style:font-name="Arial" fo:color="#000000" fo:font-size="11pt" style:font-size-asian="11pt" style:font-size-complex="11pt"/>
    </style:style>
    <style:style style:name="T1173" style:parent-style-name="Προεπιλεγμένηγραμματοσειρά" style:family="text">
      <style:text-properties style:font-name="Arial" fo:color="#000000" fo:font-size="11pt" style:font-size-asian="11pt" style:font-size-complex="11pt" fo:language="el" fo:country="GR"/>
    </style:style>
    <style:style style:name="T1174" style:parent-style-name="Προεπιλεγμένηγραμματοσειρά" style:family="text">
      <style:text-properties style:font-name="Arial" fo:color="#000000" fo:font-size="11pt" style:font-size-asian="11pt" style:font-size-complex="11pt"/>
    </style:style>
    <style:style style:name="T1175" style:parent-style-name="Προεπιλεγμένηγραμματοσειρά" style:family="text">
      <style:text-properties style:font-name="Arial" fo:color="#000000" fo:font-size="11pt" style:font-size-asian="11pt" style:font-size-complex="11pt" fo:language="el" fo:country="GR"/>
    </style:style>
    <style:style style:name="T1176" style:parent-style-name="Προεπιλεγμένηγραμματοσειρά" style:family="text">
      <style:text-properties style:font-name="Arial" fo:color="#000000" fo:font-size="11pt" style:font-size-asian="11pt" style:font-size-complex="11pt" fo:language="el" fo:country="GR"/>
    </style:style>
    <style:style style:name="T1177" style:parent-style-name="Προεπιλεγμένηγραμματοσειρά" style:family="text">
      <style:text-properties style:font-name="Arial" fo:color="#000000" fo:font-size="11pt" style:font-size-asian="11pt" style:font-size-complex="11pt"/>
    </style:style>
    <style:style style:name="T1178" style:parent-style-name="Προεπιλεγμένηγραμματοσειρά" style:family="text">
      <style:text-properties style:font-name="Arial" fo:color="#000000" fo:font-size="11pt" style:font-size-asian="11pt" style:font-size-complex="11pt" fo:language="el" fo:country="GR"/>
    </style:style>
    <style:style style:name="T1179" style:parent-style-name="Προεπιλεγμένηγραμματοσειρά" style:family="text">
      <style:text-properties style:font-name="Arial" fo:color="#000000" fo:font-size="11pt" style:font-size-asian="11pt" style:font-size-complex="11pt"/>
    </style:style>
    <style:style style:name="T1180" style:parent-style-name="Προεπιλεγμένηγραμματοσειρά" style:family="text">
      <style:text-properties style:font-name="Arial" fo:color="#000000" fo:font-size="11pt" style:font-size-asian="11pt" style:font-size-complex="11pt" fo:language="el" fo:country="GR"/>
    </style:style>
    <style:style style:name="T1181" style:parent-style-name="Προεπιλεγμένηγραμματοσειρά" style:family="text">
      <style:text-properties style:font-name="Arial" fo:color="#000000" fo:font-size="11pt" style:font-size-asian="11pt" style:font-size-complex="11pt"/>
    </style:style>
    <style:style style:name="T1182" style:parent-style-name="Προεπιλεγμένηγραμματοσειρά" style:family="text">
      <style:text-properties style:font-name="Arial" fo:color="#000000" fo:font-size="11pt" style:font-size-asian="11pt" style:font-size-complex="11pt" fo:language="el" fo:country="GR"/>
    </style:style>
    <style:style style:name="T1183" style:parent-style-name="Προεπιλεγμένηγραμματοσειρά" style:family="text">
      <style:text-properties style:font-name="Arial" fo:color="#000000" fo:font-size="11pt" style:font-size-asian="11pt" style:font-size-complex="11pt"/>
    </style:style>
    <style:style style:name="T1184" style:parent-style-name="Προεπιλεγμένηγραμματοσειρά" style:family="text">
      <style:text-properties style:font-name="Arial" fo:color="#000000" fo:font-size="11pt" style:font-size-asian="11pt" style:font-size-complex="11pt" fo:language="el" fo:country="GR"/>
    </style:style>
    <style:style style:name="T1185" style:parent-style-name="Προεπιλεγμένηγραμματοσειρά" style:family="text">
      <style:text-properties style:font-name="Arial" fo:color="#000000" fo:font-size="11pt" style:font-size-asian="11pt" style:font-size-complex="11pt"/>
    </style:style>
    <style:style style:name="T1186" style:parent-style-name="Προεπιλεγμένηγραμματοσειρά" style:family="text">
      <style:text-properties style:font-name="Arial" fo:color="#000000" fo:font-size="11pt" style:font-size-asian="11pt" style:font-size-complex="11pt" fo:language="el" fo:country="GR"/>
    </style:style>
    <style:style style:name="T1187" style:parent-style-name="Προεπιλεγμένηγραμματοσειρά" style:family="text">
      <style:text-properties style:font-name="Arial" fo:color="#000000" fo:font-size="11pt" style:font-size-asian="11pt" style:font-size-complex="11pt"/>
    </style:style>
    <style:style style:name="T1188" style:parent-style-name="Προεπιλεγμένηγραμματοσειρά" style:family="text">
      <style:text-properties style:font-name="Arial" fo:color="#000000" fo:font-size="11pt" style:font-size-asian="11pt" style:font-size-complex="11pt" fo:language="el" fo:country="GR"/>
    </style:style>
    <style:style style:name="T1189" style:parent-style-name="Προεπιλεγμένηγραμματοσειρά" style:family="text">
      <style:text-properties style:font-name="Arial" fo:color="#000000" fo:font-size="11pt" style:font-size-asian="11pt" style:font-size-complex="11pt"/>
    </style:style>
    <style:style style:name="T1190" style:parent-style-name="Προεπιλεγμένηγραμματοσειρά" style:family="text">
      <style:text-properties style:font-name="Arial" fo:color="#000000" fo:font-size="11pt" style:font-size-asian="11pt" style:font-size-complex="11pt" fo:language="el" fo:country="GR"/>
    </style:style>
    <style:style style:name="T1191" style:parent-style-name="Προεπιλεγμένηγραμματοσειρά" style:family="text">
      <style:text-properties style:font-name="Arial" fo:color="#000000" fo:font-size="11pt" style:font-size-asian="11pt" style:font-size-complex="11pt"/>
    </style:style>
    <style:style style:name="T1192" style:parent-style-name="Προεπιλεγμένηγραμματοσειρά" style:family="text">
      <style:text-properties style:font-name="Arial" fo:color="#000000" fo:font-size="11pt" style:font-size-asian="11pt" style:font-size-complex="11pt" fo:language="el" fo:country="GR"/>
    </style:style>
    <style:style style:name="T1193" style:parent-style-name="Προεπιλεγμένηγραμματοσειρά" style:family="text">
      <style:text-properties style:font-name="Arial" fo:color="#000000" fo:font-size="11pt" style:font-size-asian="11pt" style:font-size-complex="11pt"/>
    </style:style>
    <style:style style:name="T1194" style:parent-style-name="Προεπιλεγμένηγραμματοσειρά" style:family="text">
      <style:text-properties style:font-name="Arial" fo:color="#000000" fo:font-size="11pt" style:font-size-asian="11pt" style:font-size-complex="11pt" fo:language="el" fo:country="GR"/>
    </style:style>
    <style:style style:name="T1195" style:parent-style-name="Προεπιλεγμένηγραμματοσειρά" style:family="text">
      <style:text-properties style:font-name="Arial" fo:color="#000000" fo:font-size="11pt" style:font-size-asian="11pt" style:font-size-complex="11pt" fo:language="el" fo:country="GR"/>
    </style:style>
    <style:style style:name="T1196" style:parent-style-name="Προεπιλεγμένηγραμματοσειρά" style:family="text">
      <style:text-properties style:font-name="Arial" fo:color="#000000" fo:font-size="11pt" style:font-size-asian="11pt" style:font-size-complex="11pt"/>
    </style:style>
    <style:style style:name="T1197" style:parent-style-name="Προεπιλεγμένηγραμματοσειρά" style:family="text">
      <style:text-properties style:font-name="Arial" fo:color="#000000" fo:font-size="11pt" style:font-size-asian="11pt" style:font-size-complex="11pt" fo:language="el" fo:country="GR"/>
    </style:style>
    <style:style style:name="P1198" style:parent-style-name="Standard" style:family="paragraph">
      <style:paragraph-properties fo:text-align="justify"/>
      <style:text-properties style:font-name="Arial" fo:font-weight="bold" style:font-weight-asian="bold" style:font-weight-complex="bold" fo:font-size="24pt" style:font-size-asian="24pt" style:font-size-complex="24pt" fo:language="el" fo:country="GR" style:language-asian="en" style:country-asian="US"/>
    </style:style>
    <style:style style:name="T11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00" style:parent-style-name="Προεπιλεγμένηγραμματοσειρά" style:family="text">
      <style:text-properties style:font-name="Arial" fo:font-size="11pt" style:font-size-asian="11pt" style:font-size-complex="11pt" style:language-asian="en" style:country-asian="US"/>
    </style:style>
    <style:style style:name="T12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02" style:parent-style-name="Προεπιλεγμένηγραμματοσειρά" style:family="text">
      <style:text-properties style:font-name="Arial" fo:font-size="11pt" style:font-size-asian="11pt" style:font-size-complex="11pt" style:language-asian="en" style:country-asian="US"/>
    </style:style>
    <style:style style:name="T120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04" style:parent-style-name="Προεπιλεγμένηγραμματοσειρά" style:family="text">
      <style:text-properties style:font-name="Arial" fo:font-size="11pt" style:font-size-asian="11pt" style:font-size-complex="11pt" style:language-asian="en" style:country-asian="US"/>
    </style:style>
    <style:style style:name="T120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06" style:parent-style-name="Προεπιλεγμένηγραμματοσειρά" style:family="text">
      <style:text-properties style:font-name="Arial" fo:font-size="11pt" style:font-size-asian="11pt" style:font-size-complex="11pt" style:language-asian="en" style:country-asian="US"/>
    </style:style>
    <style:style style:name="T120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0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1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12" style:parent-style-name="Προεπιλεγμένηγραμματοσειρά" style:family="text">
      <style:text-properties style:font-name="Arial" fo:font-size="11pt" style:font-size-asian="11pt" style:font-size-complex="11pt" style:language-asian="en" style:country-asian="US"/>
    </style:style>
    <style:style style:name="T121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14" style:parent-style-name="Προεπιλεγμένηγραμματοσειρά" style:family="text">
      <style:text-properties style:font-name="Arial" fo:font-size="11pt" style:font-size-asian="11pt" style:font-size-complex="11pt" style:language-asian="en" style:country-asian="US"/>
    </style:style>
    <style:style style:name="T12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16" style:parent-style-name="Προεπιλεγμένηγραμματοσειρά" style:family="text">
      <style:text-properties style:font-name="Arial" fo:font-size="11pt" style:font-size-asian="11pt" style:font-size-complex="11pt" style:language-asian="en" style:country-asian="US"/>
    </style:style>
    <style:style style:name="T121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18" style:parent-style-name="Προεπιλεγμένηγραμματοσειρά" style:family="text">
      <style:text-properties style:font-name="Arial" fo:font-size="11pt" style:font-size-asian="11pt" style:font-size-complex="11pt" style:language-asian="en" style:country-asian="US"/>
    </style:style>
    <style:style style:name="T121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20" style:parent-style-name="Προεπιλεγμένηγραμματοσειρά" style:family="text">
      <style:text-properties style:font-name="Arial" fo:font-size="11pt" style:font-size-asian="11pt" style:font-size-complex="11pt" style:language-asian="en" style:country-asian="US"/>
    </style:style>
    <style:style style:name="T122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2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223" style:parent-style-name="Standard" style:family="paragraph">
      <style:text-properties style:font-name="Arial" fo:font-size="11pt" style:font-size-asian="11pt" style:font-size-complex="11pt" fo:language="el" fo:country="GR" style:language-asian="en" style:country-asian="US"/>
    </style:style>
    <style:style style:name="T12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25" style:parent-style-name="Προεπιλεγμένηγραμματοσειρά" style:family="text">
      <style:text-properties style:font-name="Arial" fo:font-size="11pt" style:font-size-asian="11pt" style:font-size-complex="11pt" style:language-asian="en" style:country-asian="US"/>
    </style:style>
    <style:style style:name="T12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27" style:parent-style-name="Προεπιλεγμένηγραμματοσειρά" style:family="text">
      <style:text-properties style:font-name="Arial" fo:font-size="11pt" style:font-size-asian="11pt" style:font-size-complex="11pt" style:language-asian="en" style:country-asian="US"/>
    </style:style>
    <style:style style:name="T12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29" style:parent-style-name="Προεπιλεγμένηγραμματοσειρά" style:family="text">
      <style:text-properties style:font-name="Arial" fo:font-size="11pt" style:font-size-asian="11pt" style:font-size-complex="11pt" style:language-asian="en" style:country-asian="US"/>
    </style:style>
    <style:style style:name="T123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31" style:parent-style-name="Προεπιλεγμένηγραμματοσειρά" style:family="text">
      <style:text-properties style:font-name="Arial" fo:font-size="11pt" style:font-size-asian="11pt" style:font-size-complex="11pt" style:language-asian="en" style:country-asian="US"/>
    </style:style>
    <style:style style:name="T123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33" style:parent-style-name="Προεπιλεγμένηγραμματοσειρά" style:family="text">
      <style:text-properties style:font-name="Arial" fo:font-size="11pt" style:font-size-asian="11pt" style:font-size-complex="11pt" style:language-asian="en" style:country-asian="US"/>
    </style:style>
    <style:style style:name="T123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35" style:parent-style-name="Προεπιλεγμένηγραμματοσειρά" style:family="text">
      <style:text-properties style:font-name="Arial" fo:font-size="11pt" style:font-size-asian="11pt" style:font-size-complex="11pt" style:language-asian="en" style:country-asian="US"/>
    </style:style>
    <style:style style:name="T123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37" style:parent-style-name="Προεπιλεγμένηγραμματοσειρά" style:family="text">
      <style:text-properties style:font-name="Arial" fo:font-size="11pt" style:font-size-asian="11pt" style:font-size-complex="11pt" style:language-asian="en" style:country-asian="US"/>
    </style:style>
    <style:style style:name="T123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39" style:parent-style-name="Προεπιλεγμένηγραμματοσειρά" style:family="text">
      <style:text-properties style:font-name="Arial" fo:font-size="11pt" style:font-size-asian="11pt" style:font-size-complex="11pt" style:language-asian="en" style:country-asian="US"/>
    </style:style>
    <style:style style:name="T124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41" style:parent-style-name="Προεπιλεγμένηγραμματοσειρά" style:family="text">
      <style:text-properties style:font-name="Arial" fo:font-size="11pt" style:font-size-asian="11pt" style:font-size-complex="11pt" style:language-asian="en" style:country-asian="US"/>
    </style:style>
    <style:style style:name="T124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43" style:parent-style-name="Προεπιλεγμένηγραμματοσειρά" style:family="text">
      <style:text-properties style:font-name="Arial" fo:font-size="11pt" style:font-size-asian="11pt" style:font-size-complex="11pt" style:language-asian="en" style:country-asian="US"/>
    </style:style>
    <style:style style:name="T124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45" style:parent-style-name="Προεπιλεγμένηγραμματοσειρά" style:family="text">
      <style:text-properties style:font-name="Arial" fo:font-size="11pt" style:font-size-asian="11pt" style:font-size-complex="11pt" style:language-asian="en" style:country-asian="US"/>
    </style:style>
    <style:style style:name="T124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47" style:parent-style-name="Προεπιλεγμένηγραμματοσειρά" style:family="text">
      <style:text-properties style:font-name="Arial" fo:font-size="11pt" style:font-size-asian="11pt" style:font-size-complex="11pt" style:language-asian="en" style:country-asian="US"/>
    </style:style>
    <style:style style:name="T12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49" style:parent-style-name="Προεπιλεγμένηγραμματοσειρά" style:family="text">
      <style:text-properties style:font-name="Arial" fo:font-size="11pt" style:font-size-asian="11pt" style:font-size-complex="11pt" style:language-asian="en" style:country-asian="US"/>
    </style:style>
    <style:style style:name="T12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51" style:parent-style-name="Προεπιλεγμένηγραμματοσειρά" style:family="text">
      <style:text-properties style:font-name="Arial" fo:font-size="11pt" style:font-size-asian="11pt" style:font-size-complex="11pt" style:language-asian="en" style:country-asian="US"/>
    </style:style>
    <style:style style:name="T1252" style:parent-style-name="Προεπιλεγμένηγραμματοσειρά" style:family="text">
      <style:text-properties style:font-name="Arial" fo:font-size="11pt" style:font-size-asian="11pt" style:font-size-complex="11pt" style:language-asian="en" style:country-asian="US"/>
    </style:style>
    <style:style style:name="T12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5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5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56" style:parent-style-name="Προεπιλεγμένηγραμματοσειρά" style:family="text">
      <style:text-properties style:font-name="Arial" fo:font-size="11pt" style:font-size-asian="11pt" style:font-size-complex="11pt" style:language-asian="en" style:country-asian="US"/>
    </style:style>
    <style:style style:name="T1257" style:parent-style-name="Προεπιλεγμένηγραμματοσειρά" style:family="text">
      <style:text-properties style:font-name="Arial" fo:font-size="11pt" style:font-size-asian="11pt" style:font-size-complex="11pt" style:language-asian="en" style:country-asian="US"/>
    </style:style>
    <style:style style:name="T12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59" style:parent-style-name="Προεπιλεγμένηγραμματοσειρά" style:family="text">
      <style:text-properties style:font-name="Arial" fo:font-size="11pt" style:font-size-asian="11pt" style:font-size-complex="11pt" style:language-asian="en" style:country-asian="US"/>
    </style:style>
    <style:style style:name="T126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261" style:parent-style-name="Standard" style:family="paragraph">
      <style:text-properties style:font-name="Arial" fo:font-size="11pt" style:font-size-asian="11pt" style:font-size-complex="11pt" fo:language="el" fo:country="GR" style:language-asian="en" style:country-asian="US"/>
    </style:style>
    <style:style style:name="P1262" style:parent-style-name="Standard" style:family="paragraph">
      <style:text-properties style:font-name="Arial" fo:font-size="24pt" style:font-size-asian="24pt" style:font-size-complex="24pt" fo:language="el" fo:country="GR" style:language-asian="en" style:country-asian="US"/>
    </style:style>
    <style:style style:name="T1263" style:parent-style-name="Προεπιλεγμένηγραμματοσειρά" style:family="text">
      <style:text-properties style:font-name="Arial" style:font-name-asian="CMMI10" style:font-name-complex="CMMI10" fo:font-style="italic" style:font-style-asian="italic" style:font-style-complex="italic" fo:font-size="11pt" style:font-size-asian="11pt" style:font-size-complex="11pt" style:language-asian="en" style:country-asian="US"/>
    </style:style>
    <style:style style:name="T1264" style:parent-style-name="Προεπιλεγμένηγραμματοσειρά" style:family="text">
      <style:text-properties style:font-name="Arial" style:font-name-asian="CMR10" style:font-name-complex="CMR10" fo:font-size="11pt" style:font-size-asian="11pt" style:font-size-complex="11pt"/>
    </style:style>
    <style:style style:name="T1265" style:parent-style-name="Προεπιλεγμένηγραμματοσειρά" style:family="text">
      <style:text-properties style:font-name="Arial" style:font-name-asian="CMMI10" style:font-name-complex="CMMI10" fo:font-style="italic" style:font-style-asian="italic" style:font-style-complex="italic" fo:font-size="11pt" style:font-size-asian="11pt" style:font-size-complex="11pt"/>
    </style:style>
    <style:style style:name="T1266"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1267"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P1268" style:parent-style-name="Standard" style:family="paragraph">
      <style:text-properties style:font-name="Arial" style:font-name-asian="CMMI7" style:font-name-complex="CMMI7" fo:font-style="italic" style:font-style-asian="italic" style:font-style-complex="italic" fo:font-size="11pt" style:font-size-asian="11pt" style:font-size-complex="11pt"/>
    </style:style>
    <style:style style:name="P1269" style:parent-style-name="Standard" style:family="paragraph">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P1270" style:parent-style-name="Standard" style:family="paragraph">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1271"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1272"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1273"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P1274" style:parent-style-name="Standard" style:family="paragraph">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1275"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1276"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1277"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P1278" style:parent-style-name="Standard" style:family="paragraph">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1279"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1280"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1281"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1282"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1283"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P1284" style:parent-style-name="Standard" style:family="paragraph">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1285"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1286"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1287"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1288"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1289"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1290"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1291"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1292"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1293"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1294"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P1295" style:parent-style-name="Standard" style:family="paragraph">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1296"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1297"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1298"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1299"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1300"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1301"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P1302" style:parent-style-name="Standard" style:family="paragraph">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1303"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1304"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1305"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1306"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1307"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1308"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1309"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1310"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1311"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P1312" style:parent-style-name="Standard" style:family="paragraph">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P1313" style:parent-style-name="Standard" style:family="paragraph">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P1314" style:parent-style-name="Standard" style:family="paragraph">
      <style:text-properties style:font-name="Arial" style:font-name-asian="CMMI7" style:font-name-complex="CMMI7" fo:font-weight="bold" style:font-weight-asian="bold" style:font-weight-complex="bold" fo:font-size="11pt" style:font-size-asian="11pt" style:font-size-complex="11pt"/>
    </style:style>
    <style:style style:name="P1315" style:parent-style-name="Standard" style:family="paragraph">
      <style:text-properties style:font-name="Arial" style:font-name-asian="CMMI7" style:font-name-complex="CMMI7" fo:font-size="11pt" style:font-size-asian="11pt" style:font-size-complex="11pt"/>
    </style:style>
    <style:style style:name="T1316"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17" style:parent-style-name="Προεπιλεγμένηγραμματοσειρά" style:family="text">
      <style:text-properties style:font-name="Arial" style:font-name-asian="CMMI7" style:font-name-complex="CMMI7" fo:font-size="11pt" style:font-size-asian="11pt" style:font-size-complex="11pt"/>
    </style:style>
    <style:style style:name="T1318"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19" style:parent-style-name="Προεπιλεγμένηγραμματοσειρά" style:family="text">
      <style:text-properties style:font-name="Arial" style:font-name-asian="CMMI7" style:font-name-complex="CMMI7" fo:font-size="11pt" style:font-size-asian="11pt" style:font-size-complex="11pt"/>
    </style:style>
    <style:style style:name="T1320"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21" style:parent-style-name="Προεπιλεγμένηγραμματοσειρά" style:family="text">
      <style:text-properties style:font-name="Arial" style:font-name-asian="CMMI7" style:font-name-complex="CMMI7" fo:font-size="11pt" style:font-size-asian="11pt" style:font-size-complex="11pt"/>
    </style:style>
    <style:style style:name="T1322"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23" style:parent-style-name="Προεπιλεγμένηγραμματοσειρά" style:family="text">
      <style:text-properties style:font-name="Arial" style:font-name-asian="CMMI7" style:font-name-complex="CMMI7" fo:font-size="11pt" style:font-size-asian="11pt" style:font-size-complex="11pt"/>
    </style:style>
    <style:style style:name="T1324"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25" style:parent-style-name="Προεπιλεγμένηγραμματοσειρά" style:family="text">
      <style:text-properties style:font-name="Arial" style:font-name-asian="CMMI7" style:font-name-complex="CMMI7" fo:font-size="11pt" style:font-size-asian="11pt" style:font-size-complex="11pt"/>
    </style:style>
    <style:style style:name="T1326"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27"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28" style:parent-style-name="Προεπιλεγμένηγραμματοσειρά" style:family="text">
      <style:text-properties style:font-name="Arial" style:font-name-asian="CMMI7" style:font-name-complex="CMMI7" fo:font-size="11pt" style:font-size-asian="11pt" style:font-size-complex="11pt"/>
    </style:style>
    <style:style style:name="T1329"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30" style:parent-style-name="Προεπιλεγμένηγραμματοσειρά" style:family="text">
      <style:text-properties style:font-name="Arial" style:font-name-asian="CMMI7" style:font-name-complex="CMMI7" fo:font-size="11pt" style:font-size-asian="11pt" style:font-size-complex="11pt"/>
    </style:style>
    <style:style style:name="T1331"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32"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33"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34"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35"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P1336" style:parent-style-name="Standard" style:family="paragraph">
      <style:text-properties style:font-name="Arial" style:font-name-asian="CMMI7" style:font-name-complex="CMMI7" fo:font-size="11pt" style:font-size-asian="11pt" style:font-size-complex="11pt" fo:language="el" fo:country="GR"/>
    </style:style>
    <style:style style:name="T1337"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38" style:parent-style-name="Προεπιλεγμένηγραμματοσειρά" style:family="text">
      <style:text-properties style:font-name="Arial" style:font-name-asian="CMMI7" style:font-name-complex="CMMI7" fo:font-size="11pt" style:font-size-asian="11pt" style:font-size-complex="11pt"/>
    </style:style>
    <style:style style:name="T1339"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40" style:parent-style-name="Προεπιλεγμένηγραμματοσειρά" style:family="text">
      <style:text-properties style:font-name="Arial" style:font-name-asian="CMMI7" style:font-name-complex="CMMI7" fo:font-size="11pt" style:font-size-asian="11pt" style:font-size-complex="11pt"/>
    </style:style>
    <style:style style:name="T1341"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42" style:parent-style-name="Προεπιλεγμένηγραμματοσειρά" style:family="text">
      <style:text-properties style:font-name="Arial" style:font-name-asian="CMMI7" style:font-name-complex="CMMI7" fo:font-size="11pt" style:font-size-asian="11pt" style:font-size-complex="11pt"/>
    </style:style>
    <style:style style:name="T1343"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44" style:parent-style-name="Προεπιλεγμένηγραμματοσειρά" style:family="text">
      <style:text-properties style:font-name="Arial" style:font-name-asian="CMMI7" style:font-name-complex="CMMI7" fo:font-size="11pt" style:font-size-asian="11pt" style:font-size-complex="11pt"/>
    </style:style>
    <style:style style:name="T1345"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46" style:parent-style-name="Προεπιλεγμένηγραμματοσειρά" style:family="text">
      <style:text-properties style:font-name="Arial" style:font-name-asian="CMMI7" style:font-name-complex="CMMI7" fo:font-size="11pt" style:font-size-asian="11pt" style:font-size-complex="11pt"/>
    </style:style>
    <style:style style:name="T1347"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48" style:parent-style-name="Προεπιλεγμένηγραμματοσειρά" style:family="text">
      <style:text-properties style:font-name="Arial" style:font-name-asian="CMMI7" style:font-name-complex="CMMI7" fo:font-size="11pt" style:font-size-asian="11pt" style:font-size-complex="11pt"/>
    </style:style>
    <style:style style:name="T1349"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50" style:parent-style-name="Προεπιλεγμένηγραμματοσειρά" style:family="text">
      <style:text-properties style:font-name="Arial" style:font-name-asian="CMMI7" style:font-name-complex="CMMI7" fo:font-size="11pt" style:font-size-asian="11pt" style:font-size-complex="11pt"/>
    </style:style>
    <style:style style:name="T1351"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52" style:parent-style-name="Προεπιλεγμένηγραμματοσειρά" style:family="text">
      <style:text-properties style:font-name="Arial" style:font-name-asian="CMMI7" style:font-name-complex="CMMI7" fo:font-size="11pt" style:font-size-asian="11pt" style:font-size-complex="11pt"/>
    </style:style>
    <style:style style:name="T1353"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54" style:parent-style-name="Προεπιλεγμένηγραμματοσειρά" style:family="text">
      <style:text-properties style:font-name="Arial" style:font-name-asian="CMMI7" style:font-name-complex="CMMI7" fo:font-size="11pt" style:font-size-asian="11pt" style:font-size-complex="11pt"/>
    </style:style>
    <style:style style:name="T1355"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56" style:parent-style-name="Προεπιλεγμένηγραμματοσειρά" style:family="text">
      <style:text-properties style:font-name="Arial" style:font-name-asian="CMMI7" style:font-name-complex="CMMI7" fo:font-size="11pt" style:font-size-asian="11pt" style:font-size-complex="11pt"/>
    </style:style>
    <style:style style:name="T1357"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58"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59" style:parent-style-name="Προεπιλεγμένηγραμματοσειρά" style:family="text">
      <style:text-properties style:font-name="Arial" style:font-name-asian="CMMI7" style:font-name-complex="CMMI7" fo:font-size="11pt" style:font-size-asian="11pt" style:font-size-complex="11pt"/>
    </style:style>
    <style:style style:name="T1360"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61" style:parent-style-name="Προεπιλεγμένηγραμματοσειρά" style:family="text">
      <style:text-properties style:font-name="Arial" style:font-name-asian="CMMI7" style:font-name-complex="CMMI7" fo:font-size="11pt" style:font-size-asian="11pt" style:font-size-complex="11pt"/>
    </style:style>
    <style:style style:name="T1362"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63" style:parent-style-name="Προεπιλεγμένηγραμματοσειρά" style:family="text">
      <style:text-properties style:font-name="Arial" style:font-name-asian="CMMI7" style:font-name-complex="CMMI7" fo:font-size="11pt" style:font-size-asian="11pt" style:font-size-complex="11pt"/>
    </style:style>
    <style:style style:name="T1364"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65" style:parent-style-name="Προεπιλεγμένηγραμματοσειρά" style:family="text">
      <style:text-properties style:font-name="Arial" style:font-name-asian="CMMI7" style:font-name-complex="CMMI7" fo:font-size="11pt" style:font-size-asian="11pt" style:font-size-complex="11pt"/>
    </style:style>
    <style:style style:name="T1366"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P1367" style:parent-style-name="Standard" style:family="paragraph">
      <style:text-properties style:font-name="Arial" style:font-name-asian="CMMI7" style:font-name-complex="CMMI7" fo:font-size="11pt" style:font-size-asian="11pt" style:font-size-complex="11pt" fo:language="el" fo:country="GR"/>
    </style:style>
    <style:style style:name="T1368"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69" style:parent-style-name="Προεπιλεγμένηγραμματοσειρά" style:family="text">
      <style:text-properties style:font-name="Arial" style:font-name-asian="CMMI7" style:font-name-complex="CMMI7" fo:font-size="11pt" style:font-size-asian="11pt" style:font-size-complex="11pt"/>
    </style:style>
    <style:style style:name="T1370"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71" style:parent-style-name="Προεπιλεγμένηγραμματοσειρά" style:family="text">
      <style:text-properties style:font-name="Arial" style:font-name-asian="CMMI7" style:font-name-complex="CMMI7" fo:font-size="11pt" style:font-size-asian="11pt" style:font-size-complex="11pt"/>
    </style:style>
    <style:style style:name="T1372"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73"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74" style:parent-style-name="Προεπιλεγμένηγραμματοσειρά" style:family="text">
      <style:text-properties style:font-name="Arial" style:font-name-asian="CMMI7" style:font-name-complex="CMMI7" fo:font-size="11pt" style:font-size-asian="11pt" style:font-size-complex="11pt"/>
    </style:style>
    <style:style style:name="T1375"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76"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77"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78" style:parent-style-name="Προεπιλεγμένηγραμματοσειρά" style:family="text">
      <style:text-properties style:font-name="Arial" style:font-name-asian="CMMI7" style:font-name-complex="CMMI7" fo:font-size="11pt" style:font-size-asian="11pt" style:font-size-complex="11pt"/>
    </style:style>
    <style:style style:name="T1379"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80" style:parent-style-name="Προεπιλεγμένηγραμματοσειρά" style:family="text">
      <style:text-properties style:font-name="Arial" style:font-name-asian="CMMI7" style:font-name-complex="CMMI7" fo:font-size="11pt" style:font-size-asian="11pt" style:font-size-complex="11pt"/>
    </style:style>
    <style:style style:name="T1381"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82" style:parent-style-name="Προεπιλεγμένηγραμματοσειρά" style:family="text">
      <style:text-properties style:font-name="Arial" style:font-name-asian="CMMI7" style:font-name-complex="CMMI7" fo:font-size="11pt" style:font-size-asian="11pt" style:font-size-complex="11pt"/>
    </style:style>
    <style:style style:name="T1383"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84"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85" style:parent-style-name="Προεπιλεγμένηγραμματοσειρά" style:family="text">
      <style:text-properties style:font-name="Arial" style:font-name-asian="CMMI7" style:font-name-complex="CMMI7" fo:font-size="11pt" style:font-size-asian="11pt" style:font-size-complex="11pt"/>
    </style:style>
    <style:style style:name="T1386"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P1387" style:parent-style-name="Standard" style:family="paragraph">
      <style:text-properties style:font-name="Arial" style:font-name-asian="CMMI7" style:font-name-complex="CMMI7" fo:font-size="11pt" style:font-size-asian="11pt" style:font-size-complex="11pt" fo:language="el" fo:country="GR"/>
    </style:style>
    <style:style style:name="T1388"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89"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90" style:parent-style-name="Προεπιλεγμένηγραμματοσειρά" style:family="text">
      <style:text-properties style:font-name="Arial" style:font-name-asian="CMMI7" style:font-name-complex="CMMI7" fo:font-size="11pt" style:font-size-asian="11pt" style:font-size-complex="11pt"/>
    </style:style>
    <style:style style:name="T1391"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92" style:parent-style-name="Προεπιλεγμένηγραμματοσειρά" style:family="text">
      <style:text-properties style:font-name="Arial" style:font-name-asian="CMMI7" style:font-name-complex="CMMI7" fo:font-size="11pt" style:font-size-asian="11pt" style:font-size-complex="11pt"/>
    </style:style>
    <style:style style:name="T1393"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94"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95"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96"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P1397" style:parent-style-name="Standard" style:family="paragraph">
      <style:text-properties style:font-name="Arial" style:font-name-asian="CMMI7" style:font-name-complex="CMMI7" fo:font-size="11pt" style:font-size-asian="11pt" style:font-size-complex="11pt" fo:language="el" fo:country="GR"/>
    </style:style>
    <style:style style:name="T1398"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399" style:parent-style-name="Προεπιλεγμένηγραμματοσειρά" style:family="text">
      <style:text-properties style:font-name="Arial" style:font-name-asian="CMMI7" style:font-name-complex="CMMI7" fo:font-size="11pt" style:font-size-asian="11pt" style:font-size-complex="11pt"/>
    </style:style>
    <style:style style:name="T1400"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401" style:parent-style-name="Προεπιλεγμένηγραμματοσειρά" style:family="text">
      <style:text-properties style:font-name="Arial" style:font-name-asian="CMMI7" style:font-name-complex="CMMI7" fo:font-size="11pt" style:font-size-asian="11pt" style:font-size-complex="11pt"/>
    </style:style>
    <style:style style:name="T1402"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P1403" style:parent-style-name="Standard" style:family="paragraph">
      <style:text-properties style:font-name="Arial" style:font-name-asian="CMMI7" style:font-name-complex="CMMI7" fo:font-size="11pt" style:font-size-asian="11pt" style:font-size-complex="11pt" fo:language="el" fo:country="GR"/>
    </style:style>
    <style:style style:name="T1404"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405"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406"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407"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408" style:parent-style-name="Προεπιλεγμένηγραμματοσειρά" style:family="text">
      <style:text-properties style:font-name="Arial" style:font-name-asian="CMMI7" style:font-name-complex="CMMI7" fo:font-size="11pt" style:font-size-asian="11pt" style:font-size-complex="11pt"/>
    </style:style>
    <style:style style:name="T1409"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410" style:parent-style-name="Προεπιλεγμένηγραμματοσειρά" style:family="text">
      <style:text-properties style:font-name="Arial" style:font-name-asian="CMMI7" style:font-name-complex="CMMI7" fo:font-size="11pt" style:font-size-asian="11pt" style:font-size-complex="11pt"/>
    </style:style>
    <style:style style:name="T1411"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412" style:parent-style-name="Προεπιλεγμένηγραμματοσειρά" style:family="text">
      <style:text-properties style:font-name="Arial" style:font-name-asian="CMMI7" style:font-name-complex="CMMI7" fo:font-size="11pt" style:font-size-asian="11pt" style:font-size-complex="11pt"/>
    </style:style>
    <style:style style:name="T1413"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414" style:parent-style-name="Προεπιλεγμένηγραμματοσειρά" style:family="text">
      <style:text-properties style:font-name="Arial" style:font-name-asian="CMMI7" style:font-name-complex="CMMI7" fo:font-size="11pt" style:font-size-asian="11pt" style:font-size-complex="11pt"/>
    </style:style>
    <style:style style:name="T1415"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416" style:parent-style-name="Προεπιλεγμένηγραμματοσειρά" style:family="text">
      <style:text-properties style:font-name="Arial" style:font-name-asian="CMMI7" style:font-name-complex="CMMI7" fo:font-size="11pt" style:font-size-asian="11pt" style:font-size-complex="11pt"/>
    </style:style>
    <style:style style:name="T1417"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418"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419" style:parent-style-name="Προεπιλεγμένηγραμματοσειρά" style:family="text">
      <style:text-properties style:font-name="Arial" style:font-name-asian="CMMI7" style:font-name-complex="CMMI7" fo:font-size="11pt" style:font-size-asian="11pt" style:font-size-complex="11pt"/>
    </style:style>
    <style:style style:name="T1420"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421" style:parent-style-name="Προεπιλεγμένηγραμματοσειρά" style:family="text">
      <style:text-properties style:font-name="Arial" style:font-name-asian="CMMI7" style:font-name-complex="CMMI7" fo:font-size="11pt" style:font-size-asian="11pt" style:font-size-complex="11pt"/>
    </style:style>
    <style:style style:name="T1422"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423" style:parent-style-name="Προεπιλεγμένηγραμματοσειρά" style:family="text">
      <style:text-properties style:font-name="Arial" style:font-name-asian="CMMI7" style:font-name-complex="CMMI7" fo:font-size="11pt" style:font-size-asian="11pt" style:font-size-complex="11pt"/>
    </style:style>
    <style:style style:name="T1424"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425" style:parent-style-name="Προεπιλεγμένηγραμματοσειρά" style:family="text">
      <style:text-properties style:font-name="Arial" style:font-name-asian="CMMI7" style:font-name-complex="CMMI7" fo:font-size="11pt" style:font-size-asian="11pt" style:font-size-complex="11pt"/>
    </style:style>
    <style:style style:name="T1426"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427"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428" style:parent-style-name="Προεπιλεγμένηγραμματοσειρά" style:family="text">
      <style:text-properties style:font-name="Arial" style:font-name-asian="CMMI7" style:font-name-complex="CMMI7" fo:font-size="11pt" style:font-size-asian="11pt" style:font-size-complex="11pt"/>
    </style:style>
    <style:style style:name="T1429"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430" style:parent-style-name="Προεπιλεγμένηγραμματοσειρά" style:family="text">
      <style:text-properties style:font-name="Arial" style:font-name-asian="CMMI7" style:font-name-complex="CMMI7" fo:font-size="11pt" style:font-size-asian="11pt" style:font-size-complex="11pt"/>
    </style:style>
    <style:style style:name="T1431"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432"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1433"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P1434" style:parent-style-name="Standard" style:family="paragraph">
      <style:text-properties style:font-name="Arial" style:font-name-asian="CMMI7" style:font-name-complex="CMMI7" fo:font-size="11pt" style:font-size-asian="11pt" style:font-size-complex="11pt" fo:language="el" fo:country="GR"/>
    </style:style>
    <style:style style:name="T1435"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P1436" style:parent-style-name="Standard" style:family="paragraph">
      <style:text-properties fo:language="el" fo:country="GR"/>
    </style:style>
    <style:style style:name="P1437" style:parent-style-name="Standard" style:family="paragraph">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P1438" style:parent-style-name="Standard" style:family="paragraph"/>
    <style:style style:name="T1439" style:parent-style-name="Προεπιλεγμένηγραμματοσειρά" style:family="text">
      <style:text-properties style:font-name="Arial" style:font-name-asian="CMMI7" style:font-name-complex="CMMI7" fo:font-weight="bold" style:font-weight-asian="bold" style:font-weight-complex="bold" fo:font-size="11pt" style:font-size-asian="11pt" style:font-size-complex="11pt"/>
    </style:style>
    <style:style style:name="T1440" style:parent-style-name="Προεπιλεγμένηγραμματοσειρά" style:family="text">
      <style:text-properties style:font-name="Arial" style:font-name-asian="CMMI7" style:font-name-complex="CMMI7" fo:font-weight="bold" style:font-weight-asian="bold" style:font-weight-complex="bold" fo:font-size="11pt" style:font-size-asian="11pt" style:font-size-complex="11pt" fo:language="el" fo:country="GR"/>
    </style:style>
    <style:style style:name="T1441" style:parent-style-name="Προεπιλεγμένηγραμματοσειρά" style:family="text">
      <style:text-properties style:font-name="Arial" style:font-name-asian="CMMI7" style:font-name-complex="CMMI7" fo:font-weight="bold" style:font-weight-asian="bold" style:font-weight-complex="bold" fo:font-size="11pt" style:font-size-asian="11pt" style:font-size-complex="11pt"/>
    </style:style>
    <style:style style:name="P1442" style:parent-style-name="Standard" style:family="paragraph">
      <style:paragraph-properties fo:margin-left="0.75in">
        <style:tab-stops/>
      </style:paragraph-properties>
      <style:text-properties style:font-name="Arial" style:font-name-asian="CMMI7" style:font-name-complex="CMMI7" fo:font-size="11pt" style:font-size-asian="11pt" style:font-size-complex="11pt" fo:language="el" fo:country="GR"/>
    </style:style>
    <style:style style:name="P1443" style:parent-style-name="Standard" style:family="paragraph">
      <style:paragraph-properties fo:margin-left="0.75in">
        <style:tab-stops/>
      </style:paragraph-properties>
      <style:text-properties style:font-name="Arial" style:font-name-asian="CMMI7" style:font-name-complex="CMMI7" fo:font-size="11pt" style:font-size-asian="11pt" style:font-size-complex="11pt" fo:language="el" fo:country="GR"/>
    </style:style>
    <style:style style:name="T144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45" style:parent-style-name="Προεπιλεγμένηγραμματοσειρά" style:family="text">
      <style:text-properties style:font-name="Arial" fo:font-size="11pt" style:font-size-asian="11pt" style:font-size-complex="11pt" style:language-asian="en" style:country-asian="US"/>
    </style:style>
    <style:style style:name="T144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47" style:parent-style-name="Προεπιλεγμένηγραμματοσειρά" style:family="text">
      <style:text-properties style:font-name="Arial" fo:font-size="11pt" style:font-size-asian="11pt" style:font-size-complex="11pt" style:language-asian="en" style:country-asian="US"/>
    </style:style>
    <style:style style:name="T14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49" style:parent-style-name="Προεπιλεγμένηγραμματοσειρά" style:family="text">
      <style:text-properties style:font-name="Arial" fo:font-size="11pt" style:font-size-asian="11pt" style:font-size-complex="11pt" style:language-asian="en" style:country-asian="US"/>
    </style:style>
    <style:style style:name="T14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51" style:parent-style-name="Προεπιλεγμένηγραμματοσειρά" style:family="text">
      <style:text-properties style:font-name="Arial" fo:font-size="11pt" style:font-size-asian="11pt" style:font-size-complex="11pt" style:language-asian="en" style:country-asian="US"/>
    </style:style>
    <style:style style:name="T14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54" style:parent-style-name="Προεπιλεγμένηγραμματοσειρά" style:family="text">
      <style:text-properties style:font-name="Arial" fo:font-size="11pt" style:font-size-asian="11pt" style:font-size-complex="11pt" style:language-asian="en" style:country-asian="US"/>
    </style:style>
    <style:style style:name="T145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56" style:parent-style-name="Προεπιλεγμένηγραμματοσειρά" style:family="text">
      <style:text-properties style:font-name="Arial" fo:font-size="11pt" style:font-size-asian="11pt" style:font-size-complex="11pt" style:language-asian="en" style:country-asian="US"/>
    </style:style>
    <style:style style:name="T145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58" style:parent-style-name="Προεπιλεγμένηγραμματοσειρά" style:family="text">
      <style:text-properties style:font-name="Arial" fo:font-size="11pt" style:font-size-asian="11pt" style:font-size-complex="11pt" style:language-asian="en" style:country-asian="US"/>
    </style:style>
    <style:style style:name="T145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60" style:parent-style-name="Προεπιλεγμένηγραμματοσειρά" style:family="text">
      <style:text-properties style:font-name="Arial" fo:font-size="11pt" style:font-size-asian="11pt" style:font-size-complex="11pt" style:language-asian="en" style:country-asian="US"/>
    </style:style>
    <style:style style:name="T146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6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63" style:parent-style-name="Προεπιλεγμένηγραμματοσειρά" style:family="text">
      <style:text-properties style:font-name="Arial" fo:font-size="11pt" style:font-size-asian="11pt" style:font-size-complex="11pt" style:language-asian="en" style:country-asian="US"/>
    </style:style>
    <style:style style:name="T14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65" style:parent-style-name="Προεπιλεγμένηγραμματοσειρά" style:family="text">
      <style:text-properties style:font-name="Arial" fo:font-size="11pt" style:font-size-asian="11pt" style:font-size-complex="11pt" style:language-asian="en" style:country-asian="US"/>
    </style:style>
    <style:style style:name="T146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67" style:parent-style-name="Προεπιλεγμένηγραμματοσειρά" style:family="text">
      <style:text-properties style:font-name="Arial" fo:font-size="11pt" style:font-size-asian="11pt" style:font-size-complex="11pt" style:language-asian="en" style:country-asian="US"/>
    </style:style>
    <style:style style:name="T146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69" style:parent-style-name="Προεπιλεγμένηγραμματοσειρά" style:family="text">
      <style:text-properties style:font-name="Arial" fo:font-size="11pt" style:font-size-asian="11pt" style:font-size-complex="11pt" style:language-asian="en" style:country-asian="US"/>
    </style:style>
    <style:style style:name="T147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71" style:parent-style-name="Προεπιλεγμένηγραμματοσειρά" style:family="text">
      <style:text-properties style:font-name="Arial" fo:font-size="11pt" style:font-size-asian="11pt" style:font-size-complex="11pt" style:language-asian="en" style:country-asian="US"/>
    </style:style>
    <style:style style:name="T147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73" style:parent-style-name="Προεπιλεγμένηγραμματοσειρά" style:family="text">
      <style:text-properties style:font-name="Arial" fo:font-size="11pt" style:font-size-asian="11pt" style:font-size-complex="11pt" style:language-asian="en" style:country-asian="US"/>
    </style:style>
    <style:style style:name="T147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75" style:parent-style-name="Προεπιλεγμένηγραμματοσειρά" style:family="text">
      <style:text-properties style:font-name="Arial" fo:font-size="11pt" style:font-size-asian="11pt" style:font-size-complex="11pt" style:language-asian="en" style:country-asian="US"/>
    </style:style>
    <style:style style:name="T147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7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7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79" style:parent-style-name="Προεπιλεγμένηγραμματοσειρά" style:family="text">
      <style:text-properties style:font-name="Arial" fo:font-size="11pt" style:font-size-asian="11pt" style:font-size-complex="11pt" style:language-asian="en" style:country-asian="US"/>
    </style:style>
    <style:style style:name="T148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81" style:parent-style-name="Προεπιλεγμένηγραμματοσειρά" style:family="text">
      <style:text-properties style:font-name="Arial" fo:font-size="11pt" style:font-size-asian="11pt" style:font-size-complex="11pt" style:language-asian="en" style:country-asian="US"/>
    </style:style>
    <style:style style:name="T148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83" style:parent-style-name="Προεπιλεγμένηγραμματοσειρά" style:family="text">
      <style:text-properties style:font-name="Arial" fo:font-size="11pt" style:font-size-asian="11pt" style:font-size-complex="11pt" style:language-asian="en" style:country-asian="US"/>
    </style:style>
    <style:style style:name="T148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485" style:parent-style-name="Standard" style:family="paragraph">
      <style:text-properties style:font-name="Arial" fo:font-size="11pt" style:font-size-asian="11pt" style:font-size-complex="11pt" fo:language="el" fo:country="GR" style:language-asian="en" style:country-asian="US"/>
    </style:style>
    <style:style style:name="T148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88" style:parent-style-name="Προεπιλεγμένηγραμματοσειρά" style:family="text">
      <style:text-properties style:font-name="Arial" fo:font-size="11pt" style:font-size-asian="11pt" style:font-size-complex="11pt" style:language-asian="en" style:country-asian="US"/>
    </style:style>
    <style:style style:name="T148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90" style:parent-style-name="Προεπιλεγμένηγραμματοσειρά" style:family="text">
      <style:text-properties style:font-name="Arial" fo:font-size="11pt" style:font-size-asian="11pt" style:font-size-complex="11pt" style:language-asian="en" style:country-asian="US"/>
    </style:style>
    <style:style style:name="T149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92" style:parent-style-name="Προεπιλεγμένηγραμματοσειρά" style:family="text">
      <style:text-properties style:font-name="Arial" fo:font-size="11pt" style:font-size-asian="11pt" style:font-size-complex="11pt" style:language-asian="en" style:country-asian="US"/>
    </style:style>
    <style:style style:name="T149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94" style:parent-style-name="Προεπιλεγμένηγραμματοσειρά" style:family="text">
      <style:text-properties style:font-name="Arial" fo:font-size="11pt" style:font-size-asian="11pt" style:font-size-complex="11pt" style:language-asian="en" style:country-asian="US"/>
    </style:style>
    <style:style style:name="T149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9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97" style:parent-style-name="Προεπιλεγμένηγραμματοσειρά" style:family="text">
      <style:text-properties style:font-name="Arial" fo:font-size="11pt" style:font-size-asian="11pt" style:font-size-complex="11pt" style:language-asian="en" style:country-asian="US"/>
    </style:style>
    <style:style style:name="T149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99" style:parent-style-name="Προεπιλεγμένηγραμματοσειρά" style:family="text">
      <style:text-properties style:font-name="Arial" fo:font-size="11pt" style:font-size-asian="11pt" style:font-size-complex="11pt" style:language-asian="en" style:country-asian="US"/>
    </style:style>
    <style:style style:name="T150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01" style:parent-style-name="Προεπιλεγμένηγραμματοσειρά" style:family="text">
      <style:text-properties style:font-name="Arial" fo:font-size="11pt" style:font-size-asian="11pt" style:font-size-complex="11pt" style:language-asian="en" style:country-asian="US"/>
    </style:style>
    <style:style style:name="T150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03" style:parent-style-name="Προεπιλεγμένηγραμματοσειρά" style:family="text">
      <style:text-properties style:font-name="Arial" fo:font-size="11pt" style:font-size-asian="11pt" style:font-size-complex="11pt" style:language-asian="en" style:country-asian="US"/>
    </style:style>
    <style:style style:name="T15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05" style:parent-style-name="Προεπιλεγμένηγραμματοσειρά" style:family="text">
      <style:text-properties style:font-name="Arial" fo:font-size="11pt" style:font-size-asian="11pt" style:font-size-complex="11pt" style:language-asian="en" style:country-asian="US"/>
    </style:style>
    <style:style style:name="T15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07" style:parent-style-name="Προεπιλεγμένηγραμματοσειρά" style:family="text">
      <style:text-properties style:font-name="Arial" fo:font-size="11pt" style:font-size-asian="11pt" style:font-size-complex="11pt" style:language-asian="en" style:country-asian="US"/>
    </style:style>
    <style:style style:name="T15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0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11" style:parent-style-name="Προεπιλεγμένηγραμματοσειρά" style:family="text">
      <style:text-properties style:font-name="Arial" fo:font-size="11pt" style:font-size-asian="11pt" style:font-size-complex="11pt" style:language-asian="en" style:country-asian="US"/>
    </style:style>
    <style:style style:name="T15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1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514" style:parent-style-name="Standard" style:family="paragraph">
      <style:text-properties style:font-name="Arial" fo:font-size="11pt" style:font-size-asian="11pt" style:font-size-complex="11pt" fo:language="el" fo:country="GR" style:language-asian="en" style:country-asian="US"/>
    </style:style>
    <style:style style:name="T15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1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17" style:parent-style-name="Προεπιλεγμένηγραμματοσειρά" style:family="text">
      <style:text-properties style:font-name="Arial" fo:font-size="11pt" style:font-size-asian="11pt" style:font-size-complex="11pt" style:language-asian="en" style:country-asian="US"/>
    </style:style>
    <style:style style:name="T151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19" style:parent-style-name="Προεπιλεγμένηγραμματοσειρά" style:family="text">
      <style:text-properties style:font-name="Arial" fo:font-size="11pt" style:font-size-asian="11pt" style:font-size-complex="11pt" style:language-asian="en" style:country-asian="US"/>
    </style:style>
    <style:style style:name="T152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21" style:parent-style-name="Προεπιλεγμένηγραμματοσειρά" style:family="text">
      <style:text-properties style:font-name="Arial" fo:font-size="11pt" style:font-size-asian="11pt" style:font-size-complex="11pt" style:language-asian="en" style:country-asian="US"/>
    </style:style>
    <style:style style:name="T152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23" style:parent-style-name="Προεπιλεγμένηγραμματοσειρά" style:family="text">
      <style:text-properties style:font-name="Arial" fo:font-size="11pt" style:font-size-asian="11pt" style:font-size-complex="11pt" style:language-asian="en" style:country-asian="US"/>
    </style:style>
    <style:style style:name="T15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25" style:parent-style-name="Προεπιλεγμένηγραμματοσειρά" style:family="text">
      <style:text-properties style:font-name="Arial" fo:font-size="11pt" style:font-size-asian="11pt" style:font-size-complex="11pt" style:language-asian="en" style:country-asian="US"/>
    </style:style>
    <style:style style:name="T15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27" style:parent-style-name="Προεπιλεγμένηγραμματοσειρά" style:family="text">
      <style:text-properties style:font-name="Arial" fo:font-size="11pt" style:font-size-asian="11pt" style:font-size-complex="11pt" style:language-asian="en" style:country-asian="US"/>
    </style:style>
    <style:style style:name="T15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2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30" style:parent-style-name="Προεπιλεγμένηγραμματοσειρά" style:family="text">
      <style:text-properties style:font-name="Arial" fo:font-size="11pt" style:font-size-asian="11pt" style:font-size-complex="11pt" style:language-asian="en" style:country-asian="US"/>
    </style:style>
    <style:style style:name="T15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32" style:parent-style-name="Προεπιλεγμένηγραμματοσειρά" style:family="text">
      <style:text-properties style:font-name="Arial" fo:font-size="11pt" style:font-size-asian="11pt" style:font-size-complex="11pt" style:language-asian="en" style:country-asian="US"/>
    </style:style>
    <style:style style:name="T153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34" style:parent-style-name="Προεπιλεγμένηγραμματοσειρά" style:family="text">
      <style:text-properties style:font-name="Arial" fo:font-size="11pt" style:font-size-asian="11pt" style:font-size-complex="11pt" style:language-asian="en" style:country-asian="US"/>
    </style:style>
    <style:style style:name="T153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36" style:parent-style-name="Προεπιλεγμένηγραμματοσειρά" style:family="text">
      <style:text-properties style:font-name="Arial" fo:font-size="11pt" style:font-size-asian="11pt" style:font-size-complex="11pt" style:language-asian="en" style:country-asian="US"/>
    </style:style>
    <style:style style:name="T153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38" style:parent-style-name="Προεπιλεγμένηγραμματοσειρά" style:family="text">
      <style:text-properties style:font-name="Arial" fo:font-size="11pt" style:font-size-asian="11pt" style:font-size-complex="11pt" style:language-asian="en" style:country-asian="US"/>
    </style:style>
    <style:style style:name="T153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40" style:parent-style-name="Προεπιλεγμένηγραμματοσειρά" style:family="text">
      <style:text-properties style:font-name="Arial" fo:font-size="11pt" style:font-size-asian="11pt" style:font-size-complex="11pt" style:language-asian="en" style:country-asian="US"/>
    </style:style>
    <style:style style:name="T154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42" style:parent-style-name="Προεπιλεγμένηγραμματοσειρά" style:family="text">
      <style:text-properties style:font-name="Arial" fo:font-size="11pt" style:font-size-asian="11pt" style:font-size-complex="11pt" style:language-asian="en" style:country-asian="US"/>
    </style:style>
    <style:style style:name="T15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44" style:parent-style-name="Προεπιλεγμένηγραμματοσειρά" style:family="text">
      <style:text-properties style:font-name="Arial" fo:font-size="11pt" style:font-size-asian="11pt" style:font-size-complex="11pt" style:language-asian="en" style:country-asian="US"/>
    </style:style>
    <style:style style:name="T15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46" style:parent-style-name="Προεπιλεγμένηγραμματοσειρά" style:family="text">
      <style:text-properties style:font-name="Arial" fo:font-size="11pt" style:font-size-asian="11pt" style:font-size-complex="11pt" style:language-asian="en" style:country-asian="US"/>
    </style:style>
    <style:style style:name="T154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48" style:parent-style-name="Προεπιλεγμένηγραμματοσειρά" style:family="text">
      <style:text-properties style:font-name="Arial" fo:font-size="11pt" style:font-size-asian="11pt" style:font-size-complex="11pt" style:language-asian="en" style:country-asian="US"/>
    </style:style>
    <style:style style:name="T154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50" style:parent-style-name="Προεπιλεγμένηγραμματοσειρά" style:family="text">
      <style:text-properties style:font-name="Arial" fo:font-size="11pt" style:font-size-asian="11pt" style:font-size-complex="11pt" style:language-asian="en" style:country-asian="US"/>
    </style:style>
    <style:style style:name="T15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52" style:parent-style-name="Προεπιλεγμένηγραμματοσειρά" style:family="text">
      <style:text-properties style:font-name="Arial" fo:font-size="11pt" style:font-size-asian="11pt" style:font-size-complex="11pt" style:language-asian="en" style:country-asian="US"/>
    </style:style>
    <style:style style:name="T15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54" style:parent-style-name="Προεπιλεγμένηγραμματοσειρά" style:family="text">
      <style:text-properties style:font-name="Arial" fo:font-size="11pt" style:font-size-asian="11pt" style:font-size-complex="11pt" style:language-asian="en" style:country-asian="US"/>
    </style:style>
    <style:style style:name="T155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557" style:parent-style-name="Standard" style:family="paragraph">
      <style:text-properties style:font-name="Arial" fo:font-size="11pt" style:font-size-asian="11pt" style:font-size-complex="11pt" fo:language="el" fo:country="GR" style:language-asian="en" style:country-asian="US"/>
    </style:style>
    <style:style style:name="T15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59" style:parent-style-name="Προεπιλεγμένηγραμματοσειρά" style:family="text">
      <style:text-properties style:font-name="Arial" fo:font-size="11pt" style:font-size-asian="11pt" style:font-size-complex="11pt" style:language-asian="en" style:country-asian="US"/>
    </style:style>
    <style:style style:name="T1560" style:parent-style-name="Προεπιλεγμένηγραμματοσειρά" style:family="text">
      <style:text-properties style:font-name="Arial" fo:font-size="11pt" style:font-size-asian="11pt" style:font-size-complex="11pt" style:language-asian="en" style:country-asian="US"/>
    </style:style>
    <style:style style:name="T156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62" style:parent-style-name="Προεπιλεγμένηγραμματοσειρά" style:family="text">
      <style:text-properties style:font-name="Arial" fo:font-size="11pt" style:font-size-asian="11pt" style:font-size-complex="11pt" style:language-asian="en" style:country-asian="US"/>
    </style:style>
    <style:style style:name="T156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64" style:parent-style-name="Προεπιλεγμένηγραμματοσειρά" style:family="text">
      <style:text-properties style:font-name="Arial" fo:font-size="11pt" style:font-size-asian="11pt" style:font-size-complex="11pt" style:language-asian="en" style:country-asian="US"/>
    </style:style>
    <style:style style:name="T156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66" style:parent-style-name="Προεπιλεγμένηγραμματοσειρά" style:family="text">
      <style:text-properties style:font-name="Arial" fo:font-size="11pt" style:font-size-asian="11pt" style:font-size-complex="11pt" style:language-asian="en" style:country-asian="US"/>
    </style:style>
    <style:style style:name="T15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68" style:parent-style-name="Προεπιλεγμένηγραμματοσειρά" style:family="text">
      <style:text-properties style:font-name="Arial" fo:font-size="11pt" style:font-size-asian="11pt" style:font-size-complex="11pt" style:language-asian="en" style:country-asian="US"/>
    </style:style>
    <style:style style:name="T15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70" style:parent-style-name="Προεπιλεγμένηγραμματοσειρά" style:family="text">
      <style:text-properties style:font-name="Arial" fo:font-size="11pt" style:font-size-asian="11pt" style:font-size-complex="11pt" style:language-asian="en" style:country-asian="US"/>
    </style:style>
    <style:style style:name="T15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72" style:parent-style-name="Προεπιλεγμένηγραμματοσειρά" style:family="text">
      <style:text-properties style:font-name="Arial" fo:font-size="11pt" style:font-size-asian="11pt" style:font-size-complex="11pt" style:language-asian="en" style:country-asian="US"/>
    </style:style>
    <style:style style:name="T15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74" style:parent-style-name="Προεπιλεγμένηγραμματοσειρά" style:family="text">
      <style:text-properties style:font-name="Arial" fo:font-size="11pt" style:font-size-asian="11pt" style:font-size-complex="11pt" style:language-asian="en" style:country-asian="US"/>
    </style:style>
    <style:style style:name="T157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76" style:parent-style-name="Προεπιλεγμένηγραμματοσειρά" style:family="text">
      <style:text-properties style:font-name="Arial" fo:font-size="11pt" style:font-size-asian="11pt" style:font-size-complex="11pt" style:language-asian="en" style:country-asian="US"/>
    </style:style>
    <style:style style:name="T157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7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579" style:parent-style-name="Standard" style:family="paragraph">
      <style:text-properties style:font-name="Arial" fo:font-size="11pt" style:font-size-asian="11pt" style:font-size-complex="11pt" fo:language="el" fo:country="GR" style:language-asian="en" style:country-asian="US"/>
    </style:style>
    <style:style style:name="P1580" style:parent-style-name="Βασικό" style:family="paragraph">
      <style:paragraph-properties fo:widows="2" fo:orphans="2" style:text-autospace="none" style:vertical-align="auto"/>
      <style:text-properties fo:hyphenate="true"/>
    </style:style>
    <style:style style:name="T158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82" style:parent-style-name="Προεπιλεγμένηγραμματοσειρά" style:family="text">
      <style:text-properties style:font-name="Arial" fo:font-size="11pt" style:font-size-asian="11pt" style:font-size-complex="11pt" style:language-asian="en" style:country-asian="US"/>
    </style:style>
    <style:style style:name="T158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84" style:parent-style-name="Προεπιλεγμένηγραμματοσειρά" style:family="text">
      <style:text-properties style:font-name="Arial" fo:font-size="11pt" style:font-size-asian="11pt" style:font-size-complex="11pt" style:language-asian="en" style:country-asian="US"/>
    </style:style>
    <style:style style:name="T15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86" style:parent-style-name="Προεπιλεγμένηγραμματοσειρά" style:family="text">
      <style:text-properties style:font-name="Arial" fo:font-size="11pt" style:font-size-asian="11pt" style:font-size-complex="11pt" style:language-asian="en" style:country-asian="US"/>
    </style:style>
    <style:style style:name="T15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88" style:parent-style-name="Προεπιλεγμένηγραμματοσειρά" style:family="text">
      <style:text-properties style:font-name="Arial" fo:font-size="11pt" style:font-size-asian="11pt" style:font-size-complex="11pt" style:language-asian="en" style:country-asian="US"/>
    </style:style>
    <style:style style:name="T158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90" style:parent-style-name="Προεπιλεγμένηγραμματοσειρά" style:family="text">
      <style:text-properties style:font-name="Arial" fo:font-size="11pt" style:font-size-asian="11pt" style:font-size-complex="11pt" style:language-asian="en" style:country-asian="US"/>
    </style:style>
    <style:style style:name="T159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92" style:parent-style-name="Προεπιλεγμένηγραμματοσειρά" style:family="text">
      <style:text-properties style:font-name="Arial" fo:font-size="11pt" style:font-size-asian="11pt" style:font-size-complex="11pt" style:language-asian="en" style:country-asian="US"/>
    </style:style>
    <style:style style:name="T159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94" style:parent-style-name="Προεπιλεγμένηγραμματοσειρά" style:family="text">
      <style:text-properties style:font-name="Arial" fo:font-size="11pt" style:font-size-asian="11pt" style:font-size-complex="11pt" style:language-asian="en" style:country-asian="US"/>
    </style:style>
    <style:style style:name="T159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96" style:parent-style-name="Προεπιλεγμένηγραμματοσειρά" style:family="text">
      <style:text-properties style:font-name="Arial" fo:font-size="11pt" style:font-size-asian="11pt" style:font-size-complex="11pt" style:language-asian="en" style:country-asian="US"/>
    </style:style>
    <style:style style:name="T159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9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99" style:parent-style-name="Προεπιλεγμένηγραμματοσειρά" style:family="text">
      <style:text-properties style:font-name="Arial" fo:font-size="11pt" style:font-size-asian="11pt" style:font-size-complex="11pt" style:language-asian="en" style:country-asian="US"/>
    </style:style>
    <style:style style:name="T160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601" style:parent-style-name="Προεπιλεγμένηγραμματοσειρά" style:family="text">
      <style:text-properties style:font-name="Arial" fo:font-size="11pt" style:font-size-asian="11pt" style:font-size-complex="11pt" style:language-asian="en" style:country-asian="US"/>
    </style:style>
    <style:style style:name="T160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603"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604"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605"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606"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607"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608"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609"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610"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611"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612"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613"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614"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615"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616"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617"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618"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619"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620"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621"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622"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623"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624"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625"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626"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627"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628"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629"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630"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631"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632"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633"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634"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635"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636"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637"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638"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639"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640"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641"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642"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643"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644"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645"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646"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647"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648"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649"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650"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651"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652"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653"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654"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655"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656"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657"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658"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659"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660"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661"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662"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663"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664"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665"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666"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667"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668"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669"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670"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671"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672"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P1673" style:parent-style-name="Standard" style:family="paragraph">
      <style:text-properties style:font-name="Arial" fo:font-size="11pt" style:font-size-asian="11pt" style:font-size-complex="11pt" fo:language="el" fo:country="GR" style:language-asian="en" style:country-asian="US"/>
    </style:style>
    <style:style style:name="T167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67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676" style:parent-style-name="Προεπιλεγμένηγραμματοσειρά" style:family="text">
      <style:text-properties style:font-name="Arial" fo:font-size="11pt" style:font-size-asian="11pt" style:font-size-complex="11pt" style:language-asian="en" style:country-asian="US"/>
    </style:style>
    <style:style style:name="T167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678" style:parent-style-name="Προεπιλεγμένηγραμματοσειρά" style:family="text">
      <style:text-properties style:font-name="Arial" fo:font-size="11pt" style:font-size-asian="11pt" style:font-size-complex="11pt" style:language-asian="en" style:country-asian="US"/>
    </style:style>
    <style:style style:name="T167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68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681" style:parent-style-name="Standard" style:family="paragraph">
      <style:text-properties style:font-name="Arial" fo:font-size="11pt" style:font-size-asian="11pt" style:font-size-complex="11pt" fo:language="el" fo:country="GR" style:language-asian="en" style:country-asian="US"/>
    </style:style>
    <style:style style:name="P1682" style:parent-style-name="Standard" style:family="paragraph">
      <style:text-properties style:font-name="Arial" fo:font-size="11pt" style:font-size-asian="11pt" style:font-size-complex="11pt" fo:language="el" fo:country="GR" style:language-asian="en" style:country-asian="US"/>
    </style:style>
    <style:style style:name="P1683" style:parent-style-name="Standard" style:family="paragraph">
      <style:paragraph-properties fo:text-indent="0.4923in"/>
    </style:style>
    <style:style style:name="T1684"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1685"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1686"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1687"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1688"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1689"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P1690" style:parent-style-name="Standard" style:family="paragraph">
      <style:paragraph-properties fo:text-indent="0.4923in"/>
      <style:text-properties style:font-name="Arial" fo:font-weight="bold" style:font-weight-asian="bold" style:font-weight-complex="bold" fo:font-size="11pt" style:font-size-asian="11pt" style:font-size-complex="11pt" fo:language="el" fo:country="GR" style:language-asian="en" style:country-asian="US"/>
    </style:style>
    <style:style style:name="P1691" style:parent-style-name="Standard" style:family="paragraph">
      <style:paragraph-properties fo:text-indent="0.4923in"/>
      <style:text-properties style:font-name="Arial" fo:font-weight="bold" style:font-weight-asian="bold" style:font-weight-complex="bold" fo:font-size="11pt" style:font-size-asian="11pt" style:font-size-complex="11pt" fo:language="el" fo:country="GR" style:language-asian="en" style:country-asian="US"/>
    </style:style>
    <style:style style:name="P1692" style:parent-style-name="Standard" style:family="paragraph">
      <style:text-properties style:font-name="Arial" fo:font-size="11pt" style:font-size-asian="11pt" style:font-size-complex="11pt" fo:language="el" fo:country="GR" style:language-asian="en" style:country-asian="US"/>
    </style:style>
    <style:style style:name="T169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69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695" style:parent-style-name="Προεπιλεγμένηγραμματοσειρά" style:family="text">
      <style:text-properties style:font-name="Arial" fo:font-size="11pt" style:font-size-asian="11pt" style:font-size-complex="11pt" style:language-asian="en" style:country-asian="US"/>
    </style:style>
    <style:style style:name="T169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697" style:parent-style-name="Προεπιλεγμένηγραμματοσειρά" style:family="text">
      <style:text-properties style:font-name="Arial" fo:font-size="11pt" style:font-size-asian="11pt" style:font-size-complex="11pt" style:language-asian="en" style:country-asian="US"/>
    </style:style>
    <style:style style:name="T169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699" style:parent-style-name="Προεπιλεγμένηγραμματοσειρά" style:family="text">
      <style:text-properties style:font-name="Arial" fo:font-size="11pt" style:font-size-asian="11pt" style:font-size-complex="11pt" style:language-asian="en" style:country-asian="US"/>
    </style:style>
    <style:style style:name="T170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02" style:parent-style-name="Προεπιλεγμένηγραμματοσειρά" style:family="text">
      <style:text-properties style:font-name="Arial" fo:font-size="11pt" style:font-size-asian="11pt" style:font-size-complex="11pt" style:language-asian="en" style:country-asian="US"/>
    </style:style>
    <style:style style:name="T170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04" style:parent-style-name="Προεπιλεγμένηγραμματοσειρά" style:family="text">
      <style:text-properties style:font-name="Arial" fo:font-size="11pt" style:font-size-asian="11pt" style:font-size-complex="11pt" style:language-asian="en" style:country-asian="US"/>
    </style:style>
    <style:style style:name="T170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06" style:parent-style-name="Προεπιλεγμένηγραμματοσειρά" style:family="text">
      <style:text-properties style:font-name="Arial" fo:font-size="11pt" style:font-size-asian="11pt" style:font-size-complex="11pt" style:language-asian="en" style:country-asian="US"/>
    </style:style>
    <style:style style:name="T170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08" style:parent-style-name="Προεπιλεγμένηγραμματοσειρά" style:family="text">
      <style:text-properties style:font-name="Arial" fo:font-size="11pt" style:font-size-asian="11pt" style:font-size-complex="11pt" style:language-asian="en" style:country-asian="US"/>
    </style:style>
    <style:style style:name="T170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10" style:parent-style-name="Προεπιλεγμένηγραμματοσειρά" style:family="text">
      <style:text-properties style:font-name="Arial" fo:font-size="11pt" style:font-size-asian="11pt" style:font-size-complex="11pt" style:language-asian="en" style:country-asian="US"/>
    </style:style>
    <style:style style:name="T171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12" style:parent-style-name="Προεπιλεγμένηγραμματοσειρά" style:family="text">
      <style:text-properties style:font-name="Arial" fo:font-size="11pt" style:font-size-asian="11pt" style:font-size-complex="11pt" style:language-asian="en" style:country-asian="US"/>
    </style:style>
    <style:style style:name="T171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14" style:parent-style-name="Προεπιλεγμένηγραμματοσειρά" style:family="text">
      <style:text-properties style:font-name="Arial" fo:font-size="11pt" style:font-size-asian="11pt" style:font-size-complex="11pt" style:language-asian="en" style:country-asian="US"/>
    </style:style>
    <style:style style:name="T17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1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717" style:parent-style-name="Standard" style:family="paragraph">
      <style:text-properties style:font-name="Arial" fo:font-size="11pt" style:font-size-asian="11pt" style:font-size-complex="11pt" fo:language="el" fo:country="GR" style:language-asian="en" style:country-asian="US"/>
    </style:style>
    <style:style style:name="T171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19" style:parent-style-name="Προεπιλεγμένηγραμματοσειρά" style:family="text">
      <style:text-properties style:font-name="Arial" fo:font-size="11pt" style:font-size-asian="11pt" style:font-size-complex="11pt" style:language-asian="en" style:country-asian="US"/>
    </style:style>
    <style:style style:name="T172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21" style:parent-style-name="Προεπιλεγμένηγραμματοσειρά" style:family="text">
      <style:text-properties style:font-name="Arial" fo:font-size="11pt" style:font-size-asian="11pt" style:font-size-complex="11pt" style:language-asian="en" style:country-asian="US"/>
    </style:style>
    <style:style style:name="T172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23" style:parent-style-name="Προεπιλεγμένηγραμματοσειρά" style:family="text">
      <style:text-properties style:font-name="Arial" fo:font-size="11pt" style:font-size-asian="11pt" style:font-size-complex="11pt" style:language-asian="en" style:country-asian="US"/>
    </style:style>
    <style:style style:name="T17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25" style:parent-style-name="Προεπιλεγμένηγραμματοσειρά" style:family="text">
      <style:text-properties style:font-name="Arial" fo:font-size="11pt" style:font-size-asian="11pt" style:font-size-complex="11pt" style:language-asian="en" style:country-asian="US"/>
    </style:style>
    <style:style style:name="T17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27" style:parent-style-name="Προεπιλεγμένηγραμματοσειρά" style:family="text">
      <style:text-properties style:font-name="Arial" fo:font-size="11pt" style:font-size-asian="11pt" style:font-size-complex="11pt" style:language-asian="en" style:country-asian="US"/>
    </style:style>
    <style:style style:name="T17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2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30" style:parent-style-name="Προεπιλεγμένηγραμματοσειρά" style:family="text">
      <style:text-properties style:font-name="Arial" fo:font-size="11pt" style:font-size-asian="11pt" style:font-size-complex="11pt" style:language-asian="en" style:country-asian="US"/>
    </style:style>
    <style:style style:name="T17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32" style:parent-style-name="Προεπιλεγμένηγραμματοσειρά" style:family="text">
      <style:text-properties style:font-name="Arial" fo:font-size="11pt" style:font-size-asian="11pt" style:font-size-complex="11pt" style:language-asian="en" style:country-asian="US"/>
    </style:style>
    <style:style style:name="T173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34" style:parent-style-name="Προεπιλεγμένηγραμματοσειρά" style:family="text">
      <style:text-properties style:font-name="Arial" fo:font-size="11pt" style:font-size-asian="11pt" style:font-size-complex="11pt" style:language-asian="en" style:country-asian="US"/>
    </style:style>
    <style:style style:name="T173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36" style:parent-style-name="Προεπιλεγμένηγραμματοσειρά" style:family="text">
      <style:text-properties style:font-name="Arial" fo:font-size="11pt" style:font-size-asian="11pt" style:font-size-complex="11pt" style:language-asian="en" style:country-asian="US"/>
    </style:style>
    <style:style style:name="T173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38" style:parent-style-name="Προεπιλεγμένηγραμματοσειρά" style:family="text">
      <style:text-properties style:font-name="Arial" fo:font-size="11pt" style:font-size-asian="11pt" style:font-size-complex="11pt" style:language-asian="en" style:country-asian="US"/>
    </style:style>
    <style:style style:name="T173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40" style:parent-style-name="Προεπιλεγμένηγραμματοσειρά" style:family="text">
      <style:text-properties style:font-name="Arial" fo:font-size="11pt" style:font-size-asian="11pt" style:font-size-complex="11pt" style:language-asian="en" style:country-asian="US"/>
    </style:style>
    <style:style style:name="T174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42" style:parent-style-name="Προεπιλεγμένηγραμματοσειρά" style:family="text">
      <style:text-properties style:font-name="Arial" fo:font-size="11pt" style:font-size-asian="11pt" style:font-size-complex="11pt" style:language-asian="en" style:country-asian="US"/>
    </style:style>
    <style:style style:name="T17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4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45" style:parent-style-name="Προεπιλεγμένηγραμματοσειρά" style:family="text">
      <style:text-properties style:font-name="Arial" fo:font-size="11pt" style:font-size-asian="11pt" style:font-size-complex="11pt" style:language-asian="en" style:country-asian="US"/>
    </style:style>
    <style:style style:name="T174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47" style:parent-style-name="Προεπιλεγμένηγραμματοσειρά" style:family="text">
      <style:text-properties style:font-name="Arial" fo:font-size="11pt" style:font-size-asian="11pt" style:font-size-complex="11pt" style:language-asian="en" style:country-asian="US"/>
    </style:style>
    <style:style style:name="T17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49" style:parent-style-name="Προεπιλεγμένηγραμματοσειρά" style:family="text">
      <style:text-properties style:font-name="Arial" fo:font-size="11pt" style:font-size-asian="11pt" style:font-size-complex="11pt" style:language-asian="en" style:country-asian="US"/>
    </style:style>
    <style:style style:name="T17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51" style:parent-style-name="Προεπιλεγμένηγραμματοσειρά" style:family="text">
      <style:text-properties style:font-name="Arial" fo:font-size="11pt" style:font-size-asian="11pt" style:font-size-complex="11pt" style:language-asian="en" style:country-asian="US"/>
    </style:style>
    <style:style style:name="T17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54" style:parent-style-name="Προεπιλεγμένηγραμματοσειρά" style:family="text">
      <style:text-properties style:font-name="Arial" fo:font-size="11pt" style:font-size-asian="11pt" style:font-size-complex="11pt" style:language-asian="en" style:country-asian="US"/>
    </style:style>
    <style:style style:name="T175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56" style:parent-style-name="Προεπιλεγμένηγραμματοσειρά" style:family="text">
      <style:text-properties style:font-name="Arial" fo:font-size="11pt" style:font-size-asian="11pt" style:font-size-complex="11pt" style:language-asian="en" style:country-asian="US"/>
    </style:style>
    <style:style style:name="T175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58" style:parent-style-name="Προεπιλεγμένηγραμματοσειρά" style:family="text">
      <style:text-properties style:font-name="Arial" fo:font-size="11pt" style:font-size-asian="11pt" style:font-size-complex="11pt" style:language-asian="en" style:country-asian="US"/>
    </style:style>
    <style:style style:name="T175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6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61" style:parent-style-name="Προεπιλεγμένηγραμματοσειρά" style:family="text">
      <style:text-properties style:font-name="Arial" fo:font-size="11pt" style:font-size-asian="11pt" style:font-size-complex="11pt" style:language-asian="en" style:country-asian="US"/>
    </style:style>
    <style:style style:name="T176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63" style:parent-style-name="Προεπιλεγμένηγραμματοσειρά" style:family="text">
      <style:text-properties style:font-name="Arial" fo:font-size="11pt" style:font-size-asian="11pt" style:font-size-complex="11pt" style:language-asian="en" style:country-asian="US"/>
    </style:style>
    <style:style style:name="T17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65" style:parent-style-name="Προεπιλεγμένηγραμματοσειρά" style:family="text">
      <style:text-properties style:font-name="Arial" fo:font-size="11pt" style:font-size-asian="11pt" style:font-size-complex="11pt" style:language-asian="en" style:country-asian="US"/>
    </style:style>
    <style:style style:name="T176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67" style:parent-style-name="Προεπιλεγμένηγραμματοσειρά" style:family="text">
      <style:text-properties style:font-name="Arial" fo:font-size="11pt" style:font-size-asian="11pt" style:font-size-complex="11pt" style:language-asian="en" style:country-asian="US"/>
    </style:style>
    <style:style style:name="T176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69" style:parent-style-name="Προεπιλεγμένηγραμματοσειρά" style:family="text">
      <style:text-properties style:font-name="Arial" fo:font-size="11pt" style:font-size-asian="11pt" style:font-size-complex="11pt" style:language-asian="en" style:country-asian="US"/>
    </style:style>
    <style:style style:name="T177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72" style:parent-style-name="Προεπιλεγμένηγραμματοσειρά" style:family="text">
      <style:text-properties style:font-name="Arial" fo:font-size="11pt" style:font-size-asian="11pt" style:font-size-complex="11pt" style:language-asian="en" style:country-asian="US"/>
    </style:style>
    <style:style style:name="T17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7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75" style:parent-style-name="Προεπιλεγμένηγραμματοσειρά" style:family="text">
      <style:text-properties style:font-name="Arial" fo:font-size="11pt" style:font-size-asian="11pt" style:font-size-complex="11pt" style:language-asian="en" style:country-asian="US"/>
    </style:style>
    <style:style style:name="T177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77" style:parent-style-name="Προεπιλεγμένηγραμματοσειρά" style:family="text">
      <style:text-properties style:font-name="Arial" fo:font-size="11pt" style:font-size-asian="11pt" style:font-size-complex="11pt" style:language-asian="en" style:country-asian="US"/>
    </style:style>
    <style:style style:name="T177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79" style:parent-style-name="Προεπιλεγμένηγραμματοσειρά" style:family="text">
      <style:text-properties style:font-name="Arial" fo:font-size="11pt" style:font-size-asian="11pt" style:font-size-complex="11pt" style:language-asian="en" style:country-asian="US"/>
    </style:style>
    <style:style style:name="T178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81" style:parent-style-name="Προεπιλεγμένηγραμματοσειρά" style:family="text">
      <style:text-properties style:font-name="Arial" fo:font-size="11pt" style:font-size-asian="11pt" style:font-size-complex="11pt" style:language-asian="en" style:country-asian="US"/>
    </style:style>
    <style:style style:name="T178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83" style:parent-style-name="Προεπιλεγμένηγραμματοσειρά" style:family="text">
      <style:text-properties style:font-name="Arial" fo:font-size="11pt" style:font-size-asian="11pt" style:font-size-complex="11pt" style:language-asian="en" style:country-asian="US"/>
    </style:style>
    <style:style style:name="T178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85" style:parent-style-name="Προεπιλεγμένηγραμματοσειρά" style:family="text">
      <style:text-properties style:font-name="Arial" fo:font-size="11pt" style:font-size-asian="11pt" style:font-size-complex="11pt" style:language-asian="en" style:country-asian="US"/>
    </style:style>
    <style:style style:name="T178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88" style:parent-style-name="Προεπιλεγμένηγραμματοσειρά" style:family="text">
      <style:text-properties style:font-name="Arial" fo:font-size="11pt" style:font-size-asian="11pt" style:font-size-complex="11pt" style:language-asian="en" style:country-asian="US"/>
    </style:style>
    <style:style style:name="T178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90" style:parent-style-name="Προεπιλεγμένηγραμματοσειρά" style:family="text">
      <style:text-properties style:font-name="Arial" fo:font-size="11pt" style:font-size-asian="11pt" style:font-size-complex="11pt" style:language-asian="en" style:country-asian="US"/>
    </style:style>
    <style:style style:name="T179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92" style:parent-style-name="Προεπιλεγμένηγραμματοσειρά" style:family="text">
      <style:text-properties style:font-name="Arial" fo:font-size="11pt" style:font-size-asian="11pt" style:font-size-complex="11pt" style:language-asian="en" style:country-asian="US"/>
    </style:style>
    <style:style style:name="T179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94" style:parent-style-name="Προεπιλεγμένηγραμματοσειρά" style:family="text">
      <style:text-properties style:font-name="Arial" fo:font-size="11pt" style:font-size-asian="11pt" style:font-size-complex="11pt" style:language-asian="en" style:country-asian="US"/>
    </style:style>
    <style:style style:name="T179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96" style:parent-style-name="Προεπιλεγμένηγραμματοσειρά" style:family="text">
      <style:text-properties style:font-name="Arial" fo:font-size="11pt" style:font-size-asian="11pt" style:font-size-complex="11pt" style:language-asian="en" style:country-asian="US"/>
    </style:style>
    <style:style style:name="T179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98" style:parent-style-name="Προεπιλεγμένηγραμματοσειρά" style:family="text">
      <style:text-properties style:font-name="Arial" fo:font-size="11pt" style:font-size-asian="11pt" style:font-size-complex="11pt" style:language-asian="en" style:country-asian="US"/>
    </style:style>
    <style:style style:name="T17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00" style:parent-style-name="Προεπιλεγμένηγραμματοσειρά" style:family="text">
      <style:text-properties style:font-name="Arial" fo:font-size="11pt" style:font-size-asian="11pt" style:font-size-complex="11pt" style:language-asian="en" style:country-asian="US"/>
    </style:style>
    <style:style style:name="T18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02" style:parent-style-name="Προεπιλεγμένηγραμματοσειρά" style:family="text">
      <style:text-properties style:font-name="Arial" fo:font-size="11pt" style:font-size-asian="11pt" style:font-size-complex="11pt" style:language-asian="en" style:country-asian="US"/>
    </style:style>
    <style:style style:name="T180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05" style:parent-style-name="Προεπιλεγμένηγραμματοσειρά" style:family="text">
      <style:text-properties style:font-name="Arial" fo:font-size="11pt" style:font-size-asian="11pt" style:font-size-complex="11pt" style:language-asian="en" style:country-asian="US"/>
    </style:style>
    <style:style style:name="T18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07" style:parent-style-name="Προεπιλεγμένηγραμματοσειρά" style:family="text">
      <style:text-properties style:font-name="Arial" fo:font-size="11pt" style:font-size-asian="11pt" style:font-size-complex="11pt" style:language-asian="en" style:country-asian="US"/>
    </style:style>
    <style:style style:name="T18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0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11" style:parent-style-name="Προεπιλεγμένηγραμματοσειρά" style:family="text">
      <style:text-properties style:font-name="Arial" fo:font-size="11pt" style:font-size-asian="11pt" style:font-size-complex="11pt" style:language-asian="en" style:country-asian="US"/>
    </style:style>
    <style:style style:name="T18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13" style:parent-style-name="Προεπιλεγμένηγραμματοσειρά" style:family="text">
      <style:text-properties style:font-name="Arial" fo:font-size="11pt" style:font-size-asian="11pt" style:font-size-complex="11pt" style:language-asian="en" style:country-asian="US"/>
    </style:style>
    <style:style style:name="T181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15" style:parent-style-name="Προεπιλεγμένηγραμματοσειρά" style:family="text">
      <style:text-properties style:font-name="Arial" fo:font-size="11pt" style:font-size-asian="11pt" style:font-size-complex="11pt" style:language-asian="en" style:country-asian="US"/>
    </style:style>
    <style:style style:name="T181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17" style:parent-style-name="Προεπιλεγμένηγραμματοσειρά" style:family="text">
      <style:text-properties style:font-name="Arial" fo:font-size="11pt" style:font-size-asian="11pt" style:font-size-complex="11pt" style:language-asian="en" style:country-asian="US"/>
    </style:style>
    <style:style style:name="T181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19" style:parent-style-name="Προεπιλεγμένηγραμματοσειρά" style:family="text">
      <style:text-properties style:font-name="Arial" fo:font-size="11pt" style:font-size-asian="11pt" style:font-size-complex="11pt" style:language-asian="en" style:country-asian="US"/>
    </style:style>
    <style:style style:name="T182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21" style:parent-style-name="Προεπιλεγμένηγραμματοσειρά" style:family="text">
      <style:text-properties style:font-name="Arial" fo:font-size="11pt" style:font-size-asian="11pt" style:font-size-complex="11pt" style:language-asian="en" style:country-asian="US"/>
    </style:style>
    <style:style style:name="T182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2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24" style:parent-style-name="Προεπιλεγμένηγραμματοσειρά" style:family="text">
      <style:text-properties style:font-name="Arial" fo:font-size="11pt" style:font-size-asian="11pt" style:font-size-complex="11pt" style:language-asian="en" style:country-asian="US"/>
    </style:style>
    <style:style style:name="T182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26" style:parent-style-name="Προεπιλεγμένηγραμματοσειρά" style:family="text">
      <style:text-properties style:font-name="Arial" fo:font-size="11pt" style:font-size-asian="11pt" style:font-size-complex="11pt" style:language-asian="en" style:country-asian="US"/>
    </style:style>
    <style:style style:name="T182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28" style:parent-style-name="Προεπιλεγμένηγραμματοσειρά" style:family="text">
      <style:text-properties style:font-name="Arial" fo:font-size="11pt" style:font-size-asian="11pt" style:font-size-complex="11pt" style:language-asian="en" style:country-asian="US"/>
    </style:style>
    <style:style style:name="T182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30" style:parent-style-name="Προεπιλεγμένηγραμματοσειρά" style:family="text">
      <style:text-properties style:font-name="Arial" fo:font-size="11pt" style:font-size-asian="11pt" style:font-size-complex="11pt" style:language-asian="en" style:country-asian="US"/>
    </style:style>
    <style:style style:name="T18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32" style:parent-style-name="Προεπιλεγμένηγραμματοσειρά" style:family="text">
      <style:text-properties style:font-name="Arial" fo:font-size="11pt" style:font-size-asian="11pt" style:font-size-complex="11pt" style:language-asian="en" style:country-asian="US"/>
    </style:style>
    <style:style style:name="T183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834" style:parent-style-name="Standard" style:family="paragraph">
      <style:text-properties style:font-name="Arial" fo:font-size="11pt" style:font-size-asian="11pt" style:font-size-complex="11pt" fo:language="el" fo:country="GR" style:language-asian="en" style:country-asian="US"/>
    </style:style>
    <style:style style:name="T183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36" style:parent-style-name="Προεπιλεγμένηγραμματοσειρά" style:family="text">
      <style:text-properties style:font-name="Arial" fo:font-size="11pt" style:font-size-asian="11pt" style:font-size-complex="11pt" style:language-asian="en" style:country-asian="US"/>
    </style:style>
    <style:style style:name="T183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3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39" style:parent-style-name="Προεπιλεγμένηγραμματοσειρά" style:family="text">
      <style:text-properties style:font-name="Arial" fo:font-size="11pt" style:font-size-asian="11pt" style:font-size-complex="11pt" style:language-asian="en" style:country-asian="US"/>
    </style:style>
    <style:style style:name="T184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41" style:parent-style-name="Προεπιλεγμένηγραμματοσειρά" style:family="text">
      <style:text-properties style:font-name="Arial" fo:font-size="11pt" style:font-size-asian="11pt" style:font-size-complex="11pt" style:language-asian="en" style:country-asian="US"/>
    </style:style>
    <style:style style:name="T184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43" style:parent-style-name="Προεπιλεγμένηγραμματοσειρά" style:family="text">
      <style:text-properties style:font-name="Arial" fo:font-size="11pt" style:font-size-asian="11pt" style:font-size-complex="11pt" style:language-asian="en" style:country-asian="US"/>
    </style:style>
    <style:style style:name="T184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45" style:parent-style-name="Προεπιλεγμένηγραμματοσειρά" style:family="text">
      <style:text-properties style:font-name="Arial" fo:font-size="11pt" style:font-size-asian="11pt" style:font-size-complex="11pt" style:language-asian="en" style:country-asian="US"/>
    </style:style>
    <style:style style:name="T184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47" style:parent-style-name="Προεπιλεγμένηγραμματοσειρά" style:family="text">
      <style:text-properties style:font-name="Arial" fo:font-size="11pt" style:font-size-asian="11pt" style:font-size-complex="11pt" style:language-asian="en" style:country-asian="US"/>
    </style:style>
    <style:style style:name="T18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49" style:parent-style-name="Προεπιλεγμένηγραμματοσειρά" style:family="text">
      <style:text-properties style:font-name="Arial" fo:font-size="11pt" style:font-size-asian="11pt" style:font-size-complex="11pt" style:language-asian="en" style:country-asian="US"/>
    </style:style>
    <style:style style:name="T18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51" style:parent-style-name="Προεπιλεγμένηγραμματοσειρά" style:family="text">
      <style:text-properties style:font-name="Arial" fo:font-size="11pt" style:font-size-asian="11pt" style:font-size-complex="11pt" style:language-asian="en" style:country-asian="US"/>
    </style:style>
    <style:style style:name="T18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53" style:parent-style-name="Προεπιλεγμένηγραμματοσειρά" style:family="text">
      <style:text-properties style:font-name="Arial" fo:font-size="11pt" style:font-size-asian="11pt" style:font-size-complex="11pt" style:language-asian="en" style:country-asian="US"/>
    </style:style>
    <style:style style:name="T185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55" style:parent-style-name="Προεπιλεγμένηγραμματοσειρά" style:family="text">
      <style:text-properties style:font-name="Arial" fo:font-size="11pt" style:font-size-asian="11pt" style:font-size-complex="11pt" style:language-asian="en" style:country-asian="US"/>
    </style:style>
    <style:style style:name="T18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5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58" style:parent-style-name="Προεπιλεγμένηγραμματοσειρά" style:family="text">
      <style:text-properties style:font-name="Arial" fo:font-size="11pt" style:font-size-asian="11pt" style:font-size-complex="11pt" style:language-asian="en" style:country-asian="US"/>
    </style:style>
    <style:style style:name="T185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60" style:parent-style-name="Προεπιλεγμένηγραμματοσειρά" style:family="text">
      <style:text-properties style:font-name="Arial" fo:font-size="11pt" style:font-size-asian="11pt" style:font-size-complex="11pt" style:language-asian="en" style:country-asian="US"/>
    </style:style>
    <style:style style:name="T186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62" style:parent-style-name="Προεπιλεγμένηγραμματοσειρά" style:family="text">
      <style:text-properties style:font-name="Arial" fo:font-size="11pt" style:font-size-asian="11pt" style:font-size-complex="11pt" style:language-asian="en" style:country-asian="US"/>
    </style:style>
    <style:style style:name="T186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64" style:parent-style-name="Προεπιλεγμένηγραμματοσειρά" style:family="text">
      <style:text-properties style:font-name="Arial" fo:font-size="11pt" style:font-size-asian="11pt" style:font-size-complex="11pt" style:language-asian="en" style:country-asian="US"/>
    </style:style>
    <style:style style:name="T186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66" style:parent-style-name="Προεπιλεγμένηγραμματοσειρά" style:family="text">
      <style:text-properties style:font-name="Arial" fo:font-size="11pt" style:font-size-asian="11pt" style:font-size-complex="11pt" style:language-asian="en" style:country-asian="US"/>
    </style:style>
    <style:style style:name="T18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68" style:parent-style-name="Προεπιλεγμένηγραμματοσειρά" style:family="text">
      <style:text-properties style:font-name="Arial" fo:font-size="11pt" style:font-size-asian="11pt" style:font-size-complex="11pt" style:language-asian="en" style:country-asian="US"/>
    </style:style>
    <style:style style:name="T18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870" style:parent-style-name="Standard" style:family="paragraph">
      <style:text-properties fo:language="el" fo:country="GR"/>
    </style:style>
    <style:style style:name="T18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72" style:parent-style-name="Προεπιλεγμένηγραμματοσειρά" style:family="text">
      <style:text-properties style:font-name="Arial" fo:font-size="11pt" style:font-size-asian="11pt" style:font-size-complex="11pt" style:language-asian="en" style:country-asian="US"/>
    </style:style>
    <style:style style:name="T18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74" style:parent-style-name="Προεπιλεγμένηγραμματοσειρά" style:family="text">
      <style:text-properties style:font-name="Arial" fo:font-size="11pt" style:font-size-asian="11pt" style:font-size-complex="11pt" style:language-asian="en" style:country-asian="US"/>
    </style:style>
    <style:style style:name="T187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7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77" style:parent-style-name="Προεπιλεγμένηγραμματοσειρά" style:family="text">
      <style:text-properties style:font-name="Arial" fo:font-size="11pt" style:font-size-asian="11pt" style:font-size-complex="11pt" style:language-asian="en" style:country-asian="US"/>
    </style:style>
    <style:style style:name="T187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79" style:parent-style-name="Προεπιλεγμένηγραμματοσειρά" style:family="text">
      <style:text-properties style:font-name="Arial" fo:font-size="11pt" style:font-size-asian="11pt" style:font-size-complex="11pt" style:language-asian="en" style:country-asian="US"/>
    </style:style>
    <style:style style:name="T188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81" style:parent-style-name="Προεπιλεγμένηγραμματοσειρά" style:family="text">
      <style:text-properties style:font-name="Arial" fo:font-size="11pt" style:font-size-asian="11pt" style:font-size-complex="11pt" style:language-asian="en" style:country-asian="US"/>
    </style:style>
    <style:style style:name="T188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83" style:parent-style-name="Προεπιλεγμένηγραμματοσειρά" style:family="text">
      <style:text-properties style:font-name="Arial" fo:font-size="11pt" style:font-size-asian="11pt" style:font-size-complex="11pt" style:language-asian="en" style:country-asian="US"/>
    </style:style>
    <style:style style:name="T188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85" style:parent-style-name="Προεπιλεγμένηγραμματοσειρά" style:family="text">
      <style:text-properties style:font-name="Arial" fo:font-size="11pt" style:font-size-asian="11pt" style:font-size-complex="11pt" style:language-asian="en" style:country-asian="US"/>
    </style:style>
    <style:style style:name="T188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87" style:parent-style-name="Προεπιλεγμένηγραμματοσειρά" style:family="text">
      <style:text-properties style:font-name="Arial" fo:font-size="11pt" style:font-size-asian="11pt" style:font-size-complex="11pt" style:language-asian="en" style:country-asian="US"/>
    </style:style>
    <style:style style:name="T188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8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90" style:parent-style-name="Προεπιλεγμένηγραμματοσειρά" style:family="text">
      <style:text-properties style:font-name="Arial" fo:font-size="11pt" style:font-size-asian="11pt" style:font-size-complex="11pt" style:language-asian="en" style:country-asian="US"/>
    </style:style>
    <style:style style:name="T189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92" style:parent-style-name="Προεπιλεγμένηγραμματοσειρά" style:family="text">
      <style:text-properties style:font-name="Arial" fo:font-size="11pt" style:font-size-asian="11pt" style:font-size-complex="11pt" style:language-asian="en" style:country-asian="US"/>
    </style:style>
    <style:style style:name="T189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94" style:parent-style-name="Προεπιλεγμένηγραμματοσειρά" style:family="text">
      <style:text-properties style:font-name="Arial" fo:font-size="11pt" style:font-size-asian="11pt" style:font-size-complex="11pt" style:language-asian="en" style:country-asian="US"/>
    </style:style>
    <style:style style:name="T189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96" style:parent-style-name="Προεπιλεγμένηγραμματοσειρά" style:family="text">
      <style:text-properties style:font-name="Arial" fo:font-size="11pt" style:font-size-asian="11pt" style:font-size-complex="11pt" style:language-asian="en" style:country-asian="US"/>
    </style:style>
    <style:style style:name="T189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9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99" style:parent-style-name="Προεπιλεγμένηγραμματοσειρά" style:family="text">
      <style:text-properties style:font-name="Arial" fo:font-size="11pt" style:font-size-asian="11pt" style:font-size-complex="11pt" style:language-asian="en" style:country-asian="US"/>
    </style:style>
    <style:style style:name="T190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01" style:parent-style-name="Προεπιλεγμένηγραμματοσειρά" style:family="text">
      <style:text-properties style:font-name="Arial" fo:font-size="11pt" style:font-size-asian="11pt" style:font-size-complex="11pt" style:language-asian="en" style:country-asian="US"/>
    </style:style>
    <style:style style:name="T190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03" style:parent-style-name="Προεπιλεγμένηγραμματοσειρά" style:family="text">
      <style:text-properties style:font-name="Arial" fo:font-size="11pt" style:font-size-asian="11pt" style:font-size-complex="11pt" style:language-asian="en" style:country-asian="US"/>
    </style:style>
    <style:style style:name="T19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05" style:parent-style-name="Προεπιλεγμένηγραμματοσειρά" style:family="text">
      <style:text-properties style:font-name="Arial" fo:font-size="11pt" style:font-size-asian="11pt" style:font-size-complex="11pt" style:language-asian="en" style:country-asian="US"/>
    </style:style>
    <style:style style:name="T19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07" style:parent-style-name="Προεπιλεγμένηγραμματοσειρά" style:family="text">
      <style:text-properties style:font-name="Arial" fo:font-size="11pt" style:font-size-asian="11pt" style:font-size-complex="11pt" style:language-asian="en" style:country-asian="US"/>
    </style:style>
    <style:style style:name="T19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09" style:parent-style-name="Προεπιλεγμένηγραμματοσειρά" style:family="text">
      <style:text-properties style:font-name="Arial" fo:font-size="11pt" style:font-size-asian="11pt" style:font-size-complex="11pt" style:language-asian="en" style:country-asian="US"/>
    </style:style>
    <style:style style:name="T19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11" style:parent-style-name="Προεπιλεγμένηγραμματοσειρά" style:family="text">
      <style:text-properties style:font-name="Arial" fo:font-size="11pt" style:font-size-asian="11pt" style:font-size-complex="11pt" style:language-asian="en" style:country-asian="US"/>
    </style:style>
    <style:style style:name="T19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913" style:parent-style-name="Standard" style:family="paragraph">
      <style:text-properties style:font-name="Arial" fo:font-size="11pt" style:font-size-asian="11pt" style:font-size-complex="11pt" fo:language="el" fo:country="GR" style:language-asian="en" style:country-asian="US"/>
    </style:style>
    <style:style style:name="T191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16" style:parent-style-name="Προεπιλεγμένηγραμματοσειρά" style:family="text">
      <style:text-properties style:font-name="Arial" fo:font-size="11pt" style:font-size-asian="11pt" style:font-size-complex="11pt" style:language-asian="en" style:country-asian="US"/>
    </style:style>
    <style:style style:name="T191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18" style:parent-style-name="Προεπιλεγμένηγραμματοσειρά" style:family="text">
      <style:text-properties style:font-name="Arial" style:text-position="super 63.6%" fo:font-size="11pt" style:font-size-asian="11pt" style:font-size-complex="11pt" fo:language="el" fo:country="GR" style:language-asian="en" style:country-asian="US"/>
    </style:style>
    <style:style style:name="T191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20" style:parent-style-name="Προεπιλεγμένηγραμματοσειρά" style:family="text">
      <style:text-properties style:font-name="Arial" fo:font-size="11pt" style:font-size-asian="11pt" style:font-size-complex="11pt" style:language-asian="en" style:country-asian="US"/>
    </style:style>
    <style:style style:name="T192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22" style:parent-style-name="Προεπιλεγμένηγραμματοσειρά" style:family="text">
      <style:text-properties style:font-name="Arial" fo:font-size="11pt" style:font-size-asian="11pt" style:font-size-complex="11pt" style:language-asian="en" style:country-asian="US"/>
    </style:style>
    <style:style style:name="T192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24" style:parent-style-name="Προεπιλεγμένηγραμματοσειρά" style:family="text">
      <style:text-properties style:font-name="Arial" fo:font-size="11pt" style:font-size-asian="11pt" style:font-size-complex="11pt" style:language-asian="en" style:country-asian="US"/>
    </style:style>
    <style:style style:name="T192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26" style:parent-style-name="Προεπιλεγμένηγραμματοσειρά" style:family="text">
      <style:text-properties style:font-name="Arial" fo:font-size="11pt" style:font-size-asian="11pt" style:font-size-complex="11pt" style:language-asian="en" style:country-asian="US"/>
    </style:style>
    <style:style style:name="T192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28" style:parent-style-name="Προεπιλεγμένηγραμματοσειρά" style:family="text">
      <style:text-properties style:font-name="Arial" fo:font-size="11pt" style:font-size-asian="11pt" style:font-size-complex="11pt" style:language-asian="en" style:country-asian="US"/>
    </style:style>
    <style:style style:name="T192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30" style:parent-style-name="Προεπιλεγμένηγραμματοσειρά" style:family="text">
      <style:text-properties style:font-name="Arial" fo:font-size="11pt" style:font-size-asian="11pt" style:font-size-complex="11pt" style:language-asian="en" style:country-asian="US"/>
    </style:style>
    <style:style style:name="T19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32" style:parent-style-name="Προεπιλεγμένηγραμματοσειρά" style:family="text">
      <style:text-properties style:font-name="Arial" fo:font-size="11pt" style:font-size-asian="11pt" style:font-size-complex="11pt" style:language-asian="en" style:country-asian="US"/>
    </style:style>
    <style:style style:name="T193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3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35" style:parent-style-name="Προεπιλεγμένηγραμματοσειρά" style:family="text">
      <style:text-properties style:font-name="Arial" fo:font-size="11pt" style:font-size-asian="11pt" style:font-size-complex="11pt" style:language-asian="en" style:country-asian="US"/>
    </style:style>
    <style:style style:name="T193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37" style:parent-style-name="Προεπιλεγμένηγραμματοσειρά" style:family="text">
      <style:text-properties style:font-name="Arial" fo:font-size="11pt" style:font-size-asian="11pt" style:font-size-complex="11pt" style:language-asian="en" style:country-asian="US"/>
    </style:style>
    <style:style style:name="T193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39" style:parent-style-name="Προεπιλεγμένηγραμματοσειρά" style:family="text">
      <style:text-properties style:font-name="Arial" fo:font-size="11pt" style:font-size-asian="11pt" style:font-size-complex="11pt" style:language-asian="en" style:country-asian="US"/>
    </style:style>
    <style:style style:name="T194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41" style:parent-style-name="Προεπιλεγμένηγραμματοσειρά" style:family="text">
      <style:text-properties style:font-name="Arial" fo:font-size="11pt" style:font-size-asian="11pt" style:font-size-complex="11pt" style:language-asian="en" style:country-asian="US"/>
    </style:style>
    <style:style style:name="T194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43" style:parent-style-name="Προεπιλεγμένηγραμματοσειρά" style:family="text">
      <style:text-properties style:font-name="Arial" fo:font-size="11pt" style:font-size-asian="11pt" style:font-size-complex="11pt" style:language-asian="en" style:country-asian="US"/>
    </style:style>
    <style:style style:name="T194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46" style:parent-style-name="Προεπιλεγμένηγραμματοσειρά" style:family="text">
      <style:text-properties style:font-name="Arial" fo:font-size="11pt" style:font-size-asian="11pt" style:font-size-complex="11pt" style:language-asian="en" style:country-asian="US"/>
    </style:style>
    <style:style style:name="T194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48" style:parent-style-name="Προεπιλεγμένηγραμματοσειρά" style:family="text">
      <style:text-properties style:font-name="Arial" fo:font-size="11pt" style:font-size-asian="11pt" style:font-size-complex="11pt" style:language-asian="en" style:country-asian="US"/>
    </style:style>
    <style:style style:name="T194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950" style:parent-style-name="Standard" style:family="paragraph">
      <style:text-properties style:font-name="Arial" fo:font-size="11pt" style:font-size-asian="11pt" style:font-size-complex="11pt" fo:language="el" fo:country="GR" style:language-asian="en" style:country-asian="US"/>
    </style:style>
    <style:style style:name="P1951" style:parent-style-name="Standard" style:family="paragraph">
      <style:text-properties style:font-name="Arial" fo:font-size="11pt" style:font-size-asian="11pt" style:font-size-complex="11pt" fo:language="el" fo:country="GR" style:language-asian="en" style:country-asian="US"/>
    </style:style>
    <style:style style:name="T19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53" style:parent-style-name="Προεπιλεγμένηγραμματοσειρά" style:family="text">
      <style:text-properties style:font-name="Arial" fo:font-size="11pt" style:font-size-asian="11pt" style:font-size-complex="11pt" style:language-asian="en" style:country-asian="US"/>
    </style:style>
    <style:style style:name="T195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55" style:parent-style-name="Προεπιλεγμένηγραμματοσειρά" style:family="text">
      <style:text-properties style:font-name="Arial" fo:font-size="11pt" style:font-size-asian="11pt" style:font-size-complex="11pt" style:language-asian="en" style:country-asian="US"/>
    </style:style>
    <style:style style:name="T19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5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58" style:parent-style-name="Προεπιλεγμένηγραμματοσειρά" style:family="text">
      <style:text-properties style:font-name="Arial" fo:font-size="11pt" style:font-size-asian="11pt" style:font-size-complex="11pt" style:language-asian="en" style:country-asian="US"/>
    </style:style>
    <style:style style:name="T195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960" style:parent-style-name="Standard" style:family="paragraph">
      <style:text-properties style:font-name="Arial" fo:font-size="11pt" style:font-size-asian="11pt" style:font-size-complex="11pt" fo:language="el" fo:country="GR" style:language-asian="en" style:country-asian="US"/>
    </style:style>
    <style:style style:name="P1961" style:parent-style-name="Standard" style:family="paragraph">
      <style:text-properties style:font-name="Arial" fo:font-size="11pt" style:font-size-asian="11pt" style:font-size-complex="11pt" fo:language="el" fo:country="GR" style:language-asian="en" style:country-asian="US"/>
    </style:style>
    <style:style style:name="P1962" style:parent-style-name="Standard" style:family="paragraph">
      <style:text-properties style:font-name="Arial" fo:font-size="11pt" style:font-size-asian="11pt" style:font-size-complex="11pt" fo:language="el" fo:country="GR" style:language-asian="en" style:country-asian="US"/>
    </style:style>
    <style:style style:name="P1963" style:parent-style-name="Standard" style:family="paragraph">
      <style:text-properties style:font-name="Arial" fo:font-weight="bold" style:font-weight-asian="bold" style:font-weight-complex="bold" fo:font-size="11pt" style:font-size-asian="11pt" style:font-size-complex="11pt" style:language-asian="en" style:country-asian="US"/>
    </style:style>
    <style:style style:name="P1964" style:parent-style-name="Standard" style:family="paragraph">
      <style:text-properties style:font-name="Arial" fo:font-size="11pt" style:font-size-asian="11pt" style:font-size-complex="11pt" fo:language="el" fo:country="GR" style:language-asian="en" style:country-asian="US"/>
    </style:style>
    <style:style style:name="T196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66" style:parent-style-name="Προεπιλεγμένηγραμματοσειρά" style:family="text">
      <style:text-properties style:font-name="Arial" fo:font-size="11pt" style:font-size-asian="11pt" style:font-size-complex="11pt" style:language-asian="en" style:country-asian="US"/>
    </style:style>
    <style:style style:name="T19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6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7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972" style:parent-style-name="Standard" style:family="paragraph">
      <style:text-properties style:font-name="Arial" fo:font-size="11pt" style:font-size-asian="11pt" style:font-size-complex="11pt" fo:language="el" fo:country="GR" style:language-asian="en" style:country-asian="US"/>
    </style:style>
    <style:style style:name="T19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74"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1975"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1976"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1977"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197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7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80" style:parent-style-name="Προεπιλεγμένηγραμματοσειρά" style:family="text">
      <style:text-properties style:font-name="Arial" fo:font-size="11pt" style:font-size-asian="11pt" style:font-size-complex="11pt" style:language-asian="en" style:country-asian="US"/>
    </style:style>
    <style:style style:name="T198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82" style:parent-style-name="Προεπιλεγμένηγραμματοσειρά" style:family="text">
      <style:text-properties style:font-name="Arial" fo:font-size="11pt" style:font-size-asian="11pt" style:font-size-complex="11pt" style:language-asian="en" style:country-asian="US"/>
    </style:style>
    <style:style style:name="T198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84" style:parent-style-name="Προεπιλεγμένηγραμματοσειρά" style:family="text">
      <style:text-properties style:font-name="Arial" fo:font-size="11pt" style:font-size-asian="11pt" style:font-size-complex="11pt" style:language-asian="en" style:country-asian="US"/>
    </style:style>
    <style:style style:name="T19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86" style:parent-style-name="Προεπιλεγμένηγραμματοσειρά" style:family="text">
      <style:text-properties style:font-name="Arial" fo:font-size="11pt" style:font-size-asian="11pt" style:font-size-complex="11pt" style:language-asian="en" style:country-asian="US"/>
    </style:style>
    <style:style style:name="T19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88" style:parent-style-name="Προεπιλεγμένηγραμματοσειρά" style:family="text">
      <style:text-properties style:font-name="Arial" fo:font-size="11pt" style:font-size-asian="11pt" style:font-size-complex="11pt" style:language-asian="en" style:country-asian="US"/>
    </style:style>
    <style:style style:name="T198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90" style:parent-style-name="Προεπιλεγμένηγραμματοσειρά" style:family="text">
      <style:text-properties style:font-name="Arial" fo:font-size="11pt" style:font-size-asian="11pt" style:font-size-complex="11pt" style:language-asian="en" style:country-asian="US"/>
    </style:style>
    <style:style style:name="T199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9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93" style:parent-style-name="Προεπιλεγμένηγραμματοσειρά" style:family="text">
      <style:text-properties style:font-name="Arial" fo:font-size="11pt" style:font-size-asian="11pt" style:font-size-complex="11pt" style:language-asian="en" style:country-asian="US"/>
    </style:style>
    <style:style style:name="T199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95" style:parent-style-name="Προεπιλεγμένηγραμματοσειρά" style:family="text">
      <style:text-properties style:font-name="Arial" fo:font-size="11pt" style:font-size-asian="11pt" style:font-size-complex="11pt" style:language-asian="en" style:country-asian="US"/>
    </style:style>
    <style:style style:name="T199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9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98" style:parent-style-name="Προεπιλεγμένηγραμματοσειρά" style:family="text">
      <style:text-properties style:font-name="Arial" fo:font-size="11pt" style:font-size-asian="11pt" style:font-size-complex="11pt" style:language-asian="en" style:country-asian="US"/>
    </style:style>
    <style:style style:name="T19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00" style:parent-style-name="Προεπιλεγμένηγραμματοσειρά" style:family="text">
      <style:text-properties style:font-name="Arial" fo:font-size="11pt" style:font-size-asian="11pt" style:font-size-complex="11pt" style:language-asian="en" style:country-asian="US"/>
    </style:style>
    <style:style style:name="T20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02" style:parent-style-name="Προεπιλεγμένηγραμματοσειρά" style:family="text">
      <style:text-properties style:font-name="Arial" fo:font-size="11pt" style:font-size-asian="11pt" style:font-size-complex="11pt" style:language-asian="en" style:country-asian="US"/>
    </style:style>
    <style:style style:name="T200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04" style:parent-style-name="Προεπιλεγμένηγραμματοσειρά" style:family="text">
      <style:text-properties style:font-name="Arial" fo:font-size="11pt" style:font-size-asian="11pt" style:font-size-complex="11pt" style:language-asian="en" style:country-asian="US"/>
    </style:style>
    <style:style style:name="T200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06" style:parent-style-name="Προεπιλεγμένηγραμματοσειρά" style:family="text">
      <style:text-properties style:font-name="Arial" fo:font-size="11pt" style:font-size-asian="11pt" style:font-size-complex="11pt" style:language-asian="en" style:country-asian="US"/>
    </style:style>
    <style:style style:name="T200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08" style:parent-style-name="Προεπιλεγμένηγραμματοσειρά" style:family="text">
      <style:text-properties style:font-name="Arial" fo:font-size="11pt" style:font-size-asian="11pt" style:font-size-complex="11pt" style:language-asian="en" style:country-asian="US"/>
    </style:style>
    <style:style style:name="T200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10" style:parent-style-name="Προεπιλεγμένηγραμματοσειρά" style:family="text">
      <style:text-properties style:font-name="Arial" fo:font-size="11pt" style:font-size-asian="11pt" style:font-size-complex="11pt" style:language-asian="en" style:country-asian="US"/>
    </style:style>
    <style:style style:name="T201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12" style:parent-style-name="Προεπιλεγμένηγραμματοσειρά" style:family="text">
      <style:text-properties style:font-name="Arial" fo:font-size="11pt" style:font-size-asian="11pt" style:font-size-complex="11pt" style:language-asian="en" style:country-asian="US"/>
    </style:style>
    <style:style style:name="T201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14" style:parent-style-name="Προεπιλεγμένηγραμματοσειρά" style:family="text">
      <style:text-properties style:font-name="Arial" fo:font-size="11pt" style:font-size-asian="11pt" style:font-size-complex="11pt" style:language-asian="en" style:country-asian="US"/>
    </style:style>
    <style:style style:name="T20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16" style:parent-style-name="Προεπιλεγμένηγραμματοσειρά" style:family="text">
      <style:text-properties style:font-name="Arial" fo:font-size="11pt" style:font-size-asian="11pt" style:font-size-complex="11pt" style:language-asian="en" style:country-asian="US"/>
    </style:style>
    <style:style style:name="T201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1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19" style:parent-style-name="Προεπιλεγμένηγραμματοσειρά" style:family="text">
      <style:text-properties style:font-name="Arial" fo:font-size="11pt" style:font-size-asian="11pt" style:font-size-complex="11pt" style:language-asian="en" style:country-asian="US"/>
    </style:style>
    <style:style style:name="T202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21" style:parent-style-name="Προεπιλεγμένηγραμματοσειρά" style:family="text">
      <style:text-properties style:font-name="Arial" fo:font-size="11pt" style:font-size-asian="11pt" style:font-size-complex="11pt" style:language-asian="en" style:country-asian="US"/>
    </style:style>
    <style:style style:name="T202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23" style:parent-style-name="Προεπιλεγμένηγραμματοσειρά" style:family="text">
      <style:text-properties style:font-name="Arial" fo:font-size="11pt" style:font-size-asian="11pt" style:font-size-complex="11pt" style:language-asian="en" style:country-asian="US"/>
    </style:style>
    <style:style style:name="T20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25" style:parent-style-name="Προεπιλεγμένηγραμματοσειρά" style:family="text">
      <style:text-properties style:font-name="Arial" fo:font-size="11pt" style:font-size-asian="11pt" style:font-size-complex="11pt" style:language-asian="en" style:country-asian="US"/>
    </style:style>
    <style:style style:name="T20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27" style:parent-style-name="Προεπιλεγμένηγραμματοσειρά" style:family="text">
      <style:text-properties style:font-name="Arial" fo:font-size="11pt" style:font-size-asian="11pt" style:font-size-complex="11pt" style:language-asian="en" style:country-asian="US"/>
    </style:style>
    <style:style style:name="T20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29" style:parent-style-name="Προεπιλεγμένηγραμματοσειρά" style:family="text">
      <style:text-properties style:font-name="Arial" fo:font-size="11pt" style:font-size-asian="11pt" style:font-size-complex="11pt" style:language-asian="en" style:country-asian="US"/>
    </style:style>
    <style:style style:name="T203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31" style:parent-style-name="Προεπιλεγμένηγραμματοσειρά" style:family="text">
      <style:text-properties style:font-name="Arial" fo:font-size="11pt" style:font-size-asian="11pt" style:font-size-complex="11pt" style:language-asian="en" style:country-asian="US"/>
    </style:style>
    <style:style style:name="T203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33" style:parent-style-name="Προεπιλεγμένηγραμματοσειρά" style:family="text">
      <style:text-properties style:font-name="Arial" fo:font-size="11pt" style:font-size-asian="11pt" style:font-size-complex="11pt" style:language-asian="en" style:country-asian="US"/>
    </style:style>
    <style:style style:name="T203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035" style:parent-style-name="Standard" style:family="paragraph">
      <style:text-properties style:font-name="Arial" fo:font-size="11pt" style:font-size-asian="11pt" style:font-size-complex="11pt" fo:language="el" fo:country="GR" style:language-asian="en" style:country-asian="US"/>
    </style:style>
    <style:style style:name="T203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3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3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39" style:parent-style-name="Προεπιλεγμένηγραμματοσειρά" style:family="text">
      <style:text-properties style:font-name="Arial" fo:font-size="11pt" style:font-size-asian="11pt" style:font-size-complex="11pt" style:language-asian="en" style:country-asian="US"/>
    </style:style>
    <style:style style:name="T204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4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42" style:parent-style-name="Προεπιλεγμένηγραμματοσειρά" style:family="text">
      <style:text-properties style:font-name="Arial" fo:font-size="11pt" style:font-size-asian="11pt" style:font-size-complex="11pt" style:language-asian="en" style:country-asian="US"/>
    </style:style>
    <style:style style:name="T20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44" style:parent-style-name="Προεπιλεγμένηγραμματοσειρά" style:family="text">
      <style:text-properties style:font-name="Arial" fo:font-size="11pt" style:font-size-asian="11pt" style:font-size-complex="11pt" style:language-asian="en" style:country-asian="US"/>
    </style:style>
    <style:style style:name="T20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4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47" style:parent-style-name="Προεπιλεγμένηγραμματοσειρά" style:family="text">
      <style:text-properties style:font-name="Arial" fo:font-size="11pt" style:font-size-asian="11pt" style:font-size-complex="11pt" style:language-asian="en" style:country-asian="US"/>
    </style:style>
    <style:style style:name="T20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49" style:parent-style-name="Προεπιλεγμένηγραμματοσειρά" style:family="text">
      <style:text-properties style:font-name="Arial" fo:font-size="11pt" style:font-size-asian="11pt" style:font-size-complex="11pt" style:language-asian="en" style:country-asian="US"/>
    </style:style>
    <style:style style:name="T20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51" style:parent-style-name="Προεπιλεγμένηγραμματοσειρά" style:family="text">
      <style:text-properties style:font-name="Arial" fo:font-size="11pt" style:font-size-asian="11pt" style:font-size-complex="11pt" style:language-asian="en" style:country-asian="US"/>
    </style:style>
    <style:style style:name="T20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53" style:parent-style-name="Προεπιλεγμένηγραμματοσειρά" style:family="text">
      <style:text-properties style:font-name="Arial" fo:font-size="11pt" style:font-size-asian="11pt" style:font-size-complex="11pt" style:language-asian="en" style:country-asian="US"/>
    </style:style>
    <style:style style:name="T205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5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056" style:parent-style-name="Standard" style:family="paragraph">
      <style:text-properties style:font-name="Arial" fo:font-size="11pt" style:font-size-asian="11pt" style:font-size-complex="11pt" fo:language="el" fo:country="GR" style:language-asian="en" style:country-asian="US"/>
    </style:style>
    <style:style style:name="T205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5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60" style:parent-style-name="Προεπιλεγμένηγραμματοσειρά" style:family="text">
      <style:text-properties style:font-name="Arial" fo:font-size="11pt" style:font-size-asian="11pt" style:font-size-complex="11pt" style:language-asian="en" style:country-asian="US"/>
    </style:style>
    <style:style style:name="T206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62" style:parent-style-name="Προεπιλεγμένηγραμματοσειρά" style:family="text">
      <style:text-properties style:font-name="Arial" fo:font-size="11pt" style:font-size-asian="11pt" style:font-size-complex="11pt" style:language-asian="en" style:country-asian="US"/>
    </style:style>
    <style:style style:name="T206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6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6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68" style:parent-style-name="Προεπιλεγμένηγραμματοσειρά" style:family="text">
      <style:text-properties style:font-name="Arial" fo:font-size="11pt" style:font-size-asian="11pt" style:font-size-complex="11pt" style:language-asian="en" style:country-asian="US"/>
    </style:style>
    <style:style style:name="T20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7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71" style:parent-style-name="Προεπιλεγμένηγραμματοσειρά" style:family="text">
      <style:text-properties style:font-name="Arial" fo:font-size="11pt" style:font-size-asian="11pt" style:font-size-complex="11pt" style:language-asian="en" style:country-asian="US"/>
    </style:style>
    <style:style style:name="T207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73" style:parent-style-name="Προεπιλεγμένηγραμματοσειρά" style:family="text">
      <style:text-properties style:font-name="Arial" fo:font-size="11pt" style:font-size-asian="11pt" style:font-size-complex="11pt" style:language-asian="en" style:country-asian="US"/>
    </style:style>
    <style:style style:name="T207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75" style:parent-style-name="Προεπιλεγμένηγραμματοσειρά" style:family="text">
      <style:text-properties style:font-name="Arial" fo:font-size="11pt" style:font-size-asian="11pt" style:font-size-complex="11pt" style:language-asian="en" style:country-asian="US"/>
    </style:style>
    <style:style style:name="T207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77" style:parent-style-name="Προεπιλεγμένηγραμματοσειρά" style:family="text">
      <style:text-properties style:font-name="Arial" fo:font-size="11pt" style:font-size-asian="11pt" style:font-size-complex="11pt" style:language-asian="en" style:country-asian="US"/>
    </style:style>
    <style:style style:name="T207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79" style:parent-style-name="Προεπιλεγμένηγραμματοσειρά" style:family="text">
      <style:text-properties style:font-name="Arial" fo:font-size="11pt" style:font-size-asian="11pt" style:font-size-complex="11pt" style:language-asian="en" style:country-asian="US"/>
    </style:style>
    <style:style style:name="T208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81" style:parent-style-name="Προεπιλεγμένηγραμματοσειρά" style:family="text">
      <style:text-properties style:font-name="Arial" fo:font-size="11pt" style:font-size-asian="11pt" style:font-size-complex="11pt" style:language-asian="en" style:country-asian="US"/>
    </style:style>
    <style:style style:name="T208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083" style:parent-style-name="Standard" style:family="paragraph">
      <style:text-properties style:font-name="Arial" fo:font-size="11pt" style:font-size-asian="11pt" style:font-size-complex="11pt" fo:language="el" fo:country="GR" style:language-asian="en" style:country-asian="US"/>
    </style:style>
    <style:style style:name="T208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86" style:parent-style-name="Προεπιλεγμένηγραμματοσειρά" style:family="text">
      <style:text-properties style:font-name="Arial" fo:font-size="11pt" style:font-size-asian="11pt" style:font-size-complex="11pt" style:language-asian="en" style:country-asian="US"/>
    </style:style>
    <style:style style:name="T20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88" style:parent-style-name="Προεπιλεγμένηγραμματοσειρά" style:family="text">
      <style:text-properties style:font-name="Arial" fo:font-size="11pt" style:font-size-asian="11pt" style:font-size-complex="11pt" style:language-asian="en" style:country-asian="US"/>
    </style:style>
    <style:style style:name="T208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9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91" style:parent-style-name="Προεπιλεγμένηγραμματοσειρά" style:family="text">
      <style:text-properties style:font-name="Arial" fo:font-size="11pt" style:font-size-asian="11pt" style:font-size-complex="11pt" style:language-asian="en" style:country-asian="US"/>
    </style:style>
    <style:style style:name="T209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93" style:parent-style-name="Προεπιλεγμένηγραμματοσειρά" style:family="text">
      <style:text-properties style:font-name="Arial" fo:font-size="11pt" style:font-size-asian="11pt" style:font-size-complex="11pt" style:language-asian="en" style:country-asian="US"/>
    </style:style>
    <style:style style:name="T209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9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096" style:parent-style-name="Standard" style:family="paragraph">
      <style:text-properties style:font-name="Arial" fo:font-size="11pt" style:font-size-asian="11pt" style:font-size-complex="11pt" fo:language="el" fo:country="GR" style:language-asian="en" style:country-asian="US"/>
    </style:style>
    <style:style style:name="T209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98" style:parent-style-name="Προεπιλεγμένηγραμματοσειρά" style:family="text">
      <style:text-properties style:font-name="Arial" fo:font-size="11pt" style:font-size-asian="11pt" style:font-size-complex="11pt" style:language-asian="en" style:country-asian="US"/>
    </style:style>
    <style:style style:name="T20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00" style:parent-style-name="Προεπιλεγμένηγραμματοσειρά" style:family="text">
      <style:text-properties style:font-name="Arial" fo:font-size="11pt" style:font-size-asian="11pt" style:font-size-complex="11pt" style:language-asian="en" style:country-asian="US"/>
    </style:style>
    <style:style style:name="T21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0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0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04" style:parent-style-name="Προεπιλεγμένηγραμματοσειρά" style:family="text">
      <style:text-properties style:font-name="Arial" fo:font-size="11pt" style:font-size-asian="11pt" style:font-size-complex="11pt" style:language-asian="en" style:country-asian="US"/>
    </style:style>
    <style:style style:name="T210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0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08" style:parent-style-name="Προεπιλεγμένηγραμματοσειρά" style:family="text">
      <style:text-properties style:font-name="Arial" fo:font-size="11pt" style:font-size-asian="11pt" style:font-size-complex="11pt" style:language-asian="en" style:country-asian="US"/>
    </style:style>
    <style:style style:name="T210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10" style:parent-style-name="Προεπιλεγμένηγραμματοσειρά" style:family="text">
      <style:text-properties style:font-name="Arial" fo:font-size="11pt" style:font-size-asian="11pt" style:font-size-complex="11pt" style:language-asian="en" style:country-asian="US"/>
    </style:style>
    <style:style style:name="T211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113" style:parent-style-name="Standard" style:family="paragraph">
      <style:text-properties style:font-name="Arial" fo:font-size="11pt" style:font-size-asian="11pt" style:font-size-complex="11pt" fo:language="el" fo:country="GR" style:language-asian="en" style:country-asian="US"/>
    </style:style>
    <style:style style:name="T211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15" style:parent-style-name="Προεπιλεγμένηγραμματοσειρά" style:family="text">
      <style:text-properties style:font-name="Arial" fo:font-size="11pt" style:font-size-asian="11pt" style:font-size-complex="11pt" style:language-asian="en" style:country-asian="US"/>
    </style:style>
    <style:style style:name="T211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17" style:parent-style-name="Προεπιλεγμένηγραμματοσειρά" style:family="text">
      <style:text-properties style:font-name="Arial" fo:font-size="11pt" style:font-size-asian="11pt" style:font-size-complex="11pt" style:language-asian="en" style:country-asian="US"/>
    </style:style>
    <style:style style:name="T211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19" style:parent-style-name="Προεπιλεγμένηγραμματοσειρά" style:family="text">
      <style:text-properties style:font-name="Arial" fo:font-size="11pt" style:font-size-asian="11pt" style:font-size-complex="11pt" style:language-asian="en" style:country-asian="US"/>
    </style:style>
    <style:style style:name="T212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21" style:parent-style-name="Προεπιλεγμένηγραμματοσειρά" style:family="text">
      <style:text-properties style:font-name="Arial" fo:font-size="11pt" style:font-size-asian="11pt" style:font-size-complex="11pt" style:language-asian="en" style:country-asian="US"/>
    </style:style>
    <style:style style:name="T212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23" style:parent-style-name="Προεπιλεγμένηγραμματοσειρά" style:family="text">
      <style:text-properties style:font-name="Arial" fo:font-size="11pt" style:font-size-asian="11pt" style:font-size-complex="11pt" style:language-asian="en" style:country-asian="US"/>
    </style:style>
    <style:style style:name="T21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25" style:parent-style-name="Προεπιλεγμένηγραμματοσειρά" style:family="text">
      <style:text-properties style:font-name="Arial" fo:font-size="11pt" style:font-size-asian="11pt" style:font-size-complex="11pt" style:language-asian="en" style:country-asian="US"/>
    </style:style>
    <style:style style:name="T21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2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28" style:parent-style-name="Προεπιλεγμένηγραμματοσειρά" style:family="text">
      <style:text-properties style:font-name="Arial" fo:font-size="11pt" style:font-size-asian="11pt" style:font-size-complex="11pt" style:language-asian="en" style:country-asian="US"/>
    </style:style>
    <style:style style:name="T212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30" style:parent-style-name="Προεπιλεγμένηγραμματοσειρά" style:family="text">
      <style:text-properties style:font-name="Arial" fo:font-size="11pt" style:font-size-asian="11pt" style:font-size-complex="11pt" style:language-asian="en" style:country-asian="US"/>
    </style:style>
    <style:style style:name="T21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3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133" style:parent-style-name="Standard" style:family="paragraph">
      <style:text-properties fo:language="el" fo:country="GR"/>
    </style:style>
    <style:style style:name="P2134" style:parent-style-name="Standard" style:family="paragraph">
      <style:text-properties style:font-name="Arial" fo:font-size="11pt" style:font-size-asian="11pt" style:font-size-complex="11pt" fo:language="el" fo:country="GR" style:language-asian="en" style:country-asian="US"/>
    </style:style>
    <style:style style:name="P2135" style:parent-style-name="Standard" style:family="paragraph">
      <style:paragraph-properties fo:text-indent="0.4923in"/>
    </style:style>
    <style:style style:name="T2136"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2137"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2138"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2139"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P2140" style:parent-style-name="Standard" style:family="paragraph">
      <style:text-properties style:font-name="Arial" fo:font-size="11pt" style:font-size-asian="11pt" style:font-size-complex="11pt" fo:language="el" fo:country="GR" style:language-asian="en" style:country-asian="US"/>
    </style:style>
    <style:style style:name="T214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42" style:parent-style-name="Προεπιλεγμένηγραμματοσειρά" style:family="text">
      <style:text-properties style:font-name="Arial" fo:font-size="11pt" style:font-size-asian="11pt" style:font-size-complex="11pt" style:language-asian="en" style:country-asian="US"/>
    </style:style>
    <style:style style:name="T21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44" style:parent-style-name="Προεπιλεγμένηγραμματοσειρά" style:family="text">
      <style:text-properties style:font-name="Arial" fo:font-size="11pt" style:font-size-asian="11pt" style:font-size-complex="11pt" style:language-asian="en" style:country-asian="US"/>
    </style:style>
    <style:style style:name="T21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46" style:parent-style-name="Προεπιλεγμένηγραμματοσειρά" style:family="text">
      <style:text-properties style:font-name="Arial" fo:font-size="11pt" style:font-size-asian="11pt" style:font-size-complex="11pt" style:language-asian="en" style:country-asian="US"/>
    </style:style>
    <style:style style:name="T214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48" style:parent-style-name="Προεπιλεγμένηγραμματοσειρά" style:family="text">
      <style:text-properties style:font-name="Arial" fo:font-size="11pt" style:font-size-asian="11pt" style:font-size-complex="11pt" style:language-asian="en" style:country-asian="US"/>
    </style:style>
    <style:style style:name="T214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54" style:parent-style-name="Προεπιλεγμένηγραμματοσειρά" style:family="text">
      <style:text-properties style:font-name="Arial" fo:font-size="11pt" style:font-size-asian="11pt" style:font-size-complex="11pt" style:language-asian="en" style:country-asian="US"/>
    </style:style>
    <style:style style:name="T215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56" style:parent-style-name="Προεπιλεγμένηγραμματοσειρά" style:family="text">
      <style:text-properties style:font-name="Arial" fo:font-size="11pt" style:font-size-asian="11pt" style:font-size-complex="11pt" style:language-asian="en" style:country-asian="US"/>
    </style:style>
    <style:style style:name="T215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59" style:parent-style-name="Προεπιλεγμένηγραμματοσειρά" style:family="text">
      <style:text-properties style:font-name="Arial" fo:font-size="11pt" style:font-size-asian="11pt" style:font-size-complex="11pt" style:language-asian="en" style:country-asian="US"/>
    </style:style>
    <style:style style:name="T216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61" style:parent-style-name="Προεπιλεγμένηγραμματοσειρά" style:family="text">
      <style:text-properties style:font-name="Arial" fo:font-size="11pt" style:font-size-asian="11pt" style:font-size-complex="11pt" style:language-asian="en" style:country-asian="US"/>
    </style:style>
    <style:style style:name="T216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63" style:parent-style-name="Προεπιλεγμένηγραμματοσειρά" style:family="text">
      <style:text-properties style:font-name="Arial" fo:font-size="11pt" style:font-size-asian="11pt" style:font-size-complex="11pt" style:language-asian="en" style:country-asian="US"/>
    </style:style>
    <style:style style:name="T21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65" style:parent-style-name="Προεπιλεγμένηγραμματοσειρά" style:family="text">
      <style:text-properties style:font-name="Arial" fo:font-size="11pt" style:font-size-asian="11pt" style:font-size-complex="11pt" style:language-asian="en" style:country-asian="US"/>
    </style:style>
    <style:style style:name="T216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68" style:parent-style-name="Προεπιλεγμένηγραμματοσειρά" style:family="text">
      <style:text-properties style:font-name="Arial" fo:font-size="11pt" style:font-size-asian="11pt" style:font-size-complex="11pt" style:language-asian="en" style:country-asian="US"/>
    </style:style>
    <style:style style:name="T21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70" style:parent-style-name="Προεπιλεγμένηγραμματοσειρά" style:family="text">
      <style:text-properties style:font-name="Arial" fo:font-size="11pt" style:font-size-asian="11pt" style:font-size-complex="11pt" style:language-asian="en" style:country-asian="US"/>
    </style:style>
    <style:style style:name="T21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172" style:parent-style-name="Standard" style:family="paragraph">
      <style:text-properties style:font-name="Arial" fo:font-size="11pt" style:font-size-asian="11pt" style:font-size-complex="11pt" fo:language="el" fo:country="GR" style:language-asian="en" style:country-asian="US"/>
    </style:style>
    <style:style style:name="T21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74" style:parent-style-name="Προεπιλεγμένηγραμματοσειρά" style:family="text">
      <style:text-properties style:font-name="Arial" fo:font-size="11pt" style:font-size-asian="11pt" style:font-size-complex="11pt" style:language-asian="en" style:country-asian="US"/>
    </style:style>
    <style:style style:name="T217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76" style:parent-style-name="Προεπιλεγμένηγραμματοσειρά" style:family="text">
      <style:text-properties style:font-name="Arial" fo:font-size="11pt" style:font-size-asian="11pt" style:font-size-complex="11pt" style:language-asian="en" style:country-asian="US"/>
    </style:style>
    <style:style style:name="T217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7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79" style:parent-style-name="Προεπιλεγμένηγραμματοσειρά" style:family="text">
      <style:text-properties style:font-name="Arial" fo:font-size="11pt" style:font-size-asian="11pt" style:font-size-complex="11pt" style:language-asian="en" style:country-asian="US"/>
    </style:style>
    <style:style style:name="T218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81" style:parent-style-name="Προεπιλεγμένηγραμματοσειρά" style:family="text">
      <style:text-properties style:font-name="Arial" fo:font-size="11pt" style:font-size-asian="11pt" style:font-size-complex="11pt" style:language-asian="en" style:country-asian="US"/>
    </style:style>
    <style:style style:name="T218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83" style:parent-style-name="Προεπιλεγμένηγραμματοσειρά" style:family="text">
      <style:text-properties style:font-name="Arial" fo:font-size="11pt" style:font-size-asian="11pt" style:font-size-complex="11pt" style:language-asian="en" style:country-asian="US"/>
    </style:style>
    <style:style style:name="T218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86" style:parent-style-name="Προεπιλεγμένηγραμματοσειρά" style:family="text">
      <style:text-properties style:font-name="Arial" fo:font-size="11pt" style:font-size-asian="11pt" style:font-size-complex="11pt" style:language-asian="en" style:country-asian="US"/>
    </style:style>
    <style:style style:name="T21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8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189" style:parent-style-name="Standard" style:family="paragraph">
      <style:text-properties style:font-name="Arial" fo:font-size="11pt" style:font-size-asian="11pt" style:font-size-complex="11pt" fo:language="el" fo:country="GR" style:language-asian="en" style:country-asian="US"/>
    </style:style>
    <style:style style:name="T219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9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92" style:parent-style-name="Προεπιλεγμένηγραμματοσειρά" style:family="text">
      <style:text-properties style:font-name="Arial" fo:font-size="11pt" style:font-size-asian="11pt" style:font-size-complex="11pt" style:language-asian="en" style:country-asian="US"/>
    </style:style>
    <style:style style:name="T219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94" style:parent-style-name="Προεπιλεγμένηγραμματοσειρά" style:family="text">
      <style:text-properties style:font-name="Arial" fo:font-size="11pt" style:font-size-asian="11pt" style:font-size-complex="11pt" style:language-asian="en" style:country-asian="US"/>
    </style:style>
    <style:style style:name="T219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96" style:parent-style-name="Προεπιλεγμένηγραμματοσειρά" style:family="text">
      <style:text-properties style:font-name="Arial" fo:font-size="11pt" style:font-size-asian="11pt" style:font-size-complex="11pt" style:language-asian="en" style:country-asian="US"/>
    </style:style>
    <style:style style:name="T219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98" style:parent-style-name="Προεπιλεγμένηγραμματοσειρά" style:family="text">
      <style:text-properties style:font-name="Arial" fo:font-size="11pt" style:font-size-asian="11pt" style:font-size-complex="11pt" style:language-asian="en" style:country-asian="US"/>
    </style:style>
    <style:style style:name="T21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00" style:parent-style-name="Προεπιλεγμένηγραμματοσειρά" style:family="text">
      <style:text-properties style:font-name="Arial" fo:font-size="11pt" style:font-size-asian="11pt" style:font-size-complex="11pt" style:language-asian="en" style:country-asian="US"/>
    </style:style>
    <style:style style:name="T22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02"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203" style:parent-style-name="Προεπιλεγμένηγραμματοσειρά" style:family="text">
      <style:text-properties style:font-name="Arial" fo:color="#000000" fo:font-size="11pt" style:font-size-asian="11pt" style:font-size-complex="11pt" fo:background-color="#FFFFFF"/>
    </style:style>
    <style:style style:name="T2204"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205"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206" style:parent-style-name="Προεπιλεγμένηγραμματοσειρά" style:family="text">
      <style:text-properties style:font-name="Arial" fo:color="#000000" fo:font-size="11pt" style:font-size-asian="11pt" style:font-size-complex="11pt" fo:background-color="#FFFFFF"/>
    </style:style>
    <style:style style:name="T2207"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208" style:parent-style-name="Προεπιλεγμένηγραμματοσειρά" style:family="text">
      <style:text-properties style:font-name="Arial" fo:color="#000000" fo:font-size="11pt" style:font-size-asian="11pt" style:font-size-complex="11pt" fo:background-color="#FFFFFF"/>
    </style:style>
    <style:style style:name="T2209"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210"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211" style:parent-style-name="Προεπιλεγμένηγραμματοσειρά" style:family="text">
      <style:text-properties style:font-name="Arial" fo:color="#000000" fo:font-size="11pt" style:font-size-asian="11pt" style:font-size-complex="11pt" fo:background-color="#FFFFFF"/>
    </style:style>
    <style:style style:name="T2212"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213" style:parent-style-name="Προεπιλεγμένηγραμματοσειρά" style:family="text">
      <style:text-properties style:font-name="Arial" fo:color="#000000" fo:font-size="11pt" style:font-size-asian="11pt" style:font-size-complex="11pt" fo:background-color="#FFFFFF"/>
    </style:style>
    <style:style style:name="T2214"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215" style:parent-style-name="Προεπιλεγμένηγραμματοσειρά" style:family="text">
      <style:text-properties style:font-name="Arial" fo:color="#000000" fo:font-size="11pt" style:font-size-asian="11pt" style:font-size-complex="11pt" fo:background-color="#FFFFFF"/>
    </style:style>
    <style:style style:name="T2216"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217" style:parent-style-name="Προεπιλεγμένηγραμματοσειρά" style:family="text">
      <style:text-properties style:font-name="Arial" fo:color="#000000" fo:font-size="11pt" style:font-size-asian="11pt" style:font-size-complex="11pt" fo:background-color="#FFFFFF"/>
    </style:style>
    <style:style style:name="T2218"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219" style:parent-style-name="Προεπιλεγμένηγραμματοσειρά" style:family="text">
      <style:text-properties style:font-name="Arial" fo:color="#000000" fo:font-size="11pt" style:font-size-asian="11pt" style:font-size-complex="11pt" fo:background-color="#FFFFFF"/>
    </style:style>
    <style:style style:name="T2220"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221" style:parent-style-name="Προεπιλεγμένηγραμματοσειρά" style:family="text">
      <style:text-properties style:font-name="Arial" fo:color="#000000" fo:font-size="11pt" style:font-size-asian="11pt" style:font-size-complex="11pt" fo:background-color="#FFFFFF"/>
    </style:style>
    <style:style style:name="T2222"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223" style:parent-style-name="Προεπιλεγμένηγραμματοσειρά" style:family="text">
      <style:text-properties style:font-name="Arial" fo:color="#000000" fo:font-size="11pt" style:font-size-asian="11pt" style:font-size-complex="11pt" fo:background-color="#FFFFFF"/>
    </style:style>
    <style:style style:name="T2224"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225" style:parent-style-name="Προεπιλεγμένηγραμματοσειρά" style:family="text">
      <style:text-properties style:font-name="Arial" fo:color="#000000" fo:font-size="11pt" style:font-size-asian="11pt" style:font-size-complex="11pt" fo:background-color="#FFFFFF"/>
    </style:style>
    <style:style style:name="T2226"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227" style:parent-style-name="Προεπιλεγμένηγραμματοσειρά" style:family="text">
      <style:text-properties style:font-name="Arial" fo:color="#000000" fo:font-size="11pt" style:font-size-asian="11pt" style:font-size-complex="11pt" fo:background-color="#FFFFFF"/>
    </style:style>
    <style:style style:name="T2228"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229" style:parent-style-name="Προεπιλεγμένηγραμματοσειρά" style:family="text">
      <style:text-properties style:font-name="Arial" fo:color="#000000" fo:font-size="11pt" style:font-size-asian="11pt" style:font-size-complex="11pt" fo:background-color="#FFFFFF"/>
    </style:style>
    <style:style style:name="T2230"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231" style:parent-style-name="Προεπιλεγμένηγραμματοσειρά" style:family="text">
      <style:text-properties style:font-name="Arial" fo:color="#000000" fo:font-size="11pt" style:font-size-asian="11pt" style:font-size-complex="11pt" fo:background-color="#FFFFFF"/>
    </style:style>
    <style:style style:name="T2232"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233"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234" style:parent-style-name="Προεπιλεγμένηγραμματοσειρά" style:family="text">
      <style:text-properties style:font-name="Arial" fo:color="#000000" fo:font-size="11pt" style:font-size-asian="11pt" style:font-size-complex="11pt" fo:background-color="#FFFFFF"/>
    </style:style>
    <style:style style:name="T2235"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236" style:parent-style-name="Προεπιλεγμένηγραμματοσειρά" style:family="text">
      <style:text-properties style:font-name="Arial" fo:color="#000000" fo:font-size="11pt" style:font-size-asian="11pt" style:font-size-complex="11pt" fo:background-color="#FFFFFF"/>
    </style:style>
    <style:style style:name="T2237"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238" style:parent-style-name="Προεπιλεγμένηγραμματοσειρά" style:family="text">
      <style:text-properties style:font-name="Arial" fo:color="#000000" fo:font-size="11pt" style:font-size-asian="11pt" style:font-size-complex="11pt" fo:background-color="#FFFFFF"/>
    </style:style>
    <style:style style:name="T2239"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240" style:parent-style-name="Προεπιλεγμένηγραμματοσειρά" style:family="text">
      <style:text-properties style:font-name="Arial" fo:color="#000000" fo:font-size="11pt" style:font-size-asian="11pt" style:font-size-complex="11pt" fo:background-color="#FFFFFF"/>
    </style:style>
    <style:style style:name="T2241"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242" style:parent-style-name="Προεπιλεγμένηγραμματοσειρά" style:family="text">
      <style:text-properties style:font-name="Arial" fo:color="#000000" fo:font-size="11pt" style:font-size-asian="11pt" style:font-size-complex="11pt" fo:background-color="#FFFFFF"/>
    </style:style>
    <style:style style:name="T2243"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244" style:parent-style-name="Προεπιλεγμένηγραμματοσειρά" style:family="text">
      <style:text-properties style:font-name="Arial" fo:color="#000000" fo:font-size="11pt" style:font-size-asian="11pt" style:font-size-complex="11pt" fo:background-color="#FFFFFF"/>
    </style:style>
    <style:style style:name="T2245"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246" style:parent-style-name="Προεπιλεγμένηγραμματοσειρά" style:family="text">
      <style:text-properties style:font-name="Arial" fo:color="#000000" fo:font-size="11pt" style:font-size-asian="11pt" style:font-size-complex="11pt" fo:background-color="#FFFFFF"/>
    </style:style>
    <style:style style:name="T2247"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248" style:parent-style-name="Προεπιλεγμένηγραμματοσειρά" style:family="text">
      <style:text-properties style:font-name="Arial" fo:color="#000000" fo:font-size="11pt" style:font-size-asian="11pt" style:font-size-complex="11pt" fo:background-color="#FFFFFF"/>
    </style:style>
    <style:style style:name="T2249"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250" style:parent-style-name="Προεπιλεγμένηγραμματοσειρά" style:family="text">
      <style:text-properties style:font-name="Arial" fo:color="#000000" fo:font-size="11pt" style:font-size-asian="11pt" style:font-size-complex="11pt" fo:background-color="#FFFFFF"/>
    </style:style>
    <style:style style:name="T2251"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252" style:parent-style-name="Προεπιλεγμένηγραμματοσειρά" style:family="text">
      <style:text-properties style:font-name="Arial" fo:color="#000000" fo:font-size="11pt" style:font-size-asian="11pt" style:font-size-complex="11pt" fo:background-color="#FFFFFF"/>
    </style:style>
    <style:style style:name="T2253"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254" style:parent-style-name="Προεπιλεγμένηγραμματοσειρά" style:family="text">
      <style:text-properties style:font-name="Arial" fo:color="#000000" fo:font-size="11pt" style:font-size-asian="11pt" style:font-size-complex="11pt" fo:background-color="#FFFFFF"/>
    </style:style>
    <style:style style:name="T2255"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256" style:parent-style-name="Προεπιλεγμένηγραμματοσειρά" style:family="text">
      <style:text-properties style:font-name="Arial" fo:color="#000000" fo:font-size="11pt" style:font-size-asian="11pt" style:font-size-complex="11pt" fo:background-color="#FFFFFF"/>
    </style:style>
    <style:style style:name="T2257"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258" style:parent-style-name="Προεπιλεγμένηγραμματοσειρά" style:family="text">
      <style:text-properties style:font-name="Arial" fo:color="#000000" fo:font-size="11pt" style:font-size-asian="11pt" style:font-size-complex="11pt" fo:background-color="#FFFFFF"/>
    </style:style>
    <style:style style:name="T2259"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260" style:parent-style-name="Προεπιλεγμένηγραμματοσειρά" style:family="text">
      <style:text-properties style:font-name="Arial" fo:color="#000000" fo:font-size="11pt" style:font-size-asian="11pt" style:font-size-complex="11pt" fo:background-color="#FFFFFF"/>
    </style:style>
    <style:style style:name="T2261"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262"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263" style:parent-style-name="Προεπιλεγμένηγραμματοσειρά" style:family="text">
      <style:text-properties style:font-name="Arial" fo:color="#000000" fo:font-size="11pt" style:font-size-asian="11pt" style:font-size-complex="11pt" fo:background-color="#FFFFFF"/>
    </style:style>
    <style:style style:name="T2264"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265" style:parent-style-name="Προεπιλεγμένηγραμματοσειρά" style:family="text">
      <style:text-properties style:font-name="Arial" fo:color="#000000" fo:font-size="11pt" style:font-size-asian="11pt" style:font-size-complex="11pt" fo:background-color="#FFFFFF"/>
    </style:style>
    <style:style style:name="T2266"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267" style:parent-style-name="Προεπιλεγμένηγραμματοσειρά" style:family="text">
      <style:text-properties style:font-name="Arial" fo:color="#000000" fo:font-size="11pt" style:font-size-asian="11pt" style:font-size-complex="11pt" fo:background-color="#FFFFFF"/>
    </style:style>
    <style:style style:name="T2268"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269" style:parent-style-name="Προεπιλεγμένηγραμματοσειρά" style:family="text">
      <style:text-properties style:font-name="Arial" fo:color="#000000" fo:font-size="11pt" style:font-size-asian="11pt" style:font-size-complex="11pt" fo:background-color="#FFFFFF"/>
    </style:style>
    <style:style style:name="T2270"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271" style:parent-style-name="Προεπιλεγμένηγραμματοσειρά" style:family="text">
      <style:text-properties style:font-name="Arial" fo:color="#000000" fo:font-size="11pt" style:font-size-asian="11pt" style:font-size-complex="11pt" fo:background-color="#FFFFFF"/>
    </style:style>
    <style:style style:name="T2272"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273" style:parent-style-name="Προεπιλεγμένηγραμματοσειρά" style:family="text">
      <style:text-properties style:font-name="Arial" fo:color="#000000" fo:font-size="11pt" style:font-size-asian="11pt" style:font-size-complex="11pt" fo:background-color="#FFFFFF"/>
    </style:style>
    <style:style style:name="T2274"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275" style:parent-style-name="Προεπιλεγμένηγραμματοσειρά" style:family="text">
      <style:text-properties style:font-name="Arial" fo:color="#000000" fo:font-size="11pt" style:font-size-asian="11pt" style:font-size-complex="11pt" fo:background-color="#FFFFFF"/>
    </style:style>
    <style:style style:name="T2276"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277" style:parent-style-name="Προεπιλεγμένηγραμματοσειρά" style:family="text">
      <style:text-properties style:font-name="Arial" fo:color="#000000" fo:font-size="11pt" style:font-size-asian="11pt" style:font-size-complex="11pt" fo:background-color="#FFFFFF"/>
    </style:style>
    <style:style style:name="T2278"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279"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280" style:parent-style-name="Προεπιλεγμένηγραμματοσειρά" style:family="text">
      <style:text-properties style:font-name="Arial" fo:color="#000000" fo:font-size="11pt" style:font-size-asian="11pt" style:font-size-complex="11pt" fo:background-color="#FFFFFF"/>
    </style:style>
    <style:style style:name="T2281"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282" style:parent-style-name="Προεπιλεγμένηγραμματοσειρά" style:family="text">
      <style:text-properties style:font-name="Arial" fo:color="#000000" fo:font-size="11pt" style:font-size-asian="11pt" style:font-size-complex="11pt" fo:background-color="#FFFFFF"/>
    </style:style>
    <style:style style:name="T2283"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284" style:parent-style-name="Προεπιλεγμένηγραμματοσειρά" style:family="text">
      <style:text-properties style:font-name="Arial" fo:color="#000000" fo:font-size="11pt" style:font-size-asian="11pt" style:font-size-complex="11pt" fo:background-color="#FFFFFF"/>
    </style:style>
    <style:style style:name="T2285"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P2286" style:parent-style-name="Standard" style:family="paragraph">
      <style:text-properties style:font-name="Arial" fo:font-size="11pt" style:font-size-asian="11pt" style:font-size-complex="11pt" fo:language="el" fo:country="GR" style:language-asian="en" style:country-asian="US"/>
    </style:style>
    <style:style style:name="T22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88"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2289"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2290"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2291"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2292"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2293"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P2294" style:parent-style-name="Standard" style:family="paragraph">
      <style:text-properties style:font-name="Arial" fo:font-size="11pt" style:font-size-asian="11pt" style:font-size-complex="11pt" fo:language="el" fo:country="GR" style:language-asian="en" style:country-asian="US"/>
    </style:style>
    <style:style style:name="T2295" style:parent-style-name="Προεπιλεγμένηγραμματοσειρά" style:family="text">
      <style:text-properties style:font-name="Arial" fo:font-size="11pt" style:font-size-asian="11pt" style:font-size-complex="11pt" style:language-asian="en" style:country-asian="US"/>
    </style:style>
    <style:style style:name="T229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97" style:parent-style-name="Προεπιλεγμένηγραμματοσειρά" style:family="text">
      <style:text-properties style:font-name="Arial" fo:font-size="11pt" style:font-size-asian="11pt" style:font-size-complex="11pt" style:language-asian="en" style:country-asian="US"/>
    </style:style>
    <style:style style:name="T229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99" style:parent-style-name="Προεπιλεγμένηγραμματοσειρά" style:family="text">
      <style:text-properties style:font-name="Arial" fo:font-size="11pt" style:font-size-asian="11pt" style:font-size-complex="11pt" style:language-asian="en" style:country-asian="US"/>
    </style:style>
    <style:style style:name="T230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01" style:parent-style-name="Προεπιλεγμένηγραμματοσειρά" style:family="text">
      <style:text-properties style:font-name="Arial" fo:font-size="11pt" style:font-size-asian="11pt" style:font-size-complex="11pt" style:language-asian="en" style:country-asian="US"/>
    </style:style>
    <style:style style:name="T230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03" style:parent-style-name="Προεπιλεγμένηγραμματοσειρά" style:family="text">
      <style:text-properties style:font-name="Arial" fo:font-size="11pt" style:font-size-asian="11pt" style:font-size-complex="11pt" style:language-asian="en" style:country-asian="US"/>
    </style:style>
    <style:style style:name="T23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05" style:parent-style-name="Προεπιλεγμένηγραμματοσειρά" style:family="text">
      <style:text-properties style:font-name="Arial" fo:font-size="11pt" style:font-size-asian="11pt" style:font-size-complex="11pt" style:language-asian="en" style:country-asian="US"/>
    </style:style>
    <style:style style:name="T23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07" style:parent-style-name="Προεπιλεγμένηγραμματοσειρά" style:family="text">
      <style:text-properties style:font-name="Arial" fo:font-size="11pt" style:font-size-asian="11pt" style:font-size-complex="11pt" style:language-asian="en" style:country-asian="US"/>
    </style:style>
    <style:style style:name="T23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09" style:parent-style-name="Προεπιλεγμένηγραμματοσειρά" style:family="text">
      <style:text-properties style:font-name="Arial" fo:font-size="11pt" style:font-size-asian="11pt" style:font-size-complex="11pt" style:language-asian="en" style:country-asian="US"/>
    </style:style>
    <style:style style:name="T23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11" style:parent-style-name="Προεπιλεγμένηγραμματοσειρά" style:family="text">
      <style:text-properties style:font-name="Arial" fo:font-size="11pt" style:font-size-asian="11pt" style:font-size-complex="11pt" style:language-asian="en" style:country-asian="US"/>
    </style:style>
    <style:style style:name="T23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13" style:parent-style-name="Προεπιλεγμένηγραμματοσειρά" style:family="text">
      <style:text-properties style:font-name="Arial" fo:font-size="11pt" style:font-size-asian="11pt" style:font-size-complex="11pt" style:language-asian="en" style:country-asian="US"/>
    </style:style>
    <style:style style:name="T231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16" style:parent-style-name="Προεπιλεγμένηγραμματοσειρά" style:family="text">
      <style:text-properties style:font-name="Arial" fo:font-size="11pt" style:font-size-asian="11pt" style:font-size-complex="11pt" style:language-asian="en" style:country-asian="US"/>
    </style:style>
    <style:style style:name="T231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18" style:parent-style-name="Προεπιλεγμένηγραμματοσειρά" style:family="text">
      <style:text-properties style:font-name="Arial" fo:font-size="11pt" style:font-size-asian="11pt" style:font-size-complex="11pt" style:language-asian="en" style:country-asian="US"/>
    </style:style>
    <style:style style:name="T231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20" style:parent-style-name="Προεπιλεγμένηγραμματοσειρά" style:family="text">
      <style:text-properties style:font-name="Arial" fo:font-size="11pt" style:font-size-asian="11pt" style:font-size-complex="11pt" style:language-asian="en" style:country-asian="US"/>
    </style:style>
    <style:style style:name="T232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22" style:parent-style-name="Προεπιλεγμένηγραμματοσειρά" style:family="text">
      <style:text-properties style:font-name="Arial" fo:font-size="11pt" style:font-size-asian="11pt" style:font-size-complex="11pt" style:language-asian="en" style:country-asian="US"/>
    </style:style>
    <style:style style:name="T232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25" style:parent-style-name="Προεπιλεγμένηγραμματοσειρά" style:family="text">
      <style:text-properties style:font-name="Arial" fo:font-size="11pt" style:font-size-asian="11pt" style:font-size-complex="11pt" style:language-asian="en" style:country-asian="US"/>
    </style:style>
    <style:style style:name="T23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27" style:parent-style-name="Προεπιλεγμένηγραμματοσειρά" style:family="text">
      <style:text-properties style:font-name="Arial" fo:font-size="11pt" style:font-size-asian="11pt" style:font-size-complex="11pt" style:language-asian="en" style:country-asian="US"/>
    </style:style>
    <style:style style:name="T23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29" style:parent-style-name="Προεπιλεγμένηγραμματοσειρά" style:family="text">
      <style:text-properties style:font-name="Arial" fo:font-size="11pt" style:font-size-asian="11pt" style:font-size-complex="11pt" style:language-asian="en" style:country-asian="US"/>
    </style:style>
    <style:style style:name="T233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32" style:parent-style-name="Προεπιλεγμένηγραμματοσειρά" style:family="text">
      <style:text-properties style:font-name="Arial" fo:font-size="11pt" style:font-size-asian="11pt" style:font-size-complex="11pt" style:language-asian="en" style:country-asian="US"/>
    </style:style>
    <style:style style:name="T233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34" style:parent-style-name="Προεπιλεγμένηγραμματοσειρά" style:family="text">
      <style:text-properties style:font-name="Arial" fo:font-size="11pt" style:font-size-asian="11pt" style:font-size-complex="11pt" style:language-asian="en" style:country-asian="US"/>
    </style:style>
    <style:style style:name="T233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36" style:parent-style-name="Προεπιλεγμένηγραμματοσειρά" style:family="text">
      <style:text-properties style:font-name="Arial" fo:font-size="11pt" style:font-size-asian="11pt" style:font-size-complex="11pt" style:language-asian="en" style:country-asian="US"/>
    </style:style>
    <style:style style:name="T233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38" style:parent-style-name="Προεπιλεγμένηγραμματοσειρά" style:family="text">
      <style:text-properties style:font-name="Arial" fo:font-size="11pt" style:font-size-asian="11pt" style:font-size-complex="11pt" style:language-asian="en" style:country-asian="US"/>
    </style:style>
    <style:style style:name="T233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40" style:parent-style-name="Προεπιλεγμένηγραμματοσειρά" style:family="text">
      <style:text-properties style:font-name="Arial" fo:font-size="11pt" style:font-size-asian="11pt" style:font-size-complex="11pt" style:language-asian="en" style:country-asian="US"/>
    </style:style>
    <style:style style:name="T234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42" style:parent-style-name="Προεπιλεγμένηγραμματοσειρά" style:family="text">
      <style:text-properties style:font-name="Arial" fo:font-size="11pt" style:font-size-asian="11pt" style:font-size-complex="11pt" style:language-asian="en" style:country-asian="US"/>
    </style:style>
    <style:style style:name="T23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44" style:parent-style-name="Προεπιλεγμένηγραμματοσειρά" style:family="text">
      <style:text-properties style:font-name="Arial" fo:font-size="11pt" style:font-size-asian="11pt" style:font-size-complex="11pt" style:language-asian="en" style:country-asian="US"/>
    </style:style>
    <style:style style:name="T23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346" style:parent-style-name="Standard" style:family="paragraph">
      <style:text-properties style:font-name="Arial" fo:font-size="11pt" style:font-size-asian="11pt" style:font-size-complex="11pt" fo:language="el" fo:country="GR" style:language-asian="en" style:country-asian="US"/>
    </style:style>
    <style:style style:name="T2347" style:parent-style-name="Προεπιλεγμένηγραμματοσειρά" style:family="text">
      <style:text-properties style:font-name="Arial" fo:font-size="11pt" style:font-size-asian="11pt" style:font-size-complex="11pt" fo:language="el" fo:country="GR"/>
    </style:style>
    <style:style style:name="T2348" style:parent-style-name="Προεπιλεγμένηγραμματοσειρά" style:family="text">
      <style:text-properties style:font-name="Arial" fo:font-size="11pt" style:font-size-asian="11pt" style:font-size-complex="11pt" fo:language="el" fo:country="GR"/>
    </style:style>
    <style:style style:name="T2349" style:parent-style-name="Προεπιλεγμένηγραμματοσειρά" style:family="text">
      <style:text-properties style:font-name="Arial" fo:font-size="11pt" style:font-size-asian="11pt" style:font-size-complex="11pt"/>
    </style:style>
    <style:style style:name="T2350" style:parent-style-name="Προεπιλεγμένηγραμματοσειρά" style:family="text">
      <style:text-properties style:font-name="Arial" fo:font-size="11pt" style:font-size-asian="11pt" style:font-size-complex="11pt" fo:language="el" fo:country="GR"/>
    </style:style>
    <style:style style:name="T2351" style:parent-style-name="Προεπιλεγμένηγραμματοσειρά" style:family="text">
      <style:text-properties style:font-name="Arial" fo:font-size="11pt" style:font-size-asian="11pt" style:font-size-complex="11pt"/>
    </style:style>
    <style:style style:name="T2352" style:parent-style-name="Προεπιλεγμένηγραμματοσειρά" style:family="text">
      <style:text-properties style:font-name="Arial" fo:font-size="11pt" style:font-size-asian="11pt" style:font-size-complex="11pt" fo:language="el" fo:country="GR"/>
    </style:style>
    <style:style style:name="T2353" style:parent-style-name="Προεπιλεγμένηγραμματοσειρά" style:family="text">
      <style:text-properties style:font-name="Arial" fo:font-size="11pt" style:font-size-asian="11pt" style:font-size-complex="11pt"/>
    </style:style>
    <style:style style:name="T2354" style:parent-style-name="Προεπιλεγμένηγραμματοσειρά" style:family="text">
      <style:text-properties style:font-name="Arial" fo:font-size="11pt" style:font-size-asian="11pt" style:font-size-complex="11pt" fo:language="el" fo:country="GR"/>
    </style:style>
    <style:style style:name="T2355" style:parent-style-name="Προεπιλεγμένηγραμματοσειρά" style:family="text">
      <style:text-properties style:font-name="Arial" fo:font-size="11pt" style:font-size-asian="11pt" style:font-size-complex="11pt"/>
    </style:style>
    <style:style style:name="T2356" style:parent-style-name="Προεπιλεγμένηγραμματοσειρά" style:family="text">
      <style:text-properties style:font-name="Arial" fo:font-size="11pt" style:font-size-asian="11pt" style:font-size-complex="11pt" fo:language="el" fo:country="GR"/>
    </style:style>
    <style:style style:name="T2357" style:parent-style-name="Προεπιλεγμένηγραμματοσειρά" style:family="text">
      <style:text-properties style:font-name="Arial" fo:font-size="11pt" style:font-size-asian="11pt" style:font-size-complex="11pt" fo:language="el" fo:country="GR"/>
    </style:style>
    <style:style style:name="T2358" style:parent-style-name="Προεπιλεγμένηγραμματοσειρά" style:family="text">
      <style:text-properties style:font-name="Arial" fo:font-size="11pt" style:font-size-asian="11pt" style:font-size-complex="11pt"/>
    </style:style>
    <style:style style:name="T2359" style:parent-style-name="Προεπιλεγμένηγραμματοσειρά" style:family="text">
      <style:text-properties style:font-name="Arial" fo:font-size="11pt" style:font-size-asian="11pt" style:font-size-complex="11pt" fo:language="el" fo:country="GR"/>
    </style:style>
    <style:style style:name="T2360" style:parent-style-name="Προεπιλεγμένηγραμματοσειρά" style:family="text">
      <style:text-properties style:font-name="Arial" fo:font-size="11pt" style:font-size-asian="11pt" style:font-size-complex="11pt"/>
    </style:style>
    <style:style style:name="T2361" style:parent-style-name="Προεπιλεγμένηγραμματοσειρά" style:family="text">
      <style:text-properties style:font-name="Arial" fo:font-size="11pt" style:font-size-asian="11pt" style:font-size-complex="11pt" fo:language="el" fo:country="GR"/>
    </style:style>
    <style:style style:name="T236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363" style:parent-style-name="Προεπιλεγμένηγραμματοσειρά" style:family="text">
      <style:text-properties style:font-name="Arial" fo:font-size="11pt" style:font-size-asian="11pt" style:font-size-complex="11pt" fo:language="el" fo:country="GR"/>
    </style:style>
    <style:style style:name="T2364" style:parent-style-name="Προεπιλεγμένηγραμματοσειρά" style:family="text">
      <style:text-properties style:font-name="Arial" fo:font-size="11pt" style:font-size-asian="11pt" style:font-size-complex="11pt"/>
    </style:style>
    <style:style style:name="T2365" style:parent-style-name="Προεπιλεγμένηγραμματοσειρά" style:family="text">
      <style:text-properties style:font-name="Arial" fo:font-size="11pt" style:font-size-asian="11pt" style:font-size-complex="11pt" fo:language="el" fo:country="GR"/>
    </style:style>
    <style:style style:name="T2366" style:parent-style-name="Προεπιλεγμένηγραμματοσειρά" style:family="text">
      <style:text-properties style:font-name="Arial" fo:font-size="11pt" style:font-size-asian="11pt" style:font-size-complex="11pt"/>
    </style:style>
    <style:style style:name="T2367" style:parent-style-name="Προεπιλεγμένηγραμματοσειρά" style:family="text">
      <style:text-properties style:font-name="Arial" fo:font-size="11pt" style:font-size-asian="11pt" style:font-size-complex="11pt" fo:language="el" fo:country="GR"/>
    </style:style>
    <style:style style:name="T236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369" style:parent-style-name="Προεπιλεγμένηγραμματοσειρά" style:family="text">
      <style:text-properties style:font-name="Arial" fo:font-size="11pt" style:font-size-asian="11pt" style:font-size-complex="11pt" fo:language="el" fo:country="GR"/>
    </style:style>
    <style:style style:name="T2370" style:parent-style-name="Προεπιλεγμένηγραμματοσειρά" style:family="text">
      <style:text-properties style:font-name="Arial" fo:font-size="11pt" style:font-size-asian="11pt" style:font-size-complex="11pt"/>
    </style:style>
    <style:style style:name="T2371" style:parent-style-name="Προεπιλεγμένηγραμματοσειρά" style:family="text">
      <style:text-properties style:font-name="Arial" fo:font-size="11pt" style:font-size-asian="11pt" style:font-size-complex="11pt" fo:language="el" fo:country="GR"/>
    </style:style>
    <style:style style:name="T2372" style:parent-style-name="Προεπιλεγμένηγραμματοσειρά" style:family="text">
      <style:text-properties style:font-name="Arial" fo:font-size="11pt" style:font-size-asian="11pt" style:font-size-complex="11pt"/>
    </style:style>
    <style:style style:name="T2373" style:parent-style-name="Προεπιλεγμένηγραμματοσειρά" style:family="text">
      <style:text-properties style:font-name="Arial" fo:font-size="11pt" style:font-size-asian="11pt" style:font-size-complex="11pt" fo:language="el" fo:country="GR"/>
    </style:style>
    <style:style style:name="T2374" style:parent-style-name="Προεπιλεγμένηγραμματοσειρά" style:family="text">
      <style:text-properties style:font-name="Arial" fo:font-size="11pt" style:font-size-asian="11pt" style:font-size-complex="11pt"/>
    </style:style>
    <style:style style:name="T2375" style:parent-style-name="Προεπιλεγμένηγραμματοσειρά" style:family="text">
      <style:text-properties style:font-name="Arial" fo:font-size="11pt" style:font-size-asian="11pt" style:font-size-complex="11pt" fo:language="el" fo:country="GR"/>
    </style:style>
    <style:style style:name="T2376" style:parent-style-name="Προεπιλεγμένηγραμματοσειρά" style:family="text">
      <style:text-properties style:font-name="Arial" fo:font-size="11pt" style:font-size-asian="11pt" style:font-size-complex="11pt"/>
    </style:style>
    <style:style style:name="T2377" style:parent-style-name="Προεπιλεγμένηγραμματοσειρά" style:family="text">
      <style:text-properties style:font-name="Arial" fo:font-size="11pt" style:font-size-asian="11pt" style:font-size-complex="11pt" fo:language="el" fo:country="GR"/>
    </style:style>
    <style:style style:name="T2378" style:parent-style-name="Προεπιλεγμένηγραμματοσειρά" style:family="text">
      <style:text-properties style:font-name="Arial" fo:font-size="11pt" style:font-size-asian="11pt" style:font-size-complex="11pt"/>
    </style:style>
    <style:style style:name="T2379" style:parent-style-name="Προεπιλεγμένηγραμματοσειρά" style:family="text">
      <style:text-properties style:font-name="Arial" fo:font-size="11pt" style:font-size-asian="11pt" style:font-size-complex="11pt" fo:language="el" fo:country="GR"/>
    </style:style>
    <style:style style:name="T2380" style:parent-style-name="Προεπιλεγμένηγραμματοσειρά" style:family="text">
      <style:text-properties style:font-name="Arial" fo:font-size="11pt" style:font-size-asian="11pt" style:font-size-complex="11pt" fo:language="el" fo:country="GR"/>
    </style:style>
    <style:style style:name="T2381" style:parent-style-name="Προεπιλεγμένηγραμματοσειρά" style:family="text">
      <style:text-properties style:font-name="Arial" fo:font-size="11pt" style:font-size-asian="11pt" style:font-size-complex="11pt"/>
    </style:style>
    <style:style style:name="T2382" style:parent-style-name="Προεπιλεγμένηγραμματοσειρά" style:family="text">
      <style:text-properties style:font-name="Arial" fo:font-size="11pt" style:font-size-asian="11pt" style:font-size-complex="11pt" fo:language="el" fo:country="GR"/>
    </style:style>
    <style:style style:name="T2383" style:parent-style-name="Προεπιλεγμένηγραμματοσειρά" style:family="text">
      <style:text-properties style:font-name="Arial" fo:font-size="11pt" style:font-size-asian="11pt" style:font-size-complex="11pt"/>
    </style:style>
    <style:style style:name="T2384" style:parent-style-name="Προεπιλεγμένηγραμματοσειρά" style:family="text">
      <style:text-properties style:font-name="Arial" fo:font-size="11pt" style:font-size-asian="11pt" style:font-size-complex="11pt" fo:language="el" fo:country="GR"/>
    </style:style>
    <style:style style:name="T2385" style:parent-style-name="Προεπιλεγμένηγραμματοσειρά" style:family="text">
      <style:text-properties style:font-name="Arial" fo:font-size="11pt" style:font-size-asian="11pt" style:font-size-complex="11pt"/>
    </style:style>
    <style:style style:name="T2386" style:parent-style-name="Προεπιλεγμένηγραμματοσειρά" style:family="text">
      <style:text-properties style:font-name="Arial" fo:font-size="11pt" style:font-size-asian="11pt" style:font-size-complex="11pt" fo:language="el" fo:country="GR"/>
    </style:style>
    <style:style style:name="T2387" style:parent-style-name="Προεπιλεγμένηγραμματοσειρά" style:family="text">
      <style:text-properties style:font-name="Arial" fo:font-size="11pt" style:font-size-asian="11pt" style:font-size-complex="11pt"/>
    </style:style>
    <style:style style:name="T2388" style:parent-style-name="Προεπιλεγμένηγραμματοσειρά" style:family="text">
      <style:text-properties style:font-name="Arial" fo:font-size="11pt" style:font-size-asian="11pt" style:font-size-complex="11pt" fo:language="el" fo:country="GR"/>
    </style:style>
    <style:style style:name="T2389"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390" style:parent-style-name="Προεπιλεγμένηγραμματοσειρά" style:family="text">
      <style:text-properties style:font-name="Verdana" fo:color="#000000" fo:font-size="10.5pt" style:font-size-asian="10.5pt" style:font-size-complex="10.5pt" fo:background-color="#FFFFFF"/>
    </style:style>
    <style:style style:name="T2391"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392" style:parent-style-name="Προεπιλεγμένηγραμματοσειρά" style:family="text">
      <style:text-properties style:font-name="Verdana" fo:color="#000000" fo:font-size="10.5pt" style:font-size-asian="10.5pt" style:font-size-complex="10.5pt" fo:background-color="#FFFFFF"/>
    </style:style>
    <style:style style:name="T2393"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394" style:parent-style-name="Προεπιλεγμένηγραμματοσειρά" style:family="text">
      <style:text-properties style:font-name="Verdana" fo:color="#000000" fo:font-size="10.5pt" style:font-size-asian="10.5pt" style:font-size-complex="10.5pt" fo:background-color="#FFFFFF"/>
    </style:style>
    <style:style style:name="T2395"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396" style:parent-style-name="Προεπιλεγμένηγραμματοσειρά" style:family="text">
      <style:text-properties style:font-name="Verdana" fo:color="#000000" fo:font-size="10.5pt" style:font-size-asian="10.5pt" style:font-size-complex="10.5pt" fo:background-color="#FFFFFF"/>
    </style:style>
    <style:style style:name="T2397"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398" style:parent-style-name="Προεπιλεγμένηγραμματοσειρά" style:family="text">
      <style:text-properties style:font-name="Verdana" fo:color="#000000" fo:font-size="10.5pt" style:font-size-asian="10.5pt" style:font-size-complex="10.5pt" fo:background-color="#FFFFFF"/>
    </style:style>
    <style:style style:name="T2399"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00" style:parent-style-name="Προεπιλεγμένηγραμματοσειρά" style:family="text">
      <style:text-properties style:font-name="Verdana" fo:color="#000000" fo:font-size="10.5pt" style:font-size-asian="10.5pt" style:font-size-complex="10.5pt" fo:background-color="#FFFFFF"/>
    </style:style>
    <style:style style:name="T2401"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0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03" style:parent-style-name="Προεπιλεγμένηγραμματοσειρά" style:family="text">
      <style:text-properties style:font-name="Verdana" fo:color="#000000" fo:font-size="10.5pt" style:font-size-asian="10.5pt" style:font-size-complex="10.5pt" fo:background-color="#FFFFFF"/>
    </style:style>
    <style:style style:name="T2404"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05" style:parent-style-name="Προεπιλεγμένηγραμματοσειρά" style:family="text">
      <style:text-properties style:font-name="Verdana" fo:color="#000000" fo:font-size="10.5pt" style:font-size-asian="10.5pt" style:font-size-complex="10.5pt" fo:background-color="#FFFFFF"/>
    </style:style>
    <style:style style:name="T240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07" style:parent-style-name="Προεπιλεγμένηγραμματοσειρά" style:family="text">
      <style:text-properties style:font-name="Verdana" fo:color="#000000" fo:font-size="10.5pt" style:font-size-asian="10.5pt" style:font-size-complex="10.5pt" fo:background-color="#FFFFFF"/>
    </style:style>
    <style:style style:name="T240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09" style:parent-style-name="Προεπιλεγμένηγραμματοσειρά" style:family="text">
      <style:text-properties style:font-name="Verdana" fo:color="#000000" fo:font-size="10.5pt" style:font-size-asian="10.5pt" style:font-size-complex="10.5pt" fo:background-color="#FFFFFF"/>
    </style:style>
    <style:style style:name="T2410"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11" style:parent-style-name="Προεπιλεγμένηγραμματοσειρά" style:family="text">
      <style:text-properties style:font-name="Verdana" fo:color="#000000" fo:font-size="10.5pt" style:font-size-asian="10.5pt" style:font-size-complex="10.5pt" fo:background-color="#FFFFFF"/>
    </style:style>
    <style:style style:name="T241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13" style:parent-style-name="Προεπιλεγμένηγραμματοσειρά" style:family="text">
      <style:text-properties style:font-name="Verdana" fo:color="#000000" fo:font-size="10.5pt" style:font-size-asian="10.5pt" style:font-size-complex="10.5pt" fo:background-color="#FFFFFF"/>
    </style:style>
    <style:style style:name="T2414"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15" style:parent-style-name="Προεπιλεγμένηγραμματοσειρά" style:family="text">
      <style:text-properties style:font-name="Verdana" fo:color="#000000" fo:font-size="10.5pt" style:font-size-asian="10.5pt" style:font-size-complex="10.5pt" fo:background-color="#FFFFFF"/>
    </style:style>
    <style:style style:name="T241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17" style:parent-style-name="Προεπιλεγμένηγραμματοσειρά" style:family="text">
      <style:text-properties style:font-name="Verdana" fo:color="#000000" fo:font-size="10.5pt" style:font-size-asian="10.5pt" style:font-size-complex="10.5pt" fo:background-color="#FFFFFF"/>
    </style:style>
    <style:style style:name="T241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19" style:parent-style-name="Προεπιλεγμένηγραμματοσειρά" style:family="text">
      <style:text-properties style:font-name="Verdana" fo:color="#000000" fo:font-size="10.5pt" style:font-size-asian="10.5pt" style:font-size-complex="10.5pt" fo:background-color="#FFFFFF"/>
    </style:style>
    <style:style style:name="T2420"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21" style:parent-style-name="Προεπιλεγμένηγραμματοσειρά" style:family="text">
      <style:text-properties style:font-name="Verdana" fo:color="#000000" fo:font-size="10.5pt" style:font-size-asian="10.5pt" style:font-size-complex="10.5pt" fo:background-color="#FFFFFF"/>
    </style:style>
    <style:style style:name="T242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23"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24" style:parent-style-name="Προεπιλεγμένηγραμματοσειρά" style:family="text">
      <style:text-properties style:font-name="Verdana" fo:color="#000000" fo:font-size="10.5pt" style:font-size-asian="10.5pt" style:font-size-complex="10.5pt" fo:background-color="#FFFFFF"/>
    </style:style>
    <style:style style:name="T2425"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26" style:parent-style-name="Προεπιλεγμένηγραμματοσειρά" style:family="text">
      <style:text-properties style:font-name="Verdana" fo:color="#000000" fo:font-size="10.5pt" style:font-size-asian="10.5pt" style:font-size-complex="10.5pt" fo:background-color="#FFFFFF"/>
    </style:style>
    <style:style style:name="T2427"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28" style:parent-style-name="Προεπιλεγμένηγραμματοσειρά" style:family="text">
      <style:text-properties style:font-name="Verdana" fo:color="#000000" fo:font-size="10.5pt" style:font-size-asian="10.5pt" style:font-size-complex="10.5pt" fo:background-color="#FFFFFF"/>
    </style:style>
    <style:style style:name="T2429"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30" style:parent-style-name="Προεπιλεγμένηγραμματοσειρά" style:family="text">
      <style:text-properties style:font-name="Verdana" fo:color="#000000" fo:font-size="10.5pt" style:font-size-asian="10.5pt" style:font-size-complex="10.5pt" fo:background-color="#FFFFFF"/>
    </style:style>
    <style:style style:name="T2431"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32" style:parent-style-name="Προεπιλεγμένηγραμματοσειρά" style:family="text">
      <style:text-properties style:font-name="Verdana" fo:color="#000000" fo:font-size="10.5pt" style:font-size-asian="10.5pt" style:font-size-complex="10.5pt" fo:background-color="#FFFFFF"/>
    </style:style>
    <style:style style:name="T2433"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34" style:parent-style-name="Προεπιλεγμένηγραμματοσειρά" style:family="text">
      <style:text-properties style:font-name="Verdana" fo:color="#000000" fo:font-size="10.5pt" style:font-size-asian="10.5pt" style:font-size-complex="10.5pt" fo:background-color="#FFFFFF"/>
    </style:style>
    <style:style style:name="T2435"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36" style:parent-style-name="Προεπιλεγμένηγραμματοσειρά" style:family="text">
      <style:text-properties style:font-name="Verdana" fo:color="#000000" fo:font-size="10.5pt" style:font-size-asian="10.5pt" style:font-size-complex="10.5pt" fo:background-color="#FFFFFF"/>
    </style:style>
    <style:style style:name="T2437"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38" style:parent-style-name="Προεπιλεγμένηγραμματοσειρά" style:family="text">
      <style:text-properties style:font-name="Verdana" fo:color="#000000" fo:font-size="10.5pt" style:font-size-asian="10.5pt" style:font-size-complex="10.5pt" fo:background-color="#FFFFFF"/>
    </style:style>
    <style:style style:name="T2439"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40" style:parent-style-name="Προεπιλεγμένηγραμματοσειρά" style:family="text">
      <style:text-properties style:font-name="Verdana" fo:color="#000000" fo:font-size="10.5pt" style:font-size-asian="10.5pt" style:font-size-complex="10.5pt" fo:background-color="#FFFFFF"/>
    </style:style>
    <style:style style:name="T2441"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42" style:parent-style-name="Προεπιλεγμένηγραμματοσειρά" style:family="text">
      <style:text-properties style:font-name="Verdana" fo:color="#000000" fo:font-size="10.5pt" style:font-size-asian="10.5pt" style:font-size-complex="10.5pt" fo:background-color="#FFFFFF"/>
    </style:style>
    <style:style style:name="T2443"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44" style:parent-style-name="Προεπιλεγμένηγραμματοσειρά" style:family="text">
      <style:text-properties style:font-name="Verdana" fo:color="#000000" fo:font-size="10.5pt" style:font-size-asian="10.5pt" style:font-size-complex="10.5pt" fo:background-color="#FFFFFF"/>
    </style:style>
    <style:style style:name="T2445"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46" style:parent-style-name="Προεπιλεγμένηγραμματοσειρά" style:family="text">
      <style:text-properties style:font-name="Verdana" fo:color="#000000" fo:font-size="10.5pt" style:font-size-asian="10.5pt" style:font-size-complex="10.5pt" fo:background-color="#FFFFFF"/>
    </style:style>
    <style:style style:name="T2447"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48" style:parent-style-name="Προεπιλεγμένηγραμματοσειρά" style:family="text">
      <style:text-properties style:font-name="Verdana" fo:color="#000000" fo:font-size="10.5pt" style:font-size-asian="10.5pt" style:font-size-complex="10.5pt" fo:background-color="#FFFFFF"/>
    </style:style>
    <style:style style:name="T2449"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50" style:parent-style-name="Προεπιλεγμένηγραμματοσειρά" style:family="text">
      <style:text-properties style:font-name="Verdana" fo:color="#000000" fo:font-size="10.5pt" style:font-size-asian="10.5pt" style:font-size-complex="10.5pt" fo:background-color="#FFFFFF"/>
    </style:style>
    <style:style style:name="T2451"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52" style:parent-style-name="Προεπιλεγμένηγραμματοσειρά" style:family="text">
      <style:text-properties style:font-name="Verdana" fo:color="#000000" fo:font-size="10.5pt" style:font-size-asian="10.5pt" style:font-size-complex="10.5pt" fo:background-color="#FFFFFF"/>
    </style:style>
    <style:style style:name="T2453"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54" style:parent-style-name="Προεπιλεγμένηγραμματοσειρά" style:family="text">
      <style:text-properties style:font-name="Verdana" fo:color="#000000" fo:font-size="10.5pt" style:font-size-asian="10.5pt" style:font-size-complex="10.5pt" fo:background-color="#FFFFFF"/>
    </style:style>
    <style:style style:name="T2455"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56" style:parent-style-name="Προεπιλεγμένηγραμματοσειρά" style:family="text">
      <style:text-properties style:font-name="Verdana" fo:color="#000000" fo:font-size="10.5pt" style:font-size-asian="10.5pt" style:font-size-complex="10.5pt" fo:background-color="#FFFFFF"/>
    </style:style>
    <style:style style:name="T2457"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58" style:parent-style-name="Προεπιλεγμένηγραμματοσειρά" style:family="text">
      <style:text-properties style:font-name="Verdana" fo:color="#000000" fo:font-size="10.5pt" style:font-size-asian="10.5pt" style:font-size-complex="10.5pt" fo:background-color="#FFFFFF"/>
    </style:style>
    <style:style style:name="T2459"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60" style:parent-style-name="Προεπιλεγμένηγραμματοσειρά" style:family="text">
      <style:text-properties style:font-name="Verdana" fo:color="#000000" fo:font-size="10.5pt" style:font-size-asian="10.5pt" style:font-size-complex="10.5pt" fo:background-color="#FFFFFF"/>
    </style:style>
    <style:style style:name="T2461"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62" style:parent-style-name="Προεπιλεγμένηγραμματοσειρά" style:family="text">
      <style:text-properties style:font-name="Verdana" fo:color="#000000" fo:font-size="10.5pt" style:font-size-asian="10.5pt" style:font-size-complex="10.5pt" fo:background-color="#FFFFFF"/>
    </style:style>
    <style:style style:name="T2463"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64" style:parent-style-name="Προεπιλεγμένηγραμματοσειρά" style:family="text">
      <style:text-properties style:font-name="Verdana" fo:color="#000000" fo:font-size="10.5pt" style:font-size-asian="10.5pt" style:font-size-complex="10.5pt" fo:background-color="#FFFFFF"/>
    </style:style>
    <style:style style:name="T2465"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66" style:parent-style-name="Προεπιλεγμένηγραμματοσειρά" style:family="text">
      <style:text-properties style:font-name="Verdana" fo:color="#000000" fo:font-size="10.5pt" style:font-size-asian="10.5pt" style:font-size-complex="10.5pt" fo:background-color="#FFFFFF"/>
    </style:style>
    <style:style style:name="T2467"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68" style:parent-style-name="Προεπιλεγμένηγραμματοσειρά" style:family="text">
      <style:text-properties style:font-name="Verdana" fo:color="#000000" fo:font-size="10.5pt" style:font-size-asian="10.5pt" style:font-size-complex="10.5pt" fo:background-color="#FFFFFF"/>
    </style:style>
    <style:style style:name="T2469"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70" style:parent-style-name="Προεπιλεγμένηγραμματοσειρά" style:family="text">
      <style:text-properties style:font-name="Verdana" fo:color="#000000" fo:font-size="10.5pt" style:font-size-asian="10.5pt" style:font-size-complex="10.5pt" fo:background-color="#FFFFFF"/>
    </style:style>
    <style:style style:name="T2471"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7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73" style:parent-style-name="Προεπιλεγμένηγραμματοσειρά" style:family="text">
      <style:text-properties style:font-name="Verdana" fo:color="#000000" fo:font-size="10.5pt" style:font-size-asian="10.5pt" style:font-size-complex="10.5pt" fo:background-color="#FFFFFF"/>
    </style:style>
    <style:style style:name="T2474"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75" style:parent-style-name="Προεπιλεγμένηγραμματοσειρά" style:family="text">
      <style:text-properties style:font-name="Verdana" fo:color="#000000" fo:font-size="10.5pt" style:font-size-asian="10.5pt" style:font-size-complex="10.5pt" fo:background-color="#FFFFFF"/>
    </style:style>
    <style:style style:name="T247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77" style:parent-style-name="Προεπιλεγμένηγραμματοσειρά" style:family="text">
      <style:text-properties style:font-name="Verdana" fo:color="#000000" fo:font-size="10.5pt" style:font-size-asian="10.5pt" style:font-size-complex="10.5pt" fo:background-color="#FFFFFF"/>
    </style:style>
    <style:style style:name="T247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79" style:parent-style-name="Προεπιλεγμένηγραμματοσειρά" style:family="text">
      <style:text-properties style:font-name="Verdana" fo:color="#000000" fo:font-size="10.5pt" style:font-size-asian="10.5pt" style:font-size-complex="10.5pt" fo:background-color="#FFFFFF"/>
    </style:style>
    <style:style style:name="T2480"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81" style:parent-style-name="Προεπιλεγμένηγραμματοσειρά" style:family="text">
      <style:text-properties style:font-name="Verdana" fo:color="#000000" fo:font-size="10.5pt" style:font-size-asian="10.5pt" style:font-size-complex="10.5pt" fo:background-color="#FFFFFF"/>
    </style:style>
    <style:style style:name="T248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83" style:parent-style-name="Προεπιλεγμένηγραμματοσειρά" style:family="text">
      <style:text-properties style:font-name="Verdana" fo:color="#000000" fo:font-size="10.5pt" style:font-size-asian="10.5pt" style:font-size-complex="10.5pt" fo:background-color="#FFFFFF"/>
    </style:style>
    <style:style style:name="T2484"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85" style:parent-style-name="Προεπιλεγμένηγραμματοσειρά" style:family="text">
      <style:text-properties style:font-name="Verdana" fo:color="#000000" fo:font-size="10.5pt" style:font-size-asian="10.5pt" style:font-size-complex="10.5pt" fo:background-color="#FFFFFF"/>
    </style:style>
    <style:style style:name="T248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87" style:parent-style-name="Προεπιλεγμένηγραμματοσειρά" style:family="text">
      <style:text-properties style:font-name="Verdana" fo:color="#000000" fo:font-size="10.5pt" style:font-size-asian="10.5pt" style:font-size-complex="10.5pt" fo:background-color="#FFFFFF"/>
    </style:style>
    <style:style style:name="T248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89" style:parent-style-name="Προεπιλεγμένηγραμματοσειρά" style:family="text">
      <style:text-properties style:font-name="Verdana" fo:color="#000000" fo:font-size="10.5pt" style:font-size-asian="10.5pt" style:font-size-complex="10.5pt" fo:background-color="#FFFFFF"/>
    </style:style>
    <style:style style:name="T2490"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91" style:parent-style-name="Προεπιλεγμένηγραμματοσειρά" style:family="text">
      <style:text-properties style:font-name="Verdana" fo:color="#000000" fo:font-size="10.5pt" style:font-size-asian="10.5pt" style:font-size-complex="10.5pt" fo:background-color="#FFFFFF"/>
    </style:style>
    <style:style style:name="T249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93" style:parent-style-name="Προεπιλεγμένηγραμματοσειρά" style:family="text">
      <style:text-properties style:font-name="Verdana" fo:color="#000000" fo:font-size="10.5pt" style:font-size-asian="10.5pt" style:font-size-complex="10.5pt" fo:background-color="#FFFFFF"/>
    </style:style>
    <style:style style:name="T2494"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95" style:parent-style-name="Προεπιλεγμένηγραμματοσειρά" style:family="text">
      <style:text-properties style:font-name="Verdana" fo:color="#000000" fo:font-size="10.5pt" style:font-size-asian="10.5pt" style:font-size-complex="10.5pt" fo:background-color="#FFFFFF"/>
    </style:style>
    <style:style style:name="T249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97" style:parent-style-name="Προεπιλεγμένηγραμματοσειρά" style:family="text">
      <style:text-properties style:font-name="Verdana" fo:color="#000000" fo:font-size="10.5pt" style:font-size-asian="10.5pt" style:font-size-complex="10.5pt" fo:background-color="#FFFFFF"/>
    </style:style>
    <style:style style:name="T249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99" style:parent-style-name="Προεπιλεγμένηγραμματοσειρά" style:family="text">
      <style:text-properties style:font-name="Verdana" fo:color="#000000" fo:font-size="10.5pt" style:font-size-asian="10.5pt" style:font-size-complex="10.5pt" fo:background-color="#FFFFFF"/>
    </style:style>
    <style:style style:name="T2500"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01" style:parent-style-name="Προεπιλεγμένηγραμματοσειρά" style:family="text">
      <style:text-properties style:font-name="Verdana" fo:color="#000000" fo:font-size="10.5pt" style:font-size-asian="10.5pt" style:font-size-complex="10.5pt" fo:background-color="#FFFFFF"/>
    </style:style>
    <style:style style:name="T250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03" style:parent-style-name="Προεπιλεγμένηγραμματοσειρά" style:family="text">
      <style:text-properties style:font-name="Verdana" fo:color="#000000" fo:font-size="10.5pt" style:font-size-asian="10.5pt" style:font-size-complex="10.5pt" fo:background-color="#FFFFFF"/>
    </style:style>
    <style:style style:name="T2504"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05"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06" style:parent-style-name="Προεπιλεγμένηγραμματοσειρά" style:family="text">
      <style:text-properties style:font-name="Verdana" fo:color="#000000" fo:font-size="10.5pt" style:font-size-asian="10.5pt" style:font-size-complex="10.5pt" fo:background-color="#FFFFFF"/>
    </style:style>
    <style:style style:name="T2507"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08" style:parent-style-name="Προεπιλεγμένηγραμματοσειρά" style:family="text">
      <style:text-properties style:font-name="Verdana" fo:color="#000000" fo:font-size="10.5pt" style:font-size-asian="10.5pt" style:font-size-complex="10.5pt" fo:background-color="#FFFFFF"/>
    </style:style>
    <style:style style:name="T2509"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10" style:parent-style-name="Προεπιλεγμένηγραμματοσειρά" style:family="text">
      <style:text-properties style:font-name="Verdana" fo:color="#000000" fo:font-size="10.5pt" style:font-size-asian="10.5pt" style:font-size-complex="10.5pt" fo:background-color="#FFFFFF"/>
    </style:style>
    <style:style style:name="T2511"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12" style:parent-style-name="Προεπιλεγμένηγραμματοσειρά" style:family="text">
      <style:text-properties style:font-name="Verdana" fo:color="#000000" fo:font-size="10.5pt" style:font-size-asian="10.5pt" style:font-size-complex="10.5pt" fo:background-color="#FFFFFF"/>
    </style:style>
    <style:style style:name="T2513"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14" style:parent-style-name="Προεπιλεγμένηγραμματοσειρά" style:family="text">
      <style:text-properties style:font-name="Verdana" fo:color="#000000" fo:font-size="10.5pt" style:font-size-asian="10.5pt" style:font-size-complex="10.5pt" fo:background-color="#FFFFFF"/>
    </style:style>
    <style:style style:name="T2515"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16" style:parent-style-name="Προεπιλεγμένηγραμματοσειρά" style:family="text">
      <style:text-properties style:font-name="Verdana" fo:color="#000000" fo:font-size="10.5pt" style:font-size-asian="10.5pt" style:font-size-complex="10.5pt" fo:background-color="#FFFFFF"/>
    </style:style>
    <style:style style:name="T2517"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18" style:parent-style-name="Προεπιλεγμένηγραμματοσειρά" style:family="text">
      <style:text-properties style:font-name="Verdana" fo:color="#000000" fo:font-size="10.5pt" style:font-size-asian="10.5pt" style:font-size-complex="10.5pt" fo:background-color="#FFFFFF"/>
    </style:style>
    <style:style style:name="T2519"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20" style:parent-style-name="Προεπιλεγμένηγραμματοσειρά" style:family="text">
      <style:text-properties style:font-name="Verdana" fo:color="#000000" fo:font-size="10.5pt" style:font-size-asian="10.5pt" style:font-size-complex="10.5pt" fo:background-color="#FFFFFF"/>
    </style:style>
    <style:style style:name="T2521"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22" style:parent-style-name="Προεπιλεγμένηγραμματοσειρά" style:family="text">
      <style:text-properties style:font-name="Verdana" fo:color="#000000" fo:font-size="10.5pt" style:font-size-asian="10.5pt" style:font-size-complex="10.5pt" fo:background-color="#FFFFFF"/>
    </style:style>
    <style:style style:name="T2523"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24" style:parent-style-name="Προεπιλεγμένηγραμματοσειρά" style:family="text">
      <style:text-properties style:font-name="Verdana" fo:color="#000000" fo:font-size="10.5pt" style:font-size-asian="10.5pt" style:font-size-complex="10.5pt" fo:background-color="#FFFFFF"/>
    </style:style>
    <style:style style:name="T2525"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26" style:parent-style-name="Προεπιλεγμένηγραμματοσειρά" style:family="text">
      <style:text-properties style:font-name="Verdana" fo:color="#000000" fo:font-size="10.5pt" style:font-size-asian="10.5pt" style:font-size-complex="10.5pt" fo:background-color="#FFFFFF"/>
    </style:style>
    <style:style style:name="T2527"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28" style:parent-style-name="Προεπιλεγμένηγραμματοσειρά" style:family="text">
      <style:text-properties style:font-name="Verdana" fo:color="#000000" fo:font-size="10.5pt" style:font-size-asian="10.5pt" style:font-size-complex="10.5pt" fo:background-color="#FFFFFF"/>
    </style:style>
    <style:style style:name="T2529"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30" style:parent-style-name="Προεπιλεγμένηγραμματοσειρά" style:family="text">
      <style:text-properties style:font-name="Verdana" fo:color="#000000" fo:font-size="10.5pt" style:font-size-asian="10.5pt" style:font-size-complex="10.5pt" fo:background-color="#FFFFFF"/>
    </style:style>
    <style:style style:name="T2531"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32" style:parent-style-name="Προεπιλεγμένηγραμματοσειρά" style:family="text">
      <style:text-properties style:font-name="Verdana" fo:color="#000000" fo:font-size="10.5pt" style:font-size-asian="10.5pt" style:font-size-complex="10.5pt" fo:background-color="#FFFFFF"/>
    </style:style>
    <style:style style:name="T2533"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34" style:parent-style-name="Προεπιλεγμένηγραμματοσειρά" style:family="text">
      <style:text-properties style:font-name="Verdana" fo:color="#000000" fo:font-size="10.5pt" style:font-size-asian="10.5pt" style:font-size-complex="10.5pt" fo:background-color="#FFFFFF"/>
    </style:style>
    <style:style style:name="T2535"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36" style:parent-style-name="Προεπιλεγμένηγραμματοσειρά" style:family="text">
      <style:text-properties style:font-name="Verdana" fo:color="#000000" fo:font-size="10.5pt" style:font-size-asian="10.5pt" style:font-size-complex="10.5pt" fo:background-color="#FFFFFF"/>
    </style:style>
    <style:style style:name="T2537"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38" style:parent-style-name="Προεπιλεγμένηγραμματοσειρά" style:family="text">
      <style:text-properties style:font-name="Verdana" fo:color="#000000" fo:font-size="10.5pt" style:font-size-asian="10.5pt" style:font-size-complex="10.5pt" fo:background-color="#FFFFFF"/>
    </style:style>
    <style:style style:name="T2539"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40" style:parent-style-name="Προεπιλεγμένηγραμματοσειρά" style:family="text">
      <style:text-properties style:font-name="Verdana" fo:color="#000000" fo:font-size="10.5pt" style:font-size-asian="10.5pt" style:font-size-complex="10.5pt" fo:background-color="#FFFFFF"/>
    </style:style>
    <style:style style:name="T2541"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42" style:parent-style-name="Προεπιλεγμένηγραμματοσειρά" style:family="text">
      <style:text-properties style:font-name="Verdana" fo:color="#000000" fo:font-size="10.5pt" style:font-size-asian="10.5pt" style:font-size-complex="10.5pt" fo:background-color="#FFFFFF"/>
    </style:style>
    <style:style style:name="T2543"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44"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45" style:parent-style-name="Προεπιλεγμένηγραμματοσειρά" style:family="text">
      <style:text-properties style:font-name="Verdana" fo:color="#000000" fo:font-size="10.5pt" style:font-size-asian="10.5pt" style:font-size-complex="10.5pt" fo:background-color="#FFFFFF"/>
    </style:style>
    <style:style style:name="T254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47" style:parent-style-name="Προεπιλεγμένηγραμματοσειρά" style:family="text">
      <style:text-properties style:font-name="Verdana" fo:color="#000000" fo:font-size="10.5pt" style:font-size-asian="10.5pt" style:font-size-complex="10.5pt" fo:background-color="#FFFFFF"/>
    </style:style>
    <style:style style:name="T254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49" style:parent-style-name="Προεπιλεγμένηγραμματοσειρά" style:family="text">
      <style:text-properties style:font-name="Verdana" fo:color="#000000" fo:font-size="10.5pt" style:font-size-asian="10.5pt" style:font-size-complex="10.5pt" fo:background-color="#FFFFFF"/>
    </style:style>
    <style:style style:name="T2550"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51" style:parent-style-name="Προεπιλεγμένηγραμματοσειρά" style:family="text">
      <style:text-properties style:font-name="Verdana" fo:color="#000000" fo:font-size="10.5pt" style:font-size-asian="10.5pt" style:font-size-complex="10.5pt" fo:background-color="#FFFFFF"/>
    </style:style>
    <style:style style:name="T255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53" style:parent-style-name="Προεπιλεγμένηγραμματοσειρά" style:family="text">
      <style:text-properties style:font-name="Verdana" fo:color="#000000" fo:font-size="10.5pt" style:font-size-asian="10.5pt" style:font-size-complex="10.5pt" fo:background-color="#FFFFFF"/>
    </style:style>
    <style:style style:name="T2554"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55"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56" style:parent-style-name="Προεπιλεγμένηγραμματοσειρά" style:family="text">
      <style:text-properties style:font-name="Verdana" fo:color="#000000" fo:font-size="10.5pt" style:font-size-asian="10.5pt" style:font-size-complex="10.5pt" fo:background-color="#FFFFFF"/>
    </style:style>
    <style:style style:name="T2557"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58" style:parent-style-name="Προεπιλεγμένηγραμματοσειρά" style:family="text">
      <style:text-properties style:font-name="Verdana" fo:color="#000000" fo:font-size="10.5pt" style:font-size-asian="10.5pt" style:font-size-complex="10.5pt" fo:background-color="#FFFFFF"/>
    </style:style>
    <style:style style:name="T2559"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60"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61" style:parent-style-name="Προεπιλεγμένηγραμματοσειρά" style:family="text">
      <style:text-properties style:font-name="Verdana" fo:color="#000000" fo:font-size="10.5pt" style:font-size-asian="10.5pt" style:font-size-complex="10.5pt" fo:background-color="#FFFFFF"/>
    </style:style>
    <style:style style:name="T256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63" style:parent-style-name="Προεπιλεγμένηγραμματοσειρά" style:family="text">
      <style:text-properties style:font-name="Verdana" fo:color="#000000" fo:font-size="10.5pt" style:font-size-asian="10.5pt" style:font-size-complex="10.5pt" fo:background-color="#FFFFFF"/>
    </style:style>
    <style:style style:name="T2564"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65" style:parent-style-name="Προεπιλεγμένηγραμματοσειρά" style:family="text">
      <style:text-properties style:font-name="Verdana" fo:color="#000000" fo:font-size="10.5pt" style:font-size-asian="10.5pt" style:font-size-complex="10.5pt" fo:background-color="#FFFFFF"/>
    </style:style>
    <style:style style:name="T256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67" style:parent-style-name="Προεπιλεγμένηγραμματοσειρά" style:family="text">
      <style:text-properties style:font-name="Verdana" fo:color="#000000" fo:font-size="10.5pt" style:font-size-asian="10.5pt" style:font-size-complex="10.5pt" fo:background-color="#FFFFFF"/>
    </style:style>
    <style:style style:name="T256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P2569" style:parent-style-name="Standard" style:family="paragraph">
      <style:text-properties style:font-name="Arial" fo:font-size="11pt" style:font-size-asian="11pt" style:font-size-complex="11pt" fo:language="el" fo:country="GR" style:language-asian="en" style:country-asian="US"/>
    </style:style>
    <style:style style:name="P2570" style:parent-style-name="Standard" style:family="paragraph">
      <style:text-properties style:font-name="Arial" fo:font-size="11pt" style:font-size-asian="11pt" style:font-size-complex="11pt" fo:language="el" fo:country="GR" style:language-asian="en" style:country-asian="US"/>
    </style:style>
    <style:style style:name="P2571" style:parent-style-name="Standard" style:family="paragraph">
      <style:text-properties style:font-name="Arial" fo:font-size="11pt" style:font-size-asian="11pt" style:font-size-complex="11pt" fo:language="el" fo:country="GR" style:language-asian="en" style:country-asian="US"/>
    </style:style>
    <style:style style:name="P2572" style:parent-style-name="Standard" style:family="paragraph">
      <style:text-properties style:font-name="Arial" fo:font-weight="bold" style:font-weight-asian="bold" style:font-weight-complex="bold" fo:font-size="11pt" style:font-size-asian="11pt" style:font-size-complex="11pt" style:language-asian="en" style:country-asian="US"/>
    </style:style>
    <style:style style:name="P2573" style:parent-style-name="Standard" style:family="paragraph">
      <style:text-properties style:font-name="Arial" fo:font-size="11pt" style:font-size-asian="11pt" style:font-size-complex="11pt" fo:language="el" fo:country="GR" style:language-asian="en" style:country-asian="US"/>
    </style:style>
    <style:style style:name="P2574" style:parent-style-name="Standard" style:family="paragraph">
      <style:text-properties style:font-name="Arial" fo:font-size="11pt" style:font-size-asian="11pt" style:font-size-complex="11pt" style:language-asian="en" style:country-asian="US"/>
    </style:style>
    <style:style style:name="T257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76" style:parent-style-name="Προεπιλεγμένηγραμματοσειρά" style:family="text">
      <style:text-properties style:font-name="Arial" fo:font-size="11pt" style:font-size-asian="11pt" style:font-size-complex="11pt" style:language-asian="en" style:country-asian="US"/>
    </style:style>
    <style:style style:name="T257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78" style:parent-style-name="Προεπιλεγμένηγραμματοσειρά" style:family="text">
      <style:text-properties style:font-name="Arial" fo:font-size="11pt" style:font-size-asian="11pt" style:font-size-complex="11pt" style:language-asian="en" style:country-asian="US"/>
    </style:style>
    <style:style style:name="T257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80" style:parent-style-name="Προεπιλεγμένηγραμματοσειρά" style:family="text">
      <style:text-properties style:font-name="Arial" fo:font-size="11pt" style:font-size-asian="11pt" style:font-size-complex="11pt" style:language-asian="en" style:country-asian="US"/>
    </style:style>
    <style:style style:name="T258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8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83" style:parent-style-name="Προεπιλεγμένηγραμματοσειρά" style:family="text">
      <style:text-properties style:font-name="Arial" fo:font-size="11pt" style:font-size-asian="11pt" style:font-size-complex="11pt" style:language-asian="en" style:country-asian="US"/>
    </style:style>
    <style:style style:name="T258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85" style:parent-style-name="Προεπιλεγμένηγραμματοσειρά" style:family="text">
      <style:text-properties style:font-name="Arial" fo:font-size="11pt" style:font-size-asian="11pt" style:font-size-complex="11pt" style:language-asian="en" style:country-asian="US"/>
    </style:style>
    <style:style style:name="T258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588" style:parent-style-name="Standard" style:family="paragraph">
      <style:text-properties style:font-name="Arial" fo:font-size="11pt" style:font-size-asian="11pt" style:font-size-complex="11pt" fo:language="el" fo:country="GR" style:language-asian="en" style:country-asian="US"/>
    </style:style>
    <style:style style:name="T258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90" style:parent-style-name="Προεπιλεγμένηγραμματοσειρά" style:family="text">
      <style:text-properties style:font-name="Arial" fo:font-size="11pt" style:font-size-asian="11pt" style:font-size-complex="11pt" style:language-asian="en" style:country-asian="US"/>
    </style:style>
    <style:style style:name="T259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92" style:parent-style-name="Προεπιλεγμένηγραμματοσειρά" style:family="text">
      <style:text-properties style:font-name="Arial" fo:font-size="11pt" style:font-size-asian="11pt" style:font-size-complex="11pt" style:language-asian="en" style:country-asian="US"/>
    </style:style>
    <style:style style:name="T259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94" style:parent-style-name="Προεπιλεγμένηγραμματοσειρά" style:family="text">
      <style:text-properties style:font-name="Arial" fo:font-size="11pt" style:font-size-asian="11pt" style:font-size-complex="11pt" style:language-asian="en" style:country-asian="US"/>
    </style:style>
    <style:style style:name="T259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96" style:parent-style-name="Προεπιλεγμένηγραμματοσειρά" style:family="text">
      <style:text-properties style:font-name="Arial" fo:font-size="11pt" style:font-size-asian="11pt" style:font-size-complex="11pt" style:language-asian="en" style:country-asian="US"/>
    </style:style>
    <style:style style:name="T259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9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99" style:parent-style-name="Προεπιλεγμένηγραμματοσειρά" style:family="text">
      <style:text-properties style:font-name="Arial" fo:font-size="11pt" style:font-size-asian="11pt" style:font-size-complex="11pt" style:language-asian="en" style:country-asian="US"/>
    </style:style>
    <style:style style:name="T260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01" style:parent-style-name="Προεπιλεγμένηγραμματοσειρά" style:family="text">
      <style:text-properties style:font-name="Arial" fo:font-size="11pt" style:font-size-asian="11pt" style:font-size-complex="11pt" style:language-asian="en" style:country-asian="US"/>
    </style:style>
    <style:style style:name="T260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03" style:parent-style-name="Προεπιλεγμένηγραμματοσειρά" style:family="text">
      <style:text-properties style:font-name="Arial" fo:font-size="11pt" style:font-size-asian="11pt" style:font-size-complex="11pt" style:language-asian="en" style:country-asian="US"/>
    </style:style>
    <style:style style:name="T26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05" style:parent-style-name="Προεπιλεγμένηγραμματοσειρά" style:family="text">
      <style:text-properties style:font-name="Arial" fo:font-size="11pt" style:font-size-asian="11pt" style:font-size-complex="11pt" style:language-asian="en" style:country-asian="US"/>
    </style:style>
    <style:style style:name="T26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0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08" style:parent-style-name="Προεπιλεγμένηγραμματοσειρά" style:family="text">
      <style:text-properties style:font-name="Arial" fo:font-size="11pt" style:font-size-asian="11pt" style:font-size-complex="11pt" style:language-asian="en" style:country-asian="US"/>
    </style:style>
    <style:style style:name="T260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11" style:parent-style-name="Προεπιλεγμένηγραμματοσειρά" style:family="text">
      <style:text-properties style:font-name="Arial" fo:font-size="11pt" style:font-size-asian="11pt" style:font-size-complex="11pt" style:language-asian="en" style:country-asian="US"/>
    </style:style>
    <style:style style:name="T26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1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14" style:parent-style-name="Προεπιλεγμένηγραμματοσειρά" style:family="text">
      <style:text-properties style:font-name="Arial" fo:font-size="11pt" style:font-size-asian="11pt" style:font-size-complex="11pt" style:language-asian="en" style:country-asian="US"/>
    </style:style>
    <style:style style:name="T26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16" style:parent-style-name="Προεπιλεγμένηγραμματοσειρά" style:family="text">
      <style:text-properties style:font-name="Arial" fo:font-size="11pt" style:font-size-asian="11pt" style:font-size-complex="11pt" style:language-asian="en" style:country-asian="US"/>
    </style:style>
    <style:style style:name="T261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18" style:parent-style-name="Προεπιλεγμένηγραμματοσειρά" style:family="text">
      <style:text-properties style:font-name="Arial" fo:font-size="11pt" style:font-size-asian="11pt" style:font-size-complex="11pt" style:language-asian="en" style:country-asian="US"/>
    </style:style>
    <style:style style:name="T261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20" style:parent-style-name="Προεπιλεγμένηγραμματοσειρά" style:family="text">
      <style:text-properties style:font-name="Arial" fo:font-size="11pt" style:font-size-asian="11pt" style:font-size-complex="11pt" style:language-asian="en" style:country-asian="US"/>
    </style:style>
    <style:style style:name="T262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22" style:parent-style-name="Προεπιλεγμένηγραμματοσειρά" style:family="text">
      <style:text-properties style:font-name="Arial" fo:font-size="11pt" style:font-size-asian="11pt" style:font-size-complex="11pt" style:language-asian="en" style:country-asian="US"/>
    </style:style>
    <style:style style:name="T262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24" style:parent-style-name="Προεπιλεγμένηγραμματοσειρά" style:family="text">
      <style:text-properties style:font-name="Arial" fo:font-size="11pt" style:font-size-asian="11pt" style:font-size-complex="11pt" style:language-asian="en" style:country-asian="US"/>
    </style:style>
    <style:style style:name="T262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26" style:parent-style-name="Προεπιλεγμένηγραμματοσειρά" style:family="text">
      <style:text-properties style:font-name="Arial" fo:font-size="11pt" style:font-size-asian="11pt" style:font-size-complex="11pt" style:language-asian="en" style:country-asian="US"/>
    </style:style>
    <style:style style:name="T262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629" style:parent-style-name="Standard" style:family="paragraph">
      <style:text-properties style:font-name="Arial" fo:font-size="11pt" style:font-size-asian="11pt" style:font-size-complex="11pt" fo:language="el" fo:country="GR" style:language-asian="en" style:country-asian="US"/>
    </style:style>
    <style:style style:name="T263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31" style:parent-style-name="Προεπιλεγμένηγραμματοσειρά" style:family="text">
      <style:text-properties style:font-name="Arial" fo:font-size="11pt" style:font-size-asian="11pt" style:font-size-complex="11pt" style:language-asian="en" style:country-asian="US"/>
    </style:style>
    <style:style style:name="T263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633" style:parent-style-name="Standard" style:family="paragraph">
      <style:text-properties style:font-name="Arial" fo:font-size="11pt" style:font-size-asian="11pt" style:font-size-complex="11pt" fo:language="el" fo:country="GR" style:language-asian="en" style:country-asian="US"/>
    </style:style>
    <style:style style:name="T263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35" style:parent-style-name="Προεπιλεγμένηγραμματοσειρά" style:family="text">
      <style:text-properties style:font-name="Arial" fo:font-size="11pt" style:font-size-asian="11pt" style:font-size-complex="11pt" style:language-asian="en" style:country-asian="US"/>
    </style:style>
    <style:style style:name="T263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3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38" style:parent-style-name="Προεπιλεγμένηγραμματοσειρά" style:family="text">
      <style:text-properties style:font-name="Arial" fo:font-size="11pt" style:font-size-asian="11pt" style:font-size-complex="11pt" style:language-asian="en" style:country-asian="US"/>
    </style:style>
    <style:style style:name="T263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40" style:parent-style-name="Προεπιλεγμένηγραμματοσειρά" style:family="text">
      <style:text-properties style:font-name="Arial" fo:font-size="11pt" style:font-size-asian="11pt" style:font-size-complex="11pt" style:language-asian="en" style:country-asian="US"/>
    </style:style>
    <style:style style:name="T264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642" style:parent-style-name="Standard" style:family="paragraph">
      <style:text-properties style:font-name="Arial" fo:font-size="11pt" style:font-size-asian="11pt" style:font-size-complex="11pt" fo:language="el" fo:country="GR" style:language-asian="en" style:country-asian="US"/>
    </style:style>
    <style:style style:name="T26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44" style:parent-style-name="Προεπιλεγμένηγραμματοσειρά" style:family="text">
      <style:text-properties style:font-name="Arial" fo:font-size="11pt" style:font-size-asian="11pt" style:font-size-complex="11pt" style:language-asian="en" style:country-asian="US"/>
    </style:style>
    <style:style style:name="T26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4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47" style:parent-style-name="Προεπιλεγμένηγραμματοσειρά" style:family="text">
      <style:text-properties style:font-name="Arial" fo:font-size="11pt" style:font-size-asian="11pt" style:font-size-complex="11pt" style:language-asian="en" style:country-asian="US"/>
    </style:style>
    <style:style style:name="T26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4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650" style:parent-style-name="Standard" style:family="paragraph">
      <style:text-properties style:font-name="Arial" fo:font-size="11pt" style:font-size-asian="11pt" style:font-size-complex="11pt" fo:language="el" fo:country="GR" style:language-asian="en" style:country-asian="US"/>
    </style:style>
    <style:style style:name="T26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52" style:parent-style-name="Προεπιλεγμένηγραμματοσειρά" style:family="text">
      <style:text-properties style:font-name="Arial" fo:font-size="11pt" style:font-size-asian="11pt" style:font-size-complex="11pt" style:language-asian="en" style:country-asian="US"/>
    </style:style>
    <style:style style:name="T26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5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655" style:parent-style-name="Standard" style:family="paragraph">
      <style:text-properties style:font-name="Arial" fo:font-size="11pt" style:font-size-asian="11pt" style:font-size-complex="11pt" fo:language="el" fo:country="GR" style:language-asian="en" style:country-asian="US"/>
    </style:style>
    <style:style style:name="T26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57" style:parent-style-name="Προεπιλεγμένηγραμματοσειρά" style:family="text">
      <style:text-properties style:font-name="Arial" fo:font-size="11pt" style:font-size-asian="11pt" style:font-size-complex="11pt" style:language-asian="en" style:country-asian="US"/>
    </style:style>
    <style:style style:name="T26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5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60" style:parent-style-name="Προεπιλεγμένηγραμματοσειρά" style:family="text">
      <style:text-properties style:font-name="Arial" fo:font-size="11pt" style:font-size-asian="11pt" style:font-size-complex="11pt" style:language-asian="en" style:country-asian="US"/>
    </style:style>
    <style:style style:name="T266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662" style:parent-style-name="Standard" style:family="paragraph">
      <style:text-properties style:font-name="Arial" fo:font-size="11pt" style:font-size-asian="11pt" style:font-size-complex="11pt" fo:language="el" fo:country="GR" style:language-asian="en" style:country-asian="US"/>
    </style:style>
    <style:style style:name="T266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64" style:parent-style-name="Προεπιλεγμένηγραμματοσειρά" style:family="text">
      <style:text-properties style:font-name="Arial" fo:font-size="11pt" style:font-size-asian="11pt" style:font-size-complex="11pt" style:language-asian="en" style:country-asian="US"/>
    </style:style>
    <style:style style:name="T266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66" style:parent-style-name="Προεπιλεγμένηγραμματοσειρά" style:family="text">
      <style:text-properties style:font-name="Arial" fo:font-size="11pt" style:font-size-asian="11pt" style:font-size-complex="11pt" style:language-asian="en" style:country-asian="US"/>
    </style:style>
    <style:style style:name="T26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68" style:parent-style-name="Προεπιλεγμένηγραμματοσειρά" style:family="text">
      <style:text-properties style:font-name="Arial" fo:font-size="11pt" style:font-size-asian="11pt" style:font-size-complex="11pt" style:language-asian="en" style:country-asian="US"/>
    </style:style>
    <style:style style:name="T26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70" style:parent-style-name="Προεπιλεγμένηγραμματοσειρά" style:family="text">
      <style:text-properties style:font-name="Arial" fo:font-size="11pt" style:font-size-asian="11pt" style:font-size-complex="11pt" style:language-asian="en" style:country-asian="US"/>
    </style:style>
    <style:style style:name="T26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72" style:parent-style-name="Προεπιλεγμένηγραμματοσειρά" style:family="text">
      <style:text-properties style:font-name="Arial" fo:font-size="11pt" style:font-size-asian="11pt" style:font-size-complex="11pt" style:language-asian="en" style:country-asian="US"/>
    </style:style>
    <style:style style:name="T26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7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75" style:parent-style-name="Προεπιλεγμένηγραμματοσειρά" style:family="text">
      <style:text-properties style:font-name="Arial" fo:font-size="11pt" style:font-size-asian="11pt" style:font-size-complex="11pt" style:language-asian="en" style:country-asian="US"/>
    </style:style>
    <style:style style:name="T267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677" style:parent-style-name="Standard" style:family="paragraph">
      <style:text-properties style:font-name="Arial" fo:font-size="11pt" style:font-size-asian="11pt" style:font-size-complex="11pt" fo:language="el" fo:country="GR" style:language-asian="en" style:country-asian="US"/>
    </style:style>
    <style:style style:name="T267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79" style:parent-style-name="Προεπιλεγμένηγραμματοσειρά" style:family="text">
      <style:text-properties style:font-name="Arial" fo:font-size="11pt" style:font-size-asian="11pt" style:font-size-complex="11pt" style:language-asian="en" style:country-asian="US"/>
    </style:style>
    <style:style style:name="T268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81" style:parent-style-name="Προεπιλεγμένηγραμματοσειρά" style:family="text">
      <style:text-properties style:font-name="Arial" fo:font-size="11pt" style:font-size-asian="11pt" style:font-size-complex="11pt" style:language-asian="en" style:country-asian="US"/>
    </style:style>
    <style:style style:name="T268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83" style:parent-style-name="Προεπιλεγμένηγραμματοσειρά" style:family="text">
      <style:text-properties style:font-name="Arial" fo:font-size="11pt" style:font-size-asian="11pt" style:font-size-complex="11pt" style:language-asian="en" style:country-asian="US"/>
    </style:style>
    <style:style style:name="T268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85" style:parent-style-name="Προεπιλεγμένηγραμματοσειρά" style:family="text">
      <style:text-properties style:font-name="Arial" fo:font-size="11pt" style:font-size-asian="11pt" style:font-size-complex="11pt" style:language-asian="en" style:country-asian="US"/>
    </style:style>
    <style:style style:name="T268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87" style:parent-style-name="Προεπιλεγμένηγραμματοσειρά" style:family="text">
      <style:text-properties style:font-name="Arial" fo:font-size="11pt" style:font-size-asian="11pt" style:font-size-complex="11pt" style:language-asian="en" style:country-asian="US"/>
    </style:style>
    <style:style style:name="T268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89" style:parent-style-name="Προεπιλεγμένηγραμματοσειρά" style:family="text">
      <style:text-properties style:font-name="Arial" fo:font-size="11pt" style:font-size-asian="11pt" style:font-size-complex="11pt" style:language-asian="en" style:country-asian="US"/>
    </style:style>
    <style:style style:name="T269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91" style:parent-style-name="Προεπιλεγμένηγραμματοσειρά" style:family="text">
      <style:text-properties style:font-name="Arial" fo:font-size="11pt" style:font-size-asian="11pt" style:font-size-complex="11pt" style:language-asian="en" style:country-asian="US"/>
    </style:style>
    <style:style style:name="T269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93" style:parent-style-name="Προεπιλεγμένηγραμματοσειρά" style:family="text">
      <style:text-properties style:font-name="Arial" fo:font-size="11pt" style:font-size-asian="11pt" style:font-size-complex="11pt" style:language-asian="en" style:country-asian="US"/>
    </style:style>
    <style:style style:name="T269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9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96" style:parent-style-name="Προεπιλεγμένηγραμματοσειρά" style:family="text">
      <style:text-properties style:font-name="Arial" fo:font-size="11pt" style:font-size-asian="11pt" style:font-size-complex="11pt" style:language-asian="en" style:country-asian="US"/>
    </style:style>
    <style:style style:name="T269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98" style:parent-style-name="Προεπιλεγμένηγραμματοσειρά" style:family="text">
      <style:text-properties style:font-name="Arial" fo:font-size="11pt" style:font-size-asian="11pt" style:font-size-complex="11pt" style:language-asian="en" style:country-asian="US"/>
    </style:style>
    <style:style style:name="T26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00" style:parent-style-name="Προεπιλεγμένηγραμματοσειρά" style:family="text">
      <style:text-properties style:font-name="Arial" fo:font-size="11pt" style:font-size-asian="11pt" style:font-size-complex="11pt" style:language-asian="en" style:country-asian="US"/>
    </style:style>
    <style:style style:name="T27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02" style:parent-style-name="Προεπιλεγμένηγραμματοσειρά" style:family="text">
      <style:text-properties style:font-name="Arial" fo:font-size="11pt" style:font-size-asian="11pt" style:font-size-complex="11pt" style:language-asian="en" style:country-asian="US"/>
    </style:style>
    <style:style style:name="T270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04" style:parent-style-name="Προεπιλεγμένηγραμματοσειρά" style:family="text">
      <style:text-properties style:font-name="Arial" fo:font-size="11pt" style:font-size-asian="11pt" style:font-size-complex="11pt" style:language-asian="en" style:country-asian="US"/>
    </style:style>
    <style:style style:name="T270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06" style:parent-style-name="Προεπιλεγμένηγραμματοσειρά" style:family="text">
      <style:text-properties style:font-name="Arial" fo:font-size="11pt" style:font-size-asian="11pt" style:font-size-complex="11pt" style:language-asian="en" style:country-asian="US"/>
    </style:style>
    <style:style style:name="T270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09" style:parent-style-name="Προεπιλεγμένηγραμματοσειρά" style:family="text">
      <style:text-properties style:font-name="Arial" fo:font-size="11pt" style:font-size-asian="11pt" style:font-size-complex="11pt" style:language-asian="en" style:country-asian="US"/>
    </style:style>
    <style:style style:name="T27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11" style:parent-style-name="Προεπιλεγμένηγραμματοσειρά" style:family="text">
      <style:text-properties style:font-name="Arial" fo:font-size="11pt" style:font-size-asian="11pt" style:font-size-complex="11pt" style:language-asian="en" style:country-asian="US"/>
    </style:style>
    <style:style style:name="T27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13" style:parent-style-name="Προεπιλεγμένηγραμματοσειρά" style:family="text">
      <style:text-properties style:font-name="Arial" fo:font-size="11pt" style:font-size-asian="11pt" style:font-size-complex="11pt" style:language-asian="en" style:country-asian="US"/>
    </style:style>
    <style:style style:name="T271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715" style:parent-style-name="Standard" style:family="paragraph">
      <style:text-properties style:font-name="Arial" fo:font-size="11pt" style:font-size-asian="11pt" style:font-size-complex="11pt" fo:language="el" fo:country="GR" style:language-asian="en" style:country-asian="US"/>
    </style:style>
    <style:style style:name="T271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17" style:parent-style-name="Προεπιλεγμένηγραμματοσειρά" style:family="text">
      <style:text-properties style:font-name="Arial" fo:font-size="11pt" style:font-size-asian="11pt" style:font-size-complex="11pt" style:language-asian="en" style:country-asian="US"/>
    </style:style>
    <style:style style:name="T271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19" style:parent-style-name="Προεπιλεγμένηγραμματοσειρά" style:family="text">
      <style:text-properties style:font-name="Arial" fo:font-size="11pt" style:font-size-asian="11pt" style:font-size-complex="11pt" style:language-asian="en" style:country-asian="US"/>
    </style:style>
    <style:style style:name="T272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21" style:parent-style-name="Προεπιλεγμένηγραμματοσειρά" style:family="text">
      <style:text-properties style:font-name="Arial" fo:font-size="11pt" style:font-size-asian="11pt" style:font-size-complex="11pt" style:language-asian="en" style:country-asian="US"/>
    </style:style>
    <style:style style:name="T272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23" style:parent-style-name="Προεπιλεγμένηγραμματοσειρά" style:family="text">
      <style:text-properties style:font-name="Arial" fo:font-size="11pt" style:font-size-asian="11pt" style:font-size-complex="11pt" style:language-asian="en" style:country-asian="US"/>
    </style:style>
    <style:style style:name="T27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25" style:parent-style-name="Προεπιλεγμένηγραμματοσειρά" style:family="text">
      <style:text-properties style:font-name="Arial" fo:font-size="11pt" style:font-size-asian="11pt" style:font-size-complex="11pt" style:language-asian="en" style:country-asian="US"/>
    </style:style>
    <style:style style:name="T27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27" style:parent-style-name="Προεπιλεγμένηγραμματοσειρά" style:family="text">
      <style:text-properties style:font-name="Arial" fo:font-size="11pt" style:font-size-asian="11pt" style:font-size-complex="11pt" style:language-asian="en" style:country-asian="US"/>
    </style:style>
    <style:style style:name="T27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2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30" style:parent-style-name="Προεπιλεγμένηγραμματοσειρά" style:family="text">
      <style:text-properties style:font-name="Arial" fo:font-size="11pt" style:font-size-asian="11pt" style:font-size-complex="11pt" style:language-asian="en" style:country-asian="US"/>
    </style:style>
    <style:style style:name="T27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32" style:parent-style-name="Προεπιλεγμένηγραμματοσειρά" style:family="text">
      <style:text-properties style:font-name="Arial" fo:font-size="11pt" style:font-size-asian="11pt" style:font-size-complex="11pt" style:language-asian="en" style:country-asian="US"/>
    </style:style>
    <style:style style:name="T273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734" style:parent-style-name="Standard" style:family="paragraph">
      <style:text-properties style:font-name="Arial" fo:font-size="11pt" style:font-size-asian="11pt" style:font-size-complex="11pt" fo:language="el" fo:country="GR" style:language-asian="en" style:country-asian="US"/>
    </style:style>
    <style:style style:name="T273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3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37" style:parent-style-name="Προεπιλεγμένηγραμματοσειρά" style:family="text">
      <style:text-properties style:font-name="Arial" fo:font-size="11pt" style:font-size-asian="11pt" style:font-size-complex="11pt" style:language-asian="en" style:country-asian="US"/>
    </style:style>
    <style:style style:name="T273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39" style:parent-style-name="Προεπιλεγμένηγραμματοσειρά" style:family="text">
      <style:text-properties style:font-name="Arial" fo:font-size="11pt" style:font-size-asian="11pt" style:font-size-complex="11pt" style:language-asian="en" style:country-asian="US"/>
    </style:style>
    <style:style style:name="T274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41" style:parent-style-name="Προεπιλεγμένηγραμματοσειρά" style:family="text">
      <style:text-properties style:font-name="Arial" fo:font-size="11pt" style:font-size-asian="11pt" style:font-size-complex="11pt" style:language-asian="en" style:country-asian="US"/>
    </style:style>
    <style:style style:name="T274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43" style:parent-style-name="Προεπιλεγμένηγραμματοσειρά" style:family="text">
      <style:text-properties style:font-name="Arial" fo:font-size="11pt" style:font-size-asian="11pt" style:font-size-complex="11pt" style:language-asian="en" style:country-asian="US"/>
    </style:style>
    <style:style style:name="T274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45" style:parent-style-name="Προεπιλεγμένηγραμματοσειρά" style:family="text">
      <style:text-properties style:font-name="Arial" fo:font-size="11pt" style:font-size-asian="11pt" style:font-size-complex="11pt" style:language-asian="en" style:country-asian="US"/>
    </style:style>
    <style:style style:name="T274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47" style:parent-style-name="Προεπιλεγμένηγραμματοσειρά" style:family="text">
      <style:text-properties style:font-name="Arial" fo:font-size="11pt" style:font-size-asian="11pt" style:font-size-complex="11pt" style:language-asian="en" style:country-asian="US"/>
    </style:style>
    <style:style style:name="T27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49" style:parent-style-name="Προεπιλεγμένηγραμματοσειρά" style:family="text">
      <style:text-properties style:font-name="Arial" fo:font-size="11pt" style:font-size-asian="11pt" style:font-size-complex="11pt" style:language-asian="en" style:country-asian="US"/>
    </style:style>
    <style:style style:name="T27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52" style:parent-style-name="Προεπιλεγμένηγραμματοσειρά" style:family="text">
      <style:text-properties style:font-name="Arial" fo:font-size="11pt" style:font-size-asian="11pt" style:font-size-complex="11pt" style:language-asian="en" style:country-asian="US"/>
    </style:style>
    <style:style style:name="T27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54" style:parent-style-name="Προεπιλεγμένηγραμματοσειρά" style:family="text">
      <style:text-properties style:font-name="Arial" fo:font-size="11pt" style:font-size-asian="11pt" style:font-size-complex="11pt" style:language-asian="en" style:country-asian="US"/>
    </style:style>
    <style:style style:name="T275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756" style:parent-style-name="Standard" style:family="paragraph">
      <style:text-properties style:font-name="Arial" fo:font-size="11pt" style:font-size-asian="11pt" style:font-size-complex="11pt" fo:language="el" fo:country="GR" style:language-asian="en" style:country-asian="US"/>
    </style:style>
    <style:style style:name="P2757" style:parent-style-name="Standard" style:family="paragraph">
      <style:text-properties style:font-name="Arial" fo:font-size="11pt" style:font-size-asian="11pt" style:font-size-complex="11pt" fo:language="el" fo:country="GR" style:language-asian="en" style:country-asian="US"/>
    </style:style>
    <style:style style:name="T2758"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P2759" style:parent-style-name="Standard" style:family="paragraph">
      <style:text-properties style:font-name="Arial" fo:font-weight="bold" style:font-weight-asian="bold" style:font-weight-complex="bold" fo:font-size="11pt" style:font-size-asian="11pt" style:font-size-complex="11pt" fo:language="el" fo:country="GR" style:language-asian="en" style:country-asian="US"/>
    </style:style>
    <style:style style:name="T276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6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6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63" style:parent-style-name="Προεπιλεγμένηγραμματοσειρά" style:family="text">
      <style:text-properties style:font-name="Arial" fo:font-size="11pt" style:font-size-asian="11pt" style:font-size-complex="11pt" style:language-asian="en" style:country-asian="US"/>
    </style:style>
    <style:style style:name="T27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65" style:parent-style-name="Προεπιλεγμένηγραμματοσειρά" style:family="text">
      <style:text-properties style:font-name="Arial" fo:font-size="11pt" style:font-size-asian="11pt" style:font-size-complex="11pt" style:language-asian="en" style:country-asian="US"/>
    </style:style>
    <style:style style:name="T276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68" style:parent-style-name="Προεπιλεγμένηγραμματοσειρά" style:family="text">
      <style:text-properties style:font-name="Arial" fo:font-size="11pt" style:font-size-asian="11pt" style:font-size-complex="11pt" style:language-asian="en" style:country-asian="US"/>
    </style:style>
    <style:style style:name="T27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70" style:parent-style-name="Προεπιλεγμένηγραμματοσειρά" style:family="text">
      <style:text-properties style:font-name="Arial" fo:font-size="11pt" style:font-size-asian="11pt" style:font-size-complex="11pt" style:language-asian="en" style:country-asian="US"/>
    </style:style>
    <style:style style:name="T27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72" style:parent-style-name="Προεπιλεγμένηγραμματοσειρά" style:family="text">
      <style:text-properties style:font-name="Arial" fo:font-size="11pt" style:font-size-asian="11pt" style:font-size-complex="11pt" style:language-asian="en" style:country-asian="US"/>
    </style:style>
    <style:style style:name="T27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774" style:parent-style-name="Standard" style:family="paragraph">
      <style:text-properties style:font-name="Arial" fo:font-size="11pt" style:font-size-asian="11pt" style:font-size-complex="11pt" fo:language="el" fo:country="GR" style:language-asian="en" style:country-asian="US"/>
    </style:style>
    <style:style style:name="T277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76" style:parent-style-name="Προεπιλεγμένηγραμματοσειρά" style:family="text">
      <style:text-properties style:font-name="Arial" fo:font-size="11pt" style:font-size-asian="11pt" style:font-size-complex="11pt" style:language-asian="en" style:country-asian="US"/>
    </style:style>
    <style:style style:name="T277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78" style:parent-style-name="Προεπιλεγμένηγραμματοσειρά" style:family="text">
      <style:text-properties style:font-name="Arial" fo:font-size="11pt" style:font-size-asian="11pt" style:font-size-complex="11pt" style:language-asian="en" style:country-asian="US"/>
    </style:style>
    <style:style style:name="T277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8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8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82" style:parent-style-name="Προεπιλεγμένηγραμματοσειρά" style:family="text">
      <style:text-properties style:font-name="Arial" fo:font-size="11pt" style:font-size-asian="11pt" style:font-size-complex="11pt" style:language-asian="en" style:country-asian="US"/>
    </style:style>
    <style:style style:name="T278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84" style:parent-style-name="Προεπιλεγμένηγραμματοσειρά" style:family="text">
      <style:text-properties style:font-name="Arial" fo:font-size="11pt" style:font-size-asian="11pt" style:font-size-complex="11pt" style:language-asian="en" style:country-asian="US"/>
    </style:style>
    <style:style style:name="T27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86" style:parent-style-name="Προεπιλεγμένηγραμματοσειρά" style:family="text">
      <style:text-properties style:font-name="Arial" fo:font-size="11pt" style:font-size-asian="11pt" style:font-size-complex="11pt" style:language-asian="en" style:country-asian="US"/>
    </style:style>
    <style:style style:name="T27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88" style:parent-style-name="Προεπιλεγμένηγραμματοσειρά" style:family="text">
      <style:text-properties style:font-name="Arial" fo:font-size="11pt" style:font-size-asian="11pt" style:font-size-complex="11pt" style:language-asian="en" style:country-asian="US"/>
    </style:style>
    <style:style style:name="T2789" style:parent-style-name="Προεπιλεγμένηγραμματοσειρά" style:family="text">
      <style:text-properties style:font-name="Arial" fo:font-size="11pt" style:font-size-asian="11pt" style:font-size-complex="11pt" style:language-asian="en" style:country-asian="US"/>
    </style:style>
    <style:style style:name="T279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91" style:parent-style-name="Προεπιλεγμένηγραμματοσειρά" style:family="text">
      <style:text-properties style:font-name="Arial" fo:font-size="11pt" style:font-size-asian="11pt" style:font-size-complex="11pt" style:language-asian="en" style:country-asian="US"/>
    </style:style>
    <style:style style:name="T279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9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9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795" style:parent-style-name="Standard" style:family="paragraph">
      <style:text-properties style:font-name="Arial" fo:font-size="11pt" style:font-size-asian="11pt" style:font-size-complex="11pt" fo:language="el" fo:country="GR" style:language-asian="en" style:country-asian="US"/>
    </style:style>
    <style:style style:name="T279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9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98" style:parent-style-name="Προεπιλεγμένηγραμματοσειρά" style:family="text">
      <style:text-properties style:font-name="Arial" fo:font-size="11pt" style:font-size-asian="11pt" style:font-size-complex="11pt" style:language-asian="en" style:country-asian="US"/>
    </style:style>
    <style:style style:name="T27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00" style:parent-style-name="Προεπιλεγμένηγραμματοσειρά" style:family="text">
      <style:text-properties style:font-name="Arial" fo:font-size="11pt" style:font-size-asian="11pt" style:font-size-complex="11pt" style:language-asian="en" style:country-asian="US"/>
    </style:style>
    <style:style style:name="T28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02" style:parent-style-name="Προεπιλεγμένηγραμματοσειρά" style:family="text">
      <style:text-properties style:font-name="Arial" fo:font-size="11pt" style:font-size-asian="11pt" style:font-size-complex="11pt" style:language-asian="en" style:country-asian="US"/>
    </style:style>
    <style:style style:name="T280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04" style:parent-style-name="Προεπιλεγμένηγραμματοσειρά" style:family="text">
      <style:text-properties style:font-name="Arial" fo:font-size="11pt" style:font-size-asian="11pt" style:font-size-complex="11pt" style:language-asian="en" style:country-asian="US"/>
    </style:style>
    <style:style style:name="T280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07" style:parent-style-name="Προεπιλεγμένηγραμματοσειρά" style:family="text">
      <style:text-properties style:font-name="Arial" fo:font-size="11pt" style:font-size-asian="11pt" style:font-size-complex="11pt" style:language-asian="en" style:country-asian="US"/>
    </style:style>
    <style:style style:name="T28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09" style:parent-style-name="Προεπιλεγμένηγραμματοσειρά" style:family="text">
      <style:text-properties style:font-name="Arial" fo:font-size="11pt" style:font-size-asian="11pt" style:font-size-complex="11pt" style:language-asian="en" style:country-asian="US"/>
    </style:style>
    <style:style style:name="T28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11" style:parent-style-name="Προεπιλεγμένηγραμματοσειρά" style:family="text">
      <style:text-properties style:font-name="Arial" fo:font-size="11pt" style:font-size-asian="11pt" style:font-size-complex="11pt" style:language-asian="en" style:country-asian="US"/>
    </style:style>
    <style:style style:name="T28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13" style:parent-style-name="Προεπιλεγμένηγραμματοσειρά" style:family="text">
      <style:text-properties style:font-name="Arial" fo:font-size="11pt" style:font-size-asian="11pt" style:font-size-complex="11pt" style:language-asian="en" style:country-asian="US"/>
    </style:style>
    <style:style style:name="T281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15" style:parent-style-name="Προεπιλεγμένηγραμματοσειρά" style:family="text">
      <style:text-properties style:font-name="Arial" fo:font-size="11pt" style:font-size-asian="11pt" style:font-size-complex="11pt" style:language-asian="en" style:country-asian="US"/>
    </style:style>
    <style:style style:name="T281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1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18" style:parent-style-name="Προεπιλεγμένηγραμματοσειρά" style:family="text">
      <style:text-properties style:font-name="Arial" fo:font-size="11pt" style:font-size-asian="11pt" style:font-size-complex="11pt" style:language-asian="en" style:country-asian="US"/>
    </style:style>
    <style:style style:name="T281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20" style:parent-style-name="Προεπιλεγμένηγραμματοσειρά" style:family="text">
      <style:text-properties style:font-name="Arial" fo:font-size="11pt" style:font-size-asian="11pt" style:font-size-complex="11pt" style:language-asian="en" style:country-asian="US"/>
    </style:style>
    <style:style style:name="T282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22" style:parent-style-name="Προεπιλεγμένηγραμματοσειρά" style:family="text">
      <style:text-properties style:font-name="Arial" fo:font-size="11pt" style:font-size-asian="11pt" style:font-size-complex="11pt" style:language-asian="en" style:country-asian="US"/>
    </style:style>
    <style:style style:name="T282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25" style:parent-style-name="Προεπιλεγμένηγραμματοσειρά" style:family="text">
      <style:text-properties style:font-name="Arial" fo:font-size="11pt" style:font-size-asian="11pt" style:font-size-complex="11pt" style:language-asian="en" style:country-asian="US"/>
    </style:style>
    <style:style style:name="T28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27" style:parent-style-name="Προεπιλεγμένηγραμματοσειρά" style:family="text">
      <style:text-properties style:font-name="Arial" fo:font-size="11pt" style:font-size-asian="11pt" style:font-size-complex="11pt" style:language-asian="en" style:country-asian="US"/>
    </style:style>
    <style:style style:name="T28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29" style:parent-style-name="Προεπιλεγμένηγραμματοσειρά" style:family="text">
      <style:text-properties style:font-name="Arial" fo:font-size="11pt" style:font-size-asian="11pt" style:font-size-complex="11pt" style:language-asian="en" style:country-asian="US"/>
    </style:style>
    <style:style style:name="T283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31" style:parent-style-name="Προεπιλεγμένηγραμματοσειρά" style:family="text">
      <style:text-properties style:font-name="Arial" fo:font-size="11pt" style:font-size-asian="11pt" style:font-size-complex="11pt" style:language-asian="en" style:country-asian="US"/>
    </style:style>
    <style:style style:name="T283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3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834" style:parent-style-name="Standard" style:family="paragraph">
      <style:text-properties style:font-name="Arial" fo:font-size="11pt" style:font-size-asian="11pt" style:font-size-complex="11pt" fo:language="el" fo:country="GR" style:language-asian="en" style:country-asian="US"/>
    </style:style>
    <style:style style:name="T2835"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2836"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2837"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2838"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2839"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2840"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P2841" style:parent-style-name="Standard" style:family="paragraph">
      <style:text-properties style:font-name="Arial" fo:font-size="11pt" style:font-size-asian="11pt" style:font-size-complex="11pt" fo:language="el" fo:country="GR" style:language-asian="en" style:country-asian="US"/>
    </style:style>
    <style:style style:name="T284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44" style:parent-style-name="Προεπιλεγμένηγραμματοσειρά" style:family="text">
      <style:text-properties style:font-name="Arial" fo:font-size="11pt" style:font-size-asian="11pt" style:font-size-complex="11pt" style:language-asian="en" style:country-asian="US"/>
    </style:style>
    <style:style style:name="T28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46" style:parent-style-name="Προεπιλεγμένηγραμματοσειρά" style:family="text">
      <style:text-properties style:font-name="Arial" fo:font-size="11pt" style:font-size-asian="11pt" style:font-size-complex="11pt" style:language-asian="en" style:country-asian="US"/>
    </style:style>
    <style:style style:name="T284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48" style:parent-style-name="Προεπιλεγμένηγραμματοσειρά" style:family="text">
      <style:text-properties style:font-name="Arial" fo:font-size="11pt" style:font-size-asian="11pt" style:font-size-complex="11pt" style:language-asian="en" style:country-asian="US"/>
    </style:style>
    <style:style style:name="T284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50" style:parent-style-name="Προεπιλεγμένηγραμματοσειρά" style:family="text">
      <style:text-properties style:font-name="Arial" fo:font-size="11pt" style:font-size-asian="11pt" style:font-size-complex="11pt" style:language-asian="en" style:country-asian="US"/>
    </style:style>
    <style:style style:name="T28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53" style:parent-style-name="Προεπιλεγμένηγραμματοσειρά" style:family="text">
      <style:text-properties style:font-name="Arial" fo:font-size="11pt" style:font-size-asian="11pt" style:font-size-complex="11pt" style:language-asian="en" style:country-asian="US"/>
    </style:style>
    <style:style style:name="T285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55" style:parent-style-name="Προεπιλεγμένηγραμματοσειρά" style:family="text">
      <style:text-properties style:font-name="Arial" fo:font-size="11pt" style:font-size-asian="11pt" style:font-size-complex="11pt" style:language-asian="en" style:country-asian="US"/>
    </style:style>
    <style:style style:name="T28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57" style:parent-style-name="Προεπιλεγμένηγραμματοσειρά" style:family="text">
      <style:text-properties style:font-name="Arial" fo:font-size="11pt" style:font-size-asian="11pt" style:font-size-complex="11pt" style:language-asian="en" style:country-asian="US"/>
    </style:style>
    <style:style style:name="T28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59" style:parent-style-name="Προεπιλεγμένηγραμματοσειρά" style:family="text">
      <style:text-properties style:font-name="Arial" fo:font-size="11pt" style:font-size-asian="11pt" style:font-size-complex="11pt" style:language-asian="en" style:country-asian="US"/>
    </style:style>
    <style:style style:name="T286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61" style:parent-style-name="Προεπιλεγμένηγραμματοσειρά" style:family="text">
      <style:text-properties style:font-name="Arial" fo:font-size="11pt" style:font-size-asian="11pt" style:font-size-complex="11pt" style:language-asian="en" style:country-asian="US"/>
    </style:style>
    <style:style style:name="T286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63" style:parent-style-name="Προεπιλεγμένηγραμματοσειρά" style:family="text">
      <style:text-properties style:font-name="Arial" fo:font-size="11pt" style:font-size-asian="11pt" style:font-size-complex="11pt" style:language-asian="en" style:country-asian="US"/>
    </style:style>
    <style:style style:name="T28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65" style:parent-style-name="Προεπιλεγμένηγραμματοσειρά" style:family="text">
      <style:text-properties style:font-name="Arial" fo:font-size="11pt" style:font-size-asian="11pt" style:font-size-complex="11pt" style:language-asian="en" style:country-asian="US"/>
    </style:style>
    <style:style style:name="T2866" style:parent-style-name="Προεπιλεγμένηγραμματοσειρά" style:family="text">
      <style:text-properties style:font-name="Arial" fo:font-size="11pt" style:font-size-asian="11pt" style:font-size-complex="11pt" style:language-asian="en" style:country-asian="US"/>
    </style:style>
    <style:style style:name="T28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68" style:parent-style-name="Προεπιλεγμένηγραμματοσειρά" style:family="text">
      <style:text-properties style:font-name="Arial" fo:font-size="11pt" style:font-size-asian="11pt" style:font-size-complex="11pt" style:language-asian="en" style:country-asian="US"/>
    </style:style>
    <style:style style:name="T28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70" style:parent-style-name="Προεπιλεγμένηγραμματοσειρά" style:family="text">
      <style:text-properties style:font-name="Arial" fo:font-size="11pt" style:font-size-asian="11pt" style:font-size-complex="11pt" style:language-asian="en" style:country-asian="US"/>
    </style:style>
    <style:style style:name="T28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72" style:parent-style-name="Προεπιλεγμένηγραμματοσειρά" style:family="text">
      <style:text-properties style:font-name="Arial" fo:font-size="11pt" style:font-size-asian="11pt" style:font-size-complex="11pt" style:language-asian="en" style:country-asian="US"/>
    </style:style>
    <style:style style:name="T28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74" style:parent-style-name="Προεπιλεγμένηγραμματοσειρά" style:family="text">
      <style:text-properties style:font-name="Arial" fo:font-size="11pt" style:font-size-asian="11pt" style:font-size-complex="11pt" style:language-asian="en" style:country-asian="US"/>
    </style:style>
    <style:style style:name="T287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76" style:parent-style-name="Προεπιλεγμένηγραμματοσειρά" style:family="text">
      <style:text-properties style:font-name="Arial" fo:font-size="11pt" style:font-size-asian="11pt" style:font-size-complex="11pt" style:language-asian="en" style:country-asian="US"/>
    </style:style>
    <style:style style:name="T287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78" style:parent-style-name="Προεπιλεγμένηγραμματοσειρά" style:family="text">
      <style:text-properties style:font-name="Arial" fo:font-size="11pt" style:font-size-asian="11pt" style:font-size-complex="11pt" style:language-asian="en" style:country-asian="US"/>
    </style:style>
    <style:style style:name="T287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80" style:parent-style-name="Προεπιλεγμένηγραμματοσειρά" style:family="text">
      <style:text-properties style:font-name="Arial" fo:font-size="11pt" style:font-size-asian="11pt" style:font-size-complex="11pt" style:language-asian="en" style:country-asian="US"/>
    </style:style>
    <style:style style:name="T288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82" style:parent-style-name="Προεπιλεγμένηγραμματοσειρά" style:family="text">
      <style:text-properties style:font-name="Arial" fo:font-size="11pt" style:font-size-asian="11pt" style:font-size-complex="11pt" style:language-asian="en" style:country-asian="US"/>
    </style:style>
    <style:style style:name="T288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84" style:parent-style-name="Προεπιλεγμένηγραμματοσειρά" style:family="text">
      <style:text-properties style:font-name="Arial" fo:font-size="11pt" style:font-size-asian="11pt" style:font-size-complex="11pt" style:language-asian="en" style:country-asian="US"/>
    </style:style>
    <style:style style:name="T28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8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87" style:parent-style-name="Προεπιλεγμένηγραμματοσειρά" style:family="text">
      <style:text-properties style:font-name="Arial" fo:font-size="11pt" style:font-size-asian="11pt" style:font-size-complex="11pt" style:language-asian="en" style:country-asian="US"/>
    </style:style>
    <style:style style:name="T288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89" style:parent-style-name="Προεπιλεγμένηγραμματοσειρά" style:family="text">
      <style:text-properties style:font-name="Arial" fo:font-size="11pt" style:font-size-asian="11pt" style:font-size-complex="11pt" style:language-asian="en" style:country-asian="US"/>
    </style:style>
    <style:style style:name="T289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91" style:parent-style-name="Προεπιλεγμένηγραμματοσειρά" style:family="text">
      <style:text-properties style:font-name="Arial" fo:font-size="11pt" style:font-size-asian="11pt" style:font-size-complex="11pt" style:language-asian="en" style:country-asian="US"/>
    </style:style>
    <style:style style:name="T289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93" style:parent-style-name="Προεπιλεγμένηγραμματοσειρά" style:family="text">
      <style:text-properties style:font-name="Arial" fo:font-size="11pt" style:font-size-asian="11pt" style:font-size-complex="11pt" style:language-asian="en" style:country-asian="US"/>
    </style:style>
    <style:style style:name="T289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95" style:parent-style-name="Προεπιλεγμένηγραμματοσειρά" style:family="text">
      <style:text-properties style:font-name="Arial" fo:font-size="11pt" style:font-size-asian="11pt" style:font-size-complex="11pt" style:language-asian="en" style:country-asian="US"/>
    </style:style>
    <style:style style:name="T289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97" style:parent-style-name="Προεπιλεγμένηγραμματοσειρά" style:family="text">
      <style:text-properties style:font-name="Arial" fo:font-size="11pt" style:font-size-asian="11pt" style:font-size-complex="11pt" style:language-asian="en" style:country-asian="US"/>
    </style:style>
    <style:style style:name="T289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99" style:parent-style-name="Προεπιλεγμένηγραμματοσειρά" style:family="text">
      <style:text-properties style:font-name="Arial" fo:font-size="11pt" style:font-size-asian="11pt" style:font-size-complex="11pt" style:language-asian="en" style:country-asian="US"/>
    </style:style>
    <style:style style:name="T290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01" style:parent-style-name="Προεπιλεγμένηγραμματοσειρά" style:family="text">
      <style:text-properties style:font-name="Arial" fo:font-size="11pt" style:font-size-asian="11pt" style:font-size-complex="11pt" style:language-asian="en" style:country-asian="US"/>
    </style:style>
    <style:style style:name="T290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03" style:parent-style-name="Προεπιλεγμένηγραμματοσειρά" style:family="text">
      <style:text-properties style:font-name="Arial" fo:font-size="11pt" style:font-size-asian="11pt" style:font-size-complex="11pt" style:language-asian="en" style:country-asian="US"/>
    </style:style>
    <style:style style:name="T29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0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06" style:parent-style-name="Προεπιλεγμένηγραμματοσειρά" style:family="text">
      <style:text-properties style:font-name="Arial" fo:font-size="11pt" style:font-size-asian="11pt" style:font-size-complex="11pt" style:language-asian="en" style:country-asian="US"/>
    </style:style>
    <style:style style:name="T290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08" style:parent-style-name="Προεπιλεγμένηγραμματοσειρά" style:family="text">
      <style:text-properties style:font-name="Arial" fo:font-size="11pt" style:font-size-asian="11pt" style:font-size-complex="11pt" style:language-asian="en" style:country-asian="US"/>
    </style:style>
    <style:style style:name="T290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10" style:parent-style-name="Προεπιλεγμένηγραμματοσειρά" style:family="text">
      <style:text-properties style:font-name="Arial" fo:font-size="11pt" style:font-size-asian="11pt" style:font-size-complex="11pt" style:language-asian="en" style:country-asian="US"/>
    </style:style>
    <style:style style:name="T291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12" style:parent-style-name="Προεπιλεγμένηγραμματοσειρά" style:family="text">
      <style:text-properties style:font-name="Arial" fo:font-size="11pt" style:font-size-asian="11pt" style:font-size-complex="11pt" style:language-asian="en" style:country-asian="US"/>
    </style:style>
    <style:style style:name="T291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14" style:parent-style-name="Προεπιλεγμένηγραμματοσειρά" style:family="text">
      <style:text-properties style:font-name="Arial" fo:font-size="11pt" style:font-size-asian="11pt" style:font-size-complex="11pt" style:language-asian="en" style:country-asian="US"/>
    </style:style>
    <style:style style:name="T29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16" style:parent-style-name="Προεπιλεγμένηγραμματοσειρά" style:family="text">
      <style:text-properties style:font-name="Arial" fo:font-size="11pt" style:font-size-asian="11pt" style:font-size-complex="11pt" style:language-asian="en" style:country-asian="US"/>
    </style:style>
    <style:style style:name="T291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1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19" style:parent-style-name="Προεπιλεγμένηγραμματοσειρά" style:family="text">
      <style:text-properties style:font-name="Arial" fo:font-size="11pt" style:font-size-asian="11pt" style:font-size-complex="11pt" style:language-asian="en" style:country-asian="US"/>
    </style:style>
    <style:style style:name="T292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21" style:parent-style-name="Προεπιλεγμένηγραμματοσειρά" style:family="text">
      <style:text-properties style:font-name="Arial" fo:font-size="11pt" style:font-size-asian="11pt" style:font-size-complex="11pt" style:language-asian="en" style:country-asian="US"/>
    </style:style>
    <style:style style:name="T292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23" style:parent-style-name="Προεπιλεγμένηγραμματοσειρά" style:family="text">
      <style:text-properties style:font-name="Arial" fo:font-size="11pt" style:font-size-asian="11pt" style:font-size-complex="11pt" style:language-asian="en" style:country-asian="US"/>
    </style:style>
    <style:style style:name="T29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25" style:parent-style-name="Προεπιλεγμένηγραμματοσειρά" style:family="text">
      <style:text-properties style:font-name="Arial" fo:font-size="11pt" style:font-size-asian="11pt" style:font-size-complex="11pt" style:language-asian="en" style:country-asian="US"/>
    </style:style>
    <style:style style:name="T29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27" style:parent-style-name="Προεπιλεγμένηγραμματοσειρά" style:family="text">
      <style:text-properties style:font-name="Arial" fo:font-size="11pt" style:font-size-asian="11pt" style:font-size-complex="11pt" style:language-asian="en" style:country-asian="US"/>
    </style:style>
    <style:style style:name="T29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29" style:parent-style-name="Προεπιλεγμένηγραμματοσειρά" style:family="text">
      <style:text-properties style:font-name="Arial" fo:font-size="11pt" style:font-size-asian="11pt" style:font-size-complex="11pt" style:language-asian="en" style:country-asian="US"/>
    </style:style>
    <style:style style:name="T293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31" style:parent-style-name="Προεπιλεγμένηγραμματοσειρά" style:family="text">
      <style:text-properties style:font-name="Arial" fo:font-size="11pt" style:font-size-asian="11pt" style:font-size-complex="11pt" style:language-asian="en" style:country-asian="US"/>
    </style:style>
    <style:style style:name="T293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33" style:parent-style-name="Προεπιλεγμένηγραμματοσειρά" style:family="text">
      <style:text-properties style:font-name="Arial" fo:font-size="11pt" style:font-size-asian="11pt" style:font-size-complex="11pt" style:language-asian="en" style:country-asian="US"/>
    </style:style>
    <style:style style:name="T293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35" style:parent-style-name="Προεπιλεγμένηγραμματοσειρά" style:family="text">
      <style:text-properties style:font-name="Arial" fo:font-size="11pt" style:font-size-asian="11pt" style:font-size-complex="11pt" style:language-asian="en" style:country-asian="US"/>
    </style:style>
    <style:style style:name="T293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3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38" style:parent-style-name="Προεπιλεγμένηγραμματοσειρά" style:family="text">
      <style:text-properties style:font-name="Arial" fo:font-size="11pt" style:font-size-asian="11pt" style:font-size-complex="11pt" style:language-asian="en" style:country-asian="US"/>
    </style:style>
    <style:style style:name="T293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40" style:parent-style-name="Προεπιλεγμένηγραμματοσειρά" style:family="text">
      <style:text-properties style:font-name="Arial" fo:font-size="11pt" style:font-size-asian="11pt" style:font-size-complex="11pt" style:language-asian="en" style:country-asian="US"/>
    </style:style>
    <style:style style:name="T294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4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43" style:parent-style-name="Προεπιλεγμένηγραμματοσειρά" style:family="text">
      <style:text-properties style:font-name="Arial" fo:font-size="11pt" style:font-size-asian="11pt" style:font-size-complex="11pt" style:language-asian="en" style:country-asian="US"/>
    </style:style>
    <style:style style:name="T294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45" style:parent-style-name="Προεπιλεγμένηγραμματοσειρά" style:family="text">
      <style:text-properties style:font-name="Arial" fo:font-size="11pt" style:font-size-asian="11pt" style:font-size-complex="11pt" style:language-asian="en" style:country-asian="US"/>
    </style:style>
    <style:style style:name="T294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947" style:parent-style-name="Standard" style:family="paragraph">
      <style:text-properties style:font-name="Arial" fo:font-size="11pt" style:font-size-asian="11pt" style:font-size-complex="11pt" fo:language="el" fo:country="GR" style:language-asian="en" style:country-asian="US"/>
    </style:style>
    <style:style style:name="T2948"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2949"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2950"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2951"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2952"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2953"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2954"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2955"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2956"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2957"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P2958" style:parent-style-name="Standard" style:family="paragraph">
      <style:text-properties style:font-name="Arial" fo:font-weight="bold" style:font-weight-asian="bold" style:font-weight-complex="bold" fo:font-size="11pt" style:font-size-asian="11pt" style:font-size-complex="11pt" fo:language="el" fo:country="GR" style:language-asian="en" style:country-asian="US"/>
    </style:style>
    <style:style style:name="T295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6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61" style:parent-style-name="Προεπιλεγμένηγραμματοσειρά" style:family="text">
      <style:text-properties style:font-name="Arial" fo:font-size="11pt" style:font-size-asian="11pt" style:font-size-complex="11pt" style:language-asian="en" style:country-asian="US"/>
    </style:style>
    <style:style style:name="T296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63" style:parent-style-name="Προεπιλεγμένηγραμματοσειρά" style:family="text">
      <style:text-properties style:font-name="Arial" fo:font-size="11pt" style:font-size-asian="11pt" style:font-size-complex="11pt" style:language-asian="en" style:country-asian="US"/>
    </style:style>
    <style:style style:name="T29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65" style:parent-style-name="Προεπιλεγμένηγραμματοσειρά" style:family="text">
      <style:text-properties style:font-name="Arial" fo:font-size="11pt" style:font-size-asian="11pt" style:font-size-complex="11pt" style:language-asian="en" style:country-asian="US"/>
    </style:style>
    <style:style style:name="T296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67" style:parent-style-name="Προεπιλεγμένηγραμματοσειρά" style:family="text">
      <style:text-properties style:font-name="Arial" fo:font-size="11pt" style:font-size-asian="11pt" style:font-size-complex="11pt" style:language-asian="en" style:country-asian="US"/>
    </style:style>
    <style:style style:name="T296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70" style:parent-style-name="Προεπιλεγμένηγραμματοσειρά" style:family="text">
      <style:text-properties style:font-name="Arial" fo:font-size="11pt" style:font-size-asian="11pt" style:font-size-complex="11pt" style:language-asian="en" style:country-asian="US"/>
    </style:style>
    <style:style style:name="T29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72" style:parent-style-name="Προεπιλεγμένηγραμματοσειρά" style:family="text">
      <style:text-properties style:font-name="Arial" fo:font-size="11pt" style:font-size-asian="11pt" style:font-size-complex="11pt" style:language-asian="en" style:country-asian="US"/>
    </style:style>
    <style:style style:name="T29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74" style:parent-style-name="Προεπιλεγμένηγραμματοσειρά" style:family="text">
      <style:text-properties style:font-name="Arial" fo:font-size="11pt" style:font-size-asian="11pt" style:font-size-complex="11pt" style:language-asian="en" style:country-asian="US"/>
    </style:style>
    <style:style style:name="T297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76" style:parent-style-name="Προεπιλεγμένηγραμματοσειρά" style:family="text">
      <style:text-properties style:font-name="Arial" fo:font-size="11pt" style:font-size-asian="11pt" style:font-size-complex="11pt" style:language-asian="en" style:country-asian="US"/>
    </style:style>
    <style:style style:name="T297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7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979" style:parent-style-name="Standard" style:family="paragraph">
      <style:text-properties style:font-name="Arial" fo:font-size="11pt" style:font-size-asian="11pt" style:font-size-complex="11pt" fo:language="el" fo:country="GR" style:language-asian="en" style:country-asian="US"/>
    </style:style>
    <style:style style:name="P2980" style:parent-style-name="Standard" style:family="paragraph">
      <style:text-properties style:font-name="Arial" fo:font-size="11pt" style:font-size-asian="11pt" style:font-size-complex="11pt" fo:language="el" fo:country="GR" style:language-asian="en" style:country-asian="US"/>
    </style:style>
    <style:style style:name="T2981"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2982"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2983"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2984"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2985"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P2986" style:parent-style-name="Standard" style:family="paragraph">
      <style:text-properties style:font-name="Arial" fo:font-size="11pt" style:font-size-asian="11pt" style:font-size-complex="11pt" fo:language="el" fo:country="GR" style:language-asian="en" style:country-asian="US"/>
    </style:style>
    <style:style style:name="T2987" style:parent-style-name="Προεπιλεγμένηγραμματοσειρά" style:family="text">
      <style:text-properties style:font-name="Arial" fo:font-size="11pt" style:font-size-asian="11pt" style:font-size-complex="11pt" fo:language="el" fo:country="GR"/>
    </style:style>
    <style:style style:name="T2988" style:parent-style-name="Προεπιλεγμένηγραμματοσειρά" style:family="text">
      <style:text-properties style:font-name="Arial" fo:font-size="11pt" style:font-size-asian="11pt" style:font-size-complex="11pt"/>
    </style:style>
    <style:style style:name="T2989" style:parent-style-name="Προεπιλεγμένηγραμματοσειρά" style:family="text">
      <style:text-properties style:font-name="Arial" fo:font-size="11pt" style:font-size-asian="11pt" style:font-size-complex="11pt" fo:language="el" fo:country="GR"/>
    </style:style>
    <style:style style:name="T2990" style:parent-style-name="Προεπιλεγμένηγραμματοσειρά" style:family="text">
      <style:text-properties style:font-name="Arial" fo:font-size="11pt" style:font-size-asian="11pt" style:font-size-complex="11pt" fo:language="el" fo:country="GR"/>
    </style:style>
    <style:style style:name="T2991" style:parent-style-name="Προεπιλεγμένηγραμματοσειρά" style:family="text">
      <style:text-properties style:font-name="Arial" fo:font-size="11pt" style:font-size-asian="11pt" style:font-size-complex="11pt" fo:language="el" fo:country="GR"/>
    </style:style>
    <style:style style:name="T2992" style:parent-style-name="Προεπιλεγμένηγραμματοσειρά" style:family="text">
      <style:text-properties style:font-name="Arial" fo:font-size="11pt" style:font-size-asian="11pt" style:font-size-complex="11pt" fo:language="el" fo:country="GR"/>
    </style:style>
    <style:style style:name="T2993" style:parent-style-name="Προεπιλεγμένηγραμματοσειρά" style:family="text">
      <style:text-properties style:font-name="Arial" fo:font-size="11pt" style:font-size-asian="11pt" style:font-size-complex="11pt" fo:language="el" fo:country="GR"/>
    </style:style>
    <style:style style:name="T2994" style:parent-style-name="Προεπιλεγμένηγραμματοσειρά" style:family="text">
      <style:text-properties style:font-name="Arial" fo:font-size="11pt" style:font-size-asian="11pt" style:font-size-complex="11pt" fo:language="el" fo:country="GR"/>
    </style:style>
    <style:style style:name="T2995" style:parent-style-name="Προεπιλεγμένηγραμματοσειρά" style:family="text">
      <style:text-properties style:font-name="Arial" fo:font-size="11pt" style:font-size-asian="11pt" style:font-size-complex="11pt" fo:language="el" fo:country="GR"/>
    </style:style>
    <style:style style:name="P2996" style:parent-style-name="Standard" style:family="paragraph">
      <style:text-properties style:font-name="Arial" fo:font-size="11pt" style:font-size-asian="11pt" style:font-size-complex="11pt" fo:language="el" fo:country="GR"/>
    </style:style>
    <style:style style:name="P2997" style:parent-style-name="Standard" style:family="paragraph">
      <style:text-properties style:font-name="Arial" fo:font-size="11pt" style:font-size-asian="11pt" style:font-size-complex="11pt" fo:language="el" fo:country="GR"/>
    </style:style>
    <style:style style:name="P2998" style:parent-style-name="Standard" style:family="paragraph">
      <style:text-properties style:font-name="Arial" fo:font-size="11pt" style:font-size-asian="11pt" style:font-size-complex="11pt" fo:language="el" fo:country="GR"/>
    </style:style>
    <style:style style:name="T2999"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T3000"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style>
    <style:style style:name="T3001"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T3002"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style>
    <style:style style:name="T3003"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P3004" style:parent-style-name="Standard" style:family="paragraph">
      <style:text-properties style:font-name="Arial" fo:font-size="11pt" style:font-size-asian="11pt" style:font-size-complex="11pt"/>
    </style:style>
    <style:style style:name="T3005" style:parent-style-name="Προεπιλεγμένηγραμματοσειρά" style:family="text">
      <style:text-properties style:font-name="Arial" fo:font-size="11pt" style:font-size-asian="11pt" style:font-size-complex="11pt" fo:language="el" fo:country="GR"/>
    </style:style>
    <style:style style:name="T3006" style:parent-style-name="Προεπιλεγμένηγραμματοσειρά" style:family="text">
      <style:text-properties style:font-name="Arial" fo:font-size="11pt" style:font-size-asian="11pt" style:font-size-complex="11pt"/>
    </style:style>
    <style:style style:name="T3007" style:parent-style-name="Προεπιλεγμένηγραμματοσειρά" style:family="text">
      <style:text-properties style:font-name="Arial" fo:font-size="11pt" style:font-size-asian="11pt" style:font-size-complex="11pt" fo:language="el" fo:country="GR"/>
    </style:style>
    <style:style style:name="T3008" style:parent-style-name="Προεπιλεγμένηγραμματοσειρά" style:family="text">
      <style:text-properties style:font-name="Arial" fo:font-size="11pt" style:font-size-asian="11pt" style:font-size-complex="11pt"/>
    </style:style>
    <style:style style:name="T3009" style:parent-style-name="Προεπιλεγμένηγραμματοσειρά" style:family="text">
      <style:text-properties style:font-name="Arial" fo:font-size="11pt" style:font-size-asian="11pt" style:font-size-complex="11pt" fo:language="el" fo:country="GR"/>
    </style:style>
    <style:style style:name="T3010" style:parent-style-name="Προεπιλεγμένηγραμματοσειρά" style:family="text">
      <style:text-properties style:font-name="Arial" fo:font-size="11pt" style:font-size-asian="11pt" style:font-size-complex="11pt"/>
    </style:style>
    <style:style style:name="T3011" style:parent-style-name="Προεπιλεγμένηγραμματοσειρά" style:family="text">
      <style:text-properties style:font-name="Arial" fo:font-size="11pt" style:font-size-asian="11pt" style:font-size-complex="11pt" fo:language="el" fo:country="GR"/>
    </style:style>
    <style:style style:name="T3012" style:parent-style-name="Προεπιλεγμένηγραμματοσειρά" style:family="text">
      <style:text-properties style:font-name="Arial" fo:font-size="11pt" style:font-size-asian="11pt" style:font-size-complex="11pt"/>
    </style:style>
    <style:style style:name="T3013" style:parent-style-name="Προεπιλεγμένηγραμματοσειρά" style:family="text">
      <style:text-properties style:font-name="Arial" fo:font-size="11pt" style:font-size-asian="11pt" style:font-size-complex="11pt" fo:language="el" fo:country="GR"/>
    </style:style>
    <style:style style:name="P3014" style:parent-style-name="Standard" style:family="paragraph">
      <style:text-properties style:font-name="Arial" fo:font-size="11pt" style:font-size-asian="11pt" style:font-size-complex="11pt" fo:language="el" fo:country="GR"/>
    </style:style>
    <style:style style:name="P3015" style:parent-style-name="Standard" style:family="paragraph">
      <style:text-properties style:font-name="Arial" fo:font-size="11pt" style:font-size-asian="11pt" style:font-size-complex="11pt" fo:language="el" fo:country="GR"/>
    </style:style>
    <style:style style:name="P3016" style:parent-style-name="Standard" style:family="paragraph">
      <style:text-properties style:font-name="Arial" fo:font-size="11pt" style:font-size-asian="11pt" style:font-size-complex="11pt" fo:language="el" fo:country="GR"/>
    </style:style>
    <style:style style:name="P3017" style:parent-style-name="Standard" style:family="paragraph">
      <style:text-properties style:font-name="Arial" fo:font-size="11pt" style:font-size-asian="11pt" style:font-size-complex="11pt" fo:language="el" fo:country="GR"/>
    </style:style>
    <style:style style:name="P3018" style:parent-style-name="Standard" style:family="paragraph">
      <style:text-properties style:font-name="Arial" fo:font-size="11pt" style:font-size-asian="11pt" style:font-size-complex="11pt" fo:language="el" fo:country="GR"/>
    </style:style>
    <style:style style:name="T3019"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T3020"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style>
    <style:style style:name="T3021"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T3022"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style>
    <style:style style:name="T3023"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P3024" style:parent-style-name="Standard" style:family="paragraph">
      <style:text-properties style:font-name="Arial" fo:font-size="11pt" style:font-size-asian="11pt" style:font-size-complex="11pt" fo:language="el" fo:country="GR"/>
    </style:style>
    <style:style style:name="T3025" style:parent-style-name="Προεπιλεγμένηγραμματοσειρά" style:family="text">
      <style:text-properties style:font-name="Arial" fo:font-size="11pt" style:font-size-asian="11pt" style:font-size-complex="11pt" fo:language="el" fo:country="GR"/>
    </style:style>
    <style:style style:name="T3026" style:parent-style-name="Προεπιλεγμένηγραμματοσειρά" style:family="text">
      <style:text-properties style:font-name="Arial" fo:font-size="11pt" style:font-size-asian="11pt" style:font-size-complex="11pt" fo:language="el" fo:country="GR"/>
    </style:style>
    <style:style style:name="T3027" style:parent-style-name="Προεπιλεγμένηγραμματοσειρά" style:family="text">
      <style:text-properties style:font-name="Arial" fo:font-size="11pt" style:font-size-asian="11pt" style:font-size-complex="11pt" fo:language="el" fo:country="GR"/>
    </style:style>
    <style:style style:name="T3028" style:parent-style-name="Προεπιλεγμένηγραμματοσειρά" style:family="text">
      <style:text-properties style:font-name="Arial" fo:font-size="11pt" style:font-size-asian="11pt" style:font-size-complex="11pt" style:language-asian="en" style:country-asian="US"/>
    </style:style>
    <style:style style:name="T302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30" style:parent-style-name="Προεπιλεγμένηγραμματοσειρά" style:family="text">
      <style:text-properties style:font-name="Arial" fo:font-size="11pt" style:font-size-asian="11pt" style:font-size-complex="11pt" style:language-asian="en" style:country-asian="US"/>
    </style:style>
    <style:style style:name="T30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32" style:parent-style-name="Προεπιλεγμένηγραμματοσειρά" style:family="text">
      <style:text-properties style:font-name="Arial" fo:font-size="11pt" style:font-size-asian="11pt" style:font-size-complex="11pt" style:language-asian="en" style:country-asian="US"/>
    </style:style>
    <style:style style:name="T303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34" style:parent-style-name="Προεπιλεγμένηγραμματοσειρά" style:family="text">
      <style:text-properties style:font-name="Arial" fo:font-size="11pt" style:font-size-asian="11pt" style:font-size-complex="11pt"/>
    </style:style>
    <style:style style:name="T3035" style:parent-style-name="Προεπιλεγμένηγραμματοσειρά" style:family="text">
      <style:text-properties style:font-name="Arial" fo:font-size="11pt" style:font-size-asian="11pt" style:font-size-complex="11pt" fo:language="el" fo:country="GR"/>
    </style:style>
    <style:style style:name="T3036" style:parent-style-name="Προεπιλεγμένηγραμματοσειρά" style:family="text">
      <style:text-properties style:font-name="Arial" fo:font-size="11pt" style:font-size-asian="11pt" style:font-size-complex="11pt"/>
    </style:style>
    <style:style style:name="T3037" style:parent-style-name="Προεπιλεγμένηγραμματοσειρά" style:family="text">
      <style:text-properties style:font-name="Arial" fo:font-size="11pt" style:font-size-asian="11pt" style:font-size-complex="11pt" fo:language="el" fo:country="GR"/>
    </style:style>
    <style:style style:name="T3038" style:parent-style-name="Προεπιλεγμένηγραμματοσειρά" style:family="text">
      <style:text-properties style:font-name="Arial" fo:font-size="11pt" style:font-size-asian="11pt" style:font-size-complex="11pt"/>
    </style:style>
    <style:style style:name="T3039" style:parent-style-name="Προεπιλεγμένηγραμματοσειρά" style:family="text">
      <style:text-properties style:font-name="Arial" fo:font-size="11pt" style:font-size-asian="11pt" style:font-size-complex="11pt" fo:language="el" fo:country="GR"/>
    </style:style>
    <style:style style:name="P3040" style:parent-style-name="Standard" style:family="paragraph">
      <style:text-properties style:font-name="Arial" fo:font-size="11pt" style:font-size-asian="11pt" style:font-size-complex="11pt" fo:language="el" fo:country="GR"/>
    </style:style>
    <style:style style:name="T3041" style:parent-style-name="Προεπιλεγμένηγραμματοσειρά" style:family="text">
      <style:text-properties style:font-name="Arial" fo:font-size="11pt" style:font-size-asian="11pt" style:font-size-complex="11pt" fo:language="el" fo:country="GR"/>
    </style:style>
    <style:style style:name="T3042" style:parent-style-name="Προεπιλεγμένηγραμματοσειρά" style:family="text">
      <style:text-properties style:font-name="Arial" fo:font-size="11pt" style:font-size-asian="11pt" style:font-size-complex="11pt" fo:language="el" fo:country="GR"/>
    </style:style>
    <style:style style:name="T3043" style:parent-style-name="Προεπιλεγμένηγραμματοσειρά" style:family="text">
      <style:text-properties style:font-name="Arial" fo:font-size="11pt" style:font-size-asian="11pt" style:font-size-complex="11pt" fo:language="el" fo:country="GR"/>
    </style:style>
    <style:style style:name="T3044" style:parent-style-name="Προεπιλεγμένηγραμματοσειρά" style:family="text">
      <style:text-properties style:font-name="Arial" fo:font-size="11pt" style:font-size-asian="11pt" style:font-size-complex="11pt" fo:language="el" fo:country="GR"/>
    </style:style>
    <style:style style:name="T3045" style:parent-style-name="Προεπιλεγμένηγραμματοσειρά" style:family="text">
      <style:text-properties style:font-name="Arial" fo:font-size="11pt" style:font-size-asian="11pt" style:font-size-complex="11pt" fo:language="el" fo:country="GR"/>
    </style:style>
    <style:style style:name="T3046" style:parent-style-name="Προεπιλεγμένηγραμματοσειρά" style:family="text">
      <style:text-properties style:font-name="Arial" fo:font-size="11pt" style:font-size-asian="11pt" style:font-size-complex="11pt"/>
    </style:style>
    <style:style style:name="T3047" style:parent-style-name="Προεπιλεγμένηγραμματοσειρά" style:family="text">
      <style:text-properties style:font-name="Arial" fo:font-size="11pt" style:font-size-asian="11pt" style:font-size-complex="11pt" fo:language="el" fo:country="GR"/>
    </style:style>
    <style:style style:name="T3048" style:parent-style-name="Προεπιλεγμένηγραμματοσειρά" style:family="text">
      <style:text-properties style:font-name="Arial" fo:font-size="11pt" style:font-size-asian="11pt" style:font-size-complex="11pt"/>
    </style:style>
    <style:style style:name="T3049" style:parent-style-name="Προεπιλεγμένηγραμματοσειρά" style:family="text">
      <style:text-properties style:font-name="Arial" fo:font-size="11pt" style:font-size-asian="11pt" style:font-size-complex="11pt" fo:language="el" fo:country="GR"/>
    </style:style>
    <style:style style:name="T3050" style:parent-style-name="Προεπιλεγμένηγραμματοσειρά" style:family="text">
      <style:text-properties style:font-name="Arial" fo:font-size="11pt" style:font-size-asian="11pt" style:font-size-complex="11pt"/>
    </style:style>
    <style:style style:name="T3051" style:parent-style-name="Προεπιλεγμένηγραμματοσειρά" style:family="text">
      <style:text-properties style:font-name="Arial" fo:font-size="11pt" style:font-size-asian="11pt" style:font-size-complex="11pt" fo:language="el" fo:country="GR"/>
    </style:style>
    <style:style style:name="T3052" style:parent-style-name="Προεπιλεγμένηγραμματοσειρά" style:family="text">
      <style:text-properties style:font-name="Arial" fo:font-size="11pt" style:font-size-asian="11pt" style:font-size-complex="11pt" fo:language="el" fo:country="GR"/>
    </style:style>
    <style:style style:name="T3053" style:parent-style-name="Προεπιλεγμένηγραμματοσειρά" style:family="text">
      <style:text-properties style:font-name="Arial" fo:font-size="11pt" style:font-size-asian="11pt" style:font-size-complex="11pt" fo:language="el" fo:country="GR"/>
    </style:style>
    <style:style style:name="T3054" style:parent-style-name="Προεπιλεγμένηγραμματοσειρά" style:family="text">
      <style:text-properties style:font-name="Arial" fo:font-size="11pt" style:font-size-asian="11pt" style:font-size-complex="11pt"/>
    </style:style>
    <style:style style:name="T3055" style:parent-style-name="Προεπιλεγμένηγραμματοσειρά" style:family="text">
      <style:text-properties style:font-name="Arial" fo:font-size="11pt" style:font-size-asian="11pt" style:font-size-complex="11pt" fo:language="el" fo:country="GR"/>
    </style:style>
    <style:style style:name="T3056" style:parent-style-name="Προεπιλεγμένηγραμματοσειρά" style:family="text">
      <style:text-properties style:font-name="Arial" fo:font-size="11pt" style:font-size-asian="11pt" style:font-size-complex="11pt"/>
    </style:style>
    <style:style style:name="T3057" style:parent-style-name="Προεπιλεγμένηγραμματοσειρά" style:family="text">
      <style:text-properties style:font-name="Arial" fo:font-size="11pt" style:font-size-asian="11pt" style:font-size-complex="11pt" fo:language="el" fo:country="GR"/>
    </style:style>
    <style:style style:name="T3058" style:parent-style-name="Προεπιλεγμένηγραμματοσειρά" style:family="text">
      <style:text-properties style:font-name="Arial" fo:font-size="11pt" style:font-size-asian="11pt" style:font-size-complex="11pt"/>
    </style:style>
    <style:style style:name="T3059" style:parent-style-name="Προεπιλεγμένηγραμματοσειρά" style:family="text">
      <style:text-properties style:font-name="Arial" fo:font-size="11pt" style:font-size-asian="11pt" style:font-size-complex="11pt" fo:language="el" fo:country="GR"/>
    </style:style>
    <style:style style:name="T3060" style:parent-style-name="Προεπιλεγμένηγραμματοσειρά" style:family="text">
      <style:text-properties style:font-name="Arial" fo:font-size="11pt" style:font-size-asian="11pt" style:font-size-complex="11pt" fo:language="el" fo:country="GR"/>
    </style:style>
    <style:style style:name="T3061" style:parent-style-name="Προεπιλεγμένηγραμματοσειρά" style:family="text">
      <style:text-properties style:font-name="Arial" fo:font-size="11pt" style:font-size-asian="11pt" style:font-size-complex="11pt" fo:language="el" fo:country="GR"/>
    </style:style>
    <style:style style:name="P3062" style:parent-style-name="Standard" style:family="paragraph">
      <style:text-properties style:font-name="Arial" fo:font-size="11pt" style:font-size-asian="11pt" style:font-size-complex="11pt" fo:language="el" fo:country="GR"/>
    </style:style>
    <style:style style:name="P3063" style:parent-style-name="Standard" style:family="paragraph">
      <style:text-properties style:font-name="Arial" fo:font-size="11pt" style:font-size-asian="11pt" style:font-size-complex="11pt" fo:language="el" fo:country="GR"/>
    </style:style>
    <style:style style:name="P3064" style:parent-style-name="Standard" style:family="paragraph">
      <style:text-properties style:font-name="Arial" fo:font-size="11pt" style:font-size-asian="11pt" style:font-size-complex="11pt" fo:language="el" fo:country="GR"/>
    </style:style>
    <style:style style:name="T3065"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T3066"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style>
    <style:style style:name="T3067"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T3068"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style>
    <style:style style:name="T3069"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P3070" style:parent-style-name="Standard" style:family="paragraph">
      <style:text-properties style:font-name="Arial" fo:font-weight="bold" style:font-weight-asian="bold" style:font-weight-complex="bold" fo:font-size="11pt" style:font-size-asian="11pt" style:font-size-complex="11pt"/>
    </style:style>
    <style:style style:name="P3071" style:parent-style-name="Standard" style:family="paragraph">
      <style:text-properties style:font-name="Arial" fo:font-size="11pt" style:font-size-asian="11pt" style:font-size-complex="11pt" fo:language="el" fo:country="GR"/>
    </style:style>
    <style:style style:name="P3072" style:parent-style-name="Standard" style:family="paragraph">
      <style:text-properties style:font-name="Arial" fo:font-size="11pt" style:font-size-asian="11pt" style:font-size-complex="11pt" fo:language="el" fo:country="GR"/>
    </style:style>
    <style:style style:name="P3073" style:parent-style-name="Standard" style:family="paragraph">
      <style:text-properties style:font-name="Arial" fo:font-size="11pt" style:font-size-asian="11pt" style:font-size-complex="11pt" fo:language="el" fo:country="GR"/>
    </style:style>
    <style:style style:name="P3074" style:parent-style-name="Standard" style:family="paragraph">
      <style:text-properties style:font-name="Arial" fo:font-weight="bold" style:font-weight-asian="bold" style:font-weight-complex="bold" fo:font-size="11pt" style:font-size-asian="11pt" style:font-size-complex="11pt" fo:language="el" fo:country="GR"/>
    </style:style>
    <style:style style:name="T3075"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style>
    <style:style style:name="T3076"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P3077" style:parent-style-name="Standard" style:family="paragraph">
      <style:text-properties style:font-name="Arial" fo:font-size="11pt" style:font-size-asian="11pt" style:font-size-complex="11pt" fo:language="el" fo:country="GR"/>
    </style:style>
    <style:style style:name="P3078" style:parent-style-name="Standard" style:family="paragraph">
      <style:text-properties style:font-name="Arial" fo:font-size="11pt" style:font-size-asian="11pt" style:font-size-complex="11pt" fo:language="el" fo:country="GR"/>
    </style:style>
    <style:style style:name="P3079" style:parent-style-name="Standard" style:family="paragraph">
      <style:text-properties style:font-name="Arial" fo:font-size="11pt" style:font-size-asian="11pt" style:font-size-complex="11pt" fo:language="el" fo:country="GR" style:language-asian="en" style:country-asian="US"/>
    </style:style>
    <style:style style:name="P3080" style:parent-style-name="Standard" style:family="paragraph">
      <style:text-properties style:font-name="Arial" fo:font-size="11pt" style:font-size-asian="11pt" style:font-size-complex="11pt" fo:language="el" fo:country="GR" style:language-asian="en" style:country-asian="US"/>
    </style:style>
    <style:style style:name="P3081" style:parent-style-name="Standard" style:family="paragraph">
      <style:text-properties style:font-name="Arial" fo:font-weight="bold" style:font-weight-asian="bold" style:font-weight-complex="bold" fo:font-size="11pt" style:font-size-asian="11pt" style:font-size-complex="11pt" fo:language="el" fo:country="GR" style:language-asian="en" style:country-asian="US"/>
    </style:style>
    <style:style style:name="P3082" style:parent-style-name="Standard" style:family="paragraph">
      <style:text-properties style:font-name="Arial" fo:font-size="11pt" style:font-size-asian="11pt" style:font-size-complex="11pt" fo:language="el" fo:country="GR" style:language-asian="en" style:country-asian="US"/>
    </style:style>
    <style:style style:name="T308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84" style:parent-style-name="Προεπιλεγμένηγραμματοσειρά" style:family="text">
      <style:text-properties style:font-name="Arial" fo:font-size="11pt" style:font-size-asian="11pt" style:font-size-complex="11pt" style:language-asian="en" style:country-asian="US"/>
    </style:style>
    <style:style style:name="T30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8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87" style:parent-style-name="Προεπιλεγμένηγραμματοσειρά" style:family="text">
      <style:text-properties style:font-name="Arial" fo:font-size="11pt" style:font-size-asian="11pt" style:font-size-complex="11pt" style:language-asian="en" style:country-asian="US"/>
    </style:style>
    <style:style style:name="T308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89" style:parent-style-name="Προεπιλεγμένηγραμματοσειρά" style:family="text">
      <style:text-properties style:font-name="Arial" fo:font-size="11pt" style:font-size-asian="11pt" style:font-size-complex="11pt" style:language-asian="en" style:country-asian="US"/>
    </style:style>
    <style:style style:name="T309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91" style:parent-style-name="Προεπιλεγμένηγραμματοσειρά" style:family="text">
      <style:text-properties style:font-name="Arial" fo:font-size="11pt" style:font-size-asian="11pt" style:font-size-complex="11pt" style:language-asian="en" style:country-asian="US"/>
    </style:style>
    <style:style style:name="T309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9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94" style:parent-style-name="Προεπιλεγμένηγραμματοσειρά" style:family="text">
      <style:text-properties style:font-name="Arial" fo:font-size="11pt" style:font-size-asian="11pt" style:font-size-complex="11pt" style:language-asian="en" style:country-asian="US"/>
    </style:style>
    <style:style style:name="T309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96" style:parent-style-name="Προεπιλεγμένηγραμματοσειρά" style:family="text">
      <style:text-properties style:font-name="Arial" fo:font-size="11pt" style:font-size-asian="11pt" style:font-size-complex="11pt" style:language-asian="en" style:country-asian="US"/>
    </style:style>
    <style:style style:name="T309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98"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099"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100"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101"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102"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103"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104"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105"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106"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107"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108"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109"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110"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111"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112"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113"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114"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115"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116"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117"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118"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119"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120"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121"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122"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123"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P3124" style:parent-style-name="Standard" style:family="paragraph">
      <style:text-properties style:font-name="Arial" fo:font-size="11pt" style:font-size-asian="11pt" style:font-size-complex="11pt" fo:language="el" fo:country="GR" style:language-asian="en" style:country-asian="US"/>
    </style:style>
  </office:automatic-styles>
  <office:body>
    <office:text text:use-soft-page-breaks="true">
      <text:p text:style-name="P1">ΠΑΝΕΠΙΣΤΗΜΙΟ ΠΑΤΡΩΝ</text:p>
      <text:p text:style-name="P2">ΤΜΗΜΑ ΗΛΕΚΤΡΟΛΟΓΩΝ ΜΗΧΑΝΙΚΩΝ</text:p>
      <text:p text:style-name="P3">ΚΑΙ ΤΕΧΝΟΛΟΓΙΑΣ ΥΠΟΛΟΓΙΣΤΩΝ</text:p>
      <text:p text:style-name="P4"/>
      <text:p text:style-name="P5">ΤΟΜΕΑΣ: (στον οποίο εκπονείται η διπλωματική εργασία)</text:p>
      <text:p text:style-name="P6"/>
      <text:p text:style-name="P7">ΕΡΓΑΣΤΗΡΙΟ</text:p>
      <text:p text:style-name="P8"><text:tab/></text:p>
      <text:h text:style-name="P9" text:outline-level="1"><text:tab/></text:h>
      <text:h text:style-name="P10" text:outline-level="1"/>
      <text:h text:style-name="P11" text:outline-level="1"/>
      <text:p text:style-name="P12"/>
      <text:p text:style-name="P13">Διπλωματική Εργασία</text:p>
      <text:p text:style-name="P14">του φοιτητή του Τμήματος Ηλεκτρολόγων Μηχανικών και</text:p>
      <text:p text:style-name="P15">Τεχνολογίας Υπολογιστών της Πολυτεχνικής Σχολής του</text:p>
      <text:p text:style-name="P16">Πανεπιστημίου Πατρών</text:p>
      <text:p text:style-name="P17"/>
      <text:p text:style-name="P18"/>
      <text:p text:style-name="P19"><text:span text:style-name="T20">(Κλεάνθης Κρυσταλλίδης Νικολάου)</text:span></text:p>
      <text:p text:style-name="P21"/>
      <text:p text:style-name="P22"><text:span text:style-name="T23">Αριθμός Μητρώου: 227820</text:span></text:p>
      <text:p text:style-name="P24"/>
      <text:p text:style-name="P25"/>
      <text:p text:style-name="P26">Θέμα</text:p>
      <text:p text:style-name="P27"/>
      <text:p text:style-name="P28"><text:span text:style-name="T29">«An Automatically-Generated Evaluation Function in General Game Playing»</text:span></text:p>
      <text:p text:style-name="P30"/>
      <text:p text:style-name="P31"/>
      <text:p text:style-name="P32">Επιβλέπων</text:p>
      <text:p text:style-name="P33">(Γράφετε το όνομα του<text:s/>Επιβλέποντος Καθηγητή)</text:p>
      <text:p text:style-name="P34"/>
      <text:p text:style-name="P35"/>
      <text:p text:style-name="P36"/>
      <text:p text:style-name="P37">Αριθμός Διπλωματικής Εργασίας:</text:p>
      <text:p text:style-name="P38"><text:span text:style-name="T39">(227820<text:s/></text:span><text:span text:style-name="T40">/2020</text:span><text:span text:style-name="T41">)</text:span></text:p>
      <text:p text:style-name="P42"/>
      <text:p text:style-name="P43"/>
      <text:p text:style-name="P44"/>
      <text:p text:style-name="P45"/>
      <text:p text:style-name="P46"/>
      <text:p text:style-name="P47">Πάτρα, (Γράφετε Μήνα και Έτος παρουσίασης)</text:p>
      <text:p text:style-name="P48">……./………./…….</text:p>
      <text:p text:style-name="P49"/>
      <text:p text:style-name="P50"/>
      <text:p text:style-name="P51"/>
      <text:p text:style-name="P52">ΠΙΣΤΟΠΟΙΗΣΗ</text:p>
      <text:p text:style-name="P53"/>
      <text:p text:style-name="P54">Πιστοποιείται ότι η Διπλωματική Εργασία με θέμα</text:p>
      <text:p text:style-name="P55"/>
      <text:p text:style-name="P56">«Γράφετε το θέμα της Διπλωματικής Εργασίας σας»</text:p>
      <text:p text:style-name="P57"/>
      <text:p text:style-name="P58"/>
      <text:p text:style-name="P59">Του<text:s/>φοιτητή του Τμήματος Ηλεκτρολόγων Μηχανικών και Τεχνολογίας Υπολογιστών</text:p>
      <text:p text:style-name="P60"/>
      <text:p text:style-name="P61"/>
      <text:p text:style-name="P62">(Γράφετε Ονοματεπώνυμο και Πατρώνυμο)</text:p>
      <text:p text:style-name="P63"/>
      <text:p text:style-name="P64">Αριθμός Μητρώου:</text:p>
      <text:p text:style-name="P65"/>
      <text:p text:style-name="P66"/>
      <text:p text:style-name="P67"/>
      <text:p text:style-name="P68">Παρουσιάστηκε δημόσια και εξετάστηκε στο Τμήμα Ηλεκτρολόγων Μηχανικών και Τεχνολογίας Υπολογιστών στις</text:p>
      <text:p text:style-name="P69">…….../……../………</text:p>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Ο Επιβλέπων<text:tab/><text:tab/><text:tab/><text:tab/><text:s text:c="48"/>Ο Διευθυντής του Τομέα</text:p>
      <text:p text:style-name="P83"/>
      <text:p text:style-name="P84">(Γράφετε ονοματεπώνυμο <text:s text:c="27"/><text:tab/><text:tab/><text:tab/><text:tab/><text:tab/><text:s text:c="26"/>(Γράφετε ονοματεπώνυμο</text:p>
      <text:p text:style-name="P85">και βαθμίδα επιβλέποντος &amp;<text:s/>Υπογραφή) <text:s text:c="15"/>και βαθμίδα επιβλέποντος &amp;Υπογραφή)</text:p>
      <text:p text:style-name="P86"/>
      <text:p text:style-name="P87"/>
      <text:p text:style-name="P88"/>
      <text:p text:style-name="P89"/>
      <text:p text:style-name="P90"/>
      <text:p text:style-name="P91">Αριθμός Διπλωματικής Εργασίας:</text:p>
      <text:p text:style-name="P92"/>
      <text:p text:style-name="P93"/>
      <text:p text:style-name="P94">Θέμα: «Γράφετε το θέμα της Διπλωματικής Εργασίας σας»</text:p>
      <text:p text:style-name="P95"/>
      <text:p text:style-name="P96"/>
      <text:p text:style-name="P97"/>
      <text:p text:style-name="P98">Φοιτητής: <text:s text:c="68"/>Επιβλέπων:</text:p>
      <text:p text:style-name="P99"/>
      <text:p text:style-name="P100"/>
      <text:p text:style-name="P101"/>
      <text:p text:style-name="P102">Περίληψη</text:p>
      <text:p text:style-name="P103">(Περιγράφεται με λίγα λόγια το αντικείμενο της εργασία σας)</text:p>
      <text:p text:style-name="P104"><text:s text:c="89"/></text:p>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Πίνακας Περιεχομένων</text:p>
      <text:p text:style-name="P124"/>
      <text:p text:style-name="P125"/>
      <text:p text:style-name="P126"/>
      <text:list text:style-name="LFO1" text:continue-numbering="true">
        <text:list-item>
          <text:p text:style-name="P127">Εισαγωγή</text:p>
        </text:list-item>
        <text:list-item>
          <text:p text:style-name="P128">Γενικές Γνώσεις</text:p>
          <text:list text:continue-numbering="true">
            <text:list-item>
              <text:p text:style-name="P129"><text:span text:style-name="T130">Python</text:span></text:p>
            </text:list-item>
            <text:list-item>
              <text:p text:style-name="P131"><text:span text:style-name="T132">Prolog</text:span></text:p>
            </text:list-item>
            <text:list-item>
              <text:p text:style-name="P133"><text:span text:style-name="T134">Algorithms</text:span></text:p>
            </text:list-item>
            <text:list-item>
              <text:p text:style-name="P135"><text:span text:style-name="T136">GDL</text:span></text:p>
            </text:list-item>
            <text:list-item>
              <text:p text:style-name="P137"><text:span text:style-name="T138">Evaluation Function</text:span></text:p>
            </text:list-item>
          </text:list>
        </text:list-item>
        <text:list-item>
          <text:p text:style-name="P139">Εφαρμογή</text:p>
          <text:list text:continue-numbering="true">
            <text:list-item>
              <text:p text:style-name="P140"><text:span text:style-name="T141">Feature Gathering</text:span></text:p>
            </text:list-item>
          </text:list>
        </text:list-item>
        <text:list-item>
          <text:p text:style-name="P142">Τρόπος Χρήσης</text:p>
        </text:list-item>
        <text:list-item>
          <text:p text:style-name="P143">Αποτελέσματα</text:p>
        </text:list-item>
        <text:list-item>
          <text:p text:style-name="P144">Βελτιώσεις</text:p>
        </text:list-item>
      </text:list>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1</text:p>
      <text:p text:style-name="P164"/>
      <text:p text:style-name="P165"/>
      <text:p text:style-name="P166"/>
      <text:p text:style-name="P167">Εισαγωγή</text:p>
      <text:p text:style-name="P168"/>
      <text:p text:style-name="P169"/>
      <text:list text:style-name="LFO2" text:continue-numbering="true">
        <text:list-item>
          <text:list>
            <text:list-item>
              <text:p text:style-name="P170"><text:s/>General Game Player</text:p>
            </text:list-item>
            <text:list-item>
              <text:p text:style-name="P171"><text:s/>Evaluation Function</text:p>
            </text:list-item>
            <text:list-item>
              <text:p text:style-name="P172"><text:span text:style-name="T173"><text:s/>Λόγοι χρίσης<text:s/></text:span><text:span text:style-name="T174">Evaluation Function<text:s/></text:span><text:span text:style-name="T175"><text:s/></text:span></text:p>
            </text:list-item>
          </text:list>
        </text:list-item>
      </text:list>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list text:style-name="LFO3" text:continue-numbering="true">
        <text:list-item>
          <text:list>
            <text:list-item>
              <text:p text:style-name="P193">General Game Player</text:p>
            </text:list-item>
          </text:list>
        </text:list-item>
      </text:list>
      <text:p text:style-name="P194"/>
      <text:p text:style-name="P195">Η<text:s/>ανάπτυξη αλγορίθμων ικανών να παίξουν καλώς καθορισμένα παιχνίδια αποτελεί έναν σημαντικό κλάδο της επιστήμης της τεχνητής νοημοσύνης. Μέχρι σήμερα έχουμε καταφέρει ,για τα περισσότερα παιχνίδια, να δημιουργήσουμε αλγορίθμους ικανούς να ανταγωνιστούν και να νικήσουν κορυφαίους παίχτες (ΠΑΡΑΔΕΙΓΜΑΤΑ). Οι περισσότεροι όμως <text:s/>από αυτούς τους αλγόριθμους είναι σχεδιασμένη να παίζουν μόνο το συγκεκριμένο παιχνίδι για το οποίο σχεδιάστηκαν και κάνουν χρήση προηγούμενη γνώσης για να δημιουργήσουν την στρατηγική τους.</text:p>
      <text:p text:style-name="P196"><text:s/></text:p>
      <text:p text:style-name="P197"><text:span text:style-name="T198">Ένας<text:s/></text:span><text:span text:style-name="T199">General</text:span><text:span text:style-name="T200"><text:s/></text:span><text:span text:style-name="T201">Game</text:span><text:span text:style-name="T202"><text:s/></text:span><text:span text:style-name="T203">Player</text:span><text:span text:style-name="T204"><text:s/>διαφέρει με τους προαναφερθέντες αλγορίθμους στο ότι πρέπει να είναι ικανός να αντιμετωπίσει οποιοδήποτε παιχνίδι του δοθεί με την προϋπόθεση ότι οι κανόνες του παιχνιδιού είναι σαφώς καθορισμένοι. Λόγω αυτού οι<text:s/></text:span><text:span text:style-name="T205">General</text:span><text:span text:style-name="T206"><text:s/></text:span><text:span text:style-name="T207">Game</text:span><text:span text:style-name="T208"><text:s/></text:span><text:span text:style-name="T209">Player</text:span><text:span text:style-name="T210"><text:s/>αλγόριθμοι δεν μπορούν να χρησιμοποιήσουν στρατηγικές που έχουν σχεδιαστεί εκ των προτέρων αλλά πρέπει να αναπτύξουν δικές τους στρατηγικές κατάλληλα διαμορφωμένες για το παιχνίδι που τους δόθηκε. Αυτό βέβαια δεν σημαίνει ότι δεν μπορεί να γίνε</text:span><text:span text:style-name="T211">ι χρήση πρότερης γνώσεις από του αλγορίθμους, μάλιστα έχει γίνει έρευνα πάνω στην αναγνώριση κοινών χαρακτηριστικών μεταξύ τον ανθρώπινων επιτραπέζιων παιχνιδιών και χρήση τον ομοιοτήτων αυτώ για την κατασκευή αλγορίθμων<text:s/></text:span><text:span text:style-name="T212">GGP</text:span><text:span text:style-name="T213">. Παρόλα αυτά η παραπάνω τεχνική</text:span><text:span text:style-name="T214"><text:s/>βασίζεται κυρίως στο ότι τα περισσότερα παιχνίδια που χρησιμοποιούνται σε έναν διαγωνισμό<text:s/></text:span><text:span text:style-name="T215">GGP</text:span><text:span text:style-name="T216"><text:s/>είναι παρόμοια ή και ίδια με πραγματικά παιχνίδια. Για το λόγο αυτό η υλοποίηση που περιγράφεται σε πλαίσια αυτής της εργασίας δεν κάνει χρήση τεχνικής πρότερης<text:s/></text:span><text:span text:style-name="T217">γνώσης θέλοντας να δώσει βάση στην δυνατότητα των<text:s/></text:span><text:span text:style-name="T218">gpp</text:span><text:span text:style-name="T219"><text:s/>να αντιμετωπίσει οποιοδήποτε παιχνίδι του δοθεί ακόμα και αν αυτό δεν έχει καμία σχέση με τα επιτραπέζια παιχνίδια που χρησιμοποιούνται στην πραγματικότητα.</text:span></text:p>
      <text:p text:style-name="P220"/>
      <text:p text:style-name="P221"><text:span text:style-name="T222">Η ανάγκη ενός<text:s/></text:span><text:span text:style-name="T223">General</text:span><text:span text:style-name="T224"><text:s/></text:span><text:span text:style-name="T225">Game</text:span><text:span text:style-name="T226"><text:s/></text:span><text:span text:style-name="T227">Player</text:span><text:span text:style-name="T228"><text:s/>να μπορεί<text:s/></text:span><text:span text:style-name="T229">να αντιμετωπίσει οποιοδήποτε καλώς καθορισμένο παιχνίδι του δοθεί και να προσπαθήσει να βρει την βέλτιστη στρατηγική έχει ιδιαίτερο ενδιαφέρον. Οι<text:s/></text:span><text:span text:style-name="T230">General</text:span><text:span text:style-name="T231"><text:s/></text:span><text:span text:style-name="T232">Game</text:span><text:span text:style-name="T233"><text:s/></text:span><text:span text:style-name="T234">Player</text:span><text:span text:style-name="T235"><text:s text:c="2"/>αλγόριθμοι δίνουν προτεραιότητα στην ευελιξία έναντι της ειδίκευσης παρουσιάζοντας έτσι<text:s/></text:span><text:span text:style-name="T236">ενδιαφέρον για χρήση τους για την επίλυση πραγματικών προβλημάτων με την προϋπόθεση ότι τα προβλήματα αυτά μπορούν να περιγράφουν και να καθοριστούν με ακρίβεια.</text:span></text:p>
      <text:p text:style-name="P237"/>
      <text:p text:style-name="P238"/>
      <text:list text:style-name="LFO4" text:continue-numbering="true">
        <text:list-item>
          <text:list>
            <text:list-item>
              <text:p text:style-name="P239">Evaluation Function</text:p>
            </text:list-item>
          </text:list>
        </text:list-item>
      </text:list>
      <text:p text:style-name="P240"/>
      <text:p text:style-name="P241"><text:span text:style-name="T242">Υπάρχουν πολλές διαφορετικές μέθοδοι στις οποίες βασίζεται η δημιουργία</text:span><text:span text:style-name="T243"><text:s/>ενός<text:s/></text:span><text:span text:style-name="T244">General</text:span><text:span text:style-name="T245"><text:s/></text:span><text:span text:style-name="T246">Game</text:span><text:span text:style-name="T247"><text:s/></text:span><text:span text:style-name="T248">Player</text:span><text:span text:style-name="T249">.Σε παιχνίδια με λίγες επιλογές κινήσεων και που η τερματική κατάσταση έρχεται μετά από λίγες κινήσεις είναι δυνατό να δημιουργηθεί ένα δέντρο που εμπεριέχει όλους τους τρόπους που μπορεί να εξελιχτεί η παρτίδα. Ερευνώντας αυτό το<text:s/></text:span><text:span text:style-name="T250">δέντρο είναι δυνατό ο αλγόριθμός να παίρνει την τέλεια απόφαση για κάθε του κίνηση. Περίπλοκα παιχνίδια όμως έχουν δέντρα μεγάλου βάθους και πλάτους που δεν είναι δυνατόν να δημιουργηθούν μέσα σε λογικό χρόνο και δεσμευμένου μεγάλο μέρος της μνήμης του υπο</text:span><text:span text:style-name="T251">λογιστή. Για την αντιμετώπιση τέτοιον παιγνίων έχουν δημιουργηθεί αλγόριθμοι που δεν χρειάζονται να δημιουργήσουν ολόκληρο το δέντρο για να αποφασίσουν την επόμενη τους κίνηση.</text:span></text:p>
      <text:p text:style-name="P252"/>
      <text:p text:style-name="P253"><text:span text:style-name="T254"><text:s/>Ο πιο απλός τρόπος είναι ένας αλγόριθμος που κάνει μια τυχαία νόμιμη κίνηση ό</text:span><text:span text:style-name="T255">ποτε είναι η 'σειρά' του. Όπως είναι λογικό ένας τέτοιος αλγόριθμος αν και λειτουργικός έχει πολύ χαμηλά ποσοστά επιτυχίας. Παρουσιάζει πάραυτα ενδιαφέρον αφού ακόμα και για τη λειτουργία ενός τόσο απλού φαινομενικά αλγορίθμου είναι απαραίτητη η κατανόηση<text:s/></text:span><text:span text:style-name="T256">των κανόνων του παιγνίου ώστε να μπορεί να επιλεχτεί μια νόμιμη κίνηση. Ένας τέτοιος αλγόριθμος συνήθως ονομάζεται<text:s/></text:span><text:span text:style-name="T257">Random</text:span><text:span text:style-name="T258"><text:s/></text:span><text:span text:style-name="T259">Player</text:span><text:span text:style-name="T260"><text:s/>ή<text:s/></text:span><text:span text:style-name="T261">Legal</text:span><text:span text:style-name="T262"><text:s/></text:span><text:span text:style-name="T263">Player</text:span><text:span text:style-name="T264"><text:s/>και χρησιμοποιείται κυρίως ως πρώτη δημιουργία από άτομα καινούρια στον χώρο του<text:s/></text:span><text:span text:style-name="T265">ggp</text:span><text:span text:style-name="T266">.</text:span></text:p>
      <text:p text:style-name="P267"/>
      <text:p text:style-name="P268"><text:span text:style-name="T269">Σύνηθες είναι<text:s/></text:span><text:span text:style-name="T270">επίσης να χρησιμοποιούνται αλγόριθμοι βασισμένοι στους διάφορους αλγορίθμους αναζήτησης τεχνίτης νοημοσύνης. Η αποδοτικότητα τέτοιων αλγορίθμων διαφέρει τόσο από αλγόριθμο σε αλγόριθμο όσο και από παιχνίδι σε παιχνίδι. Είναι εύκολα κατανοητό ότι αλγόριθμοι</text:span><text:span text:style-name="T271"><text:s/>όπως ο<text:s/></text:span><text:span text:style-name="T272">min</text:span><text:span text:style-name="T273">-</text:span><text:span text:style-name="T274">max</text:span><text:span text:style-name="T275"><text:s/>και ο αδερφός του ο<text:s/></text:span><text:span text:style-name="T276">Alpha</text:span><text:span text:style-name="T277">-</text:span><text:span text:style-name="T278">Beta</text:span><text:span text:style-name="T279"><text:s/></text:span><text:span text:style-name="T280">Pruning</text:span><text:span text:style-name="T281"><text:s/>έχουν πολύ καλύτερα αποτελέσματα σε παιχνίδια που έχουν μικρή πολυπλοκότητα και κατά συνέπεια σχετικά ρηχά δέντρα που χρειάζεται να εξερευνηθούν. Αντίθετα αλγόριθμοι που εξάγουν δεδομένα χωρίς να χρειά</text:span><text:span text:style-name="T282">ζεται να ελέγξουν όλες τις δυνατές (η έστω της περισσότερες στην περίπτωση του<text:s/></text:span><text:span text:style-name="T283">Alpha</text:span><text:span text:style-name="T284">-</text:span><text:span text:style-name="T285">Beta</text:span><text:span text:style-name="T286"><text:s/></text:span><text:span text:style-name="T287">Pruning</text:span><text:span text:style-name="T288">) κινήσεις έχουν πολύ καλύτερα αποτελέσματα σε παιχνίδια μεγάλής πολυπλοκότητας και βάθους.</text:span></text:p>
      <text:p text:style-name="P289"/>
      <text:p text:style-name="P290"/>
      <text:list text:style-name="LFO5" text:continue-numbering="true">
        <text:list-item>
          <text:list>
            <text:list-item>
              <text:p text:style-name="P291">Ιστορική αναδρομή</text:p>
            </text:list-item>
          </text:list>
        </text:list-item>
      </text:list>
      <text:p text:style-name="P292"/>
      <text:p text:style-name="P293"><text:span text:style-name="T294">Η πρώτη αναφορά σε μια υπολογιστική μηχανή με<text:s/></text:span><text:span text:style-name="T295">την δυνατότητα να αντιμετωπίσει ανθρώπους σε παιχνίδια είναι από το 1860 και της μηχανής γνωστής ως<text:s/></text:span><text:span text:style-name="T296">Turk</text:span><text:span text:style-name="T297">. Αργότερα ανακαλύφτηκε ότι η μηχανή αυτή αποτελούσε απάτη. Η πρώτη πραγματική προσπάθεια γίνετε το 1890 με την μηχανή του<text:s/></text:span><text:span text:style-name="T298">Torres</text:span><text:span text:style-name="T299"><text:s/></text:span><text:span text:style-name="T300">v</text:span><text:span text:style-name="T301"><text:s/></text:span><text:span text:style-name="T302">Quevedo</text:span><text:span text:style-name="T303"><text:s/>που παρά την</text:span><text:span text:style-name="T304"><text:s/>περιορισμένες δυνατότητες της αποτελεί πρόγονο των σημερινών μηχανών[1].</text:span></text:p>
      <text:p text:style-name="P305"/>
      <text:p text:style-name="P306">Τα επόμενα 60 χρόνια υπήρχε μικρή εξέλιξη στον τομέα της τεχνητής νοημοσύνης μέχρι το 1950 και την δημοσίευση επιστημονικών εργασιών για τα παιχνίδια του σκακιού <text:s/>και της ντάμας[].</text:p>
      <text:p text:style-name="P307"><text:span text:style-name="T308">Το 1988 η μηχανή γνωστή ως<text:s/></text:span><text:span text:style-name="T309">Deep</text:span><text:span text:style-name="T310"><text:s/></text:span><text:span text:style-name="T311">Though</text:span><text:span text:style-name="T312"><text:s/>νικάει τον<text:s/></text:span><text:span text:style-name="T313">Bent</text:span><text:span text:style-name="T314"><text:s/></text:span><text:span text:style-name="T315">Larsen</text:span><text:span text:style-name="T316"><text:s/>και γίνεται η πρώτη μηχανή που νικάει έναν<text:s/></text:span><text:span text:style-name="T317">grandmaster</text:span><text:span text:style-name="T318"><text:s/>σε τουρνουά σκακιού[2]. '</text:span><text:span text:style-name="T319">E</text:span><text:span text:style-name="T320">ναν χρόνο αργότερα και μετά την ήττα της από τον<text:s/></text:span><text:span text:style-name="T321">Garry</text:span><text:span text:style-name="T322"><text:s/></text:span><text:span text:style-name="T323">Kasparov</text:span><text:span text:style-name="T324"><text:s/>η αναβαθμισμένη πλέον μηχανή<text:s/></text:span><text:span text:style-name="T325">μετονομάζεται σε<text:s/></text:span><text:span text:style-name="T326">Deep</text:span><text:span text:style-name="T327"><text:s/></text:span><text:span text:style-name="T328">Blue</text:span><text:span text:style-name="T329">[3]. Ο<text:s/></text:span><text:span text:style-name="T330">Deep</text:span><text:span text:style-name="T331"><text:s/></text:span><text:span text:style-name="T332">Blue</text:span><text:span text:style-name="T333"><text:s/>αφού χάνει για μια ακόμα φορά από τον<text:s/></text:span><text:span text:style-name="T334">Kasparov</text:span><text:span text:style-name="T335"><text:s/>,καταφέρνοντας όμως να κερδίσει ένα από τα 6 παιχνίδια, το 1996 καταφέρνει να τον κερδίσει τελικά το 1997[3][4].</text:span></text:p>
      <text:p text:style-name="P336"/>
      <text:p text:style-name="P337">Η κατασκευή του και η<text:s/>αποτελεσματικότητα τους έδειξε την ικανότητα των υπολογιστών να επιλύουν προβλήματα αν αυτά είναι γνωστά εκ των προτέρων και υπάρχουν συγκεκριμένες διαδικασίες που οδηγούν στην λύση τους. Παρότι μια επιπόλαιη σκέψη σε οδηγεί να θεωρήσεις το εύρος εφαρμογών<text:s/>τέτοιων προγραμμάτων ως μικρό, αυτό θα ήτανε μεγάλο λάθος. Καθημερινά αντιμετωπίζουμε προβλήματα που η διαδικασία επιλύσεις τους είναι γνωστή και καθορισμένη αλλά συνεχίζει να είναι χρονοβόρα. Τέτοια προβλήματα ειδικά σχεδιασμένη αλγόριθμοι που δεν διαφέρουν στις αρχές τους από αυτούς που παίζουν παιχνίδια μπορούν να τα λύσουν σε μικρό χρόνο και με καλύτερο τρόπο από ότι ένας άνθρωπος. Εύκολο τέτοιο παράδειγμα είναι ένα σύστημα που ρυθμίζει τα φανάρια σε μια διασταύρωση αλλάζοντας πιο επιτρέπεται να περάσει ανάλογα με την κίνηση που υπάρχει εκείνη την στιγμή. Γίνεται ευκολά κατανοητό ότι ένας τέτοιος αλγόριθμος χρησιμοποιεί τις ίδιες αρχές με έναν αλγόριθμο που παίζει ένα παιχνίδι στο οποίο σκοπός είναι να περάσεις όσα περισσότερα αυτοκίνητα μπορείς χωρίς να γίνει ατύχημα.</text:p>
      <text:p text:style-name="P338"/>
      <text:p text:style-name="P339"><text:span text:style-name="T340">Οι προαναφερθέντες μηχανές όμως βασίζονται σε αλγορίθμους που λειτουργούν συγκεκριμένα για ένα μόνο παιχνίδι. Οι αλγόριθμοι αυτοί είναι εξειδικευμένοι και χρησιμοποιούν στρατηγικές ειδικά κατασκευασμένες από τους κατασκευαστές τους για το</text:span><text:span text:style-name="T341">ν παιχνίδι που του έχει ανατεθεί. Είναι αυτονόητο ότι ένας αλγόριθμος φτιαγμένος για να παίζει<text:s/></text:span><text:span text:style-name="T342">monopoly</text:span><text:span text:style-name="T343"><text:s/>ίσως να μπορούσε να βοηθήσει σε κτηματομεσιτικά αλλά σίγουρα θα ήταν ανίκανος να ρυθμίσει τα φανάρια σε μια διασταύρωση. Ο εξειδικευμένος αυτός τρόπος λ</text:span><text:span text:style-name="T344">ειτουργίας μειώνει το ενδιαφέρον τους ως προσομοιώσεις ανθρώπινης νοημοσύνης. Έτσι δεν άργησε να γίνει εμφανής η ανάγκη για την δημιουργία προγραμμάτων που θα μπορούσαν να ανταπεξέλθουν σε μια μεγάλη ποικιλία παιχνιδιών. Τα προγράμματα αυτά θα πρέπει όχι μ</text:span><text:span text:style-name="T345">όνο να καταλαβαίνουν τους κανόνες του παιχνιδιού που τους δίνονται αλλά και να βρίσκουν μια στρατηγική που θα τους οδηγεί στην νίκη.</text:span></text:p>
      <text:p text:style-name="P346"/>
      <text:p text:style-name="P347"><text:span text:style-name="T348">Το 1992 έχουμε την εμφάνιση δύο προγραμμάτων από τον<text:s/></text:span><text:span text:style-name="T349">Barney</text:span><text:span text:style-name="T350"><text:s/></text:span><text:span text:style-name="T351">Pells</text:span><text:span text:style-name="T352">.<text:s/></text:span><text:span text:style-name="T353">To</text:span><text:span text:style-name="T354"><text:s/>πρώτο πρόγραμμα ονόματι “</text:span><text:span text:style-name="T355">MetaGame</text:span><text:span text:style-name="T356">” είχε την δυνατότη</text:span><text:span text:style-name="T357">τα να δημιουργεί κανόνες για παιχνίδια βασισμένα στο σκάκι ενώ το δεύτερο ονομάζεται “</text:span><text:span text:style-name="T358">MetaGamer</text:span><text:span text:style-name="T359">” μπορούσε να παίξει το παιχνίδια αυτά[5]. Το 1998 έχουμε το πρώτο εμπορικό πρόγραμμα με δυνατότητες<text:s/></text:span><text:span text:style-name="T360">General</text:span><text:span text:style-name="T361"><text:s/></text:span><text:span text:style-name="T362">Game</text:span><text:span text:style-name="T363"><text:s/></text:span><text:span text:style-name="T364">Playing</text:span><text:span text:style-name="T365"><text:s/>που ονομάζεται “</text:span><text:span text:style-name="T366">Zillion</text:span><text:span text:style-name="T367"><text:s/></text:span><text:span text:style-name="T368">of</text:span><text:span text:style-name="T369"><text:s/></text:span><text:span text:style-name="T370">Games</text:span><text:span text:style-name="T371">” από τ</text:span><text:span text:style-name="T372">ους<text:s/></text:span><text:span text:style-name="T373">Jeff</text:span><text:span text:style-name="T374"><text:s/></text:span><text:span text:style-name="T375">Mallett</text:span><text:span text:style-name="T376"><text:s/>και<text:s/></text:span><text:span text:style-name="T377">Mark</text:span><text:span text:style-name="T378"><text:s/></text:span><text:span text:style-name="T379">Lefler</text:span><text:span text:style-name="T380">[6]. Καθοριστικό ρόλο για την πρόοδο του<text:s/></text:span><text:span text:style-name="T381">General</text:span><text:span text:style-name="T382"><text:s/></text:span><text:span text:style-name="T383">Game</text:span><text:span text:style-name="T384"><text:s/></text:span><text:span text:style-name="T385">Playing</text:span><text:span text:style-name="T386"><text:s/>έπαιξε το<text:s/></text:span><text:span text:style-name="T387">Stanford</text:span><text:span text:style-name="T388"><text:s/>που το 2005 δημιούργησε το “Project </text:span><text:span text:style-name="T389">General Game Playing</text:span><text:span text:style-name="T390">”[7]. Το<text:s/></text:span><text:span text:style-name="T391">project</text:span><text:span text:style-name="T392"><text:s text:c="2"/>αυτό περιλαμβάνει έναν ετήσιο διαγωνισμό ,κατά τον οποίο<text:s/></text:span><text:span text:style-name="T393">διάφορα προγράμματα ανταγωνίζονται μεταξύ τους σε διάφορα άγνωστα παιχνίδια. Ο διαγωνισμός αυτός και κατ' επέκταση το<text:s/></text:span><text:span text:style-name="T394">Stanford</text:span><text:span text:style-name="T395"><text:s/>ορίζουν πλέον τα<text:s/></text:span><text:span text:style-name="T396">standard</text:span><text:span text:style-name="T397"><text:s text:c="2"/>στα οποία βασίζονται οι περισσότεροι αλγόριθμοι<text:s/></text:span><text:span text:style-name="T398">general</text:span><text:span text:style-name="T399"><text:s/></text:span><text:span text:style-name="T400">game</text:span><text:span text:style-name="T401"><text:s/></text:span><text:span text:style-name="T402">playing</text:span><text:span text:style-name="T403">.</text:span></text:p>
      <text:p text:style-name="P404"/>
      <text:p text:style-name="P405"><text:span text:style-name="T406">Δυστυχώς ο διαγωνισμός αυτός έχ</text:span><text:span text:style-name="T407">ει σταματήσει από το 2016 αφήνοντας ένα μεγάλο κενό στην επιστήμη των<text:s/></text:span><text:span text:style-name="T408">ggp</text:span><text:span text:style-name="T409">. Σήμερα οι περισσότεροι χρηματοδότηση και κατ’ επέκταση εργασία συγκεντρώνεται σε εξειδικευμένους αλγορίθμους που έχουν μικρά και συγκεκριμένα πεδία εφαρμογής. Η ειδίκευση αυτή τους<text:s/></text:span><text:span text:style-name="T410">επιτρέπει να είναι πιο αποδοτική στο πλαίσιο που χρησιμοποιούνται με αντάλλαγμα την αδυναμία τους να χρησιμοποιηθούν οπουδήποτε αλλού.</text:span></text:p>
      <text:p text:style-name="P411"/>
      <text:p text:style-name="P412"/>
      <text:p text:style-name="P413"/>
      <text:p text:style-name="P414"><text:span text:style-name="T415">1.4</text:span><text:span text:style-name="T416">General</text:span><text:span text:style-name="T417"><text:s/></text:span><text:span text:style-name="T418">Game</text:span><text:span text:style-name="T419"><text:s/></text:span><text:span text:style-name="T420">Playing</text:span><text:span text:style-name="T421"><text:s/>πρακτικές χρήσεις</text:span></text:p>
      <text:p text:style-name="P422"/>
      <text:p text:style-name="P423"><text:span text:style-name="T424">Παρότι οι αλγόριθμοι που δημιουργούνται για<text:s/></text:span><text:span text:style-name="T425">General</text:span><text:span text:style-name="T426"><text:s/></text:span><text:span text:style-name="T427">Game</text:span><text:span text:style-name="T428"><text:s/></text:span><text:span text:style-name="T429">Playing</text:span><text:span text:style-name="T430"><text:s text:c="2"/></text:span><text:span text:style-name="T431">έχουν ως σκοπό τα επιτραπέζια παιχνίδια το ενδιαφέρον τους δεν τελειώνει εκεί. Η χρήση τους σε ηλεκτρονικά παιχνίδια είναι ίσως προφανής αλλά σημαντική. Παρότι ακόμα οι περισσότερες εταιρείες προτιμάνε να φτιάχνουν εξειδικευμένα προγράμματα η δημιουργία εν</text:span><text:span text:style-name="T432">ός προγράμματος που θα μπορούσε να χρησιμοποιηθεί από πάνω από ένα διαφορετικό παιχνίδι ακόμα και αν δεν είχε την ίδια αποτελεσματικότητα με ένα εξειδικευμένο πρόγραμμα θα βοήθαγε στην εξοικονόμηση χρόνου και χρήματος.</text:span></text:p>
      <text:p text:style-name="P433"/>
      <text:p text:style-name="P434"><text:span text:style-name="T435">Η χρήση όμως του<text:s/></text:span><text:span text:style-name="T436">General</text:span><text:span text:style-name="T437"><text:s/></text:span><text:span text:style-name="T438">Game</text:span><text:span text:style-name="T439"><text:s/></text:span><text:span text:style-name="T440">Playin</text:span><text:span text:style-name="T441">g</text:span><text:span text:style-name="T442"><text:s/>δεν περιορίζεται μόνο στα παιχνίδια. Αλγόριθμοι σχεδιασμένοι για<text:s/></text:span><text:span text:style-name="T443">General</text:span><text:span text:style-name="T444"><text:s/></text:span><text:span text:style-name="T445">Game</text:span><text:span text:style-name="T446"><text:s/></text:span><text:span text:style-name="T447">Playing</text:span><text:span text:style-name="T448"><text:s/>μπορούν να χρησιμοποιηθούν σε διάφορες πτυχές της κοινωνίας. Πράγματα όπως το χρηματιστήριο, οι εκλογές, η μετακίνηση κ.τ.λ ήδη χρησιμοποιούν εξειδικευμένους αλγόριθμου</text:span><text:span text:style-name="T449">ς. Γενικότερα οτιδήποτε μπορεί να οριστεί ως παιχνίδι μπορεί να επεξεργαστεί από έναν αλγόριθμο<text:s/></text:span><text:span text:style-name="T450">General</text:span><text:span text:style-name="T451"><text:s/></text:span><text:span text:style-name="T452">Game</text:span><text:span text:style-name="T453"><text:s/></text:span><text:span text:style-name="T454">Player</text:span><text:span text:style-name="T455">. Οι στρατηγικές όμως που χρησιμοποιούν αυτοί οι αλγόριθμοι είναι δοσμένοι από τους δημιουργούς τους με αποτέλεσμα να κουβαλάει μαζί της και<text:s/></text:span><text:span text:style-name="T456">της προκαταλήψεις τους. Για το λόγω πολύ τομείς θα επωφελούνταν από την χρήση ενός<text:s/></text:span><text:span text:style-name="T457">General</text:span><text:span text:style-name="T458"><text:s/></text:span><text:span text:style-name="T459">Game</text:span><text:span text:style-name="T460"><text:s/></text:span><text:span text:style-name="T461">Player</text:span><text:span text:style-name="T462">.</text:span></text:p>
      <text:p text:style-name="P463"/>
      <text:p text:style-name="P464"><text:span text:style-name="T465">Σε μια εποχή που η εξειδίκευση αποτελεί συνεχές φαινόμενο τόσο στον πραγματικό χώρο (εργασία,παραγωγη κ.τ.λ) όσο και στον ψηφιακό(εφαρμογες…) το<text:s/></text:span><text:span text:style-name="T466">ggp</text:span><text:span text:style-name="T467"><text:s/>πο</text:span><text:span text:style-name="T468">υ έχει ως σκοπό την ποικιλία χρήσης παρέχει μια πνοή ανάσας. Εφαρμογές με ευρεία χρήση όχι μόνο μειώνουν το κόστος μάθησης για τον χρήστη αλλά κάνουν και πιο εύκολη την υιοθέτηση τους αφού παρέχουν μεγαλύτερο κέρδος στον καταναλωτή, σκεφτείτε μόνο για κάθε</text:span><text:span text:style-name="T469"><text:s/>πράγμα που σήμερα χρησιμοποιείται έναν ηλεκτρονικό υπολογιστή να χρειαζόσασταν ένα διαφορετικό μηχάνημα. Γίνεται εμφανές ότι η συμπύκνωση πολλών δυνατοτήτων σε ένα/μια προϊόν/εφαρμογή είναι ιδιαίτερα επιθυμητή.</text:span></text:p>
      <text:p text:style-name="P470"/>
      <text:p text:style-name="P471"><text:span text:style-name="T472">Η σημασία όμως του<text:s/></text:span><text:span text:style-name="T473">GGP</text:span><text:span text:style-name="T474"><text:s/>δεν βρίσκεται στις π</text:span><text:span text:style-name="T475">ρακτικές χρήσεις του αλλά στην συμβολή του στην επιστήμη της τεχνητής νοημοσύνης. Η τεχνητή νοημοσύνη είναι μια επιστήμη που έχει ως σκοπό την εξομοίωση της ανθρώπινης νοημοσύνης, οι διάφοροι κλάδοι της αντιμετωπίζουν την επιδίωξη αυτή με διαφορετικούς τρό</text:span><text:span text:style-name="T476">πους από αλγορίθμους ανάλυσης κειμένου έως και αλγορίθμους<text:s/></text:span><text:span text:style-name="T477">machine</text:span><text:span text:style-name="T478">-</text:span><text:span text:style-name="T479">learning</text:span><text:span text:style-name="T480"><text:s/>και νευρωνικών δικτύων. Το<text:s/></text:span><text:span text:style-name="T481">ggp</text:span><text:span text:style-name="T482"><text:s/>σαν αναπόσπαστο κομμάτι αυτής της επιστήμης βάζει το δικό του λιθαράκι δίνοντας βάσει όχι μόνο στο αποτέλεσμα αλλά και στην ποικιλία των εφαρμογών πο</text:span><text:span text:style-name="T483">υ θα πρέπει να έχει μια νοημοσύνη. Όσο καλός και να είναι ένας υπολογιστής στο να παίζει σκάκι ή να βρίσκει πια<text:s/></text:span><text:span text:style-name="T484">video</text:span><text:span text:style-name="T485"><text:s/>θες να δεις στο<text:s/></text:span><text:span text:style-name="T486">internet</text:span><text:span text:style-name="T487"><text:s/>δεν μπορεί να θεωρηθεί ότι έχει νοημοσύνη αν είναι το μόνο πράγμα που μπορεί να κάνει. Για το λόγο αυτό η αλγόριθ</text:span><text:span text:style-name="T488">μοι<text:s/></text:span><text:span text:style-name="T489">GGP</text:span><text:span text:style-name="T490"><text:s/>θυσιάζουν μέρος της αποτελεσματικότητας για το αντάλλαγμα της γενικότητας και της δυνατότητας χρήσης τους σε μεγάλο εύρος εφαρμογών.</text:span></text:p>
      <text:p text:style-name="P491"/>
      <text:p text:style-name="P492"/>
      <text:p text:style-name="P493"/>
      <text:p text:style-name="P494"><text:span text:style-name="T495">12221<text:s/></text:span><text:span text:style-name="T496">Στόχοι και προβλήματα</text:span></text:p>
      <text:p text:style-name="P497"/>
      <text:p text:style-name="P498"><text:span text:style-name="T499">Κεντρικός σκοπός της υλοποίησης αυτής είναι μπορέσουμε να φτιάξουμε μια συνάρτηση ε</text:span><text:span text:style-name="T500">κτίμησης η οποία θα παράγεται αυτόματα από το πρόγραμμα χωρίς να ξέρει το παιχνίδι που θα τις δοθεί .Σε <text:s/>δεύτερο πλάνο <text:s/>είναι να γίνει χρήση της συνάρτησης αυτής μαζί με τον αλγόριθμό<text:s/></text:span><text:span text:style-name="T501">monte</text:span><text:span text:style-name="T502">-</text:span><text:span text:style-name="T503">carl</text:span><text:span text:style-name="T504">ο.<text:s/></text:span></text:p>
      <text:p text:style-name="P505"/>
      <text:p text:style-name="P506"><text:span text:style-name="T507">Η δημιουργία της συνάρτηση εκτίμησης συνήθως<text:s/></text:span><text:span text:style-name="T508">γίνεται συνήθως με χρήση προγενέστερης γνώσης το οποίο εμείς θέλουμε να αποφύγουμε. Το κεντρικά προβλήματα που πρέπει να λυθούν προκύπτουν από την αδυναμία αυτή και διακρίνονται σε δύο μεγάλες κατηγορίες. Πρώτον είναι ο τρόπος με τον οποίο θα ανακαλύπτει ο</text:span><text:span text:style-name="T509"><text:s/>υπολογιστής ποια πράγματα έχουν σημασία για να κρίνει την κατάσταση που έχει το παιχνίδι σε έναν συγκεκριμένο γύρο. Δεύτερον πρόβλημα είναι το να δοθούν βαρύ στα στοιχεία που έχουν βρεθεί μέχρι τώρα για να ξέρουμε πόσο σημαντικά η μη είναι για να κριθεί μ</text:span><text:span text:style-name="T510">ια κατάσταση του παιχνιδιού. Για το πρώτο πρόβλημα κάνουμε την μορφωμένη επιλογή ότι τα σημαντικά κομμάτια του παιχνιδιού θα αναφέρονται στης οδηγίες του παιχνιδιού και με αυτά ως αρχικό σύνολο δημιουργούμαι και άλλα στοιχεία που θεωρούμαι ότι μπορούν να π</text:span><text:span text:style-name="T511">εριγράψουν μια κατάσταση ικανοποιητικά. Για την επίλυση του δευτέρου προβλήματος κάνουμε χρήση της στατιστική και του αλγορίθμου<text:s/></text:span><text:span text:style-name="T512">monte</text:span><text:span text:style-name="T513">-</text:span><text:span text:style-name="T514">carlo</text:span><text:span text:style-name="T515">. Μαζεύοντας έτσι στατιστικά στοιχεία για διάφορες τυχαία δημιουργημένες καταστάσεις παιχνιδιού και των αποτελεσμάτω</text:span><text:span text:style-name="T516">ν των παιχνιδιών αυτών δίνουμε διαφορετικές αξίες στα στοιχεία μας και κρατάμε μόνο τα στοιχεία που παρουσιάζουν το μεγαλύτερο ενδιαφέρον.</text:span></text:p>
      <text:p text:style-name="P517"/>
      <text:p text:style-name="P518"/>
      <text:p text:style-name="P519"><text:span text:style-name="T520">Σημαντικό κομμάτι αυτής της διπλωματικής είναι και η χρήση συνάρτησης εκτίμησης μαζί με τον αλγόριθμο<text:s/></text:span><text:span text:style-name="T521">monte</text:span><text:span text:style-name="T522">-</text:span><text:span text:style-name="T523">carlo</text:span><text:span text:style-name="T524">. Ο<text:s/></text:span><text:span text:style-name="T525">monte</text:span><text:span text:style-name="T526">-</text:span><text:span text:style-name="T527">carlo</text:span><text:span text:style-name="T528"><text:s/>βλέπει μεγάλο ποσοστό χρήσης σε σύγχρονους αλγορίθμους<text:s/></text:span><text:span text:style-name="T529">GGP</text:span><text:span text:style-name="T530"><text:s/>και είναι φτιαγμένος ώστε να μην χρειάζεται τη χρήση συνάρτησης εκτίμησης πράγμα που θεωρείται και ένα από τα πλεονεκτήματα του. Στην υλοποίηση αυτή για την παραγωγή ολόκληρου<text:s/></text:span><text:span text:style-name="T531">του<text:s/></text:span><text:span text:style-name="T532">agent</text:span><text:span text:style-name="T533"><text:s/>θα κάνουμε χρήση του<text:s/></text:span><text:span text:style-name="T534">monte</text:span><text:span text:style-name="T535">-</text:span><text:span text:style-name="T536">carlo</text:span><text:span text:style-name="T537"><text:s/>σε δύο σημεία. Αρχικά θα τον χρησιμοποιήσουμε για την συλλογή στατιστικών στοιχείων για εύρεση της αξίας των στοιχείων που έχουμε βρει. Έπειτα θα τον συνδυάσουμε με την παραγόμενη συνάρτηση εκτίμησης θεωρώντας ότι</text:span><text:span text:style-name="T538"><text:s/>με αυτόν τον τρόπο θα βελτιώσουμε την απόδοση του.</text:span></text:p>
      <text:p text:style-name="P539"/>
      <text:p text:style-name="P540"/>
      <text:p text:style-name="Standard"><text:span text:style-name="T541">1.5 Πρότυπα διαγωνισμού του<text:s/></text:span><text:span text:style-name="T542">Stanford</text:span></text:p>
      <text:p text:style-name="P543"><text:span text:style-name="T544">Στην παρούσα εργασία ασχολούμαστε με προγράμματα που τηρούν τους κανονισμούς του ετήσιου διαγωνισμού του<text:s/></text:span><text:span text:style-name="T545">Standford</text:span><text:span text:style-name="T546">. Λόγω αυτού είναι σημαντικό να δούμε ποιοι είναι α</text:span><text:span text:style-name="T547">υτοί οι κανονισμοί πριν συνεχίσουμε την μελέτη μας.</text:span></text:p>
      <text:p text:style-name="P548"><text:span text:style-name="T549">Όπως προαναφέρθηκε τα προγράμματα<text:s/></text:span><text:span text:style-name="T550">General</text:span><text:span text:style-name="T551"><text:s/></text:span><text:span text:style-name="T552">Game</text:span><text:span text:style-name="T553"><text:s/></text:span><text:span text:style-name="T554">Playing</text:span><text:span text:style-name="T555"><text:s/>πρέπει να μπορούν να ανταπεξέλθουν σε διαφορετικά παιχνίδια, ως εκ τούτου κατά την διάρκεια του διαγωνισμού θα εξεταστούν οι αποδόσεις τους σε διάφορ</text:span><text:span text:style-name="T556">α είδη παιγνίων με διαφορετικά επίπεδα πολυπλοκότητας. Την διαχείριση κάθε αγώνα την αναλαμβάνει ένα πρόγραμμα γνωστό ως<text:s/></text:span><text:span text:style-name="T557">Game</text:span><text:span text:style-name="T558"><text:s/></text:span><text:span text:style-name="T559">Manager</text:span><text:span text:style-name="T560">.Κάθε<text:s/></text:span><text:span text:style-name="T561">General</text:span><text:span text:style-name="T562"><text:s/></text:span><text:span text:style-name="T563">Game</text:span><text:span text:style-name="T564"><text:s/></text:span><text:span text:style-name="T565">Player</text:span><text:span text:style-name="T566"><text:s/>ή πράκτορας(</text:span><text:span text:style-name="T567">agent</text:span><text:span text:style-name="T568">) επικοινωνεί με τον<text:s/></text:span><text:span text:style-name="T569">Game</text:span><text:span text:style-name="T570"><text:s/></text:span><text:span text:style-name="T571">Master</text:span><text:span text:style-name="T572"><text:s/>και λαμβάνει τους κανόνες του<text:s/></text:span><text:span text:style-name="T573">παιχνιδιού, τον ρόλο που θα έχει καθώς και έναν χρονικό διάστημα ,που διαφέρει από παιχνίδι σε παιχνίδι, που έχει ώστε να επεξεργαστεί τους κανόνες πριν ξεκινήσει. Όταν όλοι οι<text:s/></text:span><text:span text:style-name="T574">agents</text:span><text:span text:style-name="T575"><text:s/>που συμμετέχουν στων συγκεκριμένο αγώνα ειδοποιήσουν ότι είναι έτοιμοι η</text:span><text:span text:style-name="T576"><text:s/>τελειώσει ο δοσμένος χρόνος ο<text:s/></text:span><text:span text:style-name="T577">Game</text:span><text:span text:style-name="T578"><text:s/></text:span><text:span text:style-name="T579">Manager</text:span><text:span text:style-name="T580"><text:s/>αρχίζει το παιχνίδι. Κάθε γύρω ο<text:s/></text:span><text:span text:style-name="T581">Game</text:span><text:span text:style-name="T582"><text:s/></text:span><text:span text:style-name="T583">Manager</text:span><text:span text:style-name="T584"><text:s/>ειδοποιεί τους<text:s/></text:span><text:span text:style-name="T585">agents</text:span><text:span text:style-name="T586"><text:s/>για την κατάσταση που βρίσκετε το παιχνίδι και για το χρόνο που έχουν να αποφασίσουν την κίνηση τους, επίσης ελέγχει αν το παιχνίδι έχει φτάσει<text:s/></text:span><text:span text:style-name="T587">σε τερματικό στάδιο και αν ναι τερματίζει το παιχνίδι και μεταδίδει το αποτέλεσμα[7].</text:span></text:p>
      <text:p text:style-name="Standard"><text:span text:style-name="T588">Για την καλύτερη λειτουργία του διαγωνισμού τα παιχνίδια που δίνονται είναι γραμμένα σε συγκεκριμένη γλώσσα. Η</text:span><text:span text:style-name="T589"><text:s/>Game Discription Language(</text:span><text:span text:style-name="T590">“</text:span><text:span text:style-name="T591">Τερματισμός</text:span><text:span text:style-name="T592">(Termination)</text:span><text:span text:style-name="T593">. A game</text:span><text:span text:style-name="T594"><text:s/>description in GDL </text:span><text:span text:style-name="T595">terminates</text:span><text:span text:style-name="T596"> if all infinite sequences of legal moves from the initial state of the game reach a terminal state after a finite number of steps.</text:span></text:p>
      <text:p text:style-name="Textbody"><text:span text:style-name="T597">Playability</text:span><text:span text:style-name="T598">. A game description in GDL is </text:span><text:span text:style-name="T599">playable</text:span><text:span text:style-name="T600"> if and only if every role has at least one<text:s/></text:span><text:span text:style-name="T601">legal move in every non-terminal state reachable from the initial state.</text:span></text:p>
      <text:p text:style-name="Textbody"><text:span text:style-name="T602">Winnability</text:span><text:span text:style-name="T603">. A game description in GDL is </text:span><text:span text:style-name="T604">strongly winnable</text:span><text:span text:style-name="T605"> if and only if, for some role, there is a sequence of individual individual actions of that role that leads to a terminal s</text:span><text:span text:style-name="T606">tate of the game where that role's goal value is maximal no matter what the other players do. A game description in GDL is </text:span><text:span text:style-name="T607">weakly winnable</text:span><text:span text:style-name="T608"> if and only if, for every role, there is a sequence of </text:span><text:span text:style-name="T609">joint</text:span><text:span text:style-name="T610"> actions of all roles<text:s/></text:span><text:span text:style-name="T611">GDL)<text:s/></text:span><text:span text:style-name="T612">είναι</text:span><text:span text:style-name="T613"><text:s/></text:span><text:span text:style-name="T614">βασισμένη</text:span><text:span text:style-name="T615"><text:s/></text:span><text:span text:style-name="T616">στην</text:span><text:span text:style-name="T617"><text:s/>datalog<text:s/></text:span><text:span text:style-name="T618">α</text:span><text:span text:style-name="T619">λλά</text:span><text:span text:style-name="T620"><text:s/></text:span><text:span text:style-name="T621">έχει</text:span><text:span text:style-name="T622"><text:s/></text:span><text:span text:style-name="T623">υποστεί</text:span><text:span text:style-name="T624"><text:s/></text:span><text:span text:style-name="T625">αλλαγές</text:span><text:span text:style-name="T626"><text:s/></text:span><text:span text:style-name="T627">με</text:span><text:span text:style-name="T628"><text:s/></text:span><text:span text:style-name="T629">σκοπό</text:span><text:span text:style-name="T630"><text:s/></text:span><text:span text:style-name="T631">την</text:span><text:span text:style-name="T632"><text:s/></text:span><text:span text:style-name="T633">ευκολότερη</text:span><text:span text:style-name="T634"><text:s/></text:span><text:span text:style-name="T635">και</text:span><text:span text:style-name="T636"><text:s/></text:span><text:span text:style-name="T637">σωστότερη</text:span><text:span text:style-name="T638"><text:s/></text:span><text:span text:style-name="T639">περιγραφή</text:span><text:span text:style-name="T640"><text:s/></text:span><text:span text:style-name="T641">των</text:span><text:span text:style-name="T642"><text:s/></text:span><text:span text:style-name="T643">παιχνιδιών</text:span><text:span text:style-name="T644">.<text:s/></text:span><text:span text:style-name="T645">Πέρα απο την γλώσσα στην οποία πρέπει να είναι γραμμένα τα παιχνίδια πρέπει επίσης να υπακούν στους εξής κανόνες:</text:span><text:span text:style-name="T646">that</text:span><text:span text:style-name="T647"><text:s/></text:span><text:span text:style-name="T648">leads</text:span><text:span text:style-name="T649"><text:s/></text:span><text:span text:style-name="T650">to</text:span><text:span text:style-name="T651"><text:s/></text:span><text:span text:style-name="T652">a</text:span><text:span text:style-name="T653"><text:s/></text:span><text:span text:style-name="T654">terminal</text:span><text:span text:style-name="T655"><text:s/></text:span><text:span text:style-name="T656">state</text:span><text:span text:style-name="T657"><text:s/></text:span><text:span text:style-name="T658">where</text:span><text:span text:style-name="T659"><text:s/></text:span><text:span text:style-name="T660">that</text:span><text:span text:style-name="T661"><text:s/></text:span><text:span text:style-name="T662">role</text:span><text:span text:style-name="T663">'</text:span><text:span text:style-name="T664">s</text:span><text:span text:style-name="T665"><text:s/></text:span><text:span text:style-name="T666">goal</text:span><text:span text:style-name="T667"><text:s/></text:span><text:span text:style-name="T668">value</text:span><text:span text:style-name="T669"><text:s/></text:span><text:span text:style-name="T670">is</text:span><text:span text:style-name="T671"><text:s/></text:span><text:span text:style-name="T672">maximal</text:span><text:span text:style-name="T673">.</text:span></text:p>
      <text:p text:style-name="Textbody"><text:span text:style-name="T674">Well-formedness</text:span><text:span text:style-name="T675">. A game description in GDL is </text:span><text:span text:style-name="T676">well-formed</text:span><text:span text:style-name="T677"> if it terminates and is both playable and weakly winnable.”</text:span></text:p>
      <text:p text:style-name="P678">[9]</text:p>
      <text:p text:style-name="P679"/>
      <text:p text:style-name="P680"/>
      <text:list text:style-name="LFO6" text:continue-numbering="true">
        <text:list-item>
          <text:list>
            <text:list-item>
              <text:p text:style-name="P681">Game Description Language(GDL)</text:p>
            </text:list-item>
          </text:list>
        </text:list-item>
      </text:list>
      <text:p text:style-name="P682"><text:span text:style-name="T683">Όπως προαναφέρθηκε η γλώσσα που χρησιμοποιήστε για τους κανόνες των<text:s/></text:span><text:span text:style-name="T684">παιχνιδιών είναι μια παραλλαγή της<text:s/></text:span><text:span text:style-name="T685">Datalog</text:span><text:span text:style-name="T686"><text:s/>που ονομάζεται<text:s/></text:span><text:span text:style-name="T687">Game</text:span><text:span text:style-name="T688"><text:s/></text:span><text:span text:style-name="T689">Description</text:span><text:span text:style-name="T690"><text:s/></text:span><text:span text:style-name="T691">Language</text:span><text:span text:style-name="T692">(</text:span><text:span text:style-name="T693">GDL</text:span><text:span text:style-name="T694">).</text:span><text:span text:style-name="T695">H</text:span><text:span text:style-name="T696"><text:s/></text:span><text:span text:style-name="T697">GDL</text:span><text:span text:style-name="T698"><text:s/>κατηγοριοποιεί τους κανόνες του παιχνιδιού σε Οντότητες(</text:span><text:span text:style-name="T699">Entities</text:span><text:span text:style-name="T700">), Προτάσεις(</text:span><text:span text:style-name="T701">Propositions</text:span><text:span text:style-name="T702">), Κινήσεις(</text:span><text:span text:style-name="T703">Actions</text:span><text:span text:style-name="T704">) και Παίχτες(</text:span><text:span text:style-name="T705">Players</text:span><text:span text:style-name="T706">)[12].</text:span></text:p>
      <text:p text:style-name="P707">Οντότητες αποτελούν τα σταθερά κομμάτια ενός παιχνιδιού. Πράγματα όπως τα πούλια, κάρτες, το ταμπλό κ.τ.λ. . Αποτελούν κομμάτια που μένουν σταθερά στην διάρκεια του παιχνιδιού αν και δεν είναι ανάγκη να χρησιμοποιούνται καθόλη την διάρκεια του.</text:p>
      <text:p text:style-name="P708">Οι κινήσεις γίνονται από του παίχτες. Αποτελούν το σύνολο των δυνατοτήτων που έχει ένας παίχτης ανεξάρτητα σε πιο στάδιο του παιχνιδιού βρίσκεσαι. Κατά συνέπεια δεν είναι όλες οι κινήσεις νόμιμες σε όλη την διάρκεια του παιχνιδιού.</text:p>
      <text:p text:style-name="P709">Οι παίχτες είναι οι ενεργές οντότητες του παιχνιδιού. Κάθε παίχτης συνδέεται με έναν ρόλο από τον οποίο καθορίζονται οι νόμιμες κινήσεις που έχει διαθέσιμες σε κάθε στάδιο του παιχνιδιού.</text:p>
      <text:p text:style-name="P710">Οι προτάσεις είναι προϋποθέσεις με τιμές αληθής ή ψευδής που καθορίζουν το την κατάσταση στην οποία βρίσκεται το παιχνίδι.</text:p>
      <text:p text:style-name="P711"><text:span text:style-name="T712">Για ν</text:span><text:span text:style-name="T713">α καθορίσει το κάθε κομμάτι και τις σχέσεις που έχει με τα υπόλοιπα η<text:s/></text:span><text:span text:style-name="T714">GDL</text:span><text:span text:style-name="T715"><text:s/>είναι οργανωμένη με συγκεκριμένο τρόπο. Αναλυτικότερα για την περιγραφή παιχνιδιών η<text:s/></text:span><text:span text:style-name="T716">GDL</text:span><text:span text:style-name="T717"><text:s/>κάνει χρήση δύο δομών, των Οντοτήτων (</text:span><text:span text:style-name="T718">Entities</text:span><text:span text:style-name="T719">) και των Σχέσεων (</text:span><text:span text:style-name="T720">Relations</text:span><text:span text:style-name="T721">). Ως Οντότητες χαρ</text:span><text:span text:style-name="T722">ακτηρίζονται όλα τα αντικείμενα που υπάρχουν στο παιχνίδι και ως Σχέσεις όλες οι ιδιότητες των αντικειμένων αυτών αλλά και η σχέσεις που έχουν μεταξύ τους. Ο συνδυασμός οντοτήτων και σχέσεων μας δίνει την δομή<text:s/></text:span><text:span text:style-name="T723">proposition</text:span><text:span text:style-name="T724">. Ένα απλό<text:s/></text:span><text:span text:style-name="T725">preposition</text:span><text:span text:style-name="T726"><text:s/>που βρίσκετα</text:span><text:span text:style-name="T727">ι στην περιγραφή του παιχνιδιού<text:s/></text:span><text:span text:style-name="T728">tic</text:span><text:span text:style-name="T729">-</text:span><text:span text:style-name="T730">tac</text:span><text:span text:style-name="T731">-</text:span><text:span text:style-name="T732">toe</text:span><text:span text:style-name="T733"><text:s/>είναι το<text:s/></text:span><text:span text:style-name="T734">cell</text:span><text:span text:style-name="T735">(1,2,</text:span><text:span text:style-name="T736">b</text:span><text:span text:style-name="T737">). Το<text:s/></text:span><text:span text:style-name="T738">cell</text:span><text:span text:style-name="T739"><text:s/>αποτελεί την σχέση και τα χαρακτηριστικά 1, 2,<text:s/></text:span><text:span text:style-name="T740">b</text:span><text:span text:style-name="T741"><text:s/>τις οντότητες. Το <text:s/></text:span><text:span text:style-name="T742">preposition</text:span><text:span text:style-name="T743"><text:s/>αυτό μας περιγράφει ότι στο κελί με συντεταγμένες 1 – 2 υπάρχει<text:s/></text:span><text:span text:style-name="T744">b</text:span><text:span text:style-name="T745">, που στην περίπτωση μας είναι<text:s/></text:span><text:span text:style-name="T746">συντομογραφία για<text:s/></text:span><text:span text:style-name="T747">blank</text:span><text:span text:style-name="T748">(κενό). Συνεχίζοντας με το παράδειγμα μας η περιγραφή του<text:s/></text:span><text:span text:style-name="T749">tic</text:span><text:span text:style-name="T750">-</text:span><text:span text:style-name="T751">tac</text:span><text:span text:style-name="T752">-</text:span><text:span text:style-name="T753">toe</text:span><text:span text:style-name="T754"><text:s/>για την σωστή δόμηση του παιχνιδιού χρειάζεται εκτός από<text:s/></text:span><text:span text:style-name="T755">prepositions</text:span><text:span text:style-name="T756"><text:s text:c="2"/>που περιγράφουν τα κελιά να ασχοληθεί και με το ποιοι ρόλοι υπάρχουν και ποιος έχει σειρά. Γ</text:span><text:span text:style-name="T757">ια το λόγο αυτό υπάρχει το<text:s/></text:span><text:span text:style-name="T758">role</text:span><text:span text:style-name="T759">(</text:span><text:span text:style-name="T760">white</text:span><text:span text:style-name="T761">),</text:span><text:span text:style-name="T762">role</text:span><text:span text:style-name="T763">(</text:span><text:span text:style-name="T764">black</text:span><text:span text:style-name="T765">) που χαρακτηρίζουν την οντότητα<text:s/></text:span><text:span text:style-name="T766">white</text:span><text:span text:style-name="T767"><text:s/>και<text:s/></text:span><text:span text:style-name="T768">black</text:span><text:span text:style-name="T769"><text:s/>ως ρόλους αλλά και το<text:s/></text:span><text:span text:style-name="T770">control</text:span><text:span text:style-name="T771">(</text:span><text:span text:style-name="T772">white</text:span><text:span text:style-name="T773">),</text:span><text:span text:style-name="T774">control</text:span><text:span text:style-name="T775">(</text:span><text:span text:style-name="T776">black</text:span><text:span text:style-name="T777">) που περιγράφουν ποιος μπορεί να κάνει την επόμενη κίνηση.</text:span></text:p>
      <text:p text:style-name="P778"><text:span text:style-name="T779">Γίνεται προφανές ότι η περιγραφές αυτές δεν είνα</text:span><text:span text:style-name="T780">ι αρκετές για να περιγράψουν τον τρόπο που παίζεται ένα παιχνίδι. Σέ ένα παιχνίδι μονόπολης μπορεί να έχεις όλα τα πιόνια αλλά χωρίς της οδηγίες να σου εξηγήσουν ότι πρέπει να κουνιέσαι τόσα τετράγωνα όσα δείχνει το ζάρι δεν μπορείς να τα χρησιμοποιήσεις.<text:s/></text:span><text:span text:style-name="T781">Καθίσταται έτσι αναγκαίο η<text:s/></text:span><text:span text:style-name="T782">GDL</text:span><text:span text:style-name="T783"><text:s/>να έχει ένα τρόπο για να περιγράφουν κανόνες. Η ανάγκη αυτή σε συνδυασμό με το ότι η περιγραφές αυτές είναι φτιαγμένες για να αναλύονται αυτόματα από υπολογιστές οδήγησε στην δημιουργία καθορισμένων δομών με ακριβής λειτουργί</text:span><text:span text:style-name="T784">α και χρήση. Οι δομές αυτές είναι σχέσεις που εμφανίζονται με τον ίδιο τρόπο σε όλες τις περιγραφές παιχνιδιών αν και δεν είναι απαραίτητο να χρησιμοποιούν όλες σε κάθε μια. Οι σχέσεις αυτές είναι οι:</text:span></text:p>
      <text:p text:style-name="P785"><text:span text:style-name="T786">role</text:span><text:span text:style-name="T787">(</text:span><text:span text:style-name="T788">a</text:span><text:span text:style-name="T789">) : Την σχέση<text:s/></text:span><text:span text:style-name="T790">role</text:span><text:span text:style-name="T791">() την είδαμε και παραπάνω και<text:s/></text:span><text:span text:style-name="T792">είναι δηλώνει ότι το<text:s/></text:span><text:span text:style-name="T793">a</text:span><text:span text:style-name="T794"><text:s text:c="2"/>είναι ένας από τους ρόλους του παιχνιδιού.</text:span></text:p>
      <text:p text:style-name="P795"><text:span text:style-name="T796">base</text:span><text:span text:style-name="T797">(</text:span><text:span text:style-name="T798">p</text:span><text:span text:style-name="T799">) : Η σχέση<text:s/></text:span><text:span text:style-name="T800">base</text:span><text:span text:style-name="T801">() χρησιμοποιείται για να περιγράφει τα<text:s/></text:span><text:span text:style-name="T802">preposition</text:span><text:span text:style-name="T803"><text:s/>που θα χρησιμοποιηθούν.</text:span></text:p>
      <text:p text:style-name="P804"><text:span text:style-name="T805">input</text:span><text:span text:style-name="T806">(</text:span><text:span text:style-name="T807">r</text:span><text:span text:style-name="T808">,</text:span><text:span text:style-name="T809">a</text:span><text:span text:style-name="T810">) : Η σχέση<text:s/></text:span><text:span text:style-name="T811">input</text:span><text:span text:style-name="T812">() επιστρέφει<text:s/></text:span><text:span text:style-name="T813">true</text:span><text:span text:style-name="T814"><text:s/>μόνο όταν η κίνηση<text:s/></text:span><text:span text:style-name="T815">a</text:span><text:span text:style-name="T816"><text:s/>μπορεί να γίνει από τον ρ</text:span><text:span text:style-name="T817">όλο<text:s/></text:span><text:span text:style-name="T818">a</text:span><text:span text:style-name="T819">.</text:span></text:p>
      <text:p text:style-name="P820"><text:span text:style-name="T821">init</text:span><text:span text:style-name="T822">(</text:span><text:span text:style-name="T823">p</text:span><text:span text:style-name="T824">) : Η σχέση<text:s/></text:span><text:span text:style-name="T825">init</text:span><text:span text:style-name="T826">() χρησιμοποιείται για να περιγράφει η αρχική κατάσταση του παιχνιδιού. Πιο τεχνικά η<text:s/></text:span><text:span text:style-name="T827">init</text:span><text:span text:style-name="T828">(</text:span><text:span text:style-name="T829">p</text:span><text:span text:style-name="T830">) επιστρέφει<text:s/></text:span><text:span text:style-name="T831">true</text:span><text:span text:style-name="T832"><text:s/>όταν το<text:s/></text:span><text:span text:style-name="T833">p</text:span><text:span text:style-name="T834"><text:s/>ίσχυε κατά την αρχική κατάσταση.</text:span></text:p>
      <text:p text:style-name="P835"><text:span text:style-name="T836">true</text:span><text:span text:style-name="T837">(</text:span><text:span text:style-name="T838">p</text:span><text:span text:style-name="T839">) : Η σχέση<text:s/></text:span><text:span text:style-name="T840">true</text:span><text:span text:style-name="T841">() χρησιμοποιείται για να περιγράφει η<text:s/></text:span><text:span text:style-name="T842">παρούσα κατάσταση του παιχνιδιού. Η<text:s/></text:span><text:span text:style-name="T843">true</text:span><text:span text:style-name="T844">(</text:span><text:span text:style-name="T845">p</text:span><text:span text:style-name="T846">) επιστρέφει<text:s/></text:span><text:span text:style-name="T847">true</text:span><text:span text:style-name="T848"><text:s/>όταν το<text:s/></text:span><text:span text:style-name="T849">p</text:span><text:span text:style-name="T850"><text:s/>ισχύει στην τωρινή κατάσταση.</text:span></text:p>
      <text:p text:style-name="P851"><text:span text:style-name="T852">does</text:span><text:span text:style-name="T853">(</text:span><text:span text:style-name="T854">r</text:span><text:span text:style-name="T855">,</text:span><text:span text:style-name="T856">a</text:span><text:span text:style-name="T857">) : Η<text:s/></text:span><text:span text:style-name="T858">does</text:span><text:span text:style-name="T859">() χρησιμοποιείται για να γίνει μια κίνηση στο παρούσα κατάσταση του παιχνιδιού. Με<text:s/></text:span><text:span text:style-name="T860">a</text:span><text:span text:style-name="T861"><text:s/>περιγράφεται η κίνηση που θα συμβεί και με<text:s/></text:span><text:span text:style-name="T862">r</text:span><text:span text:style-name="T863"><text:s/>ο<text:s/></text:span><text:span text:style-name="T864">ρόλος που θα την κάνει.</text:span></text:p>
      <text:p text:style-name="P865"><text:span text:style-name="T866">next</text:span><text:span text:style-name="T867">(</text:span><text:span text:style-name="T868">p</text:span><text:span text:style-name="T869">) : Η<text:s/></text:span><text:span text:style-name="T870">next</text:span><text:span text:style-name="T871">() ορίζει ότι το <text:s/></text:span><text:span text:style-name="T872">preposition</text:span><text:span text:style-name="T873"><text:s/></text:span><text:span text:style-name="T874">p</text:span><text:span text:style-name="T875"><text:s/>θα ισχύει στην επόμενη κατάσταση.</text:span></text:p>
      <text:p text:style-name="P876"><text:span text:style-name="T877">legal</text:span><text:span text:style-name="T878">(</text:span><text:span text:style-name="T879">r</text:span><text:span text:style-name="T880">,</text:span><text:span text:style-name="T881">a</text:span><text:span text:style-name="T882">) : Η σχέση<text:s/></text:span><text:span text:style-name="T883">legal</text:span><text:span text:style-name="T884">() χρησιμοποιείται για να δηλώσει ότι μια κίνηση είναι νόμιμη στην παρούσα κατάσταση του παιχνιδιού.</text:span></text:p>
      <text:p text:style-name="P885"><text:span text:style-name="T886">goal</text:span><text:span text:style-name="T887">(</text:span><text:span text:style-name="T888">r</text:span><text:span text:style-name="T889">,</text:span><text:span text:style-name="T890">n</text:span><text:span text:style-name="T891">) : Η σχέση<text:s/></text:span><text:span text:style-name="T892">goa</text:span><text:span text:style-name="T893">l</text:span><text:span text:style-name="T894">() μας επιστρέφει την αξία που έχει η τωρινή κατάσταση για έναν ρόλο<text:s/></text:span><text:span text:style-name="T895">r</text:span><text:span text:style-name="T896">.</text:span></text:p>
      <text:p text:style-name="P897"><text:span text:style-name="T898">Terminal</text:span><text:span text:style-name="T899"><text:s/>: Έτσι περιγράφεται η τελική κατάσταση.</text:span></text:p>
      <text:p text:style-name="P900"><text:span text:style-name="T901">Οι παραπάνω σχέσεις μπορούν να χρησιμοποιηθούν για να οριστούν κανόνες. Ώστε να γίνει λίγο ποιο κατανοητό ας συνεχίσουμε το παράδειγμα</text:span><text:span text:style-name="T902"><text:s/>μας με το<text:s/></text:span><text:span text:style-name="T903">tic</text:span><text:span text:style-name="T904">-</text:span><text:span text:style-name="T905">tac</text:span><text:span text:style-name="T906">-</text:span><text:span text:style-name="T907">toe</text:span><text:span text:style-name="T908">. Ο κανόνας<text:s/></text:span><text:span text:style-name="T909">legal</text:span><text:span text:style-name="T910">(</text:span><text:span text:style-name="T911">W</text:span><text:span text:style-name="T912">,</text:span><text:span text:style-name="T913">mark</text:span><text:span text:style-name="T914">(</text:span><text:span text:style-name="T915">X</text:span><text:span text:style-name="T916">,</text:span><text:span text:style-name="T917">Y</text:span><text:span text:style-name="T918">)):-</text:span><text:span text:style-name="T919">true</text:span><text:span text:style-name="T920">(</text:span><text:span text:style-name="T921">cell</text:span><text:span text:style-name="T922">(</text:span><text:span text:style-name="T923">X</text:span><text:span text:style-name="T924">,</text:span><text:span text:style-name="T925">Y</text:span><text:span text:style-name="T926">,</text:span><text:span text:style-name="T927">b</text:span><text:span text:style-name="T928">)) &amp;<text:s/></text:span><text:span text:style-name="T929">true</text:span><text:span text:style-name="T930">(</text:span><text:span text:style-name="T931">control</text:span><text:span text:style-name="T932">(</text:span><text:span text:style-name="T933">W</text:span><text:span text:style-name="T934">))<text:s/></text:span><text:span text:style-name="T935">ορίζει ως<text:s/></text:span><text:span text:style-name="T936">legal</text:span><text:span text:style-name="T937"><text:s/>την κίνηση<text:s/></text:span><text:span text:style-name="T938">mark</text:span><text:span text:style-name="T939">(</text:span><text:span text:style-name="T940">X</text:span><text:span text:style-name="T941">,</text:span><text:span text:style-name="T942">Y</text:span><text:span text:style-name="T943">) μόνο όταν το κελί είναι άδειο (</text:span><text:span text:style-name="T944">true</text:span><text:span text:style-name="T945">(</text:span><text:span text:style-name="T946">cell</text:span><text:span text:style-name="T947">(</text:span><text:span text:style-name="T948">X</text:span><text:span text:style-name="T949">,</text:span><text:span text:style-name="T950">Y</text:span><text:span text:style-name="T951">,</text:span><text:span text:style-name="T952">b</text:span><text:span text:style-name="T953">)) και ο παίχτης με το ρόλο<text:s/></text:span><text:span text:style-name="T954">white</text:span><text:span text:style-name="T955"><text:s/>έχει τον έλεγχο (</text:span><text:span text:style-name="T956">control</text:span><text:span text:style-name="T957">(</text:span><text:span text:style-name="T958">white</text:span><text:span text:style-name="T959">)). Με τον<text:s/></text:span><text:span text:style-name="T960">ίδιο τρόπο δημιουργούνται όλοι οι κανόνες που ορίζουν πότε κάτι είναι νόμιμο και πότε όχι αλλά και οι κανόνες που ορίζουν τις επιπτώσεις που θα έχει μια κίνηση.-</text:span></text:p>
      <text:p text:style-name="P961"/>
      <text:p text:style-name="P962"><text:span text:style-name="T963">Σε προηγούμενο κεφάλαιο κοιτάξαμε την δομή και την λειτουργία της γλώσσας<text:s/></text:span><text:span text:style-name="T964">prolog</text:span><text:span text:style-name="T965">. Κατ` επέκτα</text:span><text:span text:style-name="T966">ση είναι εύκολο να δούμε τις ομοιότητες που παρουσιάζει με την<text:s/></text:span><text:span text:style-name="T967">GDL</text:span><text:span text:style-name="T968"><text:s/>όχι μόνο στο πως δομεί κανόνες και γεγονότα και αλλά και στην μορφή που έχουν τα δεδομένα. Το<text:s/></text:span><text:span text:style-name="T969">preposition</text:span></text:p>
      <text:p text:style-name="P970"><text:span text:style-name="T971">cell</text:span><text:span text:style-name="T972">(1,1,</text:span><text:span text:style-name="T973">b</text:span><text:span text:style-name="T974">) αντιστοιχείται με ευκολία με ένα<text:s/></text:span><text:span text:style-name="T975">term</text:span><text:span text:style-name="T976"><text:s/>της<text:s/></text:span><text:span text:style-name="T977">prolog</text:span><text:span text:style-name="T978"><text:s/>που έχει το όνομα τον<text:s/></text:span><text:span text:style-name="T979">όνομα της σχέσης δηλαδή<text:s/></text:span><text:span text:style-name="T980">cell</text:span><text:span text:style-name="T981">,</text:span><text:span text:style-name="T982">arrity</text:span><text:span text:style-name="T983"><text:s/>3,και για<text:s/></text:span><text:span text:style-name="T984">arguments</text:span><text:span text:style-name="T985"><text:s/>τις οντότητες 1,1,</text:span><text:span text:style-name="T986">b</text:span><text:span text:style-name="T987">. Οι ομοιότητες αυτές κάνουν την χρήση της<text:s/></text:span><text:span text:style-name="T988">prolog</text:span><text:span text:style-name="T989"><text:s/>και γενικότερα κάποιας λογικής γλώσσας προγραμματισμού για να αναλυθούν και να χρησιμοποιηθούν οι οδηγίες της<text:s/></text:span><text:span text:style-name="T990">GDL</text:span><text:span text:style-name="T991"><text:s/>ιδιαίτερα εύκολη<text:s/></text:span><text:span text:style-name="T992">αφού απλά χρειάζεται να ορίσεις ως<text:s/></text:span><text:span text:style-name="T993">terms</text:span><text:span text:style-name="T994"><text:s/>τα διάφορα<text:s/></text:span><text:span text:style-name="T995">relations</text:span><text:span text:style-name="T996"><text:s/>και ως σταθερές της οντότητες.</text:span></text:p>
      <text:p text:style-name="P997"/>
      <text:p text:style-name="P998"/>
      <text:p text:style-name="P999"/>
      <text:list text:style-name="LFO7" text:continue-numbering="true">
        <text:list-item>
          <text:list>
            <text:list-item>
              <text:p text:style-name="P1000">Python</text:p>
            </text:list-item>
          </text:list>
        </text:list-item>
      </text:list>
      <text:p text:style-name="P1001"><text:span text:style-name="T1002">Η<text:s/></text:span><text:span text:style-name="T1003">Python</text:span><text:span text:style-name="T1004"><text:s text:c="2"/>είναι μια από τις δημοφιλέστερες γλώσσες προγραμματισμού παγκοσμίως[10]. Δημιουργήθηκε το 1980 ως απόγονος της<text:s/></text:span><text:span text:style-name="T1005">ABC</text:span><text:span text:style-name="T1006"><text:s/>αλλά η χρήση της είδε<text:s/></text:span><text:span text:style-name="T1007">δραματική αύξηση μετά το 2000 που εκδόθηκε η δεύτερη έκδοση της. Η τρίτη της έκδοση και η μοναδική που υποστηρίζεται πλέον δημοσιεύτηκε το 2008. Έφερε σημαντικές αλλαγές στον τρόπο λειτουργίας με αποτέλεσμα κώδικες γραμμένες σε προηγούμενες εκδόσεις να μην</text:span><text:span text:style-name="T1008"><text:s/>υποστηρίζονται χωρίς αλλαγές[13].</text:span></text:p>
      <text:p text:style-name="P1009"><text:span text:style-name="T1010">Οι λόγοι για τους οποίους έγινε δημοφιλείς είναι ποικίλοι , από την ευκολία της που την καθιστά ως ιδεατή για αρχάριους έως το ότι παρέχεται ως <text:s/>δωρεάν και<text:s/></text:span><text:span text:style-name="T1011">open</text:span><text:span text:style-name="T1012"><text:s/></text:span><text:span text:style-name="T1013">source</text:span><text:span text:style-name="T1014">. Παρά την σχετική της απλότητα παρέχει πολλές δυνατότ</text:span><text:span text:style-name="T1015">ητες στους χρήστες της μέσω έτοιμων συναρτήσεων για πολλά και διαφορετικά θέματα. Κύριος λόγος για το μεγάλο πλήθος συναρτήσεων της είναι ο χαρακτηρισμός της ως<text:s/></text:span><text:span text:style-name="T1016">open</text:span><text:span text:style-name="T1017">-</text:span><text:span text:style-name="T1018">source</text:span><text:span text:style-name="T1019"><text:s/>που επιτρέπει σε 3</text:span><text:span text:style-name="T1020">d</text:span><text:span text:style-name="T1021"><text:s/></text:span><text:span text:style-name="T1022">party</text:span><text:span text:style-name="T1023"><text:s/></text:span><text:span text:style-name="T1024">developers</text:span><text:span text:style-name="T1025"><text:s text:c="2"/>την κατασκευή συναρτήσεων για χρήση του οποιο</text:span><text:span text:style-name="T1026">υδήποτε. Το πλεονέκτημα της αυτό ενισχυμένο από την ευκολία με τη οποία μπορείς να χρησιμοποιήσεις άλλες γλώσσες προγραμματισμού στης εφαρμογές της<text:s/></text:span><text:span text:style-name="T1027">Python</text:span><text:span text:style-name="T1028"><text:s/>επιτρέπουν στην<text:s/></text:span><text:span text:style-name="T1029">Python</text:span><text:span text:style-name="T1030"><text:s/>να διατηρεί την απλότητα της χωρίς να υστερεί σημαντικά σε <text:s/>δυνατότητες και τα</text:span><text:span text:style-name="T1031">χύτητα[11].</text:span></text:p>
      <text:p text:style-name="P1032"/>
      <text:list text:style-name="LFO8" text:continue-numbering="true">
        <text:list-item>
          <text:list>
            <text:list-item>
              <text:p text:style-name="P1033">Prolog</text:p>
            </text:list-item>
          </text:list>
        </text:list-item>
      </text:list>
      <text:p text:style-name="P1034"><text:span text:style-name="T1035">H</text:span><text:span text:style-name="T1036"><text:s/></text:span><text:span text:style-name="T1037">Prolog</text:span><text:span text:style-name="T1038"><text:s/>είναι μια γλώσσα προγραμματισμού βασισμένη σε λογική πρώτης τάξης. Βασίζεται σε σχέση που δηλώνονται μέσω δεδομένων, είναι σημαντικό να τονιστεί ότι όταν μιλάω για δεδομένα αναφέρομαι σε<text:s/></text:span><text:span text:style-name="T1039">facts</text:span><text:span text:style-name="T1040"><text:s/>και όχι σε<text:s/></text:span><text:span text:style-name="T1041">data</text:span><text:span text:style-name="T1042">, <text:s/>και κανόνων. Η ι</text:span><text:span text:style-name="T1043">διαιτερότητα της αυτή την καθιστά διαφορετική από τις πιο γνωστές γλώσσες όπως η<text:s/></text:span><text:span text:style-name="T1044">c</text:span><text:span text:style-name="T1045">,</text:span><text:span text:style-name="T1046">python</text:span><text:span text:style-name="T1047">,</text:span><text:span text:style-name="T1048">basic</text:span><text:span text:style-name="T1049"><text:s/></text:span><text:span text:style-name="T1050">etc</text:span><text:span text:style-name="T1051">. Είναι ευνόητο πως η διαφορετικότητα αυτή επιφέρει την χρήση της σε διαφορετικού τύπου εφαρμογές που μπορούν να κάνουν καλύτερη χρήση των πλεονεκτημάτων της</text:span><text:span text:style-name="T1052">.</text:span></text:p>
      <text:p text:style-name="P1053"><text:span text:style-name="T1054">Όπως έχει προαναφερθεί οι κανόνες των παιγνίων δίνονται σε<text:s/></text:span><text:span text:style-name="T1055">GDL</text:span><text:span text:style-name="T1056"><text:s/>η οποία είναι μια παραλλαγή της<text:s/></text:span><text:span text:style-name="T1057">datalog</text:span><text:span text:style-name="T1058">. Η<text:s/></text:span><text:span text:style-name="T1059">datalog</text:span><text:span text:style-name="T1060"><text:s/>ανήκει στην ίδια οικογένεια γλωσσών προγραμματισμού με την<text:s/></text:span><text:span text:style-name="T1061">prolog</text:span><text:span text:style-name="T1062"><text:s text:c="2"/>αφού είναι και αυτή μια<text:s/></text:span><text:span text:style-name="T1063">logic</text:span><text:span text:style-name="T1064"><text:s/></text:span><text:span text:style-name="T1065">programming</text:span><text:span text:style-name="T1066"><text:s/></text:span><text:span text:style-name="T1067">language</text:span><text:span text:style-name="T1068">. Η συγγένεια αυτή<text:s/></text:span><text:span text:style-name="T1069">διευκολύνει την εξαγωγή δεδομένων από την<text:s/></text:span><text:span text:style-name="T1070">GDL</text:span><text:span text:style-name="T1071"><text:s/>μέσω της<text:s/></text:span><text:span text:style-name="T1072">prolog</text:span><text:span text:style-name="T1073"><text:s/>από ότι θα ήτανε για την<text:s/></text:span><text:span text:style-name="T1074">python</text:span><text:span text:style-name="T1075"><text:s/>που είναι μια πιο ”κλασσική” <text:s/>γλώσσα προγραμματισμού.</text:span></text:p>
      <text:p text:style-name="P1076"><text:span text:style-name="T1077">Παρότι η<text:s/></text:span><text:span text:style-name="T1078">python</text:span><text:span text:style-name="T1079"><text:s/>είναι μια ευέλικτη γλώσσα η δυνατότητα της να καταλάβει και να αναλύσει λογικές δηλώσεις επι</text:span><text:span text:style-name="T1080">σκιάζεται από την<text:s/></text:span><text:span text:style-name="T1081">prolog</text:span><text:span text:style-name="T1082">. Για να καταλάβουμε καλύτερα που είναι βέλτιστη η χρήση της<text:s/></text:span><text:span text:style-name="T1083">prolog</text:span><text:span text:style-name="T1084"><text:s/>σε σχέση με την<text:s/></text:span><text:span text:style-name="T1085">python</text:span><text:span text:style-name="T1086"><text:s/>πρέπει δούμε συνοπτικά τον τρόπο λειτουργίας της. Στην<text:s/></text:span><text:span text:style-name="T1087">prolog</text:span><text:span text:style-name="T1088"><text:s/>όλες οι δομές δεδομένων καλούνται<text:s/></text:span><text:span text:style-name="T1089">term</text:span><text:span text:style-name="T1090">.<text:s/></text:span><text:span text:style-name="T1091">Term</text:span><text:span text:style-name="T1092"><text:s/>μπορεί να είναι από μια σταθερή όσ</text:span><text:span text:style-name="T1093">ο μια μεταβλητή μπορεί όμως να είναι και μια αναπαράσταση δεδομένων που ονομάζεται<text:s/></text:span><text:span text:style-name="T1094">compound</text:span><text:span text:style-name="T1095"><text:s/></text:span><text:span text:style-name="T1096">term</text:span><text:span text:style-name="T1097">. Οι μεταβλητές στην<text:s/></text:span><text:span text:style-name="T1098">prolog</text:span><text:span text:style-name="T1099"><text:s/>δεν συμπεριφέρονται όπως οι μεταβλητές στις κλασσικές γλώσσες προγραμματισμού αλλά η συμπεριφορά τους είναι πιο κοντά σε αυτήν των μ</text:span><text:span text:style-name="T1100">αθηματικών μεταβλητών. Ένα απλό παράδειγμα της διαφοράς τους είναι το Χ=Χ+1, σε μία κλασσική γλώσσα προγραμματισμού η παραπάνω έκφραση αποτελεί έναν εύκολο τρόπο να αυξάνεις την τιμή της μεταβλητής Χ κατά 1 αντίθετα στην<text:s/></text:span><text:span text:style-name="T1101">prolog</text:span><text:span text:style-name="T1102"><text:s/>όπως και στα μαθηματικά η έκ</text:span><text:span text:style-name="T1103">φραση Χ=Χ+1 δεν έχει κανένα νόημα. Σημαντική επίσης είναι η ύπαρξη του<text:s/></text:span><text:span text:style-name="T1104">compound</text:span><text:span text:style-name="T1105"><text:s/></text:span><text:span text:style-name="T1106">term</text:span><text:span text:style-name="T1107">, το<text:s/></text:span><text:span text:style-name="T1108">compound</text:span><text:span text:style-name="T1109"><text:s/></text:span><text:span text:style-name="T1110">term</text:span><text:span text:style-name="T1111"><text:s/>αποτελεί έναν τρόπο αναπαραστάσεις δεδομένων που θυμίζει αναπαράσταση με μορφή δέντρου. Ο τρόπος αυτός αναπαράστασης παρουσιάζει πληθώρα πλεονεκτημάτων γ</text:span><text:span text:style-name="T1112">ια την υλοποίηση λογικών πράξεων αφού επιτρέπει την αποθήκευση πληροφορίας σε απλή και κατανοητή μορφή.</text:span></text:p>
      <text:p text:style-name="P1113"><text:span text:style-name="T1114"><text:s/>Η σημαντικότερη όμως διαφορά της<text:s/></text:span><text:span text:style-name="T1115">prolog</text:span><text:span text:style-name="T1116"><text:s/>δεν είναι στον τρόπο που αποθηκεύει τα δεδομένα αλλά στον τρόπο με τον οποίο τα επεξεργάζεται. Η<text:s/></text:span><text:span text:style-name="T1117">prolog</text:span><text:span text:style-name="T1118"><text:s/>δουλεύε</text:span><text:span text:style-name="T1119">ι σχεδόν αποκλειστικά με την χρήση ερωτήσεων που απαντώνται με<text:s/></text:span><text:span text:style-name="T1120">true</text:span><text:span text:style-name="T1121"><text:s/>ή<text:s/></text:span><text:span text:style-name="T1122">false</text:span><text:span text:style-name="T1123">, ταυτόχρονα κοινές κατασκευές άλλων γλωσσών όπως η δομή<text:s/></text:span><text:span text:style-name="T1124">if</text:span><text:span text:style-name="T1125">-</text:span><text:span text:style-name="T1126">then</text:span><text:span text:style-name="T1127">-</text:span><text:span text:style-name="T1128">else</text:span><text:span text:style-name="T1129"><text:s/>ή αυτές των επαναλήψεων (</text:span><text:span text:style-name="T1130">while</text:span><text:span text:style-name="T1131">,</text:span><text:span text:style-name="T1132">for</text:span><text:span text:style-name="T1133"><text:s/></text:span><text:span text:style-name="T1134">etc</text:span><text:span text:style-name="T1135">.) χρειάζονται ιδιαίτερο χειρισμό για να υλοποιηθούν. Πιο συγκεκριμένα γι</text:span><text:span text:style-name="T1136">α να οδηγήσουμε την<text:s/></text:span><text:span text:style-name="T1137">prolog</text:span><text:span text:style-name="T1138"><text:s/>να διαλέξει ανάμεσα σε επιλογές αντί να χρησιμοποιήσουμε την δομή<text:s/></text:span><text:span text:style-name="T1139">if</text:span><text:span text:style-name="T1140">-</text:span><text:span text:style-name="T1141">then</text:span><text:span text:style-name="T1142">-</text:span><text:span text:style-name="T1143">else</text:span><text:span text:style-name="T1144"><text:s/>κάνουμε χρήση του ότι η<text:s/></text:span><text:span text:style-name="T1145">prolog</text:span><text:span text:style-name="T1146"><text:s/>θα δοκιμάσει όλους τους τρόπους που μπορεί μια ερώτηση που της γίνεται να μην είναι<text:s/></text:span><text:span text:style-name="T1147">false</text:span><text:span text:style-name="T1148"><text:s/>πριν μας απαντήσει. Με αυτόν<text:s/></text:span><text:span text:style-name="T1149">τον τρόπο αρκεί να θέσουμε του περιορισμού μας στους κανόνες που θέλουμε να μην ισχύουν.(εικόνα με κώδικα για παράδειγμα). Η επανάληψη δεν αρκείται μόνο στην εισαγωγή περιορισμών σε κανόνες αλλά απαιτεί και την χρήση αναδρομής.<text:s/></text:span></text:p>
      <text:p text:style-name="P1150"><text:span text:style-name="T1151">Παρατηρούμε από τα παραπάνω</text:span><text:span text:style-name="T1152"><text:s/>ότι η<text:s/></text:span><text:span text:style-name="T1153">prolog</text:span><text:span text:style-name="T1154"><text:s/>απαιτεί από τον<text:s/></text:span><text:span text:style-name="T1155">developer</text:span><text:span text:style-name="T1156"><text:s/>να σκέφτεται διαφορετικά από τι έχει συνηθίσει ώστε να μπορέσει να εκμεταλλευτεί τα πλεονεκτήματα που του προσφέρει. Είναι εύκολη παγίδα να προσπαθήσεις να γράψεις το πρόγραμμα σε<text:s/></text:span><text:span text:style-name="T1157">prolog</text:span><text:span text:style-name="T1158"><text:s/>σαν να ήτανε η<text:s/></text:span><text:span text:style-name="T1159">C</text:span><text:span text:style-name="T1160"><text:s/>ή η<text:s/></text:span><text:span text:style-name="T1161">python</text:span><text:span text:style-name="T1162"><text:s/>με αποτέλεσμα επηρεάζεται όχι μόνο η αποδοτικότητα και η ποιότητα του προγράμματος αλλά και ο ίδιος ο δημιουργός να ταλαιπωρείται και να ξοδεύει χρόνο.</text:span></text:p>
      <text:p text:style-name="P1163"/>
      <text:list text:style-name="LFO9" text:continue-numbering="true">
        <text:list-item>
          <text:list>
            <text:list-item>
              <text:p text:style-name="P1164"><text:bookmark-start text:name="firstHeading"/><text:bookmark-end text:name="firstHeading"/>Monte Carlo tree search</text:p>
            </text:list-item>
          </text:list>
        </text:list-item>
      </text:list>
      <text:p text:style-name="P1165"/>
      <text:p text:style-name="P1166"><text:span text:style-name="T1167">Οι εφαρμογές <text:s/></text:span><text:span text:style-name="T1168">Monte</text:span><text:span text:style-name="T1169"><text:s/></text:span><text:span text:style-name="T1170">Carlo</text:span><text:span text:style-name="T1171"><text:s/></text:span><text:span text:style-name="T1172">tree</text:span><text:span text:style-name="T1173"><text:s/></text:span><text:span text:style-name="T1174">search</text:span><text:span text:style-name="T1175"><text:s/>περιεγράφηκαν για πρώτη φορά το<text:s/></text:span><text:span text:style-name="T1176">2006 από<text:s/></text:span><text:span text:style-name="T1177">ton</text:span><text:span text:style-name="T1178"><text:s/></text:span><text:span text:style-name="T1179">Remi</text:span><text:span text:style-name="T1180"><text:s/></text:span><text:span text:style-name="T1181">Coulom</text:span><text:span text:style-name="T1182">. Είναι βασισμένες στην<text:s/></text:span><text:span text:style-name="T1183">Monte</text:span><text:span text:style-name="T1184"><text:s/></text:span><text:span text:style-name="T1185">Carlo</text:span><text:span text:style-name="T1186"><text:s/></text:span><text:span text:style-name="T1187">Method</text:span><text:span text:style-name="T1188"><text:s/>που πρωτοεμφανίστηκε το 1940. Οι<text:s/></text:span><text:span text:style-name="T1189">Monte</text:span><text:span text:style-name="T1190"><text:s/></text:span><text:span text:style-name="T1191">Carlo</text:span><text:span text:style-name="T1192"><text:s/></text:span><text:span text:style-name="T1193">Method</text:span><text:span text:style-name="T1194"><text:s/>είναι μια ευρεία κατηγορία υπολογιστικών αλγορίθμων που βασίζονται στην δειγματοληψία τυχαίων δειγμάτων. Η βασική ιδέα της μεθόδου είναι<text:s/></text:span><text:span text:style-name="T1195">η επίλυση ντετερμινιστικών προβλημάτων με την χρήση τυχαιότητας.<text:s/></text:span><text:span text:style-name="T1196">H</text:span><text:span text:style-name="T1197"><text:s/>μέθοδος αυτή χρησιμοποιείτε κυρίως για προβλήματα μαθηματικών και φυσικής για το οποία άλλη λύση δεν είναι δυνατή</text:span></text:p>
      <text:p text:style-name="P1198"/>
      <text:p text:style-name="Standard"><text:span text:style-name="T1199">Η εφαρμογή του<text:s/></text:span><text:span text:style-name="T1200">Monte</text:span><text:span text:style-name="T1201"><text:s/></text:span><text:span text:style-name="T1202">Carlo</text:span><text:span text:style-name="T1203"><text:s/></text:span><text:span text:style-name="T1204">tree</text:span><text:span text:style-name="T1205"><text:s/></text:span><text:span text:style-name="T1206">search</text:span><text:span text:style-name="T1207"><text:s text:c="2"/>βασίζεται στην προαναφερθέντα μέθο</text:span><text:span text:style-name="T1208">δο. Κατά την διαδικασία της γίνονται εντελώς τυχαίες διατρέξεις του δέντρου καταστάσεων. Όταν ολοκληρωθεί μια πλήρη προσπέλαση του δέντρου δηλαδή το πρόγραμμα φτάσει σε μια τελική κατάσταση οι επιλογές βαθμολογούνται με βάση τα αποτελέσματα. Τέτοιες προσπε</text:span><text:span text:style-name="T1209">λάσεις γίνονται όσες περισσότερες φορές το πρόγραμμα προλαβαίνει μέσα στον διαθέσιμο χρόνο. Αν κάποιοι κλάδοι του δέντρου δεν έχουν εξερευνηθεί αγνοούνται στην διαδικασία επιλογής επόμενης κίνησης. Γίνεται κατανοητό ότι για απλά παιχνίδια όπως η τρίλιζα πο</text:span><text:span text:style-name="T1210">υ έχουν μικρό δέντρο ή αν δίνεται άπειρος χρόνος , το πρόγραμμα καταφέρνει να βαθμολογήσει όλες της δυνατές επιλογές και να επιλέξει την καλύτερη. Η αποτελεσματικότητα της μεθόδου αυτής όμως μειώνετε αισθητά καθώς η περιπλοκότητα του παιχνιδιού μεγαλώνει ή</text:span><text:span text:style-name="T1211"><text:s/>ο διαθέσιμος χρόνος μικραίνει. Παιχνίδια όπως το<text:s/></text:span><text:span text:style-name="T1212">Go</text:span><text:span text:style-name="T1213"><text:s/>η και το σκάκι έχουν δέντρα τόσο μεγάλα που ακόμα και σύγχρονοι υπολογιστές θα θέλανε ανεπίτρεπτα πολύ χρόνο για να τρέξουν έναν<text:s/></text:span><text:span text:style-name="T1214">Monte</text:span><text:span text:style-name="T1215"><text:s/></text:span><text:span text:style-name="T1216">Carlo</text:span><text:span text:style-name="T1217"><text:s/></text:span><text:span text:style-name="T1218">tree</text:span><text:span text:style-name="T1219"><text:s/></text:span><text:span text:style-name="T1220">search</text:span><text:span text:style-name="T1221"><text:s/>που θα εξερευνούσε ολόκληρο το δέντρο<text:s/></text:span><text:span text:style-name="T1222">καταστάσεων.</text:span></text:p>
      <text:p text:style-name="P1223"/>
      <text:p text:style-name="Standard"><text:span text:style-name="T1224">Η πιο δημοφιλής εκδοχή ενός<text:s/></text:span><text:span text:style-name="T1225">Monte</text:span><text:span text:style-name="T1226"><text:s/></text:span><text:span text:style-name="T1227">Carlo</text:span><text:span text:style-name="T1228"><text:s/></text:span><text:span text:style-name="T1229">tree</text:span><text:span text:style-name="T1230"><text:s/></text:span><text:span text:style-name="T1231">search</text:span><text:span text:style-name="T1232"><text:s/>είναι το το<text:s/></text:span><text:span text:style-name="T1233">UCT</text:span><text:span text:style-name="T1234">(</text:span><text:span text:style-name="T1235">Upper</text:span><text:span text:style-name="T1236"><text:s/></text:span><text:span text:style-name="T1237">Confidence</text:span><text:span text:style-name="T1238"><text:s/></text:span><text:span text:style-name="T1239">Tree</text:span><text:span text:style-name="T1240"><text:s/></text:span><text:span text:style-name="T1241">Search</text:span><text:span text:style-name="T1242">).Η χρήση ενός<text:s/></text:span><text:span text:style-name="T1243">UCT</text:span><text:span text:style-name="T1244"><text:s/>αλγορίθμου διορθώνει κάποια από τα προβλήματα που έχει ένας κανονικός<text:s/></text:span><text:span text:style-name="T1245">MCTS</text:span><text:span text:style-name="T1246">. Ένας<text:s/></text:span><text:span text:style-name="T1247">UCT</text:span><text:span text:style-name="T1248"><text:s/>αλγόριθμος κάνει χρήση της<text:s/></text:span><text:span text:style-name="T1249">Confidence</text:span><text:span text:style-name="T1250"><text:s/></text:span><text:span text:style-name="T1251">Inte</text:span><text:span text:style-name="T1252">rval</text:span><text:span text:style-name="T1253"><text:s/>η οποία είναι μια προσέγγιση από τα ήδη παρατηρούμενα δεδομένα. Πρακτικά δηλαδή ο αλγόριθμος προσπαθεί να εξερευνήσει πιο πολλή του κλάδους του δέντρου που έχουν φέρει καλύτερα αποτελέσματα. Αυτό διασφαλίζει ότι αν ο αλγόριθμος δεν έχει τον χρόνο να κ</text:span><text:span text:style-name="T1254">άνει πλήρη εξερευνήσει όλου του δέντρου (κάτι που συμβαίνει σε περίπλοκα παιχνίδια) η επιλογή που θα έχει θα είναι πιθανότερο να είναι η καλύτερη. Είναι προφανές ότι ο πιο εύκολος τρόπος να επιτευχθεί μια τέτοια διαδικασία θα ήταν να να δίνεται περισσότερο</text:span><text:span text:style-name="T1255"><text:s/>βάρος στους κλάδους που μέχρι την στιγμή εκείνη είχαν τα καλύτερα αποτελέσματα, αυτό όμως έχει το πρόβλημα ότι μη εξερευνημένοι κλάδοι δεν θα επιλεχθούν ποτέ. ¨Έτσι το δίλημμα που συναντά ο αλγόριθμος σε κάθε επιλογή του είναι μεταξύ Εκμετάλλευσης(</text:span><text:span text:style-name="T1256">Exploit</text:span><text:span text:style-name="T1257">ation</text:span><text:span text:style-name="T1258">) και Εξερεύνησης(</text:span><text:span text:style-name="T1259">Exploration</text:span><text:span text:style-name="T1260">). Εκμετάλλευση είναι η χρήση είδη δοκιμασμένων κλάδων ενώ εξερεύνηση είναι η δοκιμή καινούριων η όχι καλά δοκιμασμένων κλάδων.</text:span></text:p>
      <text:p text:style-name="P1261">Ο συνηθέστερος τρόπος επιλογής γίνεται μέσω της εξής μαθηματικής φόρμουλας:</text:p>
      <text:p text:style-name="P1262"/>
      <text:p text:style-name="Standard"><text:span text:style-name="T1263">a</text:span><text:span text:style-name="T1264">=<text:s/></text:span><text:span text:style-name="T1265">argmax</text:span><text:span text:style-name="T1266">{Q(s,a)</text:span><text:span text:style-name="T1267"><text:s/>+ C * sqrt[ ln( N(s) ) / N(s,a) ] } for a in A(s)</text:span></text:p>
      <text:p text:style-name="P1268"/>
      <text:p text:style-name="P1269">Όπου</text:p>
      <text:p text:style-name="P1270"/>
      <text:p text:style-name="Standard"><text:span text:style-name="T1271">a</text:span><text:span text:style-name="T1272"><text:s/>=<text:s/></text:span><text:span text:style-name="T1273">move</text:span></text:p>
      <text:p text:style-name="P1274"/>
      <text:p text:style-name="Standard"><text:span text:style-name="T1275"><text:s/></text:span><text:span text:style-name="T1276">b</text:span><text:span text:style-name="T1277"><text:s/></text:span></text:p>
      <text:p text:style-name="P1278"/>
      <text:p text:style-name="Standard"><text:span text:style-name="T1279">A</text:span><text:span text:style-name="T1280">(</text:span><text:span text:style-name="T1281">s</text:span><text:span text:style-name="T1282">) = το σύνολο όλων των πιθανών ενεργειών στη κατάσταση<text:s/></text:span><text:span text:style-name="T1283">s</text:span></text:p>
      <text:p text:style-name="P1284"/>
      <text:p text:style-name="Standard"><text:span text:style-name="T1285">Q</text:span><text:span text:style-name="T1286">(</text:span><text:span text:style-name="T1287">s</text:span><text:span text:style-name="T1288">,</text:span><text:span text:style-name="T1289">a</text:span><text:span text:style-name="T1290">) = το μέσο αποτέλεσμα της χρήσης την ενέργειας<text:s/></text:span><text:span text:style-name="T1291">a</text:span><text:span text:style-name="T1292"><text:s/>στην κατάσταση<text:s/></text:span><text:span text:style-name="T1293">s</text:span><text:span text:style-name="T1294"><text:s/>σύμφωνα με τα μέχρι τώρα δεδομένα</text:span></text:p>
      <text:p text:style-name="P1295"/>
      <text:p text:style-name="Standard"><text:span text:style-name="T1296">N</text:span><text:span text:style-name="T1297">(</text:span><text:span text:style-name="T1298">s</text:span><text:span text:style-name="T1299">) = πόσες φο</text:span><text:span text:style-name="T1300">ρές έχουμε βρεθεί στην κατάσταση<text:s/></text:span><text:span text:style-name="T1301">s</text:span></text:p>
      <text:p text:style-name="P1302"/>
      <text:p text:style-name="Standard"><text:span text:style-name="T1303">N</text:span><text:span text:style-name="T1304">(</text:span><text:span text:style-name="T1305">s</text:span><text:span text:style-name="T1306">,</text:span><text:span text:style-name="T1307">a</text:span><text:span text:style-name="T1308">) = πόσες φορές έχει δειγματοληπτειθεί η ενέργεια<text:s/></text:span><text:span text:style-name="T1309">a</text:span><text:span text:style-name="T1310"><text:s text:c="2"/>στην κατάσταση<text:s/></text:span><text:span text:style-name="T1311">s</text:span></text:p>
      <text:p text:style-name="P1312"/>
      <text:p text:style-name="P1313"/>
      <text:list text:style-name="LFO10" text:continue-numbering="true">
        <text:list-item>
          <text:p text:style-name="P1314">Evaluation Function</text:p>
        </text:list-item>
      </text:list>
      <text:p text:style-name="P1315"/>
      <text:p text:style-name="Standard"><text:span text:style-name="T1316">Μια<text:s/></text:span><text:span text:style-name="T1317">evaluation</text:span><text:span text:style-name="T1318"><text:s/></text:span><text:span text:style-name="T1319">function</text:span><text:span text:style-name="T1320"><text:s/>ή<text:s/></text:span><text:span text:style-name="T1321">heuristic</text:span><text:span text:style-name="T1322"><text:s/></text:span><text:span text:style-name="T1323">evaluation</text:span><text:span text:style-name="T1324"><text:s/></text:span><text:span text:style-name="T1325">function</text:span><text:span text:style-name="T1326"><text:s/>είναι μια συνάρτηση που χρησιμοποιείται για να να ελέγξει μια<text:s/></text:span><text:span text:style-name="T1327">κατάσταση του παιχνιδιού και να υπολογίσει πόσο καλή είναι. Πόσο καλή είναι μία θέση εξαρτάται από την πιθανότητα που σου δίνει να κερδίσεις το παιχνίδι έτσι η τιμή που σου επιστρέφει η<text:s/></text:span><text:span text:style-name="T1328">evaluation</text:span><text:span text:style-name="T1329"><text:s/></text:span><text:span text:style-name="T1330">function</text:span><text:span text:style-name="T1331"><text:s/>μπορεί να χαρακτηριστεί ως το πόσο πιθανό είναι να</text:span><text:span text:style-name="T1332"><text:s/>κερδίσεις το παιχνίδι. Το πόσο σωστή είναι η τιμή αυτή εξαρτάται από την συνάρτηση που θα χρησιμοποιηθεί διαφορετικές συναρτήσεις δίνουν διαφορετικές τιμές για την ίδια κατάσταση του ίδιου παιχνιδιού. Για να υπολογίσει την τιμή που επιστρέφει η συνάρτηση<text:s/></text:span><text:span text:style-name="T1333">αξιολογήσει συνήθως χρησιμοποιεί στοιχεία και βάρη(πόσο σημαντικά είναι) για τα στοιχεία αυτά που έχουν ήδη δοθεί από τον κατασκευαστή της κατά την δημιουργία της, το σύνολο αυτών των στοιχείων πολλαπλασιασμένα με το βάρος τους δίνει την τελική τιμή που επ</text:span><text:span text:style-name="T1334">ιστρέφει η συνάρτηση. Είναι σημαντικό να δοθεί προσοχή στο ότι η συνάρτηση αξιολόγησης είναι στατικής φύσης πράγμα που προκύπτει από τον τρόπο λειτουργίας της. Με τον όρο στατική εννοούμαι ότι η συνάρτηση μας δίνει μια τιμή με βάσει την παρούσα κατάσταση τ</text:span><text:span text:style-name="T1335">ου παιχνιδιού χωρίς να μπορεί να κάνει προβλέψεις για τις επόμενες καταστάσεις η αναπολήσεις στις προηγούμενες.</text:span></text:p>
      <text:p text:style-name="P1336"/>
      <text:p text:style-name="Standard"><text:span text:style-name="T1337">Παρότι η χρήση ενός<text:s/></text:span><text:span text:style-name="T1338">UTC</text:span><text:span text:style-name="T1339"><text:s/>αλγορίθμου είναι επαρκής για την δημιουργία ενός<text:s/></text:span><text:span text:style-name="T1340">GGP</text:span><text:span text:style-name="T1341"><text:s/>προγράμματος στην συγκεκριμένη εφαρμογή έχει συνδυαστεί με μια<text:s/></text:span><text:span text:style-name="T1342">evaluation</text:span><text:span text:style-name="T1343"><text:s/></text:span><text:span text:style-name="T1344">function</text:span><text:span text:style-name="T1345"><text:s/>για καλύτερα αποτελέσματα. Περιμένουμε ότι με την χρήση της<text:s/></text:span><text:span text:style-name="T1346">evaluation</text:span><text:span text:style-name="T1347"><text:s/></text:span><text:span text:style-name="T1348">function</text:span><text:span text:style-name="T1349"><text:s/>το πρόγραμμα θα έχει καλύτερα αποτελέσματα στην εξερεύνηση και επιλογή των ενεργειών του. Μια<text:s/></text:span><text:span text:style-name="T1350">evaluation</text:span><text:span text:style-name="T1351"><text:s/></text:span><text:span text:style-name="T1352">function</text:span><text:span text:style-name="T1353"><text:s/>ή <text:s/></text:span><text:span text:style-name="T1354">heuristic</text:span><text:span text:style-name="T1355"><text:s/></text:span><text:span text:style-name="T1356">function</text:span><text:span text:style-name="T1357"><text:s/>χρησιμοποιείται ώστε</text:span><text:span text:style-name="T1358"><text:s/>να προσέγγιση πόσο καλή η κακή είναι μια κίνηση. Η χρήση σε κανονικούς<text:s/></text:span><text:span text:style-name="T1359">game</text:span><text:span text:style-name="T1360"><text:s/></text:span><text:span text:style-name="T1361">players</text:span><text:span text:style-name="T1362"><text:s/>είναι ευρύτατα διαδεδομένη αφού επιτρέπει την χρήση της γνώσης που ήδη υπάρχει πάνω στο παιχνίδι από τον<text:s/></text:span><text:span text:style-name="T1363">game</text:span><text:span text:style-name="T1364"><text:s/></text:span><text:span text:style-name="T1365">player</text:span><text:span text:style-name="T1366">.</text:span></text:p>
      <text:p text:style-name="P1367"/>
      <text:p text:style-name="Standard"><text:span text:style-name="T1368">Δυστυχώς η κατασκευή μια<text:s/></text:span><text:span text:style-name="T1369">evaluation</text:span><text:span text:style-name="T1370"><text:s/></text:span><text:span text:style-name="T1371">function</text:span><text:span text:style-name="T1372"><text:s/>σε έναν</text:span><text:span text:style-name="T1373"><text:s text:c="2"/></text:span><text:span text:style-name="T1374">ggp</text:span><text:span text:style-name="T1375"><text:s/>είναι αρκετά πιο δύσκολή και διαφορετική.</text:span><text:span text:style-name="T1376">Η χρήση προγενέστερης γνώσης είναι αδύνατη αφού ο αλγόριθμος θα πρέπει να μπορεί να ανταπεξέλθει σε μια ευρεία ποικιλία παιχνιδιών για τα οποία δεν γνωρίζει τίποτα μέχρι να του δοθούν οι οδηγίες του.<text:s/></text:span><text:span text:style-name="T1377">Παρόλα αυτά υπάρχουν έρευνες που αναγνωρίζουν κοινά στοιχεία ανάμεσα στα περισσότερα παιχνίδια που μπορούν να χρησιμοποιηθούν από τους κατασκευαστές ενός<text:s/></text:span><text:span text:style-name="T1378">ggp</text:span><text:span text:style-name="T1379"><text:s/>για την ρύθμιση μια<text:s/></text:span><text:span text:style-name="T1380">evaluation</text:span><text:span text:style-name="T1381"><text:s/></text:span><text:span text:style-name="T1382">function</text:span><text:span text:style-name="T1383">. Αυτές οι ομοιότητες βασίζονται στο ότι τα περισσότερα παι</text:span><text:span text:style-name="T1384">χνίδια που επιλέγονται για τους διαγωνισμού<text:s/></text:span><text:span text:style-name="T1385">GGP</text:span><text:span text:style-name="T1386"><text:s/>είναι βασισμένα σε πραγματικά παιχνίδια.</text:span></text:p>
      <text:p text:style-name="P1387"/>
      <text:p text:style-name="Standard"><text:span text:style-name="T1388">Συλλογιζόμενοι τον λόγω ύπαρξής των κοινών αυτών στοιχείων επιλέξαμε να μην τα χρησιμοποιήσουμε στην συγκεκριμένη υλοποίηση αλλά να κατασκευάσουμε δομές που θα δημιο</text:span><text:span text:style-name="T1389">υργούν την<text:s/></text:span><text:span text:style-name="T1390">evaluation</text:span><text:span text:style-name="T1391"><text:s/></text:span><text:span text:style-name="T1392">function</text:span><text:span text:style-name="T1393"><text:s/>αυτόματα μέσα από τους κανόνες που θα δοθούν για το παιχνίδι. Η κατασκευή της αποτελείται από 2 μεγάλα κομμάτια το οποία μπορούν επίσης να διαχωριστούν σε βήματα. Το πρώτο κομμάτι είναι η αναγνώριση και η δημιουργία στοιχείων</text:span><text:span text:style-name="T1394"><text:s/>που έχουν ενδιαφέρον για την πορεία του παιχνιδιού. Η λειτουργία αυτή αποτελείται από 3 βήματα, εκείνο της εξαγωγής στοιχείων από τους δοσμένους κανόνες του παιχνιδιού, <text:s/>την γενίκευση των στοιχείων αυτών, την ειδίκευση τους, και τέλος τον συνδυασμό παρόμο</text:span><text:span text:style-name="T1395">ιων στοιχείων για την παραγωγή συνδυαστικών στοιχείων. Η πρώτη αυτή φάση θα μας δόσεις από δεκάδες μέχρι χιλιάδες στοιχεία που δεν έχουν όλα την ίδια αξία για εμάς. Έτσι το επόμενο κομμάτι είναι η δημιουργία μιας συνάρτησης που θα αποδίδει βάρη στα διάφορα</text:span><text:span text:style-name="T1396"><text:s/>στοιχεία.</text:span></text:p>
      <text:p text:style-name="P1397"/>
      <text:p text:style-name="Standard"><text:span text:style-name="T1398">Για να υπολογίσουμε τα βάρη που πρέπει να έχουν τα διάφορα στοιχεία θα χρειαστεί να τα δοκιμάσουμε. Έτσι το επόμενο βήμα είναι να παίξουμε με τον εαυτό μας παρτίδες του παιχνιδιού και να κρατήσουμε δεδομένα για τις διάφορες καταστάσεις του. Για αυτήν την διαδικασία αρχίζουμε με το να τρέξουμε το παιχνίδι τυχαία μέχρι μια κατάσταση και έπειτα χρησιμοποιώντας τον αλγόριθμο<text:s/></text:span><text:span text:style-name="T1399">monte</text:span><text:span text:style-name="T1400">-</text:span><text:span text:style-name="T1401">carlo</text:span><text:span text:style-name="T1402"><text:s/>να κάνουμε έναν υπολογισμό για το καλύτερο αποτέλεσμα που μπορούμε να έχουμε από αυτή την κατάσταση. Έπειτα συνεχίζουμε την παρτίδα κάνοντας μέγιστο 3 κινήσεις κάθε φορά μέχρι να υπολογίσουμε δύο με πέντε ακόμα ‘διπλανές’ καταστάσεις. ΟΙ αλληλουχίες αυτές διπλανών καταστάσεων και τα αποτελέσματα του αποθηκεύονται για μεταγενέστερη χρήση. Μέχρι το τέλος αυτής της διαδικασίας θα πρέπει να έχουμε δημιουργήσει εκατό αλληλουχίες των δύο με πέντε καταστάσεων η κάθε μια.</text:span></text:p>
      <text:p text:style-name="P1403"/>
      <text:p text:style-name="Standard"><text:span text:style-name="T1404">Επόμενο βήμα είναι η συλλογή στατιστικών στοιχείων για την τιμή<text:s/></text:span><text:span text:style-name="T1405">του κάθε στοιχείου και για το αποτέλεσμα. Τα δεδομένα αυτά θα χρησιμοποιηθούν για να υπολογιστεί η συσχέτιση που έχει η τιμή του<text:s/></text:span><text:span text:style-name="T1406">στοιχείου</text:span><text:span text:style-name="T1407"><text:s/>με το αποτέλεσμα και η σταθερότητα του στοιχείου. Η συσχέτιση αποτελεί μαθηματικό όρο της στατιστική και υπολογίζεται με τον κλασσικό τρόπο αντίθετα η σταθερότητα χρειάζεται μια μικρή επεξήγηση. Η σταθερότητα στην υλοποίηση μας υπολογίζεται με βάση την διασπορά που έχει η τιμή ενός στοιχείου από όλες τις καταστάσεις που δημιουργήσαμε που ονομάζεται ολική διασπορά (</text:span><text:span text:style-name="T1408">Total</text:span><text:span text:style-name="T1409"><text:s/></text:span><text:span text:style-name="T1410">Variance</text:span><text:span text:style-name="T1411">) και συμβολίζεται με<text:s/></text:span><text:span text:style-name="T1412">TV</text:span><text:span text:style-name="T1413"><text:s/>και με βάση τον μέσο όρο των διασπορών της τιμής του στοιχείου σε κάθε αλληλουχία (που ονομάζεται διασπορά αλληλουχίας (</text:span><text:span text:style-name="T1414">Sequence</text:span><text:span text:style-name="T1415"><text:s/></text:span><text:span text:style-name="T1416">Variance</text:span><text:span text:style-name="T1417">)</text:span><text:span text:style-name="T1418"><text:s/>και συμβολίζεται με<text:s/></text:span><text:span text:style-name="T1419">SV</text:span><text:span text:style-name="T1420">. Έπειτα η σταθερότητα υπολογίζεται ως<text:s/></text:span><text:span text:style-name="T1421">TV</text:span><text:span text:style-name="T1422"><text:s/>/(</text:span><text:span text:style-name="T1423">TV</text:span><text:span text:style-name="T1424"><text:s/>+ 10</text:span><text:span text:style-name="T1425">SV</text:span><text:span text:style-name="T1426">)</text:span><text:span text:style-name="T1427">. Η Σταθερότητα με τον τρόπο που υπολογίζεται εκφράζει το πόσο πιθανό είναι η τιμή του στοιχείου να αλλάξει σε ένα παιχνίδι. Για παράδειγμα το<text:s/></text:span><text:span text:style-name="T1428">control</text:span><text:span text:style-name="T1429">(</text:span><text:span text:style-name="T1430">X</text:span><text:span text:style-name="T1431">)</text:span><text:span text:style-name="T1432"><text:s/>έχει μικρή σταθερότητα αφού ποιος έχει σειρά αλλάζει κάθε γύρο.</text:span><text:span text:style-name="T1433"><text:s/>Τέλος υπολογίζουμε το εκτιμέμενο αποτέλεσμα που του παιχνιδιού με βάση όλες τις αλληλουχίες που έχουμε.</text:span></text:p>
      <text:p text:style-name="P1434"/>
      <text:p text:style-name="Standard"><text:span text:style-name="T1435">Οι δυνατές τιμές που έχει η συσχέτιση είναι στο πεδίο ορισμού [-1,1] ενώ της σταθερότητας [0.1]. Με βάση αυτήν την πληροφορία υπολογίζουμε την μικρότερη από τις δύο για κάθε στοιχείο και την αποθηκεύομε ως δείκτη σημαντικότητας. Έπειτα υπολογίζουμε το πηλίκο τους που θα χρησιμοποιηθεί ως το βάρος του στοιχείου στην συνάρτηση εκτίμησης. Επειδή δεν θέλουμε να υπολογίζουμε τιμές για πολλά στοιχεία κάθε φορά που καλούμαι την συνάρτηση εκτίμησης χρησιμοποιούμε των δείκτη σημαντικότητας για να κρατήσουμε μόνο τα 30 στοιχεία για το οποία είναι μεγαλύτερος. Τα άθροισμα του πηλίκου των τιμών των τριάντα αυτών στοιχείων με το βάρος τους αλλά και με το εκτιμώμενο αποτέλεσμα μας δίνει την τελική τιμή της συνάρτησης εκτίμησης για μια κατάσταση. Η τιμή αυτή συνάρτησης εκτίμησης μπορεί έπειτα να χρησιμοποιηθεί για να δούμε πόσο θετική η αρνητική είναι για εμάς η κατάσταση αυτή.</text:span></text:p>
      <text:p text:style-name="P1436"/>
      <text:p text:style-name="P1437"/>
      <text:list text:style-name="LFO10" text:continue-numbering="true">
        <text:list-item>
          <text:list>
            <text:list-item>
              <text:p text:style-name="P1438"><text:span text:style-name="T1439">Feature</text:span><text:span text:style-name="T1440"><text:s/></text:span><text:span text:style-name="T1441">Gathering</text:span></text:p>
            </text:list-item>
          </text:list>
        </text:list-item>
      </text:list>
      <text:p text:style-name="P1442"/>
      <text:p text:style-name="P1443"/>
      <text:p text:style-name="Standard"><text:span text:style-name="T1444">Πρώτη μας δουλεία αφού το πρόγραμμα δεχτεί της οδηγίες του παιχνιδιού από τον<text:s/></text:span><text:span text:style-name="T1445">game</text:span><text:span text:style-name="T1446"><text:s/></text:span><text:span text:style-name="T1447">master</text:span><text:span text:style-name="T1448"><text:s/>είναι να χρησιμοποιήσουμε τον χρόνο που δίνεται για να δημιουργήσουμε την<text:s/></text:span><text:span text:style-name="T1449">evaluation</text:span><text:span text:style-name="T1450"><text:s/></text:span><text:span text:style-name="T1451">function</text:span><text:span text:style-name="T1452">. Πριν αρχίσουμε όμως να ψάχνουμε για υπ</text:span><text:span text:style-name="T1453">οψήφια στοιχεία πρέπει να φέρουμε τα δεδομένα που δεχτήκαμε σε μια μορφή που μπορούμε να χρησιμοποιήσουμε. Σε αυτήν τη <text:s/>υλοποίηση για την μετατροπή τον δεδομένων σε πιο φιλικά για τη<text:s/></text:span><text:span text:style-name="T1454">prolog</text:span><text:span text:style-name="T1455"><text:s text:c="2"/>κτίσματα έγινε χρήση ενός<text:s/></text:span><text:span text:style-name="T1456">open</text:span><text:span text:style-name="T1457">-</text:span><text:span text:style-name="T1458">source</text:span><text:span text:style-name="T1459"><text:s/></text:span><text:span text:style-name="T1460">compiler</text:span><text:span text:style-name="T1461"><text:s/>που έχει<text:s/></text:span><text:span text:style-name="T1462">δημιουργηθεί και χρησιμοποιείται από τον<text:s/></text:span><text:span text:style-name="T1463">ggp</text:span><text:span text:style-name="T1464"><text:s/></text:span><text:span text:style-name="T1465">player</text:span><text:span text:style-name="T1466"><text:s/></text:span><text:span text:style-name="T1467">FluxPlayer</text:span><text:span text:style-name="T1468">.<text:s/></text:span><text:span text:style-name="T1469">O</text:span><text:span text:style-name="T1470"><text:s/></text:span><text:span text:style-name="T1471">compiler</text:span><text:span text:style-name="T1472"><text:s/>αυτός μετατρέπει του κανόνες του παιχνιδιού που δίνονται σε<text:s/></text:span><text:span text:style-name="T1473">GDL</text:span><text:span text:style-name="T1474"><text:s/>σε κανόνες και δεδομένα που μπορεί να χρησιμοποιήσει με ευκολία η<text:s/></text:span><text:span text:style-name="T1475">prolog</text:span><text:span text:style-name="T1476"><text:s/>χωρίς όμως να αλλάζει την λειτουργεία τους.<text:s/></text:span><text:span text:style-name="T1477">Η μετατροπή αυτή διυεκολύνεται από την ομοιότητα που παρουσιάζουν οι δύο γλώσσες κάνοντας την διαδικασία αυτή να μην επιβαρύνει ιδιαίτερα τον πολύτιμο χρόνο που έχουμε για ανάλυση. Οι αρχές λειτουργίας της είναι απλές μετατρέποντας της λέξεις κλειδιά που υ</text:span><text:span text:style-name="T1478">πάρχουν στην<text:s/></text:span><text:span text:style-name="T1479">GDL</text:span><text:span text:style-name="T1480"><text:s/>σε<text:s/></text:span><text:span text:style-name="T1481">terms</text:span><text:span text:style-name="T1482"><text:s/>που μπορεί να καταλάβει και να χρησιμοποιήσει η<text:s/></text:span><text:span text:style-name="T1483">prolog</text:span><text:span text:style-name="T1484">.</text:span></text:p>
      <text:p text:style-name="P1485"/>
      <text:p text:style-name="Standard"><text:span text:style-name="T1486">Αφού γίνει αυτή η μετατροπή είναι σημαντικό να αποθηκεύσουμε τα δεδομένα μας με τέτοιο τρόπο ώστε να είναι ασφαλή από αλλαγές και ταυτόχρονα ευκολά προσβάσιμα. Πράγματα που<text:s/></text:span><text:span text:style-name="T1487">είναι αρκετά σημαντικά ή αλλάζουν σπάνια στην διάρκεια ενός αγώνα αποθηκεύονται με χρήση<text:s/></text:span><text:span text:style-name="T1488">local</text:span><text:span text:style-name="T1489"><text:s/></text:span><text:span text:style-name="T1490">variable</text:span><text:span text:style-name="T1491"><text:s/>και των εντολών<text:s/></text:span><text:span text:style-name="T1492">setval</text:span><text:span text:style-name="T1493"><text:s/>και<text:s/></text:span><text:span text:style-name="T1494">getval</text:span><text:span text:style-name="T1495"><text:s/>ώστε όλες οι αλλαγές που του γίνονται να είναι επιτηδευμένες. Δεδομένα που αποθηκεύονται με αυτόν τον τρόπο είναι πράγ</text:span><text:span text:style-name="T1496">ματα όπως το<text:s/></text:span><text:span text:style-name="T1497">playclock</text:span><text:span text:style-name="T1498">, το<text:s/></text:span><text:span text:style-name="T1499">startclock</text:span><text:span text:style-name="T1500">, το<text:s/></text:span><text:span text:style-name="T1501">current</text:span><text:span text:style-name="T1502"><text:s/></text:span><text:span text:style-name="T1503">state</text:span><text:span text:style-name="T1504">, οι ρόλοι, το<text:s/></text:span><text:span text:style-name="T1505">id</text:span><text:span text:style-name="T1506"><text:s/>του<text:s/></text:span><text:span text:style-name="T1507">match</text:span><text:span text:style-name="T1508"><text:s/>αλλά και ο ρόλος που μας δόθηκε.</text:span></text:p>
      <text:p text:style-name="Standard"><text:span text:style-name="T1509">Επόμενο στάδιο είναι η συλλογή των στοιχείων στα οποία θα βασιστούμε. Στο στάδιο αυτό κάνουμε την παραδοχή ότι τα πιο χρήσιμα στοιχεία θα εμ</text:span><text:span text:style-name="T1510">φανίζονται μέσα στους ίδιους τους κανόνες που μας δόθηκαν. Η παραδοχή αυτή είναι σημαντική μιας και δεν έχουμε γνώση για το παιχνίδι εκτός του τρόπου με τον οποίο λειτουργεί. Κάνοντας χρήση των λέξεων κλειδιά που χρησιμοποιούνται στην<text:s/></text:span><text:span text:style-name="T1511">GDL</text:span><text:span text:style-name="T1512"><text:s/>για την περιγραφή</text:span><text:span text:style-name="T1513"><text:s/>των παιχνιδιών εξάγουμε όλα τα δεδομένα που δίνονται. Έπειτα χρησιμοποιούμαι το αρχικό σύνολο που εξάγομαι και το περνάμε από 3 συναρτήσεις που έχουν σκοπό να το επεκτείνουν.</text:span></text:p>
      <text:p text:style-name="P1514"><text:s/></text:p>
      <text:p text:style-name="Standard"><text:span text:style-name="T1515">Αρχικά το περνάμε από μια συνάρτηση γενίκευσης που έχει ως σκοπό να αντικαταστ</text:span><text:span text:style-name="T1516">ήσει σταθερές που εμφανίζονται σε ένα στοιχείο με μεταβλητές. Για παράδειγμα αν είχαμε τον στοιχείο<text:s/></text:span><text:span text:style-name="T1517">cell</text:span><text:span text:style-name="T1518">(1,1,</text:span><text:span text:style-name="T1519">b</text:span><text:span text:style-name="T1520">) ( το στοιχείο αυτό εμφανίζεται στο παιχνίδι<text:s/></text:span><text:span text:style-name="T1521">tic</text:span><text:span text:style-name="T1522">-</text:span><text:span text:style-name="T1523">tac</text:span><text:span text:style-name="T1524">-</text:span><text:span text:style-name="T1525">toe</text:span><text:span text:style-name="T1526"><text:s/>ή τρίλιζα και δηλώνει ότι το κελί με συντεταγμένες 1-1 είναι άδειο (</text:span><text:span text:style-name="T1527">blank</text:span><text:span text:style-name="T1528">)) θα δημιουργο</text:span><text:span text:style-name="T1529">ύσαμε τα στοιχεία<text:s/></text:span><text:span text:style-name="T1530">cell</text:span><text:span text:style-name="T1531">(</text:span><text:span text:style-name="T1532">X</text:span><text:span text:style-name="T1533">,</text:span><text:span text:style-name="T1534">Y</text:span><text:span text:style-name="T1535">,</text:span><text:span text:style-name="T1536">Z</text:span><text:span text:style-name="T1537">),</text:span><text:span text:style-name="T1538">cell</text:span><text:span text:style-name="T1539">(</text:span><text:span text:style-name="T1540">X</text:span><text:span text:style-name="T1541">,1,</text:span><text:span text:style-name="T1542">b</text:span><text:span text:style-name="T1543">),</text:span><text:span text:style-name="T1544">cell</text:span><text:span text:style-name="T1545">(</text:span><text:span text:style-name="T1546">X</text:span><text:span text:style-name="T1547">,1,</text:span><text:span text:style-name="T1548">Z</text:span><text:span text:style-name="T1549">)<text:s/></text:span><text:span text:style-name="T1550">e</text:span><text:span text:style-name="T1551">.</text:span><text:span text:style-name="T1552">t</text:span><text:span text:style-name="T1553">.</text:span><text:span text:style-name="T1554">c</text:span><text:span text:style-name="T1555"><text:s/>. Αφού γενικεύσουμε όλα τα στοιχεία που είχαμε αφαιρούμε οποιαδήποτε στοιχεία εμφανίζονται πάνω από μια φορά ώστε κάθε στοιχείο να είναι μοναδικό. Η διαδικασία αύτη αφαίρεσης διπλών<text:s/></text:span><text:span text:style-name="T1556">στοιχείων γίνεται κάθε φορά που παράγουμε καινούρια στοιχεία.</text:span></text:p>
      <text:p text:style-name="P1557"/>
      <text:p text:style-name="Standard"><text:span text:style-name="T1558">Στην διαδικασία ειδίκευσης κάνουμε το αντίθετο από την διαδικασία γενίκευσης προσπαθούμε δηλαδή να αντικαταστήσουμε της μεταβλητές που υπάρχουν μέσα στα στοιχεία με σταθερές. Έτσι το στοιχείο<text:s/></text:span><text:span text:style-name="T1559">c</text:span><text:span text:style-name="T1560">ell</text:span><text:span text:style-name="T1561">(</text:span><text:span text:style-name="T1562">X</text:span><text:span text:style-name="T1563">,1,</text:span><text:span text:style-name="T1564">b</text:span><text:span text:style-name="T1565">) θα μας δώσει τα<text:s/></text:span><text:span text:style-name="T1566">cell</text:span><text:span text:style-name="T1567">(1,1,</text:span><text:span text:style-name="T1568">b</text:span><text:span text:style-name="T1569">),</text:span><text:span text:style-name="T1570">cell</text:span><text:span text:style-name="T1571">(2,1,</text:span><text:span text:style-name="T1572">b</text:span><text:span text:style-name="T1573">), και<text:s/></text:span><text:span text:style-name="T1574">cell</text:span><text:span text:style-name="T1575">(3,1,</text:span><text:span text:style-name="T1576">b</text:span><text:span text:style-name="T1577">). Με το τέλος αυτής τη διαδικασίας το πλήθος των στοιχείων θα είναι ήδη αρκετά μεγάλο αλλά όχι επαρκές. Για να έχουμε επιθυμητά αποτελέσματα χρειαζόμαστε και την τελευταία διαδικασία που πα</text:span><text:span text:style-name="T1578">ράγει συνδυαστικά στοιχεία.</text:span></text:p>
      <text:p text:style-name="P1579"/>
      <text:p text:style-name="P1580"><text:span text:style-name="T1581">Με τον όρο συνδυαστικά στοιχεία αναφερόμαστε στα στοιχεία που αποτελούνται από 2 απλά στοιχεία (π.χ (</text:span><text:span text:style-name="T1582">cell</text:span><text:span text:style-name="T1583">(</text:span><text:span text:style-name="T1584">X</text:span><text:span text:style-name="T1585">,</text:span><text:span text:style-name="T1586">Y</text:span><text:span text:style-name="T1587">,</text:span><text:span text:style-name="T1588">x</text:span><text:span text:style-name="T1589">) -<text:s/></text:span><text:span text:style-name="T1590">cell</text:span><text:span text:style-name="T1591">(</text:span><text:span text:style-name="T1592">X</text:span><text:span text:style-name="T1593">,</text:span><text:span text:style-name="T1594">Y</text:span><text:span text:style-name="T1595">,</text:span><text:span text:style-name="T1596">o</text:span><text:span text:style-name="T1597">)) που περιγράφει πόσα χ υπάρχουν σε σχέση με ο στο παιχνίδι). Στην υλοποίηση μας κάνουμε χρήση συνδυα</text:span><text:span text:style-name="T1598">σμών μόνο παρόμοιων στοιχείων και 2 στοιχεία είναι παρόμοια όταν και μόνο όταν βασίζονται στο ίδιο<text:s/></text:span><text:span text:style-name="T1599">predicate</text:span><text:span text:style-name="T1600"><text:s/>και τα<text:s/></text:span><text:span text:style-name="T1601">arguments</text:span><text:span text:style-name="T1602"><text:s text:c="2"/>τους διαφέρουν μόνο σε μία θέση που και στις 2 περιπτώσεις περιέχει σταθερά (‘</text:span><text:span text:style-name="T1603">where</text:span><text:span text:style-name="T1604"><text:s/></text:span><text:span text:style-name="T1605">two</text:span><text:span text:style-name="T1606"><text:s/></text:span><text:span text:style-name="T1607">simple</text:span><text:span text:style-name="T1608"><text:s/></text:span><text:span text:style-name="T1609">features</text:span><text:span text:style-name="T1610"><text:s/></text:span><text:span text:style-name="T1611">are</text:span><text:span text:style-name="T1612"><text:s/></text:span><text:span text:style-name="T1613">considered</text:span><text:span text:style-name="T1614"><text:s/></text:span><text:span text:style-name="T1615">similar</text:span><text:span text:style-name="T1616"><text:s/></text:span><text:span text:style-name="T1617">if</text:span><text:span text:style-name="T1618"><text:s/></text:span><text:span text:style-name="T1619">and</text:span><text:span text:style-name="T1620"><text:s/></text:span><text:span text:style-name="T1621">only</text:span><text:span text:style-name="T1622"><text:s/></text:span><text:span text:style-name="T1623">if</text:span><text:span text:style-name="T1624"><text:s/></text:span><text:span text:style-name="T1625">they</text:span><text:span text:style-name="T1626"><text:s/></text:span><text:span text:style-name="T1627">are</text:span><text:span text:style-name="T1628"><text:s/></text:span><text:span text:style-name="T1629">based</text:span><text:span text:style-name="T1630"><text:s/></text:span><text:span text:style-name="T1631">on</text:span><text:span text:style-name="T1632"><text:s/></text:span><text:span text:style-name="T1633">the</text:span><text:span text:style-name="T1634"><text:s/></text:span><text:span text:style-name="T1635">same</text:span><text:span text:style-name="T1636"><text:s/></text:span><text:span text:style-name="T1637">predicate</text:span><text:span text:style-name="T1638"><text:s/></text:span><text:span text:style-name="T1639">and</text:span><text:span text:style-name="T1640"><text:s/></text:span><text:span text:style-name="T1641">its</text:span><text:span text:style-name="T1642"><text:s/></text:span><text:span text:style-name="T1643">arguments</text:span><text:span text:style-name="T1644"><text:s/></text:span><text:span text:style-name="T1645">differ</text:span><text:span text:style-name="T1646"><text:s/></text:span><text:span text:style-name="T1647">on</text:span><text:span text:style-name="T1648"><text:s/></text:span><text:span text:style-name="T1649">one</text:span><text:span text:style-name="T1650"><text:s/></text:span><text:span text:style-name="T1651">position</text:span><text:span text:style-name="T1652"><text:s/></text:span><text:span text:style-name="T1653">only</text:span><text:span text:style-name="T1654"><text:s/></text:span><text:span text:style-name="T1655">which</text:span><text:span text:style-name="T1656"><text:s/></text:span><text:span text:style-name="T1657">in</text:span><text:span text:style-name="T1658"><text:s/></text:span><text:span text:style-name="T1659">both</text:span><text:span text:style-name="T1660"><text:s/></text:span><text:span text:style-name="T1661">instances</text:span><text:span text:style-name="T1662"><text:s/></text:span><text:span text:style-name="T1663">contains</text:span><text:span text:style-name="T1664"><text:s/></text:span><text:span text:style-name="T1665">a</text:span><text:span text:style-name="T1666"><text:s/></text:span><text:span text:style-name="T1667">constant</text:span><text:span text:style-name="T1668">.’<text:s/></text:span><text:span text:style-name="T1669">Paper</text:span><text:span text:style-name="T1670"><text:s/></text:span><text:span text:style-name="T1671">quote</text:span><text:span text:style-name="T1672">).</text:span></text:p>
      <text:p text:style-name="P1673"/>
      <text:p text:style-name="Standard"><text:span text:style-name="T1674">Με το τέλος αυτή της διαδικασίας έχουμε πλέον όλα τα στοιχεία που θα χρειαστούμε για την<text:s/></text:span><text:span text:style-name="T1675">κατασκευή της<text:s/></text:span><text:span text:style-name="T1676">evaluation</text:span><text:span text:style-name="T1677"><text:s/></text:span><text:span text:style-name="T1678">function</text:span><text:span text:style-name="T1679">. Το πλήθος τους όμως είναι αρκετά μεγάλο, μιλώντας για δεκάδες στοιχεία ακόμα για πολύ απλά παιχνίδια όπως η τρίλιζα, και η αξία του καθενός μας είναι ακόμα άγνωστη έτσι θα ήταν πιο ακριβές να αναφερόμαστε στα<text:s/></text:span><text:span text:style-name="T1680">στοιχεία αυτά ως υποψήφια στοιχεία Η επόμενη διαδικασία θα καθορίσει το βάρος/αξία του κάθε στοιχείου και θα μας επιτρέψει να κρατήσουμε ένα υποσύνολο που καλύτερα πρεσβεύει την κατάσταση στη οποία βρίσκεται το παιχνίδι.</text:span></text:p>
      <text:p text:style-name="P1681"/>
      <text:p text:style-name="P1682"/>
      <text:p text:style-name="P1683"><text:span text:style-name="T1684">4.<text:s/></text:span><text:span text:style-name="T1685">How</text:span><text:span text:style-name="T1686"><text:s/></text:span><text:span text:style-name="T1687">to</text:span><text:span text:style-name="T1688"><text:s/></text:span><text:span text:style-name="T1689">use</text:span></text:p>
      <text:p text:style-name="P1690"/>
      <text:p text:style-name="P1691"/>
      <text:p text:style-name="P1692"/>
      <text:p text:style-name="Standard"><text:span text:style-name="T1693">Για να<text:s/></text:span><text:span text:style-name="T1694">κάνουμε χρήση της εφαρμογής χρειαζόμαστε 3 πράγματα, την εφαρμογή την ίδια, ένα πρόγραμμα που λειτουργεί ως<text:s/></text:span><text:span text:style-name="T1695">game</text:span><text:span text:style-name="T1696"><text:s/></text:span><text:span text:style-name="T1697">master</text:span><text:span text:style-name="T1698">, και έναν ακόμα<text:s/></text:span><text:span text:style-name="T1699">agent</text:span><text:span text:style-name="T1700"><text:s/>που λειτουργεί ως αντίπαλος. Για την δημιουργία της εφαρμογής και για την εξαγωγή δεδομένων χρησιμοποιήθηκε το πρό</text:span><text:span text:style-name="T1701">γραμμα<text:s/></text:span><text:span text:style-name="T1702">Game</text:span><text:span text:style-name="T1703">_</text:span><text:span text:style-name="T1704">master</text:span><text:span text:style-name="T1705"><text:s/>(</text:span><text:span text:style-name="T1706">github</text:span><text:span text:style-name="T1707"><text:s/></text:span><text:span text:style-name="T1708">address</text:span><text:span text:style-name="T1709">) που μπορεί να χρησιμοποιηθεί για να στέλνει τις οδηγίες για το παιχνίδι, να δέχεται τις κινήσεις των παιχτών και να κρίνει το αποτέλεσμα. Μαζί με το πρόγραμμα<text:s/></text:span><text:span text:style-name="T1710">game</text:span><text:span text:style-name="T1711"><text:s/></text:span><text:span text:style-name="T1712">master</text:span><text:span text:style-name="T1713"><text:s/>έρχεται και η δυνατότητα δημιουργίας απλών<text:s/></text:span><text:span text:style-name="T1714">agent</text:span><text:span text:style-name="T1715"><text:s/></text:span><text:span text:style-name="T1716">που μπορούν να χρησιμοποιηθούν ως αντίπαλοι. Ο τρόπος εγκατάστασης του προγράμματος εμπεριέχεται στα αρχεία του και μπορεί να είναι περίπλοκος λόγω της παλαιότητας του προγράμματος αυτού.</text:span></text:p>
      <text:p text:style-name="P1717"/>
      <text:p text:style-name="Standard"><text:span text:style-name="T1718">Η εφαρμογή<text:s/></text:span><text:span text:style-name="T1719">GGP</text:span><text:span text:style-name="T1720">-</text:span><text:span text:style-name="T1721">Base</text:span><text:span text:style-name="T1722"><text:s/>βρίσκεται εύκολα στην διεύθυνση της στο<text:s/></text:span><text:span text:style-name="T1723">git</text:span><text:span text:style-name="T1724">-</text:span><text:span text:style-name="T1725">hub</text:span><text:span text:style-name="T1726"><text:s/>και παρέχει μια σειρά εφαρμογών που είναι εύχρηστες και ιδιαίτερα χρήσιμες. Για τη χρήση του προγράμματος υπάρχουν δύο γενικοί τρόποι και οι δύο όμως αρχίζουν από το να κατεβάσουμε την εφαρμογή από το<text:s/></text:span><text:span text:style-name="T1727">git</text:span><text:span text:style-name="T1728"><text:s/>και να εξάγουμε τα αρχεία σε έναν φάκελο καθώς και</text:span><text:span text:style-name="T1729"><text:s/>οι δύο απαιτούν να υπάρχει εγκατεστημένη στον υπολογιστή η<text:s/></text:span><text:span text:style-name="T1730">Java</text:span><text:span text:style-name="T1731"><text:s/>7 η κάποια συμβατή νεότερη έκδοση. Έπειτα μπορούμε είτε να κάνουμε<text:s/></text:span><text:span text:style-name="T1732">import</text:span><text:span text:style-name="T1733"><text:s/>στο<text:s/></text:span><text:span text:style-name="T1734">IDE</text:span><text:span text:style-name="T1735"><text:s/></text:span><text:span text:style-name="T1736">eclipse</text:span><text:span text:style-name="T1737"><text:s/>ως<text:s/></text:span><text:span text:style-name="T1738">project</text:span><text:span text:style-name="T1739"><text:s/>είτε να χρησιμοποιήσουμε τη δυνατότητα της να γίνει<text:s/></text:span><text:span text:style-name="T1740">built</text:span><text:span text:style-name="T1741"><text:s/>μέσο<text:s/></text:span><text:span text:style-name="T1742">Gradle</text:span><text:span text:style-name="T1743">. Παρότι η<text:s/></text:span><text:span text:style-name="T1744">εφαρμογή αυτή παρέχει δυνατότητες τόσο αναπαράστασης<text:s/></text:span><text:span text:style-name="T1745">game</text:span><text:span text:style-name="T1746">-</text:span><text:span text:style-name="T1747">master</text:span><text:span text:style-name="T1748"><text:s/>και παιχτών όσο και δυνατότητες ανάπτυξης δικού σου<text:s/></text:span><text:span text:style-name="T1749">agent</text:span><text:span text:style-name="T1750"><text:s/>αυτές είναι στενά συνδεδεμένες με την γλώσσα στην οποία είναι γραμμένη η εφαρμογή που είναι η<text:s/></text:span><text:span text:style-name="T1751">Java</text:span><text:span text:style-name="T1752">. Για το λόγο αυτώ στην υλοποίηση α</text:span><text:span text:style-name="T1753">υτή θα κάνουμε χρήση από αυτή την εφαρμογή μόνο του<text:s/></text:span><text:span text:style-name="T1754">Game</text:span><text:span text:style-name="T1755">-</text:span><text:span text:style-name="T1756">Master</text:span><text:span text:style-name="T1757"><text:s/>και του<text:s/></text:span><text:span text:style-name="T1758">player</text:span><text:span text:style-name="T1759">.</text:span></text:p>
      <text:p text:style-name="Standard"><text:span text:style-name="T1760">Η εφαρμογή<text:s/></text:span><text:span text:style-name="T1761">game</text:span><text:span text:style-name="T1762">-</text:span><text:span text:style-name="T1763">master</text:span><text:span text:style-name="T1764"><text:s/>παρέχει την δυνατότητα να οργανώσουμε παιχνίδια αφού αναλαμβάνει τον ρόλο του επίσημου<text:s/></text:span><text:span text:style-name="T1765">game</text:span><text:span text:style-name="T1766">-</text:span><text:span text:style-name="T1767">master</text:span><text:span text:style-name="T1768"><text:s/>από τον διαγωνισμό του<text:s/></text:span><text:span text:style-name="T1769">standford</text:span><text:span text:style-name="T1770">. Πιο συγκεκριμένα η ε</text:span><text:span text:style-name="T1771">φαρμογή αυτή είναι υπεύθυνη για να μοιράζει της οδηγίες στους παίχτες, να ελέγχει ότι οι<text:s/></text:span><text:span text:style-name="T1772">agents</text:span><text:span text:style-name="T1773"><text:s/>είναι έτοιμη για να αρχίσει το παιχνίδι, να ελέγχει ότι οι κινήσεις που τις αποστέλλονται είναι νόμιμες και να προβαίνει στις κατάλληλες κινήσεις όταν δεν είναι</text:span><text:span text:style-name="T1774">, καθώς και να κρατάει στοιχεία για τον αγώνα όπως το ποιος νίκησε και με τι<text:s/></text:span><text:span text:style-name="T1775">score</text:span><text:span text:style-name="T1776"><text:s/>αλλά και το ποιες κινήσεις γίνανε και με τι σειρά. Για να τρέξουμε την εφαρμογή θα κάνουμε χρήση του<text:s/></text:span><text:span text:style-name="T1777">gradle</text:span><text:span text:style-name="T1778"><text:s/></text:span><text:span text:style-name="T1779">built</text:span><text:span text:style-name="T1780"><text:s/>της, αρχίζουμε τρέχοντας το<text:s/></text:span><text:span text:style-name="T1781">command</text:span><text:span text:style-name="T1782"><text:s/></text:span><text:span text:style-name="T1783">prompt</text:span><text:span text:style-name="T1784"><text:s/>των<text:s/></text:span><text:span text:style-name="T1785">windows</text:span><text:span text:style-name="T1786"><text:s/>και<text:s/></text:span><text:span text:style-name="T1787">το οδηγούμε στον φάκελο στον οποίο είναι τα αρχεία του<text:s/></text:span><text:span text:style-name="T1788">ggp</text:span><text:span text:style-name="T1789">-</text:span><text:span text:style-name="T1790">base</text:span><text:span text:style-name="T1791"><text:s/>έπειτα τρέχουμε την εντολή “</text:span><text:span text:style-name="T1792">gradle</text:span><text:span text:style-name="T1793"><text:s/></text:span><text:span text:style-name="T1794">server</text:span><text:span text:style-name="T1795">”. Τα<text:s/></text:span><text:span text:style-name="T1796">windows</text:span><text:span text:style-name="T1797"><text:s/>θα μας ανοίηουν τώρα το<text:s/></text:span><text:span text:style-name="T1798">GUI</text:span><text:span text:style-name="T1799"><text:s/>του<text:s/></text:span><text:span text:style-name="T1800">game</text:span><text:span text:style-name="T1801">-</text:span><text:span text:style-name="T1802">master</text:span><text:span text:style-name="T1803"><text:s text:c="2"/>το οποίο παρέχει επιλογές για το ποιο παιχνίδι θα παιχτεί, πόσος χρόνος δίνεται στο πρόγραμμ</text:span><text:span text:style-name="T1804">α να προετοιμαστεί, πόσο χρόνος δίνεται στο πρόγραμμα για να κάνει την κίνηση του, η δυνατότητα να κωδικοποιηθούν οι περιγραφές των παιχνιδιών ώστε μόνο οι λέξες-κλειδία να είναι αναγνωρίσιμες καθώς και ρύθμιση για τα<text:s/></text:span><text:span text:style-name="T1805">port</text:span><text:span text:style-name="T1806"><text:s/>στα οποία υπάρχουν<text:s/></text:span><text:span text:style-name="T1807">agents</text:span><text:span text:style-name="T1808">.</text:span></text:p>
      <text:p text:style-name="Standard"><text:span text:style-name="T1809">Η εφαρ</text:span><text:span text:style-name="T1810">μογή<text:s/></text:span><text:span text:style-name="T1811">player</text:span><text:span text:style-name="T1812"><text:s/>από την άλλη χρησιμοποιείται για να δημιουργηθεί ένας απλός<text:s/></text:span><text:span text:style-name="T1813">agent</text:span><text:span text:style-name="T1814"><text:s/>εναντίον του οποίου μπορούμε να παίξουμε. Ο τρόπος έναρξης του προγράμματος είναι ο ίδιος με αυτων του<text:s/></text:span><text:span text:style-name="T1815">game</text:span><text:span text:style-name="T1816">-</text:span><text:span text:style-name="T1817">master</text:span><text:span text:style-name="T1818"><text:s/>με την διαφορά ότι αφου πληγθουμε στο<text:s/></text:span><text:span text:style-name="T1819">cmd</text:span><text:span text:style-name="T1820"><text:s/>στο σωστό<text:s/></text:span><text:span text:style-name="T1821">path</text:span><text:span text:style-name="T1822"><text:s/>τρέχου</text:span><text:span text:style-name="T1823">με την εντολή “</text:span><text:span text:style-name="T1824">gradle</text:span><text:span text:style-name="T1825"><text:s/></text:span><text:span text:style-name="T1826">player</text:span><text:span text:style-name="T1827">”. Όταν το πρόγραμμα ξεκινήσει το<text:s/></text:span><text:span text:style-name="T1828">GUI</text:span><text:span text:style-name="T1829"><text:s/>μας παρέχει την δυνατότητα να επιλέξουμε τον αλγόριθμο που θα χρησιμοποιεί ο<text:s/></text:span><text:span text:style-name="T1830">agent</text:span><text:span text:style-name="T1831"><text:s/>αυτός αλλά και το<text:s/></text:span><text:span text:style-name="T1832">port</text:span><text:span text:style-name="T1833"><text:s/>από το οποίο θα περιμένει εντολές.</text:span></text:p>
      <text:p text:style-name="P1834"/>
      <text:p text:style-name="Standard"><text:span text:style-name="T1835">Ο<text:s/></text:span><text:span text:style-name="T1836">agent</text:span><text:span text:style-name="T1837"><text:s/>αυτή της υλοποίησης βασίζεται σε δύο<text:s/></text:span><text:span text:style-name="T1838">γλώσσες προγραμματισμού η<text:s/></text:span><text:span text:style-name="T1839">Python</text:span><text:span text:style-name="T1840"><text:s/>και η<text:s/></text:span><text:span text:style-name="T1841">prolog</text:span><text:span text:style-name="T1842">. Για την υλοποίηση σε<text:s/></text:span><text:span text:style-name="T1843">Python</text:span><text:span text:style-name="T1844"><text:s/>χρησιμοποιήθηκε ο<text:s/></text:span><text:span text:style-name="T1845">IDE</text:span><text:span text:style-name="T1846"><text:s/>με το όνομα<text:s/></text:span><text:span text:style-name="T1847">PyCharm</text:span><text:span text:style-name="T1848">. Ο<text:s/></text:span><text:span text:style-name="T1849">Pycharm</text:span><text:span text:style-name="T1850"><text:s/>είναι ένας ισχυρός<text:s/></text:span><text:span text:style-name="T1851">IDE</text:span><text:span text:style-name="T1852"><text:s/>φτιαγμένος για να συγγραφή κώδικα σε<text:s/></text:span><text:span text:style-name="T1853">python</text:span><text:span text:style-name="T1854"><text:s/>και παρέχει ότι χρειάζεται ένας<text:s/></text:span><text:span text:style-name="T1855">developer</text:span><text:span text:style-name="T1856">. Δυστυχώς όμως δεν<text:s/></text:span><text:span text:style-name="T1857">υποστηρίζει επαρκώς τη<text:s/></text:span><text:span text:style-name="T1858">prolog</text:span><text:span text:style-name="T1859"><text:s/>και για το λόγο αυτώ η συγγραφή του κώδικα<text:s/></text:span><text:span text:style-name="T1860">prolog</text:span><text:span text:style-name="T1861"><text:s/>έγινε σε<text:s/></text:span><text:span text:style-name="T1862">notepad</text:span><text:span text:style-name="T1863">++ με την προσθήκη ενός<text:s/></text:span><text:span text:style-name="T1864">language</text:span><text:span text:style-name="T1865"><text:s/></text:span><text:span text:style-name="T1866">pack</text:span><text:span text:style-name="T1867"><text:s text:c="2"/>που κάνει<text:s/></text:span><text:span text:style-name="T1868">highlight</text:span><text:span text:style-name="T1869"><text:s/>των κώδικα.</text:span></text:p>
      <text:p text:style-name="P1870"/>
      <text:p text:style-name="Standard"><text:span text:style-name="T1871">Αναφέρθηκα παραπάνω στις δυνατότητες που έχει το<text:s/></text:span><text:span text:style-name="T1872">GGP</text:span><text:span text:style-name="T1873">-</text:span><text:span text:style-name="T1874">base</text:span><text:span text:style-name="T1875"><text:s/>τις οποίες δεν χρησιμοποιήσαμε</text:span><text:span text:style-name="T1876"><text:s/>λόγο της εξάρτησης τους από την<text:s/></text:span><text:span text:style-name="T1877">java</text:span><text:span text:style-name="T1878">. ΟΙ δυνατότητες αυτές όμως ήταν απαραίτητες για το πρόγραμμα μας έτσι ως αντικατάσταση αυτών χρησιμοποιήθηκε ο κώδικας του γνωστού<text:s/></text:span><text:span text:style-name="T1879">agent</text:span><text:span text:style-name="T1880"><text:s/></text:span><text:span text:style-name="T1881">FluxPlayer</text:span><text:span text:style-name="T1882">.<text:s/></text:span><text:span text:style-name="T1883">O</text:span><text:span text:style-name="T1884"><text:s/></text:span><text:span text:style-name="T1885">FluxPlayer</text:span><text:span text:style-name="T1886"><text:s/>είναι ένας ιδιαίτερα πετυχημένος<text:s/></text:span><text:span text:style-name="T1887">agent</text:span><text:span text:style-name="T1888"><text:s/>με πολλές συμμετο</text:span><text:span text:style-name="T1889">χές και διακρίσεις στον διαγωνισμό και ο σκελετός του υπάρχει διαθέσιμος στον<text:s/></text:span><text:span text:style-name="T1890">git</text:span><text:span text:style-name="T1891">(</text:span><text:span text:style-name="T1892">address</text:span><text:span text:style-name="T1893">) και είναι γραμμένος σε<text:s/></text:span><text:span text:style-name="T1894">prolog</text:span><text:span text:style-name="T1895">. Είναι κατανοητό ότι δεν έγινε χρήση του ολόκληρου του προγράμματος<text:s/></text:span><text:span text:style-name="T1896">FluxPlayer</text:span><text:span text:style-name="T1897"><text:s/>αλλά του σκελετού που παρέχεται και πρακτικά διαθέτει τα</text:span><text:span text:style-name="T1898"><text:s/>κομμάτια επικοινωνίας με τον<text:s/></text:span><text:span text:style-name="T1899">server</text:span><text:span text:style-name="T1900"><text:s/></text:span><text:span text:style-name="T1901">ggp</text:span><text:span text:style-name="T1902">-</text:span><text:span text:style-name="T1903">base</text:span><text:span text:style-name="T1904"><text:s/>και μετάφρασης της<text:s/></text:span><text:span text:style-name="T1905">GDL</text:span><text:span text:style-name="T1906"><text:s/>σε<text:s/></text:span><text:span text:style-name="T1907">prolog</text:span><text:span text:style-name="T1908">. Σε επόμενο επίπεδο ακόμα και το κομμάτι επικοινωνίας έχει αλλαχτεί αφού στην υλοποίηση μας η<text:s/></text:span><text:span text:style-name="T1909">python</text:span><text:span text:style-name="T1910"><text:s text:c="2"/>αναλαμβάνει την επικοινωνία με τον<text:s/></text:span><text:span text:style-name="T1911">server</text:span><text:span text:style-name="T1912">.</text:span></text:p>
      <text:p text:style-name="P1913"/>
      <text:p text:style-name="Standard"><text:span text:style-name="T1914">Για την χρήση της<text:s/></text:span><text:span text:style-name="T1915">εφαρμογής αυτής κάθε αυτής χρειάζεται για να τρέχει σωστά το κομμάτι που είναι σε<text:s/></text:span><text:span text:style-name="T1916">prolog</text:span><text:span text:style-name="T1917"><text:s/>η εγκατάσταση της 7</text:span><text:span text:style-name="T1918">ης</text:span><text:span text:style-name="T1919"><text:s/>έκδοσης τις<text:s/></text:span><text:span text:style-name="T1920">eclipse</text:span><text:span text:style-name="T1921"><text:s/></text:span><text:span text:style-name="T1922">prolog</text:span><text:span text:style-name="T1923"><text:s/>( η<text:s/></text:span><text:span text:style-name="T1924">eclipse</text:span><text:span text:style-name="T1925"><text:s/></text:span><text:span text:style-name="T1926">prolog</text:span><text:span text:style-name="T1927"><text:s/>δεν έχει άμεση σχέση με τον<text:s/></text:span><text:span text:style-name="T1928">Eclipse</text:span><text:span text:style-name="T1929"><text:s/></text:span><text:span text:style-name="T1930">Ide</text:span><text:span text:style-name="T1931"><text:s/>που χρησιμοποιείται κυρίως για εφαρμογές σε<text:s/></text:span><text:span text:style-name="T1932">java</text:span><text:span text:style-name="T1933">) που μπορε</text:span><text:span text:style-name="T1934">ί να βρεθεί στο ‘https://eclipseclp.org/index.html’ και η εγκατάσταση του<text:s/></text:span><text:span text:style-name="T1935">compiler</text:span><text:span text:style-name="T1936"><text:s/></text:span><text:span text:style-name="T1937">tkEclipse</text:span><text:span text:style-name="T1938"><text:s/>που επίσης μπορεί να βρεθεί στην παραπάνω διεύθυνση. Το κομμάτι που είναι γραμμένο σε<text:s/></text:span><text:span text:style-name="T1939">python</text:span><text:span text:style-name="T1940"><text:s/>χρειάζεται την νεότερη έκδοση της<text:s/></text:span><text:span text:style-name="T1941">python</text:span><text:span text:style-name="T1942"><text:s/>3 και έναν<text:s/></text:span><text:span text:style-name="T1943">IDE</text:span><text:span text:style-name="T1944">, προτείνεται τ</text:span><text:span text:style-name="T1945">ο<text:s/></text:span><text:span text:style-name="T1946">Pycharm</text:span><text:span text:style-name="T1947"><text:s/>αλλά το πρόγραμμα θα λειτουργήσει και με διαφορετικό<text:s/></text:span><text:span text:style-name="T1948">IDE</text:span><text:span text:style-name="T1949">.</text:span></text:p>
      <text:p text:style-name="P1950"/>
      <text:p text:style-name="P1951"/>
      <text:p text:style-name="Standard"><text:span text:style-name="T1952">Είναι σημαντικό να τονιστεί ότι παρότι η χρήση ενός προγράμματος<text:s/></text:span><text:span text:style-name="T1953">game</text:span><text:span text:style-name="T1954">-</text:span><text:span text:style-name="T1955">master</text:span><text:span text:style-name="T1956"><text:s/>είναι απαραίτητη δεν είναι αναγκαίο να είναι το προαναφερθέν πρόγραμμα. Οποιοδήποτε πρόγραμμα λειτουργεί με α</text:span><text:span text:style-name="T1957">νάλογο τρόπο και στέλνει οδηγίες παιχνιδιών που είναι σωστές και κατασκευασμένες σύμφωνα με τις οδηγίες του διαγωνισμού του<text:s/></text:span><text:span text:style-name="T1958">Standford</text:span><text:span text:style-name="T1959"><text:s/>θα μπορεί αν χρησιμοποιηθεί χωρίς ιδιαίτερα προβλήματα.</text:span></text:p>
      <text:p text:style-name="P1960"/>
      <text:p text:style-name="P1961"/>
      <text:p text:style-name="P1962"/>
      <text:list text:style-name="LFO9" text:continue-numbering="true">
        <text:list-item>
          <text:p text:style-name="P1963">Different Algorithms</text:p>
        </text:list-item>
      </text:list>
      <text:p text:style-name="P1964"/>
      <text:p text:style-name="Standard"><text:span text:style-name="T1965">Σημαντική σημασία για προγράμματα<text:s/></text:span><text:span text:style-name="T1966">ggp</text:span><text:span text:style-name="T1967">, όπ</text:span><text:span text:style-name="T1968">ως και γενικά για την επιστήμη της τεχνητής νοημοσύνης, έχουν οι αλγόριθμοι αναζήτησης. Οι αλγόριθμοι αυτοί χρησιμοποιούνται για να επιλεχτεί η βέλτιστη κίνηση που μπορεί να κάνει ένας παίχτης. Πριν μιλήσουμε για τους πιο γνωστούς και χρήσιμου τέτοιους αλγ</text:span><text:span text:style-name="T1969">ορίθμους είναι απαραίτητα να δούμε τα χαρακτηριστικά που έχουν τα παιχνίδια για την λύση των οποίων τους χρησιμοποιούμαι Τα παιχνίδια για τα οποία μιλάμε είναι παιχνίδια μηδενικού αθροίσματος δηλαδή παιχνίδια στα οποία για να κερδίσει κάποιος ο/οι αντίπαλο</text:span><text:span text:style-name="T1970">ι του πρέπει να χάσουν . Αυτό ισχύει τόσο για μέσα στο παιχνίδι , μια κίνηση που είναι θετική για εσένα θα είναι κάτ΄ επέκταση αρνητική για τον/τους αντίπαλους σου, όσο και για το αποτέλεσμα , αν για μια νίκη εσύ πάρεις 3 βαθμούς ο/οι αντίπαλοι σου θα χάσο</text:span><text:span text:style-name="T1971">υν 3. Ένα άλλα σημαντικό χαρακτηριστικό τους είναι ότι είναι παιχνίδια τέλειας πληροφόρησης έτσι ορίζονται τα παιχνίδια που οι παίχτες τους μπορεί να μην έχουν της ίδιες επιλογές άλλα έχουν τις ίδιες πληροφορίες.</text:span></text:p>
      <text:p text:style-name="P1972"/>
      <text:p text:style-name="Standard"><text:span text:style-name="T1973"><text:tab/></text:span><text:span text:style-name="T1974">2.0<text:s/></text:span><text:span text:style-name="T1975">Game</text:span><text:span text:style-name="T1976"><text:s/></text:span><text:span text:style-name="T1977">Trees</text:span></text:p>
      <text:p text:style-name="Standard"><text:span text:style-name="T1978">Πριν δούμε<text:s/></text:span><text:span text:style-name="T1979">αναλυτικά κάποιους σημαντικούς αλγόριθμους αναζήτησης είναι συνετό να μελετήσουμε τη δομή που ονομάζεται<text:s/></text:span><text:span text:style-name="T1980">Game</text:span><text:span text:style-name="T1981"><text:s/></text:span><text:span text:style-name="T1982">Tree</text:span><text:span text:style-name="T1983">. Τα<text:s/></text:span><text:span text:style-name="T1984">Game</text:span><text:span text:style-name="T1985"><text:s/></text:span><text:span text:style-name="T1986">Trees</text:span><text:span text:style-name="T1987"><text:s text:c="2"/>παρότι δεν αποτελούν αλγόριθμους αναζήτησης είναι οι δομές πάνω στις οποίες οι αλγόριθμοι αυτοί εφαρμόζονται. Ένα<text:s/></text:span><text:span text:style-name="T1988">game</text:span><text:span text:style-name="T1989"><text:s/></text:span><text:span text:style-name="T1990">tree</text:span><text:span text:style-name="T1991"><text:s/>α</text:span><text:span text:style-name="T1992">ποτελεί μια αναπαράσταση όλων των επιλογών και των καταστάσεων που εμπεριέχονται σε ένα παιχνίδι. Τα φύλλα του (</text:span><text:span text:style-name="T1993">Leaf</text:span><text:span text:style-name="T1994"><text:s/></text:span><text:span text:style-name="T1995">Nodes</text:span><text:span text:style-name="T1996">) αναπαριστούν καταστάσεις ενώ τα κλαδιά του επιλογές-κινήσεις που οδηγούν σε διαφορετικές καταστάσεις. Κάθε κλαδί είναι απαραίτητα συ</text:span><text:span text:style-name="T1997">νδεδεμένο με δύο φύλλα το<text:s/></text:span><text:span text:style-name="T1998">parent</text:span><text:span text:style-name="T1999"><text:s/></text:span><text:span text:style-name="T2000">node</text:span><text:span text:style-name="T2001"><text:s/>και το<text:s/></text:span><text:span text:style-name="T2002">child</text:span><text:span text:style-name="T2003"><text:s/></text:span><text:span text:style-name="T2004">node</text:span><text:span text:style-name="T2005"><text:s/>που περιγράφουν το παιχνίδι πριν και αφού γίνει η κίνηση αντίστοιχα. Είναι προφανές ότι ι ίδια κίνηση αν γίνει σε διαφορετικά<text:s/></text:span><text:span text:style-name="T2006">parent</text:span><text:span text:style-name="T2007"><text:s/></text:span><text:span text:style-name="T2008">nodes</text:span><text:span text:style-name="T2009"><text:s/>θα δημιουργήσει και διαφορετικά<text:s/></text:span><text:span text:style-name="T2010">child</text:span><text:span text:style-name="T2011"><text:s/></text:span><text:span text:style-name="T2012">nodes</text:span><text:span text:style-name="T2013">. Τα<text:s/></text:span><text:span text:style-name="T2014">parent</text:span><text:span text:style-name="T2015"><text:s/></text:span><text:span text:style-name="T2016">nodes</text:span><text:span text:style-name="T2017"><text:s/></text:span><text:span text:style-name="T2018">μπορούν να έχουν πολλαπλά<text:s/></text:span><text:span text:style-name="T2019">child</text:span><text:span text:style-name="T2020"><text:s/></text:span><text:span text:style-name="T2021">nodes</text:span><text:span text:style-name="T2022"><text:s/>και τα<text:s/></text:span><text:span text:style-name="T2023">child</text:span><text:span text:style-name="T2024"><text:s/></text:span><text:span text:style-name="T2025">nodes</text:span><text:span text:style-name="T2026"><text:s/>μπορούν να έχουν δικά του<text:s/></text:span><text:span text:style-name="T2027">child</text:span><text:span text:style-name="T2028"><text:s/></text:span><text:span text:style-name="T2029">nodes</text:span><text:span text:style-name="T2030">. Σε περίπτωση που κάποια κατάσταση είναι τερματική, δηλαδή το παιχνίδι τερματίζει στη θέση αυτή το αποκαλούμαι<text:s/></text:span><text:span text:style-name="T2031">terminal</text:span><text:span text:style-name="T2032"><text:s/></text:span><text:span text:style-name="T2033">node</text:span><text:span text:style-name="T2034">.<text:s/></text:span></text:p>
      <text:p text:style-name="P2035"/>
      <text:p text:style-name="Standard"><text:span text:style-name="T2036">Ας<text:s/></text:span><text:span text:style-name="T2037">χρησιμοποιήσουμε την τρίλιζα για να κάνουμε πιο κατανοητό πως δημιουργείται ένα τέτοιο δέντρο. Αρχικά φτιάχνουμε το πρώτο φύλο που περιέχει την αρχική κατάσταση στην οποία όλα τα κελιά είναι άδεια. Από εκεί ο παίχτης που παίζει πρώτος (έστω ο <text:s/>παίχτης Χ) έ</text:span><text:span text:style-name="T2038">χει 9 επιλογές για το πιο κελί θα μαρκάρει. Κάθε επιλογή του δημιουργεί ένα διαφορετικό<text:s/></text:span><text:span text:style-name="T2039">node</text:span><text:span text:style-name="T2040"><text:s/>που εμπεριέχει μια διαφορετική κατάσταση του παιχνιδιού. Για κάθε διαφορετική επιλογή που έκανα ο παίχτης Χ ο παίχτης Ο έχει 8 διαφορετικές επιλογές που μπορεί να<text:s/></text:span><text:span text:style-name="T2041">κάνει. Στο επίπεδο αυτό η καλύτερα στο βάθος αυτό που βρισκόμαστε τώρα υπάρχουν 9χ8=72 διαφορετικά<text:s/></text:span><text:span text:style-name="T2042">nodes</text:span><text:span text:style-name="T2043">. Αν συνεχίσουμε μέχρι να υπάρχουν μόνο τερματικά<text:s/></text:span><text:span text:style-name="T2044">nodes</text:span><text:span text:style-name="T2045"><text:s/>τότε το δέντρο θα έχει ολοκληρωθεί. Είναι φανερό ότι τα δέντρα αυτά είναι πολύ μεγάλα για πρακτι</text:span><text:span text:style-name="T2046">κή χρήση για ανθρώπους, το παραπάνω δέντρο για το<text:s/></text:span><text:span text:style-name="T2047">tic</text:span><text:span text:style-name="T2048">-</text:span><text:span text:style-name="T2049">tac</text:span><text:span text:style-name="T2050">-</text:span><text:span text:style-name="T2051">toe</text:span><text:span text:style-name="T2052"><text:s/>που είναι ένα ιδιαίτερα απλό παιχνίδι εμπεριέχει 255.168<text:s/></text:span><text:span text:style-name="T2053">nodes</text:span><text:span text:style-name="T2054">! Ένα τέτοιο δέντρο είναι όμως προ βάσιμο σε υπολογιστές που ακόμα και οι πιο αδύναμοι έχουν τεράστιες υπολογίστηκες<text:s/></text:span><text:span text:style-name="T2055">δυνατότητες παιχνίδια όμως όπως το σκάκι που έχουν πολύ μεγαλύτερο βαθμό πολυπλοκότητας φτάνουν νούμερα που ακόμα και οι υπολογιστές δεν μπορούν να δημιουργήσουν σε εύλογο χρονικό διάστημα.</text:span></text:p>
      <text:p text:style-name="P2056"/>
      <text:p text:style-name="Standard"><text:span text:style-name="T2057">Όπως προαναφερθήκαμε η πολυπλοκότητα ενός παιχνιδιού μπορεί να κά</text:span><text:span text:style-name="T2058">νει την δημιουργία ενός δέντρου ιδιαίτερα χρονοβόρα, είναι έτσι σημαντικό να δούμε πως μπορούμε να υπολογίσουμε τη πολυπλοκότητα αυτή. Πριν όμως εξηγήσουμε <text:s/>πως υπολογίζεται η πολυπλοκότητα ένος δέντρου πρέπει να μιλήσουμε για δύο χαρακτηριστικά των δέντρω</text:span><text:span text:style-name="T2059">ν, το βάθος και το πλάτος. Με τον όρο βάθος αναφερόμαστε στην απόσταση που έχει το<text:s/></text:span><text:span text:style-name="T2060">node</text:span><text:span text:style-name="T2061"><text:s/>μας η κατάσταση η οποία αναλύουμε από την αρχική ή αλλιώς από τη ρίζα του δέντρου, από την άλλη ο όρος πλάτος αναφέρεται στα πόσα<text:s/></text:span><text:span text:style-name="T2062">nodes</text:span><text:span text:style-name="T2063"><text:s/>υπάρχουν σε κάθε βάθος του δέντρ</text:span><text:span text:style-name="T2064">ου. Το πλάτος ενός δέντρου αυξάνεται εκθετικά στα περισσότερα παιχνίδια ανάλογα με τις διαθέσιμες κινήσεις αντίθετα το μέγιστο βάθος εξαρτάται από του κανόνες που ορίζουν το τέλος του παιχνιδιού. Προκύπτει έτσι ότι οι επιλογές που πρέπει να δημιουργηθούν σ</text:span><text:span text:style-name="T2065">ε ένα δέντρο δίνονται από τον αριθμό των διαθέσιμων κινήσεων που έχει το παιχνίδι υψωμένο σε μια δύναμη που είναι το βάθος. Να τονιστεί ότι ο υπολογισμός αυτός δεν δίνει σωστά αποτελέσματα σε πολλά παιχνίδια μιας και το ποιες κινήσεις είναι διαθέσιμες διαφ</text:span><text:span text:style-name="T2066">έρουν από κατάσταση σε κατάσταση του παιχνιδιού, καθώς και η ύπαρξη τερματικών καταστάσεων σε μικρά βάθη επίσης αλλάζουν το αποτέλεσμα. Παρόλα αυτά είναι ένας γρήγορος τρόπος να υπολογίσουμε πόσο μεγάλο θα είναι ένα δέντρο για κάποιο συγκεκριμένο παιχνίδι.</text:span><text:span text:style-name="T2067"><text:s/>Χρησιμοποιώντας στον παραπάνω υπολογισμό μέσους όρους για τον αριθμό των κινήσεων και για τη διάρκεια του παιχνιδιού σε γύρους, και περνώντας το<text:s/></text:span><text:span text:style-name="T2068">log</text:span><text:span text:style-name="T2069"><text:s/>του αποτελέσματος βρίσκουμε την πολυπλοκότητα δέντρου που έχει το παιχνίδι αυτό. Για πραγματικά παραδείγμα</text:span><text:span text:style-name="T2070">τα η τρίλιζα έχει πολυπλοκότητα δέντρου παιχνιδιού(</text:span><text:span text:style-name="T2071">Game</text:span><text:span text:style-name="T2072"><text:s/></text:span><text:span text:style-name="T2073">Tree</text:span><text:span text:style-name="T2074"><text:s/></text:span><text:span text:style-name="T2075">Complexitty</text:span><text:span text:style-name="T2076"><text:s/></text:span><text:span text:style-name="T2077">GTC</text:span><text:span text:style-name="T2078">) 5, το σκάκι έχει 122 και το<text:s/></text:span><text:span text:style-name="T2079">GO</text:span><text:span text:style-name="T2080"><text:s/>360. Τα νούμερα αυτά είναι τόσο μεγάλα που για την περίπτωση του<text:s/></text:span><text:span text:style-name="T2081">go</text:span><text:span text:style-name="T2082"><text:s/>ξεπερνάμε τον αριθμό των πρωτονίων που χρειάζονται για να γεμίσει το σύμπαν!</text:span></text:p>
      <text:p text:style-name="P2083"/>
      <text:p text:style-name="Standard"><text:span text:style-name="T2084">Α</text:span><text:span text:style-name="T2085">υτό που κάνει όμως το<text:s/></text:span><text:span text:style-name="T2086">go</text:span><text:span text:style-name="T2087"><text:s/>να είναι τόσο περίπλοκο που ακόμα και το σκάκι δεν πλησιάζει την πολυπλοκότητα του γίνεται πιο εμφανές αν μελετήσουμε λίγο τα νούμερα από τα οποία προέκυψε η<text:s/></text:span><text:span text:style-name="T2088">GTC</text:span><text:span text:style-name="T2089">. Στο σκάκι κατά μέσο όρο ο κάθε παίχτης έχει να επιλέξει μεταξύ 35 επ</text:span><text:span text:style-name="T2090">ιλογών για κάθε κίνηση του και το παιχνίδι κρατάει κατά μέσο όρο 70 γύρους. Το<text:s/></text:span><text:span text:style-name="T2091">GO</text:span><text:span text:style-name="T2092"><text:s/>από την άλλη δίνει στους παίχτες 250 επιλογές για κίνηση και έχει διάρκεια 150 γύρους. Παρατηρούμε ότι το<text:s/></text:span><text:span text:style-name="T2093">Go</text:span><text:span text:style-name="T2094"><text:s/>έχει όχι μόνο διπλάσια διάρκεια αλλά και πολύ μεγαλύτερο αριθμό ε</text:span><text:span text:style-name="T2095">πιλογών για κάθε γύρο.</text:span></text:p>
      <text:p text:style-name="P2096"/>
      <text:p text:style-name="Standard"><text:span text:style-name="T2097">Τα ανυπολόγιστα μεγέθη στα οποία μπορεί να φτάσει ένα<text:s/></text:span><text:span text:style-name="T2098">game</text:span><text:span text:style-name="T2099"><text:s/></text:span><text:span text:style-name="T2100">tree</text:span><text:span text:style-name="T2101"><text:s/>είναι και ο λόγος που η πλήρη κατασκευή του δεν είναι πρακτική για το μεγαλύτερο μέρος των παιχνιδιών. Ως αντιμετώπιση αυτού του προβλήματος η περσότερη αλγόριθμοι που<text:s/></text:span><text:span text:style-name="T2102">χρησιμοποιούνται προσπαθούν να κάνουν μερική προσπέλαση και κατασκευή του δέντρου. Η συμπεριφορά αυτή δηλαδή το να μην κατασκευάζεται ολόκληρο το δέντρο έχει ως αποτέλεσμα οι αλγόριθμοι αυτοί να μπορούν να κάνουν λάθος εκτίμηση και να προβούν σε μια λιγότε</text:span><text:span text:style-name="T2103">ρο από τέλεια κίνηση. Ένας συνηθισμένος τρόπος αντιμετώπισής του προβλήματος μη δυνατότητας κατασκευής ολόκληρου του δέντρου είναι η χρήση μια συνάρτησης εκτίμησης. Με την χρήση μια τέτοιας συνάρτησης ο<text:s/></text:span><text:span text:style-name="T2104">agent</text:span><text:span text:style-name="T2105"><text:s/>μπορεί να προβεί σε προσπέλαση του δέντρου σε μ</text:span><text:span text:style-name="T2106">ικρό βάθος και να εκτίμηση αν είναι θετική για εκείνον χωρίς να χρειαστεί να φτάσει σε μια τερματική θέση. Τέτοιοι αλγόριθμοι προσπαθούν να μιμηθούν τον τρόπο που λειτουργεί ένας ανθρώπινος παίχτης που σκέφτεται κάποιες κινήσεις μπροστά. Το μεγαλύτερο πρόβ</text:span><text:span text:style-name="T2107">λημα που αντιμετωπίζουν τέτοιοι αλγόριθμοι είναι το λεγόμενο<text:s/></text:span><text:span text:style-name="T2108">Horizon</text:span><text:span text:style-name="T2109"><text:s/></text:span><text:span text:style-name="T2110">Effect</text:span><text:span text:style-name="T2111"><text:s/>δηλαδή ότι μπορεί να σταματήσει την κατασκευή σε μια θέση που φαίνεται πλεονεκτική αλλά αν έψαχνε σε ακόμα λίγο βάθος να έβλεπε ότι οδηγούσε σε αρνητικό αποτέλεσμα π.χ. στα μισά αν</text:span><text:span text:style-name="T2112">ταλλαγής πιονιών με έναν αντίπαλο στο σκάκι.</text:span></text:p>
      <text:p text:style-name="P2113"/>
      <text:p text:style-name="Standard"><text:span text:style-name="T2114">Στις επόμενες ενότητες θα αναλυθούν 3 πολλοί γνωστοί αλγόριθμοι ο<text:s/></text:span><text:span text:style-name="T2115">min</text:span><text:span text:style-name="T2116">-</text:span><text:span text:style-name="T2117">max</text:span><text:span text:style-name="T2118"><text:s/>που χρειάζεται ολόκληρο το δέντρο για να επιστρέψει αποτελέσματα,<text:s/></text:span><text:span text:style-name="T2119">o</text:span><text:span text:style-name="T2120"><text:s/></text:span><text:span text:style-name="T2121">Alpha</text:span><text:span text:style-name="T2122">-</text:span><text:span text:style-name="T2123">Beta</text:span><text:span text:style-name="T2124"><text:s/></text:span><text:span text:style-name="T2125">Pruning</text:span><text:span text:style-name="T2126"><text:s/>που προσπαθεί να μειώσει το δέντρο αγνοώντας τους</text:span><text:span text:style-name="T2127"><text:s/>κλάδους που είναι αποδεδειγμένα χειρότερη από αυτούς που έχει ελέγξει και τέλος ο<text:s/></text:span><text:span text:style-name="T2128">Monte</text:span><text:span text:style-name="T2129"><text:s/></text:span><text:span text:style-name="T2130">Carlo</text:span><text:span text:style-name="T2131"><text:s/>που κάνει χρήση τις τυχαιότητας για να αποφύγει την κατασκευή ολόκληρου του δέντρου αναζήτησης. Οι συναρτήσεις εκτίμησης αποτελώντας κεντρικό κομμάτι της υλοποίη</text:span><text:span text:style-name="T2132">σης που κάνουμε περιγράφονται σε δικό τους κεφάλαιο.</text:span></text:p>
      <text:p text:style-name="P2133"/>
      <text:p text:style-name="P2134"/>
      <text:p text:style-name="P2135"><text:span text:style-name="T2136">2.1<text:s/></text:span><text:span text:style-name="T2137">Min</text:span><text:span text:style-name="T2138">-</text:span><text:span text:style-name="T2139">Max</text:span></text:p>
      <text:p text:style-name="P2140"/>
      <text:p text:style-name="Standard"><text:span text:style-name="T2141">Ο αλγόριθμος<text:s/></text:span><text:span text:style-name="T2142">min</text:span><text:span text:style-name="T2143">-</text:span><text:span text:style-name="T2144">max</text:span><text:span text:style-name="T2145"><text:s/>παρότι δεν χρησιμοποιείται σε μοντέρνα προγράμματα παρουσιάζει εκπαιδευτικό ενδιαφέρον. Στην απλούστερη μορφή του που είναι και αυτή που ονομάζεται<text:s/></text:span><text:span text:style-name="T2146">min</text:span><text:span text:style-name="T2147">-</text:span><text:span text:style-name="T2148">max</text:span><text:span text:style-name="T2149"><text:s/>ο<text:s/></text:span><text:span text:style-name="T2150">αλγόριθμος αυτός προσπαθεί να αυξήσει το κέρδος που έχουμε από μία κίνηση ενώ ταυτόχρονα προσπαθεί να μειώσει το κέρδος του αντιπάλου. Ο αλγόριθμος αυτό χρειάζεται να ελέγξει όλες τις δυνατές καταστάσεις που προκύπτουν από κάθε κίνηση του παίχτη και των αν</text:span><text:span text:style-name="T2151">τιπάλων ώστε να ανακαλύψει ποιες είναι κερδοφόρες και ποιες δεν είναι. Δυστυχώς η προσπάθεια του αυτή είναι πρακτικά δυνατή μόνο σε πολύ απλά παιχνίδια που δεν έχουν μεγάλο βάθος όπως είναι η τρίλιζα, αντίθετα αν χρησιμοποιηθεί σε περίπλοκα παιχνίδια όπως<text:s/></text:span><text:span text:style-name="T2152">είναι το σκάκι ο χρόνος που θα χρειαστεί ακόμα και για συγχρόνους υπολογιστές δεν είναι πρακτικός. Το αποτέλεσμα είναι ότι η χρήση του αλγορίθμου αυτού είναι περιορισμένη σε μικρά παιχνίδια η σε παιχνίδια στα οποία δεν υπάρχει όριο χρόνου για την λήψη απόφ</text:span><text:span text:style-name="T2153">ασης. Παρά το μειονέκτημα του σε σχέση με το χρόνο η λογική του<text:s/></text:span><text:span text:style-name="T2154">min</text:span><text:span text:style-name="T2155">-</text:span><text:span text:style-name="T2156">max</text:span><text:span text:style-name="T2157">,η προσπάθεια να αυξήσουμε τα κέρδη μας ενώ μειώνουμε τα κέρδη των αντιπάλων μας, είναι ιδιαίτερα ενδιαφέρουσα και χρησιμοποιείται από τους περισσότερους αλγορίθμους που θα δούμε. Τέλος</text:span><text:span text:style-name="T2158"><text:s/>είναι σημαντικό να αναφερθεί και η ύπαρξή του αδερφού αλγορίθμου<text:s/></text:span><text:span text:style-name="T2159">max</text:span><text:span text:style-name="T2160">-</text:span><text:span text:style-name="T2161">min</text:span><text:span text:style-name="T2162">, ο αλγόριθμος αυτός σε παιχνίδια μηδενικού αθροίσματος όπως αυτά που μελετάμε δεν παρουσιάζει κάποια διαφορά με τον<text:s/></text:span><text:span text:style-name="T2163">max</text:span><text:span text:style-name="T2164">-</text:span><text:span text:style-name="T2165">min</text:span><text:span text:style-name="T2166"><text:s/>αλλά σε παιχνίδια που δε είναι μηδενικού αθροίσματος προτι</text:span><text:span text:style-name="T2167">μάει να μειώσει τα αποτέλεσμα του αντιπάλου αντί να αυξήσει του παίχτη , δουλεύει δηλαδή αντίθετα από ότι ο<text:s/></text:span><text:span text:style-name="T2168">max</text:span><text:span text:style-name="T2169">-</text:span><text:span text:style-name="T2170">min</text:span><text:span text:style-name="T2171"><text:s/>που κύριο στόχο έχει την αύξηση του αποτελέσματος του παίχτη.</text:span></text:p>
      <text:p text:style-name="P2172"/>
      <text:p text:style-name="Standard"><text:span text:style-name="T2173">Πιο αναλυτικά ο αλγόριθμος<text:s/></text:span><text:span text:style-name="T2174">min</text:span><text:span text:style-name="T2175">-</text:span><text:span text:style-name="T2176">max</text:span><text:span text:style-name="T2177"><text:s/>δουλεύει με τον παρακάτω τρόπο. Ο παίχτης<text:s/></text:span><text:span text:style-name="T2178">που αντιπροσωπεύει ο αλγόριθμος ονομάζεται<text:s/></text:span><text:span text:style-name="T2179">Max</text:span><text:span text:style-name="T2180"><text:s/>ενώ ο αντίπαλος του ονομάζεται Μ</text:span><text:span text:style-name="T2181">in</text:span><text:span text:style-name="T2182">. Ο αλγόριθμος αφού ανακαλύψει όλα τα δυνατά αποτελέσματα που έχει το παιχνίδι διαλέγει την κίνηση που οδηγεί στο αποτέλεσμα που <text:s/>ο<text:s/></text:span><text:span text:style-name="T2183">max</text:span><text:span text:style-name="T2184"><text:s/>παίχτης έχει το μεγαλύτερο κέρδος ενώ ο</text:span><text:span text:style-name="T2185"><text:s/></text:span><text:span text:style-name="T2186">min</text:span><text:span text:style-name="T2187"><text:s/>παίχτης έχει το ελάχιστο. Είναι σημαντικό εδώ να αναφερθεί ότι για να μπορεί να υπολογίσει το αποτέλεσμα σωστά το πρόγραμμα δουλεύει με την απαισιόδοξη εντύπωση ότι ο αντίπαλος του δεν κάνει λάθη και ότι παίζει με σκοπό να μεγιστοποιήσει το δικό του κ</text:span><text:span text:style-name="T2188">έρδος και να μειώσει του παίχτη. Έτσι όταν είναι να υποθέσει την κίνηση αντιπάλου διαλέγει πάντα αυτή που θα είναι καλύτερη για τον αντίπαλο και χειρότερο για εκείνο.<text:s/></text:span></text:p>
      <text:p text:style-name="P2189"/>
      <text:p text:style-name="Standard"><text:span text:style-name="T2190">Για να γίνει καλύτερα κατανοητό ας δώσουμε ένα απλό παράδειγμα. Έστω ένα δυαδικό δέντρο</text:span><text:span text:style-name="T2191"><text:s/>παιγνίου με βάθος 3 και 2 παίχτες που θα ονομαστούν<text:s/></text:span><text:span text:style-name="T2192">max</text:span><text:span text:style-name="T2193"><text:s/>και<text:s/></text:span><text:span text:style-name="T2194">min</text:span><text:span text:style-name="T2195"><text:s/>(εικόνα). Ο αλγόριθμος προσπαθεί να αύξηση την τιμή που έχει ο<text:s/></text:span><text:span text:style-name="T2196">max</text:span><text:span text:style-name="T2197"><text:s/>ενώ μειώνει την τιμή του<text:s/></text:span><text:span text:style-name="T2198">min</text:span><text:span text:style-name="T2199">. Αρχικά δίνουμε στο κάθε παίχτη μια τιμή χειρότερης περίπτωσης δηλαδή<text:s/></text:span><text:span text:style-name="T2200">max</text:span><text:span text:style-name="T2201"><text:s/>= -</text:span><text:span text:style-name="T2202">∞ και ο<text:s/></text:span><text:span text:style-name="T2203">min</text:span><text:span text:style-name="T2204"><text:s/>=<text:s/></text:span><text:span text:style-name="T2205">+∞. Θεωρώντας ότι η πρώτη κίνηση είναι του παίχτη<text:s/></text:span><text:span text:style-name="T2206">max</text:span><text:span text:style-name="T2207"><text:s/>αρχίζουμε να ελέγχουμε το δέντρο από το τέλος προς την αρχή και από αριστερά προς τα δεξιά. Αφού το βάθος του δέντρου είναι 3 και ο<text:s/></text:span><text:span text:style-name="T2208">max</text:span><text:span text:style-name="T2209"><text:s/>αρχίζει πρώτος θα εκτελέσει δύο κινήσεις την πρώτη και την τελευτα</text:span><text:span text:style-name="T2210">ία ενώ ο<text:s/></text:span><text:span text:style-name="T2211">min</text:span><text:span text:style-name="T2212"><text:s/>θα εκτελέσει μόνο μια την μεσαία. Βρισκόμαστε τώρα στο<text:s/></text:span><text:span text:style-name="T2213">node</text:span><text:span text:style-name="T2214"><text:s/></text:span><text:span text:style-name="T2215">D</text:span><text:span text:style-name="T2216"><text:s/>και αφού την κίνηση θα την κάνει ο<text:s/></text:span><text:span text:style-name="T2217">max</text:span><text:span text:style-name="T2218"><text:s/>ελέγχουμε τα παιδιά του<text:s/></text:span><text:span text:style-name="T2219">D</text:span><text:span text:style-name="T2220"><text:s/>για το<text:s/></text:span><text:span text:style-name="T2221">node</text:span><text:span text:style-name="T2222"><text:s/>με την μεγαλύτερη αξία, το Η = -1 και το Ι = 4 άρα το<text:s/></text:span><text:span text:style-name="T2223">D</text:span><text:span text:style-name="T2224">=</text:span><text:span text:style-name="T2225">max</text:span><text:span text:style-name="T2226">(</text:span><text:span text:style-name="T2227">H</text:span><text:span text:style-name="T2228">,</text:span><text:span text:style-name="T2229">I</text:span><text:span text:style-name="T2230">)=</text:span><text:span text:style-name="T2231">max</text:span><text:span text:style-name="T2232">(-1,4)=4 εργαζόμενοι με τον ίδιο τρό</text:span><text:span text:style-name="T2233">πο βρίσκουμε ότι το Ε=6,το<text:s/></text:span><text:span text:style-name="T2234">F</text:span><text:span text:style-name="T2235">=-3 και το<text:s/></text:span><text:span text:style-name="T2236">G</text:span><text:span text:style-name="T2237">=7. Έπειτα ανεβαίνουμε ένα επίπεδο και η επιλογή ανήκει πλέον στον παίχτη<text:s/></text:span><text:span text:style-name="T2238">min</text:span><text:span text:style-name="T2239"><text:s/>που προσπαθεί να βρει την μικρότερη τιμή. Έτσι ελέγχουμε τα παιδιά του<text:s/></text:span><text:span text:style-name="T2240">node</text:span><text:span text:style-name="T2241"><text:s/>Β και<text:s/></text:span><text:span text:style-name="T2242">C</text:span><text:span text:style-name="T2243"><text:s/>ως εξής,<text:s/></text:span><text:span text:style-name="T2244">B</text:span><text:span text:style-name="T2245">=</text:span><text:span text:style-name="T2246">min</text:span><text:span text:style-name="T2247">(</text:span><text:span text:style-name="T2248">D</text:span><text:span text:style-name="T2249">,</text:span><text:span text:style-name="T2250">E</text:span><text:span text:style-name="T2251">)=</text:span><text:span text:style-name="T2252">min</text:span><text:span text:style-name="T2253">(4,6)=4 και<text:s/></text:span><text:span text:style-name="T2254">C</text:span><text:span text:style-name="T2255">=</text:span><text:span text:style-name="T2256">min</text:span><text:span text:style-name="T2257">(</text:span><text:span text:style-name="T2258">F</text:span><text:span text:style-name="T2259">,</text:span><text:span text:style-name="T2260">G</text:span><text:span text:style-name="T2261">)=-3. Μας<text:s/></text:span><text:span text:style-name="T2262">λείπει πλέον μόνο ένα<text:s/></text:span><text:span text:style-name="T2263">node</text:span><text:span text:style-name="T2264"><text:s/>το<text:s/></text:span><text:span text:style-name="T2265">A</text:span><text:span text:style-name="T2266"><text:s/>και είναι η σειρά του<text:s/></text:span><text:span text:style-name="T2267">max</text:span><text:span text:style-name="T2268"><text:s/>οπότε<text:s/></text:span><text:span text:style-name="T2269">A</text:span><text:span text:style-name="T2270">=</text:span><text:span text:style-name="T2271">max</text:span><text:span text:style-name="T2272">(</text:span><text:span text:style-name="T2273">B</text:span><text:span text:style-name="T2274">,</text:span><text:span text:style-name="T2275">C</text:span><text:span text:style-name="T2276">)=</text:span><text:span text:style-name="T2277">max</text:span><text:span text:style-name="T2278">(4,-3)=4. Ακολουθώντας αυτήν την διαδικασία έχουμε βρει πλέον ότι το βέλτιστο αποτέλεσμα που μπορούμε να έχουμε εναντίον ενός τέλειου αντιπάλου είναι 4 και δίνεται αν κάνουμε την</text:span><text:span text:style-name="T2279"><text:s/>κίνηση που μας οδηγεί στο<text:s/></text:span><text:span text:style-name="T2280">node</text:span><text:span text:style-name="T2281"><text:s/></text:span><text:span text:style-name="T2282">B</text:span><text:span text:style-name="T2283"><text:s/>και την επόμενη φορά που παίξουμε την κίνηση Η με την προϋπόθεση ότι ο αντίπαλος μας θα κάνει την κίνηση<text:s/></text:span><text:span text:style-name="T2284">D</text:span><text:span text:style-name="T2285"><text:s/>που είναι βέλτιστη για εκείνον.</text:span></text:p>
      <text:p text:style-name="P2286"/>
      <text:p text:style-name="Standard"><text:span text:style-name="T2287"><text:tab/></text:span><text:span text:style-name="T2288">2.2<text:s/></text:span><text:span text:style-name="T2289">Alpha</text:span><text:span text:style-name="T2290">-</text:span><text:span text:style-name="T2291">beta</text:span><text:span text:style-name="T2292"><text:s/></text:span><text:span text:style-name="T2293">pruning</text:span></text:p>
      <text:p text:style-name="P2294"/>
      <text:p text:style-name="Standard"><text:span text:style-name="T2295">O</text:span><text:span text:style-name="T2296"><text:s/></text:span><text:span text:style-name="T2297">Alpha</text:span><text:span text:style-name="T2298">-</text:span><text:span text:style-name="T2299">beta</text:span><text:span text:style-name="T2300"><text:s/></text:span><text:span text:style-name="T2301">pruning</text:span><text:span text:style-name="T2302"><text:s text:c="2"/>αλγόριθμος είναι μια εξέλιξη του<text:s/></text:span><text:span text:style-name="T2303">min</text:span><text:span text:style-name="T2304">-</text:span><text:span text:style-name="T2305">max</text:span><text:span text:style-name="T2306">. Για να είμαστε πιο ακριβείς ο αλγόριθμος<text:s/></text:span><text:span text:style-name="T2307">Alpha</text:span><text:span text:style-name="T2308">-</text:span><text:span text:style-name="T2309">beta</text:span><text:span text:style-name="T2310"><text:s/>κάνει χρήση του αλγορίθμου<text:s/></text:span><text:span text:style-name="T2311">min</text:span><text:span text:style-name="T2312">-</text:span><text:span text:style-name="T2313">max</text:span><text:span text:style-name="T2314"><text:s/>χρησιμοποιώντας όμως ειδικές τεχνικές ώστε να μην χρειάζεται να ελέγχει πλήρως όλες της κινήσει που είναι δυνατόν να γίνουν. Ο τρόπος που το επιτυγχάνει αυτό εί</text:span><text:span text:style-name="T2315">ναι ιδιαίτερα έξυπνος και απλός. Κάθε στιγμή ο αλγόριθμος κρατάει 2 τιμές ονόματι<text:s/></text:span><text:span text:style-name="T2316">alpha</text:span><text:span text:style-name="T2317"><text:s/>και<text:s/></text:span><text:span text:style-name="T2318">beta</text:span><text:span text:style-name="T2319">, η<text:s/></text:span><text:span text:style-name="T2320">alpha</text:span><text:span text:style-name="T2321"><text:s/>τιμή έχει το ελάχιστο αποτέλεσμα που ο παίχτης, για τον οποίο το πρόγραμμα θέλει να κερδίσει , έχει εγγυημένο ενώ η<text:s/></text:span><text:span text:style-name="T2322">beta</text:span><text:span text:style-name="T2323"><text:s/>περιέχει το μέγιστο αποτέλεσμ</text:span><text:span text:style-name="T2324">α που ο αντίπαλος του μπορεί να φτάσει. Οποιαδήποτε στιγμή η τιμή<text:s/></text:span><text:span text:style-name="T2325">alpha</text:span><text:span text:style-name="T2326"><text:s/>&gt;<text:s/></text:span><text:span text:style-name="T2327">beta</text:span><text:span text:style-name="T2328"><text:s/></text:span><text:span text:style-name="T2329">o</text:span><text:span text:style-name="T2330"><text:s/>αλγόριθμος σταματάει να ελέγχει βαθύτερα την κίνηση μιας και δεν θα επιλεχτεί ποτέ. Η χρήση αυτών τον μεταβλητών για το κλάδεμα ολόκληρων κλαδιών τον δέντρων αναζήτησης αποτελ</text:span><text:span text:style-name="T2331">εί την διαφορά του<text:s/></text:span><text:span text:style-name="T2332">alpha</text:span><text:span text:style-name="T2333">-</text:span><text:span text:style-name="T2334">beta</text:span><text:span text:style-name="T2335"><text:s/></text:span><text:span text:style-name="T2336">pruning</text:span><text:span text:style-name="T2337"><text:s/>από έναν απλό αλγόριθμο<text:s/></text:span><text:span text:style-name="T2338">min</text:span><text:span text:style-name="T2339">-</text:span><text:span text:style-name="T2340">max</text:span><text:span text:style-name="T2341">. Το αποτέλεσμα που θα δοθεί είναι ακριβώς το ίδιο με την χρήση ενός απλού αλγορίθμου<text:s/></text:span><text:span text:style-name="T2342">min</text:span><text:span text:style-name="T2343">-</text:span><text:span text:style-name="T2344">max</text:span><text:span text:style-name="T2345"><text:s/>αλλά ο χρόνος που χρειάζεται για να βρεθεί μειώνετε σημαντικά.</text:span></text:p>
      <text:p text:style-name="P2346"/>
      <text:p text:style-name="Standard"><text:span text:style-name="T2347">Για καλύτερη κατανόηση χρειάζ</text:span><text:span text:style-name="T2348">εται ένα παράδειγμα. Για να κρατήσουμε τα πράγματα απλά θα χρησιμοποιήσουμε ένα δυαδικό δέντρο με βάθος 3. Όπως και στον αλγόριθμο<text:s/></text:span><text:span text:style-name="T2349">min</text:span><text:span text:style-name="T2350">-</text:span><text:span text:style-name="T2351">max</text:span><text:span text:style-name="T2352"><text:s/>θα αρχίσουμε από τα τέλος προς την αρχή και θα έχουμε δύο παίχτες τον<text:s/></text:span><text:span text:style-name="T2353">max</text:span><text:span text:style-name="T2354"><text:s/>και τον<text:s/></text:span><text:span text:style-name="T2355">min</text:span><text:span text:style-name="T2356">, καθώς και δύο<text:s/></text:span><text:span text:style-name="T2357">μεταβλητές την<text:s/></text:span><text:span text:style-name="T2358">a</text:span><text:span text:style-name="T2359"><text:s/>που αλλάζει τιμή όταν είναι η σειρά του<text:s/></text:span><text:span text:style-name="T2360">max</text:span><text:span text:style-name="T2361"><text:s/>με αρχική τιμή -</text:span><text:span text:style-name="T2362">∞</text:span><text:span text:style-name="T2363"><text:s/>και την<text:s/></text:span><text:span text:style-name="T2364">b</text:span><text:span text:style-name="T2365"><text:s/>που αλλάζει τιμή όταν είναι η σειρά του<text:s/></text:span><text:span text:style-name="T2366">min</text:span><text:span text:style-name="T2367"><text:s/>με αρχική τιμή +</text:span><text:span text:style-name="T2368">∞</text:span><text:span text:style-name="T2369">. Αρχίζουμε έτσι από το<text:s/></text:span><text:span text:style-name="T2370">node</text:span><text:span text:style-name="T2371"><text:s/></text:span><text:span text:style-name="T2372">D</text:span><text:span text:style-name="T2373"><text:s/>και είναι η σειρά του παίχτη<text:s/></text:span><text:span text:style-name="T2374">max</text:span><text:span text:style-name="T2375">, έτσι έχουμε<text:s/></text:span><text:span text:style-name="T2376">D</text:span><text:span text:style-name="T2377">=</text:span><text:span text:style-name="T2378">max</text:span><text:span text:style-name="T2379">(2,3)=3 αλλά πρέπει να β</text:span><text:span text:style-name="T2380">ρούμε και αν πρέπει να αλλάξει η τιμή του<text:s/></text:span><text:span text:style-name="T2381">a</text:span><text:span text:style-name="T2382"><text:s/>αφού είναι η σειρά του<text:s/></text:span><text:span text:style-name="T2383">max</text:span><text:span text:style-name="T2384"><text:s/>και έχουμε<text:s/></text:span><text:span text:style-name="T2385">a</text:span><text:span text:style-name="T2386">=</text:span><text:span text:style-name="T2387">max</text:span><text:span text:style-name="T2388">(2,3, -</text:span><text:span text:style-name="T2389">∞)=3 οπότε για το<text:s/></text:span><text:span text:style-name="T2390">D</text:span><text:span text:style-name="T2391"><text:s/>ισχύει<text:s/></text:span><text:span text:style-name="T2392">D</text:span><text:span text:style-name="T2393">=3,</text:span><text:span text:style-name="T2394">a</text:span><text:span text:style-name="T2395">=3,</text:span><text:span text:style-name="T2396">b</text:span><text:span text:style-name="T2397">=+∞ . Συνεχίζουμε την πορεία μας προς τα πίσω με το<text:s/></text:span><text:span text:style-name="T2398">node</text:span><text:span text:style-name="T2399"><text:s/></text:span><text:span text:style-name="T2400">b</text:span><text:span text:style-name="T2401"><text:s/>για το οποίο δεν μπορούμε να βρούμε ακόμα την τιμή του μπορούμε όμω</text:span><text:span text:style-name="T2402">ς να υπολογίσουμε το<text:s/></text:span><text:span text:style-name="T2403">b</text:span><text:span text:style-name="T2404"><text:s/>που θα είναι το<text:s/></text:span><text:span text:style-name="T2405">min</text:span><text:span text:style-name="T2406">(+∞,3)=3 έτσι μέχρι τώρα για το Β ισχύει Β=</text:span><text:span text:style-name="T2407">TBD</text:span><text:span text:style-name="T2408">,</text:span><text:span text:style-name="T2409">a</text:span><text:span text:style-name="T2410">=-∞,</text:span><text:span text:style-name="T2411">b</text:span><text:span text:style-name="T2412">=3. Για να υπολογίσουμε τώρα την ακριβή τιμή του<text:s/></text:span><text:span text:style-name="T2413">B</text:span><text:span text:style-name="T2414"><text:s/>χρειάζεται να κοιτάξουμε για την τιμή του<text:s/></text:span><text:span text:style-name="T2415">E</text:span><text:span text:style-name="T2416">. Το<text:s/></text:span><text:span text:style-name="T2417">E</text:span><text:span text:style-name="T2418"><text:s/>κληρονομεί το<text:s/></text:span><text:span text:style-name="T2419">a</text:span><text:span text:style-name="T2420"><text:s/>και<text:s/></text:span><text:span text:style-name="T2421">b</text:span><text:span text:style-name="T2422"><text:s/>του πατέρα του και μιας και είναι η σε</text:span><text:span text:style-name="T2423">ιρά του<text:s/></text:span><text:span text:style-name="T2424">max</text:span><text:span text:style-name="T2425"><text:s/>το<text:s/></text:span><text:span text:style-name="T2426">a</text:span><text:span text:style-name="T2427"><text:s/>αλλάζει τιμή και γίνεται<text:s/></text:span><text:span text:style-name="T2428">a</text:span><text:span text:style-name="T2429">=</text:span><text:span text:style-name="T2430">max</text:span><text:span text:style-name="T2431">(-∞,5)=5 παρατηρούμε τώρα ότι<text:s/></text:span><text:span text:style-name="T2432">a</text:span><text:span text:style-name="T2433">&gt;</text:span><text:span text:style-name="T2434">b</text:span><text:span text:style-name="T2435"><text:s/>οπότε σταματάμε να ψάχνουμε καλύτερη τιμή για το Ε και το θέτουμε Ε=5 κλαδέψαμε έτσι τον δεξί κόμβο του<text:s/></text:span><text:span text:style-name="T2436">E</text:span><text:span text:style-name="T2437">. Γυρνάμε πίσω στο<text:s/></text:span><text:span text:style-name="T2438">B</text:span><text:span text:style-name="T2439"><text:s/>και του θέτουμε την τιμή<text:s/></text:span><text:span text:style-name="T2440">B</text:span><text:span text:style-name="T2441">=</text:span><text:span text:style-name="T2442">min</text:span><text:span text:style-name="T2443">(</text:span><text:span text:style-name="T2444">D</text:span><text:span text:style-name="T2445">,</text:span><text:span text:style-name="T2446">E</text:span><text:span text:style-name="T2447">)=</text:span><text:span text:style-name="T2448">min</text:span><text:span text:style-name="T2449">(3,5)=3. Επόμενο βήμα είναι να μεταφερθούμε στο<text:s/></text:span><text:span text:style-name="T2450">node</text:span><text:span text:style-name="T2451"><text:s/></text:span><text:span text:style-name="T2452">A</text:span><text:span text:style-name="T2453"><text:s/>και αλλάζουμε το<text:s/></text:span><text:span text:style-name="T2454">a</text:span><text:span text:style-name="T2455">=3. Δεν μπορούμε ακόμα να πάρουμε απόφαση για το Α οπότε κινούμαστε στο<text:s/></text:span><text:span text:style-name="T2456">C</text:span><text:span text:style-name="T2457"><text:s/>παίρνοντας μαζί και τις τιμές του<text:s/></text:span><text:span text:style-name="T2458">a</text:span><text:span text:style-name="T2459"><text:s/>και του<text:s/></text:span><text:span text:style-name="T2460">b</text:span><text:span text:style-name="T2461">. Έτσι για<text:s/></text:span><text:span text:style-name="T2462">C</text:span><text:span text:style-name="T2463"><text:s/>έχουμε<text:s/></text:span><text:span text:style-name="T2464">C</text:span><text:span text:style-name="T2465">=</text:span><text:span text:style-name="T2466">TBD</text:span><text:span text:style-name="T2467">,</text:span><text:span text:style-name="T2468">a</text:span><text:span text:style-name="T2469">=3,</text:span><text:span text:style-name="T2470">b</text:span><text:span text:style-name="T2471">=+∞ τα οποία δεν επαρκούν για να<text:s/></text:span><text:span text:style-name="T2472">πάρουμε κάποια απόφαση. Έτσι κινούμαστε στο<text:s/></text:span><text:span text:style-name="T2473">node</text:span><text:span text:style-name="T2474"><text:s/></text:span><text:span text:style-name="T2475">F</text:span><text:span text:style-name="T2476"><text:s/>για το οποίο έχουμε<text:s/></text:span><text:span text:style-name="T2477">a</text:span><text:span text:style-name="T2478">=3,</text:span><text:span text:style-name="T2479">b</text:span><text:span text:style-name="T2480">=+∞,</text:span><text:span text:style-name="T2481">F</text:span><text:span text:style-name="T2482">=</text:span><text:span text:style-name="T2483">TBD</text:span><text:span text:style-name="T2484">, ελέγχοντας το πρώτο παιδί του παίρνουμε<text:s/></text:span><text:span text:style-name="T2485">F</text:span><text:span text:style-name="T2486">=0,</text:span><text:span text:style-name="T2487">a</text:span><text:span text:style-name="T2488">=</text:span><text:span text:style-name="T2489">max</text:span><text:span text:style-name="T2490">(3,0)=3,</text:span><text:span text:style-name="T2491">b</text:span><text:span text:style-name="T2492">=+∞ και αφού<text:s/></text:span><text:span text:style-name="T2493">a</text:span><text:span text:style-name="T2494">&lt;</text:span><text:span text:style-name="T2495">b</text:span><text:span text:style-name="T2496"><text:s/>συνεχίζουμε και με το επόμενο παιδί όπου και παίρνουμε<text:s/></text:span><text:span text:style-name="T2497">F</text:span><text:span text:style-name="T2498">=1,</text:span><text:span text:style-name="T2499">a</text:span><text:span text:style-name="T2500">=3,</text:span><text:span text:style-name="T2501">b</text:span><text:span text:style-name="T2502">=+∞. Πηγαίνοντας πίσω στο<text:s/></text:span><text:span text:style-name="T2503">C</text:span><text:span text:style-name="T2504"><text:s/>έχ</text:span><text:span text:style-name="T2505">ουμε<text:s/></text:span><text:span text:style-name="T2506">a</text:span><text:span text:style-name="T2507">=3,</text:span><text:span text:style-name="T2508">b</text:span><text:span text:style-name="T2509">=</text:span><text:span text:style-name="T2510">min</text:span><text:span text:style-name="T2511">(1,+ ∞)=1,</text:span><text:span text:style-name="T2512">C</text:span><text:span text:style-name="T2513">=</text:span><text:span text:style-name="T2514">TBD</text:span><text:span text:style-name="T2515"><text:s/>εδώ πλέον έχουμε<text:s/></text:span><text:span text:style-name="T2516">a</text:span><text:span text:style-name="T2517">&gt;</text:span><text:span text:style-name="T2518">b</text:span><text:span text:style-name="T2519"><text:s/>οπότε αγνοούμαι το παιδί<text:s/></text:span><text:span text:style-name="T2520">G</text:span><text:span text:style-name="T2521"><text:s/>του<text:s/></text:span><text:span text:style-name="T2522">C</text:span><text:span text:style-name="T2523"><text:s/>και έχουμε<text:s/></text:span><text:span text:style-name="T2524">C</text:span><text:span text:style-name="T2525">=1,</text:span><text:span text:style-name="T2526">a</text:span><text:span text:style-name="T2527">=3,</text:span><text:span text:style-name="T2528">b</text:span><text:span text:style-name="T2529">=1. Τέλος γυρνάμε στο<text:s/></text:span><text:span text:style-name="T2530">node</text:span><text:span text:style-name="T2531"><text:s/></text:span><text:span text:style-name="T2532">A</text:span><text:span text:style-name="T2533"><text:s/>για το οποίο πλέον ισχύει<text:s/></text:span><text:span text:style-name="T2534">A</text:span><text:span text:style-name="T2535">=</text:span><text:span text:style-name="T2536">max</text:span><text:span text:style-name="T2537">(</text:span><text:span text:style-name="T2538">B</text:span><text:span text:style-name="T2539">,</text:span><text:span text:style-name="T2540">C</text:span><text:span text:style-name="T2541">)=</text:span><text:span text:style-name="T2542">max</text:span><text:span text:style-name="T2543">(3,1)=3. Έχουμε υπολογίσει πλέον το καλύτερο αποτέλεσμα που μπορούμε να<text:s/></text:span><text:span text:style-name="T2544">έχουμε σε αυτό το παιχνίδι και τη απόφαση πρέπει να πάρουμε για να το επιτύχουμε. Παρατηρούμε ότι ο<text:s/></text:span><text:span text:style-name="T2545">alpha</text:span><text:span text:style-name="T2546">-</text:span><text:span text:style-name="T2547">beta</text:span><text:span text:style-name="T2548"><text:s/></text:span><text:span text:style-name="T2549">pruning</text:span><text:span text:style-name="T2550"><text:s/>κάνει περισσότερους υπολογισμού σε κάθε στάδιο από ότι ένας απλός<text:s/></text:span><text:span text:style-name="T2551">min</text:span><text:span text:style-name="T2552">-</text:span><text:span text:style-name="T2553">max</text:span><text:span text:style-name="T2554"><text:s/>αλλά σαν αντάλλαγμα μπορεί να αγνοήσει επιλογές που αποκλείεται</text:span><text:span text:style-name="T2555"><text:s/>να δώσουν καλύτερα αποτελέσματα από ήδη εξερευνημένες. Σε μικρά δέντρα όπως αυτό του παραδείγματος το πλεονέκτημα του<text:s/></text:span><text:span text:style-name="T2556">alpha</text:span><text:span text:style-name="T2557">-</text:span><text:span text:style-name="T2558">beta</text:span><text:span text:style-name="T2559"><text:s/>δεν γίνεται άμεσα εμφανές αφού λίγα και μικρά κλαδιά αγνοούνται, σε μεγαλύτερα όμως δέντρα όπως αυτά που εμφανίζονται σε πλήρη</text:span><text:span text:style-name="T2560"><text:s/>παιχνίδια ο<text:s/></text:span><text:span text:style-name="T2561">alpha</text:span><text:span text:style-name="T2562">-</text:span><text:span text:style-name="T2563">beta</text:span><text:span text:style-name="T2564"><text:s/>αποδίδει πολύ γρηγορότερα αποτελέσματα από ότι ένας απλός<text:s/></text:span><text:span text:style-name="T2565">min</text:span><text:span text:style-name="T2566">-</text:span><text:span text:style-name="T2567">max</text:span><text:span text:style-name="T2568"><text:s/>αλγόριθμος.</text:span></text:p>
      <text:p text:style-name="P2569"/>
      <text:p text:style-name="P2570"/>
      <text:p text:style-name="P2571"/>
      <text:list text:style-name="LFO9" text:continue-numbering="true">
        <text:list-item>
          <text:p text:style-name="P2572">GGP systems and communication</text:p>
        </text:list-item>
      </text:list>
      <text:p text:style-name="P2573"/>
      <text:p text:style-name="P2574"/>
      <text:p text:style-name="Standard"><text:span text:style-name="T2575">Ένα σύστημα<text:s/></text:span><text:span text:style-name="T2576">ggp</text:span><text:span text:style-name="T2577"><text:s/>για να είναι λειτουργικό χρειάζεται ένα πρόγραμμα<text:s/></text:span><text:span text:style-name="T2578">game</text:span><text:span text:style-name="T2579"><text:s/></text:span><text:span text:style-name="T2580">master</text:span><text:span text:style-name="T2581"><text:s/>και τουλάχιστον έναν παίχτη. Τα<text:s/></text:span><text:span text:style-name="T2582">περισσότερα συστήματα χρησιμοποιούν 2 παίχτες παρότι υπάρχει η δυνατότητα για περισσότερους η και για έναν παίχτη. Το σύστημα<text:s/></text:span><text:span text:style-name="T2583">game</text:span><text:span text:style-name="T2584"><text:s/></text:span><text:span text:style-name="T2585">master</text:span><text:span text:style-name="T2586"><text:s/>εκτελεί σημαντικό ρόλο στην διαδικασία του παιχνιδιού. Είναι το σύστημα που μεταδίδει τους κανόνες του παιχνιδιού στου</text:span><text:span text:style-name="T2587"><text:s/>παίχτες, λαμβάνει της κινήσεις τους, κρίνει αν αυτές είναι έγκυρες, και ενημερώνει την κατάσταση του παιχνιδιού αναλόγως.</text:span></text:p>
      <text:p text:style-name="P2588"/>
      <text:p text:style-name="Standard"><text:span text:style-name="T2589"><text:s/>Για την επικοινωνία μεταξύ του<text:s/></text:span><text:span text:style-name="T2590">agent</text:span><text:span text:style-name="T2591"><text:s/>και του<text:s/></text:span><text:span text:style-name="T2592">game</text:span><text:span text:style-name="T2593"><text:s/></text:span><text:span text:style-name="T2594">master</text:span><text:span text:style-name="T2595"><text:s/>είναι αναγκαία και τα δύο προγράμματα να ακούνε σε ένα συγκεκριμένο<text:s/></text:span><text:span text:style-name="T2596">port</text:span><text:span text:style-name="T2597"><text:s/>(</text:span><text:span text:style-name="T2598"><text:s/>το πιο<text:s/></text:span><text:span text:style-name="T2599">port</text:span><text:span text:style-name="T2600"><text:s/>είναι προαποφασισμένο και μεταβλητό αν υπάρξει ανάγκη). Αφού ο<text:s/></text:span><text:span text:style-name="T2601">game</text:span><text:span text:style-name="T2602"><text:s/></text:span><text:span text:style-name="T2603">master</text:span><text:span text:style-name="T2604"><text:s/>τεθεί σε λειτουργία χρησιμοποιεί μηνύματα με τυποποιημένη μορφή για να επικοινωνήσει με τους<text:s/></text:span><text:span text:style-name="T2605">agents</text:span><text:span text:style-name="T2606">.<text:s/></text:span></text:p>
      <text:p text:style-name="Standard"><text:span text:style-name="T2607">Αρχικά στέλνει ένα μήνυμα που έχει την μορφή<text:s/></text:span><text:span text:style-name="T2608">info</text:span><text:span text:style-name="T2609">() και περιμένει<text:s/></text:span><text:span text:style-name="T2610">απάντηση ώστε να σιγουρέψει ότι ο<text:s/></text:span><text:span text:style-name="T2611">agent</text:span><text:span text:style-name="T2612"><text:s/>είναι ενεργός.</text:span></text:p>
      <text:p text:style-name="Standard"><text:span text:style-name="T2613"><text:s/>Αφού σιγουρέψει ότι όλοι οι παίχτες είναι έτοιμη και ότι είναι η ώρα για να αρχίσει το παιχνίδι στέλνει σε όλους τους συνδεδεμένους<text:s/></text:span><text:span text:style-name="T2614">agents</text:span><text:span text:style-name="T2615"><text:s/>το μήνυμα<text:s/></text:span><text:span text:style-name="T2616">start</text:span><text:span text:style-name="T2617">(</text:span><text:span text:style-name="T2618">id</text:span><text:span text:style-name="T2619">,</text:span><text:span text:style-name="T2620">role</text:span><text:span text:style-name="T2621">,</text:span><text:span text:style-name="T2622">description</text:span><text:span text:style-name="T2623">,</text:span><text:span text:style-name="T2624">startclock</text:span><text:span text:style-name="T2625">,</text:span><text:span text:style-name="T2626">playclock</text:span><text:span text:style-name="T2627">). Το</text:span><text:span text:style-name="T2628"><text:s/>μήνυμα αυτό περιέχει πληροφορίες που είναι χρήσιμες για το παιχνίδι, συγκεκριμένα τα 5 στοιχεία που δίνονται είναι τα εξής:</text:span></text:p>
      <text:p text:style-name="P2629"/>
      <text:p text:style-name="Standard"><text:span text:style-name="T2630">1)</text:span><text:span text:style-name="T2631">id</text:span><text:span text:style-name="T2632">: Είναι ο συνδυασμός νούμερων και γραμμάτων με τον οποίο ονομάζεται το συγκεκριμένο παιχνίδι.</text:span></text:p>
      <text:p text:style-name="P2633"/>
      <text:p text:style-name="Standard"><text:span text:style-name="T2634">2)</text:span><text:span text:style-name="T2635">role</text:span><text:span text:style-name="T2636">: Ο ρόλος που θα έχει ο σ</text:span><text:span text:style-name="T2637">υγκεκριμένος<text:s/></text:span><text:span text:style-name="T2638">agent</text:span><text:span text:style-name="T2639">. Είναι το μόνο στοιχείο του<text:s/></text:span><text:span text:style-name="T2640">start</text:span><text:span text:style-name="T2641"><text:s/>μηνύματος που διαφέρει από παίχτη σε παίχτη και περιέχει τον ρόλο τον οποίο αναλαμβάνει ο παίχτης στο παιχνίδι (π.χ. άσπρα η μαύρα στο σκάκι).</text:span></text:p>
      <text:p text:style-name="P2642"/>
      <text:p text:style-name="Standard"><text:span text:style-name="T2643">3)</text:span><text:span text:style-name="T2644">description</text:span><text:span text:style-name="T2645">: Εδώ εμπεριέχεται η περιγραφή του παιχνιδιού.</text:span><text:span text:style-name="T2646"><text:s/>Δίνεται πάντα σε<text:s/></text:span><text:span text:style-name="T2647">GDL</text:span><text:span text:style-name="T2648"><text:s/>και είναι δομημένη με συγκεκριμένους κανόνες. Παρέχει πληροφορίες όπως οι ρόλοι που υπάρχουν στο παιχνίδι, ποιες κινήσεις είναι διαθέσιμες και σε ποιες περιπτώσεις αυτές είναι έγκυρες, πότε το παιχνίδι τερματίζει και με τι τρόπο υπολο</text:span><text:span text:style-name="T2649">γίζει το τελικό αποτέλεσμα καθώς και την αρχική κατάσταση του παιχνιδιού και το ποιος παίζει πρώτος.</text:span></text:p>
      <text:p text:style-name="P2650"/>
      <text:p text:style-name="Standard"><text:span text:style-name="T2651">4)</text:span><text:span text:style-name="T2652">Startclock</text:span><text:span text:style-name="T2653">: Το χρόνο που έχει το πρόγραμμα πριν αρχίσει ο πρώτος γύρος του παιχνιδιού. Ανάλογα το πρόγραμμα ο χρόνος αυτός μπορεί να<text:s/></text:span><text:span text:style-name="T2654">χρησιμοποιηθεί με ποικίλους τρόπου έως και σε σπάνιες περιπτώσεις καθόλου. Ο χρόνος αυτός συνήθως εξαρτάται από την πολυπλοκότητα του παιχνιδιού.</text:span></text:p>
      <text:p text:style-name="P2655"/>
      <text:p text:style-name="Standard"><text:span text:style-name="T2656">5)</text:span><text:span text:style-name="T2657">Playclock</text:span><text:span text:style-name="T2658">: Ο χρόνος που έχει το πρόγραμμα για να διαλέξει την κίνηση του κάθε γύρο. Συνήθως είναι πιο σύντο</text:span><text:span text:style-name="T2659">μος από το<text:s/></text:span><text:span text:style-name="T2660">Startclock</text:span><text:span text:style-name="T2661"><text:s/>και αλλάζει ανάλογα με την πολυπλοκότητα του παιχνιδιού.</text:span></text:p>
      <text:p text:style-name="P2662"/>
      <text:p text:style-name="Standard"><text:span text:style-name="T2663">Σε απάντηση στο μήνυμα<text:s/></text:span><text:span text:style-name="T2664">start</text:span><text:span text:style-name="T2665"><text:s/>ο<text:s/></text:span><text:span text:style-name="T2666">agent</text:span><text:span text:style-name="T2667"><text:s/>απαντάει<text:s/></text:span><text:span text:style-name="T2668">ready</text:span><text:span text:style-name="T2669"><text:s/>αφού τελειώσει τις προετοιμασίες του. Σε περίπτωση που δεν υπάρξει απάντηση μέσα στον δοθέντα χρόνο ο<text:s/></text:span><text:span text:style-name="T2670">game</text:span><text:span text:style-name="T2671"><text:s/></text:span><text:span text:style-name="T2672">master</text:span><text:span text:style-name="T2673"><text:s/>υποθέτει ό</text:span><text:span text:style-name="T2674">τι ό<text:s/></text:span><text:span text:style-name="T2675">agent</text:span><text:span text:style-name="T2676"><text:s/>είναι έτοιμος και συνεχίζει.</text:span></text:p>
      <text:p text:style-name="P2677"/>
      <text:p text:style-name="Standard"><text:span text:style-name="T2678">Όταν έρθει η σειρά ενός<text:s/></text:span><text:span text:style-name="T2679">agent</text:span><text:span text:style-name="T2680"><text:s/>να κάνει την κίνηση του ο<text:s/></text:span><text:span text:style-name="T2681">game</text:span><text:span text:style-name="T2682">_</text:span><text:span text:style-name="T2683">master</text:span><text:span text:style-name="T2684"><text:s/>του στέλνει το μήνυμα<text:s/></text:span><text:span text:style-name="T2685">play</text:span><text:span text:style-name="T2686">(</text:span><text:span text:style-name="T2687">id</text:span><text:span text:style-name="T2688">,</text:span><text:span text:style-name="T2689">move</text:span><text:span text:style-name="T2690">). Το<text:s/></text:span><text:span text:style-name="T2691">id</text:span><text:span text:style-name="T2692"><text:s/>είναι το αναγνωριστικό για το για ποιο παιχνίδι ζητείται κίνηση και το<text:s/></text:span><text:span text:style-name="T2693">move</text:span><text:span text:style-name="T2694"><text:s/>είναι μια λίστα όλων των κιν</text:span><text:span text:style-name="T2695">ήσεων που έχουν γίνει. Ο<text:s/></text:span><text:span text:style-name="T2696">agent</text:span><text:span text:style-name="T2697"><text:s/>τώρα καλείται να υπολογίσει την κίνηση του με βάσει τα νέα δεδομένα και να απαντήσει στον<text:s/></text:span><text:span text:style-name="T2698">game</text:span><text:span text:style-name="T2699"><text:s/></text:span><text:span text:style-name="T2700">master</text:span><text:span text:style-name="T2701"><text:s/>με την κίνηση του πριν τελειώσει ο χρόνος που έχει καθοριστεί από το<text:s/></text:span><text:span text:style-name="T2702">playclock</text:span><text:span text:style-name="T2703"><text:s/>στο μήνυμα<text:s/></text:span><text:span text:style-name="T2704">start</text:span><text:span text:style-name="T2705">. Αν δεν προλάβει ο<text:s/></text:span><text:span text:style-name="T2706">agent</text:span><text:span text:style-name="T2707"><text:s/>να</text:span><text:span text:style-name="T2708"><text:s/>απαντήσει η αν ή κίνηση του είναι παράνομη<text:s/></text:span><text:span text:style-name="T2709">o</text:span><text:span text:style-name="T2710"><text:s/></text:span><text:span text:style-name="T2711">game</text:span><text:span text:style-name="T2712"><text:s/></text:span><text:span text:style-name="T2713">master</text:span><text:span text:style-name="T2714"><text:s/>την αντικαθιστά με μία τυχαία νόμιμη κίνηση.</text:span></text:p>
      <text:p text:style-name="P2715"/>
      <text:p text:style-name="Standard"><text:span text:style-name="T2716">Τέλος ο<text:s/></text:span><text:span text:style-name="T2717">game</text:span><text:span text:style-name="T2718"><text:s/></text:span><text:span text:style-name="T2719">master</text:span><text:span text:style-name="T2720"><text:s/>στέλνει το μήνυμα<text:s/></text:span><text:span text:style-name="T2721">stop</text:span><text:span text:style-name="T2722">(</text:span><text:span text:style-name="T2723">id</text:span><text:span text:style-name="T2724">,</text:span><text:span text:style-name="T2725">move</text:span><text:span text:style-name="T2726">) όταν το παιχνίδι φτάσει σε τερματική κατάσταση. Το δοθέν<text:s/></text:span><text:span text:style-name="T2727">move</text:span><text:span text:style-name="T2728"><text:s/>είναι η κίνηση που τερμάτισε το παιχνί</text:span><text:span text:style-name="T2729">δι και δίνεται ώστε προγράμματα που μαθαίνουν να ξέρουν την πλήρη εξέλιξη του παιχνιδιού. Ο<text:s/></text:span><text:span text:style-name="T2730">agent</text:span><text:span text:style-name="T2731"><text:s/>απαντάει σε αυτό το μήνυμα στέλνοντας<text:s/></text:span><text:span text:style-name="T2732">done</text:span><text:span text:style-name="T2733">() και δηλώνοντας έτσι οτί είναι έτοιμος για καινούριο παιχνίδι.</text:span></text:p>
      <text:p text:style-name="P2734"/>
      <text:p text:style-name="Standard"><text:span text:style-name="T2735">Τα παραπάνω αποτελούν τα βασικότερα<text:s/></text:span><text:span text:style-name="T2736">μηνύματα που υπάρχουν στην επικοινωνία μεταξύ του<text:s/></text:span><text:span text:style-name="T2737">game</text:span><text:span text:style-name="T2738"><text:s/></text:span><text:span text:style-name="T2739">master</text:span><text:span text:style-name="T2740"><text:s/>και του<text:s/></text:span><text:span text:style-name="T2741">agent</text:span><text:span text:style-name="T2742">. Το μόνο που δεν έχει αναφερθεί είναι το μήνυμα<text:s/></text:span><text:span text:style-name="T2743">abort</text:span><text:span text:style-name="T2744">(</text:span><text:span text:style-name="T2745">id</text:span><text:span text:style-name="T2746">) το οποίο στέλνεται από τον<text:s/></text:span><text:span text:style-name="T2747">game</text:span><text:span text:style-name="T2748"><text:s/></text:span><text:span text:style-name="T2749">master</text:span><text:span text:style-name="T2750"><text:s/>μόνο σε περίπτωση που το παιχνίδι έχει τερματίζει αφύσικα. Η απάντηση σε αυτό το μή</text:span><text:span text:style-name="T2751">νυμα του<text:s/></text:span><text:span text:style-name="T2752">agent</text:span><text:span text:style-name="T2753"><text:s/>είναι η ίδια με το μήνυμα<text:s/></text:span><text:span text:style-name="T2754">stop</text:span><text:span text:style-name="T2755">().</text:span></text:p>
      <text:p text:style-name="P2756"/>
      <text:p text:style-name="P2757"/>
      <text:p text:style-name="Standard"><text:span text:style-name="T2758">6.Βελτιώσεις</text:span></text:p>
      <text:p text:style-name="P2759"/>
      <text:p text:style-name="Standard"><text:span text:style-name="T2760">Η υλοποίηση που περιγράφεται παραπάνω επιδέχεται βελτιώσεις τόσο σε αποδοτικότητα, με την έννοια του να χρειάζεται λιγότερο χρόνο για να εκτελέσει τις διάφορες διεργασίες της, αλλά και<text:s/></text:span><text:span text:style-name="T2761">στην παρουσίαση της. Οι βελτιώσεις στην αποδοτικότητα έχουν ως σκοπό είτε να μειώσουν τον χρόνο που χρησιμοποιούν <text:s/>οι διάφορες λειτουργίες του προγράμματος επιτρέποντας του έτσι να προβεί σε πιο βαθιά εξερεύνηση του δέντρου πριν διαλέξει κίνηση, είτε να βε</text:span><text:span text:style-name="T2762">λτιώσουν τα αποτελέσματα που έχουμε κυρίως βελτιώνοντας τα αποτελέσματα που έχουμε από την<text:s/></text:span><text:span text:style-name="T2763">evaluation</text:span><text:span text:style-name="T2764"><text:s/></text:span><text:span text:style-name="T2765">function</text:span><text:span text:style-name="T2766">. Η βελτιώσεις στην παρουσίαση από την άλλη έχουν ως σκοπό να γίνει ευκολότερη η χρήση του αλγορίθμου αλλά και να δοθούν εύκολοι τρόποι για μικρές</text:span><text:span text:style-name="T2767"><text:s/>αλλαγές στον τρόπο λειτουργίας του, όπως να αλλάζεις το<text:s/></text:span><text:span text:style-name="T2768">port</text:span><text:span text:style-name="T2769"><text:s/>που το πρόγραμμα χρησιμοποιεί για να επικοινωνήσει με τον<text:s/></text:span><text:span text:style-name="T2770">game</text:span><text:span text:style-name="T2771"><text:s/></text:span><text:span text:style-name="T2772">master</text:span><text:span text:style-name="T2773">.</text:span></text:p>
      <text:p text:style-name="P2774"/>
      <text:p text:style-name="Standard"><text:span text:style-name="T2775"><text:s/>Ο τρόπος με τον οποίο επικοινωνούν τα δύο κομμάτια του προγράμματος δηλαδή αυτό της<text:s/></text:span><text:span text:style-name="T2776">python</text:span><text:span text:style-name="T2777"><text:s/>και αυτό της<text:s/></text:span><text:span text:style-name="T2778">prolog</text:span><text:span text:style-name="T2779"><text:s/>είναι αρκε</text:span><text:span text:style-name="T2780">τά αργός και εντάσσει αδράνεια στο σύστημα. Πιο αποδοτικοί τρόποι επικοινωνίας υπάρχουν αλλά δεν υποστηρίζονται ακόμα αρκετά ώστε να γίνει χρήση τους. Επίσης διάφορα κομμάτια που τρέχουν σειριακά θα μπορούσαν να παραλληλιστούν μειώνοντας έτσι το χρόνο που<text:s/></text:span><text:span text:style-name="T2781">χρειάζονται. Ο περισσότερος χρόνος που ξοδεύει ο<text:s/></text:span><text:span text:style-name="T2782">agent</text:span><text:span text:style-name="T2783"><text:s/>χρησιμοποιείται στο να διατρέχει με τον<text:s/></text:span><text:span text:style-name="T2784">UCT</text:span><text:span text:style-name="T2785"><text:s/>αλγόριθμο το δέντρο καταστάσεων με αποτέλεσμα οι παραπάνω αλλαγές να έχουν μικρή δυνατότητα να βελτιώσουν σε μεγάλο βαθμό τον αλγόριθμο. Η<text:s/></text:span><text:span text:style-name="T2786">evaluation</text:span><text:span text:style-name="T2787"><text:s/></text:span><text:span text:style-name="T2788">functio</text:span><text:span text:style-name="T2789">n</text:span><text:span text:style-name="T2790"><text:s/>επίσης επιδέχεται κάποιον βελτιώσεων, για αρχή περισσότερα<text:s/></text:span><text:span text:style-name="T2791">features</text:span><text:span text:style-name="T2792"><text:s/>θα μπορούσαν να κρατηθούν για τον υπολογισμός της προς το παρών έχουμε αποφασίσει αυθαίρετα να κρατάμε τα 50 στοιχεία με την μεγαλύτερη αξία αλλά όσα περισσότερα τόσα πιο σωστός θα είναι</text:span><text:span text:style-name="T2793"><text:s/>ο υπολογισμός της. Το πρόβλημα με το να αυξήσουμε τα στοιχεία είναι ότι χρησιμοποιούν περισσότερο χρόνο που θα μπορούσε να χρησιμοποιηθεί αλλού με καλύτερα αποτελέσματα. Γίνεται κατανοητό ότι περισσότερη έρευνα χρειάζεται ώστε να φανεί αν το 50 είναι ο σω</text:span><text:span text:style-name="T2794">στός αριθμός ή χρειάζονται περισσότερα ή και λιγότερα στοιχεία. Τέλος θα ήτανε χρήσιμο για τον αλγόριθμο να έχει μια δυνατότητα μνήμης ανάμεσα σε αγώνες του ίδιου παιχνιδιού ώστε να μαθαίνει από την εμπειρία του.</text:span></text:p>
      <text:p text:style-name="P2795"/>
      <text:p text:style-name="Standard"><text:span text:style-name="T2796">Στα πλαίσια της ευχρηστίας η κύρια βελτίωσ</text:span><text:span text:style-name="T2797">ή που χρειάζεται το πρόγραμμα είναι η δημιουργία ενός<text:s/></text:span><text:span text:style-name="T2798">GUI</text:span><text:span text:style-name="T2799">(</text:span><text:span text:style-name="T2800">Graphic</text:span><text:span text:style-name="T2801"><text:s/></text:span><text:span text:style-name="T2802">User</text:span><text:span text:style-name="T2803"><text:s/></text:span><text:span text:style-name="T2804">Interface</text:span><text:span text:style-name="T2805">) που με γραφικό τρόπο να παρουσιάζει το τι γίνετε στο παιχνίδι, το αποτελέσματα που έχει στο τέλος του αλλά και να προσφέρει δυνατότητες εκτέλεσης του προγράμματος με ένα<text:s/></text:span><text:span text:style-name="T2806">κουμπί. Κάποιες από τις δυνατότητες που αναφέρονται παραπάνω ήδη παρέχονται από το<text:s/></text:span><text:span text:style-name="T2807">game</text:span><text:span text:style-name="T2808"><text:s/></text:span><text:span text:style-name="T2809">master</text:span><text:span text:style-name="T2810"><text:s/>σύστημα αλλά αυτό δεν σημαίνει ότι δεν λείπουν από τον αυτοτελή<text:s/></text:span><text:span text:style-name="T2811">agent</text:span><text:span text:style-name="T2812">. Το ίδιο αυτό το<text:s/></text:span><text:span text:style-name="T2813">GUI</text:span><text:span text:style-name="T2814"><text:s/>θα μπορούσε επίσης να αλλάζει διάφορα<text:s/></text:span><text:span text:style-name="T2815">setting</text:span><text:span text:style-name="T2816"><text:s/>ώστε η χρήση του προγράμ</text:span><text:span text:style-name="T2817">ματος να γίνει πιο ευέλικτες. Τέτοιες δυνατότητες θα μπορούσαν να είναι η δυνατότητα αλλαγής του<text:s/></text:span><text:span text:style-name="T2818">port</text:span><text:span text:style-name="T2819"><text:s/>όπως προαναφέρθηκε, η αλλαγή τον στοιχείων που χρησιμοποιούνται στην τελική<text:s/></text:span><text:span text:style-name="T2820">evaluation</text:span><text:span text:style-name="T2821"><text:s/></text:span><text:span text:style-name="T2822">function</text:span><text:span text:style-name="T2823"><text:s/>αλλά και η δυνατότητα να τρέξει τον αλγόριθμο ως έναν απλό</text:span><text:span text:style-name="T2824"><text:s/></text:span><text:span text:style-name="T2825">random</text:span><text:span text:style-name="T2826"><text:s/></text:span><text:span text:style-name="T2827">legal</text:span><text:span text:style-name="T2828"><text:s/></text:span><text:span text:style-name="T2829">player</text:span><text:span text:style-name="T2830"><text:s/>(ένα παίχτη που κάθε γύρω κάνει μια τυχαία νόμιμη κίνηση). Χρήσιμο επίσης θα ήτανε να εισαχθεί η δυνατότητα ο<text:s/></text:span><text:span text:style-name="T2831">agent</text:span><text:span text:style-name="T2832"><text:s/>να παίζει πάνω από ένα παιχνίδι την ίδια στιγμή, αυτό βέβαια θα οδηγούσε όταν γίνεται χρήση του σε μείωση της αποδοτικό</text:span><text:span text:style-name="T2833">τητας του αλγορίθμου αφού θα είχε μοίραζε την χρήση του επεξεργαστή. Τέλος μια ακόμη δυνατότητα που θα μπορούσε να έχει το πρόγραμμα θα ήταν να είναι ικανό να αντιμετωπίσει πάνω από έναν αντιπάλους.</text:span></text:p>
      <text:p text:style-name="P2834"/>
      <text:p text:style-name="Standard"><text:span text:style-name="T2835">3 Η συνάρτηση<text:s/></text:span><text:span text:style-name="T2836">create</text:span><text:span text:style-name="T2837">_</text:span><text:span text:style-name="T2838">general</text:span><text:span text:style-name="T2839">_</text:span><text:span text:style-name="T2840">term</text:span></text:p>
      <text:p text:style-name="P2841"/>
      <text:p text:style-name="Standard"><text:span text:style-name="T2842">Η συνάρτηση αυτή έχει</text:span><text:span text:style-name="T2843"><text:s/>σκοπό να δημιουργεί<text:s/></text:span><text:span text:style-name="T2844">terms</text:span><text:span text:style-name="T2845"><text:s/>που έχουν μεταβλητές στην θέση σταθερών με σκοπό την χρήση τους στην<text:s/></text:span><text:span text:style-name="T2846">evaluation</text:span><text:span text:style-name="T2847"><text:s/></text:span><text:span text:style-name="T2848">function</text:span><text:span text:style-name="T2849">. Αρχικά δέχεται ως είσοδο μια λίστα με<text:s/></text:span><text:span text:style-name="T2850">terms</text:span><text:span text:style-name="T2851"><text:s/>και δημιουργεί για το καθένα από αυτά όλες τις πιο γενικές μορφές που μπορούν να δημιουργηθούν.</text:span><text:span text:style-name="T2852"><text:s/>Για να πετύχει το σκοπό της η συνάρτηση δουλεύει σε πολλά στάδια. Αρχικά απομονώνει το πρώτο<text:s/></text:span><text:span text:style-name="T2853">term</text:span><text:span text:style-name="T2854"><text:s/>της λίστας και χρησιμοποιώντας την συνάρτηση<text:s/></text:span><text:span text:style-name="T2855">functor</text:span><text:span text:style-name="T2856"><text:s/>που παρέχεται από την<text:s/></text:span><text:span text:style-name="T2857">eclipse</text:span><text:span text:style-name="T2858"><text:s/></text:span><text:span text:style-name="T2859">prolog</text:span><text:span text:style-name="T2860"><text:s/>αποθηκεύει το όνομα που έχει το<text:s/></text:span><text:span text:style-name="T2861">term</text:span><text:span text:style-name="T2862"><text:s/>καθώς και το<text:s/></text:span><text:span text:style-name="T2863">arrity</text:span><text:span text:style-name="T2864"><text:s/>του, ως<text:s/></text:span><text:span text:style-name="T2865">ar</text:span><text:span text:style-name="T2866">rity</text:span><text:span text:style-name="T2867"><text:s/>ορίζεται ο αριθμός των δεδομένων που έχει το<text:s/></text:span><text:span text:style-name="T2868">term</text:span><text:span text:style-name="T2869"><text:s/>π.χ το<text:s/></text:span><text:span text:style-name="T2870">cell</text:span><text:span text:style-name="T2871">(1,1) έχει όνομα<text:s/></text:span><text:span text:style-name="T2872">cell</text:span><text:span text:style-name="T2873"><text:s/>και<text:s/></text:span><text:span text:style-name="T2874">arrity</text:span><text:span text:style-name="T2875"><text:s/>2. Στην συνέχεια εξάγει τις τιμές που είχε το<text:s/></text:span><text:span text:style-name="T2876">term</text:span><text:span text:style-name="T2877"><text:s/>στα<text:s/></text:span><text:span text:style-name="T2878">arguments</text:span><text:span text:style-name="T2879"><text:s/>του και τις αποθηκεύει σε λίστα με την χρήση της συνάρτηση<text:s/></text:span><text:span text:style-name="T2880">make</text:span><text:span text:style-name="T2881">_</text:span><text:span text:style-name="T2882">argument</text:span><text:span text:style-name="T2883">_</text:span><text:span text:style-name="T2884">list</text:span><text:span text:style-name="T2885">(). Στην<text:s/></text:span><text:span text:style-name="T2886">συνέχεια τα στοιχεία αυτά δίνονται σε μια καινούρια συνάρτηση με το όνομα<text:s/></text:span><text:span text:style-name="T2887">general</text:span><text:span text:style-name="T2888">_</text:span><text:span text:style-name="T2889">term</text:span><text:span text:style-name="T2890">_</text:span><text:span text:style-name="T2891">helper</text:span><text:span text:style-name="T2892">, η συνάρτηση αυτή δημιουργεί ένα καινούριο<text:s/></text:span><text:span text:style-name="T2893">term</text:span><text:span text:style-name="T2894"><text:s/>που έχει μεταβλητές σε όλα του τα<text:s/></text:span><text:span text:style-name="T2895">arguments</text:span><text:span text:style-name="T2896">, για παράδειγμα το<text:s/></text:span><text:span text:style-name="T2897">cell</text:span><text:span text:style-name="T2898">(1,1,2) θα μετασχηματιστεί στο<text:s/></text:span><text:span text:style-name="T2899">cell</text:span><text:span text:style-name="T2900">(</text:span><text:span text:style-name="T2901">X</text:span><text:span text:style-name="T2902">,</text:span><text:span text:style-name="T2903">Y</text:span><text:span text:style-name="T2904">) ( ονόμ</text:span><text:span text:style-name="T2905">ατα που αρχίζουν με κεφαλαίο θεωρούνται μεταβλητές από την<text:s/></text:span><text:span text:style-name="T2906">prolog</text:span><text:span text:style-name="T2907">). Η μορφή αυτή που ονομάζεται σκελετός μαζί με το<text:s/></text:span><text:span text:style-name="T2908">arrity</text:span><text:span text:style-name="T2909"><text:s/>και τη λίστα που περιέχει τα αρχικά<text:s/></text:span><text:span text:style-name="T2910">arguments</text:span><text:span text:style-name="T2911"><text:s/>του στοιχείου δίνονται στην συνάρτηση<text:s/></text:span><text:span text:style-name="T2912">term</text:span><text:span text:style-name="T2913"><text:s/></text:span><text:span text:style-name="T2914">creator</text:span><text:span text:style-name="T2915"><text:s/>που με την χρήση<text:s/></text:span><text:span text:style-name="T2916">recursion</text:span><text:span text:style-name="T2917"><text:s/>δημιουργε</text:span><text:span text:style-name="T2918">ί όλους τους πιθανούς συνδυασμούς. Υποθέτοντας ότι το πρώτο<text:s/></text:span><text:span text:style-name="T2919">term</text:span><text:span text:style-name="T2920"><text:s/>τις λίστας ήτανε το<text:s/></text:span><text:span text:style-name="T2921">cell</text:span><text:span text:style-name="T2922">(1,2) με το τέλος της συνάρτησης θα έχουν δημιουργηθεί τα<text:s/></text:span><text:span text:style-name="T2923">cell</text:span><text:span text:style-name="T2924">(</text:span><text:span text:style-name="T2925">X</text:span><text:span text:style-name="T2926">,</text:span><text:span text:style-name="T2927">Y</text:span><text:span text:style-name="T2928">),</text:span><text:span text:style-name="T2929">cell</text:span><text:span text:style-name="T2930">(1,</text:span><text:span text:style-name="T2931">Y</text:span><text:span text:style-name="T2932">) και το<text:s/></text:span><text:span text:style-name="T2933">cell</text:span><text:span text:style-name="T2934">(</text:span><text:span text:style-name="T2935">X</text:span><text:span text:style-name="T2936">,1). Τα καινούρια στοιχεία αποθηκεύονται σε μια δικιά τους λίστα η οποία κρα</text:span><text:span text:style-name="T2937">τιέται σε μια τοπική μεταβλητή. Αφού η συνάρτηση ακολουθήσει την ίδια διαδικασία για όλα τα<text:s/></text:span><text:span text:style-name="T2938">terms</text:span><text:span text:style-name="T2939"><text:s/>της αρχικής λίστας το μόνο που απομένει είναι να διαγραφούν από τα καινούρια<text:s/></text:span><text:span text:style-name="T2940">terms</text:span><text:span text:style-name="T2941"><text:s/>το ένα από αυτά που είναι ίδια μεταξύ τους ώστε να μείνουν μόνο μοναδικά στ</text:span><text:span text:style-name="T2942">οιχεία. Για να το πετύχουμε αυτό χρειάζεται ειδικός χειρισμός ώστε να εντοπίζονται η μεταβλητές που εμπεριέχονται στα στοιχεία ως ίδιες μεταξύ τους, την δουλειά αυτή αναλαμβάνει με καινούρια συνάρτηση που ονομάζεται<text:s/></text:span><text:span text:style-name="T2943">list</text:span><text:span text:style-name="T2944">_</text:span><text:span text:style-name="T2945">unique</text:span><text:span text:style-name="T2946">.</text:span></text:p>
      <text:p text:style-name="P2947"/>
      <text:p text:style-name="Standard"><text:span text:style-name="T2948">3.2<text:s/></text:span><text:span text:style-name="T2949">Η</text:span><text:span text:style-name="T2950"><text:s/></text:span><text:span text:style-name="T2951">συνάρτηση</text:span><text:span text:style-name="T2952"><text:s/></text:span><text:span text:style-name="T2953">feature</text:span><text:span text:style-name="T2954">_</text:span><text:span text:style-name="T2955">combination</text:span><text:span text:style-name="T2956">_</text:span><text:span text:style-name="T2957">creator</text:span></text:p>
      <text:p text:style-name="P2958"/>
      <text:p text:style-name="Standard"><text:span text:style-name="T2959">Η συνάρτηση αυτή χρησιμοποιείται για την εύρεση συνδυασμών από προ δημιουργημένα ή προ εβρεμένα στοιχεία. Οι κανόνες που έχουμε θέση για το ποιοι συνδυασμοί είναι επιτρεπτοί είναι οι εξής, συνδυασμός επιτρέπεται μόνο μεταξύ δύο</text:span><text:span text:style-name="T2960"><text:s/>ίδιων σε όνομα και<text:s/></text:span><text:span text:style-name="T2961">arrity</text:span><text:span text:style-name="T2962"><text:s/></text:span><text:span text:style-name="T2963">term</text:span><text:span text:style-name="T2964"><text:s/>τα οποία θα έχουν διαφορά μόνο σε ένα από τα<text:s/></text:span><text:span text:style-name="T2965">arguments</text:span><text:span text:style-name="T2966"><text:s/>τους και στο σημείο που υπάρχει διαφορά δεν θα πρέπει να υπάρχει μεταβλητή. Ως είσοδο η συνάρτηση δέχεται τη λίστα από<text:s/></text:span><text:span text:style-name="T2967">terms</text:span><text:span text:style-name="T2968"><text:s/>που έχουμε δημιουργήσει προηγούμενος και παί</text:span><text:span text:style-name="T2969">ρνοντας το πρώτο στοιχείο της λίστας προσπαθεί να το συνδυάσει με όλα τα υπόλοιπα, σε περίπτωση που η συνάρτηση<text:s/></text:span><text:span text:style-name="T2970">one</text:span><text:span text:style-name="T2971">_</text:span><text:span text:style-name="T2972">arg</text:span><text:span text:style-name="T2973">_</text:span><text:span text:style-name="T2974">diff</text:span><text:span text:style-name="T2975"><text:s/>, η οποία ελέγχει αν οι κανόνες που προαναφέρθηκαν ισχύουν, επιστρέψει<text:s/></text:span><text:span text:style-name="T2976">true</text:span><text:span text:style-name="T2977"><text:s/>τότε ο συνδυασμός είναι έγκυρος και αποθηκεύεται σε οπο</text:span><text:span text:style-name="T2978">ιαδήποτε άλλη περίπτωση η συνάρτηση συνεχίζει χωρίς να κρατήσει τον συνδυασμό. Τα στοιχεία αποθηκεύονται σε μια τοπική μεταβλητή ως λίστα. Αφού τελειώσει την διαδικασία αυτή το μόνο που απομένει είναι να σβηστούν τα διπλά στοιχεία που βρέθηκαν…..</text:span></text:p>
      <text:p text:style-name="P2979"/>
      <text:p text:style-name="P2980"/>
      <text:p text:style-name="Standard"><text:span text:style-name="T2981">3.4<text:s/></text:span><text:span text:style-name="T2982">Η</text:span><text:span text:style-name="T2983"><text:s/></text:span><text:span text:style-name="T2984">συνάρτηση</text:span><text:span text:style-name="T2985"><text:s/>make_random_moves</text:span></text:p>
      <text:p text:style-name="P2986"/>
      <text:p text:style-name="Standard"><text:span text:style-name="T2987">Σκοπός αυτή της συνάρτησης είναι να προχωρήσει το παιχνίδι κατά έναν αριθμό τυχαίων κινήσεων. Χρησιμοποιείται για να φτάσουμε σε ένα τυχαίο σημείο του παιχνιδιού από το οποίο και έπειτα θα αρχίσουμε να συλλέγουμε δεδομένα. Η συνάρτηση αυτή δεν αποθηκεύει κανένα δεδομένο εκτός από το τελευταίο<text:s/></text:span><text:span text:style-name="T2988">state</text:span><text:span text:style-name="T2989"><text:s/>στο οποίο βρίσκεται . Παρότι το να κρατάμε τα δεδομένα ακούγεται δελεαστικό γίνεται γρήγορα<text:s/></text:span><text:span text:style-name="T2990">κατανοητό</text:span><text:span text:style-name="T2991"><text:s/>ότι<text:s/></text:span><text:span text:style-name="T2992">δεν είναι πιο αποδοτικό να κρατάμε ένα αντιπροσωπευτικό δείγμα αυτών για να μπορούμε να κρατάμε την μνήμη που χρησιμοποιούμαι αλλά και τον χρόνο που θέλουμε σε διαχειρίσιμα επίπεδα.</text:span><text:span text:style-name="T2993"><text:s/>Η λειτουργία της είναι σχετικά απλή πράγμα που την καθιστά ιδιαίτερα γρήγορη στην προσπέλαση πολλών καταστάσεων. Μπορούμε να πούμε ότι η συνάρτηση αυτή καλείται οποτεδήποτε<text:s/></text:span><text:span text:style-name="T2994">χρειαζόμαστε</text:span><text:span text:style-name="T2995"><text:s/>να προσπελάσουμε καταστάσεις χωρίς να αποθηκεύσουμε πληροφορίες για αυτά.</text:span></text:p>
      <text:p text:style-name="P2996"/>
      <text:p text:style-name="P2997">Η συνάρτηση αυτή δέχεται ως δεδομένα εισόδου το ρόλο μας, την κατάσταση παιχνιδιού από την οποία θα αρχίσουμε και το πόσες τυχαίες κινήσεις θέλουμε να γίνουν ή με μεγαλύτερη ακρίβεια κατά πόσες καταστάσεις θέλουμε να προχωρήσουμε το παιχνίδι. Η συνάρτηση αφού δεχτεί τα προηγούμενα στοιχεία μαζεύει σε δύο λίστες της νόμιμες κινήσεις για εμάς και τον αντίπαλο μας και με την χρήση μια γεννήτρια τυχαίων αριθμών διαλέγει από μία τυχαία κίνηση για τον καθένα. Αφού εκτελέσει την παραπάνω διαδικασία όσες φορές της έχουμε ζητήσει η συνάρτηση αποθηκεύει την τελευταία κατάσταση που βρεθήκαμε και τερματίζει με επιτυχία.</text:p>
      <text:p text:style-name="P2998"/>
      <text:p text:style-name="Standard"><text:span text:style-name="T2999">3.5<text:s/></text:span><text:span text:style-name="T3000">Η</text:span><text:span text:style-name="T3001"><text:s/></text:span><text:span text:style-name="T3002">συνάρτηση</text:span><text:span text:style-name="T3003"><text:s/>monte_carlo_search</text:span></text:p>
      <text:p text:style-name="P3004"/>
      <text:p text:style-name="Standard"><text:span text:style-name="T3005">Η συνάρτηση αυτή είναι η εφαρμογή ενός απλού αλγορίθμου<text:s/></text:span><text:span text:style-name="T3006">flat</text:span><text:span text:style-name="T3007"><text:s/></text:span><text:span text:style-name="T3008">monte</text:span><text:span text:style-name="T3009"><text:s/></text:span><text:span text:style-name="T3010">carlo</text:span><text:span text:style-name="T3011"><text:s/></text:span><text:span text:style-name="T3012">search</text:span><text:span text:style-name="T3013">. Χρησιμοποιείται σε μια κατάσταση την οποία θέλουμε να ερευνήσουμε και μας επιστρέφει το αποτέλεσμα που θα έχει η καλύτερη κίνηση που βρήκε. Στην υλοποίηση αυτή ο αλγόριθμος δοκιμάζει ένα προαποφασισμένο αριθμό κινήσεων (10 στην περίπτωση μας) και επιλέγει την κίνηση που φαίνεται να έχει την καλύτερη προοπτική για νίκη. Αποτελείται από τρία επιμέρους κομμάτια το πρώτο είναι υπεύθυνο για την δειγματοληψία των κινήσεων, το δεύτερο τερματίζει το παιχνίδι και επιστρέφει το αποτέλεσμα που είχαμε και το τρίτο χρησιμοποιεί τα δεδομένα που συλλέχτηκαν για να αποφασίσει την καλύτερη κίνηση και το αναμενόμενο αποτέλεσμα αυτής.</text:span></text:p>
      <text:p text:style-name="P3014"/>
      <text:p text:style-name="P3015"><text:s/>Το πρώτο κομμάτι το οποίο αποτελεί το κορμό της συνάρτησης αρχίζει με τον να διαλέγει μια τυχαία κίνηση και να υπολογίζει την κατάσταση στην οποία αυτή η κίνηση μας οδηγεί. Αφού υπολογιστεί η νέα αυτή κατάσταση το δεύτερο κομμάτι καλείται να κάνει τυχαίες κινήσεις μέχρι να βρεθεί μια τερματική κατάσταση παιχνιδιού, από την κατάσταση αυτή υπολογίζουμε το αναμενόμενο αποτέλεσμα μας και επιστρέφουμε λειτουργία στο πρώτο κομμάτι. Έπειτα αποθηκεύονται η πληροφορίες για την κίνηση που μόλις δοκιμάστηκε και επαναλαμβάνουμε την διαδικασία με μια καινούρια τυχαία κίνηση (μπορεί να είναι και η ίδια κίνηση). Αφού έχουμε δοκιμάσει έναν αριθμό κινήσεων το τρίτο κομμάτι της συνάρτησης εκτελεί συγκρίσεις και υπολογισμού ώστε να βρει πια κίνηση φέρεται να έχει καλύτερα αποτελέσματα.</text:p>
      <text:p text:style-name="P3016"/>
      <text:p text:style-name="P3017">Είναι σημαντικό να αναφερθεί ότι η κίνηση που επιλέγεται από τον αλγόριθμο αυτών σπάνια θα είναι η βέλτιστη. Ο αριθμός που δοκιμάζονται οι κινήσεις είναι πολύ μικρός για να μπορούμε να έχουμε μια σωστή άποψη για το αναμενόμενο αποτέλεσμα που θα έχει. Επιπλέον δεν έχουμε εισάγει στην συνάρτηση κανέναν μηχανισμό που να την οδηγεί να ελέγχει περισσότερο τις πιο υποσχόμενες κινήσεις με αποτέλεσμα κινήσεις που έχουν δοκιμαστεί μόνο μια φορά να επιλέγονται ως βέλτιστες. Παρόλα αυτά η συνάρτηση αυτή είναι αποδεχτεί στην υλοποίηση μας<text:s/>αφού δεν χρησιμοποιείται για να επιλέξουμε την επόμενη κίνηση μας αλλά για να συλλέξουμε δεδομένα . Για το λόγω αυτό η συνάρτηση αυτή καλείται πολλές φορές σε κάθε εκτέλεση του προγράμματος και το να είναι σχετικά γρήγορη στους υπολογισμούς της θεωρείται μεγαλύτερης σημασίας από το να είναι πιο ακριβής.</text:p>
      <text:p text:style-name="P3018"/>
      <text:p text:style-name="Standard"><text:span text:style-name="T3019">3.6<text:s/></text:span><text:span text:style-name="T3020">Η</text:span><text:span text:style-name="T3021"><text:s/></text:span><text:span text:style-name="T3022">συνάρτηση</text:span><text:span text:style-name="T3023"><text:s/>usable_position_generator</text:span></text:p>
      <text:p text:style-name="P3024"/>
      <text:p text:style-name="Standard"><text:span text:style-name="T3025">Η συνάρτηση αυτή αποτελεί την καρδία του κομματιού της εξομοιώσεις του προγράμματος μας.</text:span><text:span text:style-name="T3026"><text:s/></text:span><text:span text:style-name="T3027">Η συνάρτηση αυτή χρησιμοποιείται για να παράγει έναν συγκεκριμένο αριθμό από τυχαίες αλληλουχίες καταστάσεων. Η συνάρτηση αυτή κάνει συνεχή χρήση των συναρτήσεων<text:s/></text:span><text:span text:style-name="T3028">make</text:span><text:span text:style-name="T3029">_</text:span><text:span text:style-name="T3030">random</text:span><text:span text:style-name="T3031">_</text:span><text:span text:style-name="T3032">moves</text:span><text:span text:style-name="T3033"><text:s/>και<text:s/></text:span><text:span text:style-name="T3034">monte</text:span><text:span text:style-name="T3035">_</text:span><text:span text:style-name="T3036">carlo</text:span><text:span text:style-name="T3037">_</text:span><text:span text:style-name="T3038">search</text:span><text:span text:style-name="T3039"><text:s/>για να δημιουργήσει έναν προαποφασισμένο αριθμό αλληλουχιών καταστάσεων και να αποθηκεύσει με προ βάσιμο τρόπο τις αλληλουχίες αυτές και τα δεδομένα τους.</text:span></text:p>
      <text:p text:style-name="P3040"/>
      <text:p text:style-name="Standard"><text:span text:style-name="T3041">Η συνάρτηση αυτή για να δημιουργήσει μια αλληλουχία συνεχόμενων η σχεδόν συνεχόμενων καταστάσεων ακολουθεί<text:s/></text:span><text:span text:style-name="T3042">έξι</text:span><text:span text:style-name="T3043"><text:s/>βήματα. Αρχικά</text:span><text:span text:style-name="T3044"><text:s/>η συνάρτηση αυτή εκτελεί έναν τυχαίο αριθμό κινήσεων ώστε να φτάσει σε μια τυχαία κατάσταση του παιχνιδιού</text:span><text:span text:style-name="T3045"><text:s/>για να το πετύχει αυτό κάνει χρήση της συνάρτηση<text:s/></text:span><text:span text:style-name="T3046">make</text:span><text:span text:style-name="T3047">_</text:span><text:span text:style-name="T3048">random</text:span><text:span text:style-name="T3049">_</text:span><text:span text:style-name="T3050">moves</text:span><text:span text:style-name="T3051"><text:s/>που αναφέρθηκε παραπάνω</text:span><text:span text:style-name="T3052">. Στην συνέχεια<text:s/></text:span><text:span text:style-name="T3053">υπολογίζει με τυχαίο αλλά ορισμένο τρόπο τον αριθμό καταστάσεων που θα είναι κομμάτια της συγκεκριμένης αλληλουχία. Το επόμενο βήμα είναι να υπολογίσει τις καταστάσεις που θα έιναι μέλη αυτής τη αλληλουχίας. Οι καταστάσεις αυτές θα έχουν μέγιστη απόσταση 3 κινήσεων με την ακριβή απόσταση τους να υπολογίζεται από μια γεννήτρια τυχαίων αριθμών. Κάθε φορά που μια κατάσταση υπολογίζεται η συνάρτηση<text:s/></text:span><text:span text:style-name="T3054">monte</text:span><text:span text:style-name="T3055">_</text:span><text:span text:style-name="T3056">carlo</text:span><text:span text:style-name="T3057">_</text:span><text:span text:style-name="T3058">search</text:span><text:span text:style-name="T3059"><text:s/>καλείται για να μας δώσει το καλύτερο αναμενόμενο αποτέλεσμα.</text:span><text:span text:style-name="T3060"><text:s/>Η διαδικασία αυτή επαναλαμβάνεται έναν καθορισμένο αριθμό φορών ώστε να παραχθούν αρκετές αλληλουχίες για ανάλυση.</text:span><text:span text:style-name="T3061"><text:s/>Τέλος όλες οι πληροφορίες και οι καταστάσεις που παρήχθησαν αποθηκεύονται ως μια λίστα λιστών, με κάθε λίστα να είναι μια αλληλουχία καταστάσεων.</text:span></text:p>
      <text:p text:style-name="P3062"/>
      <text:p text:style-name="P3063">Η συνάρτηση αυτή είναι κεντρική στην λειτουργία παραγωγής την συνάρτησης εκτίμησης<text:s/>είναι όμως και η συνάρτηση που χρειάζεται το περισσότερο χρόνο και υπολογιστικούς πόρους για την λειτουργία της. Ταυτόχρονα η λειτουργίες που εκτελεί είναι σχετικά αυτόνομες και έυκολα παραλληλίσιμες. Ως εκ τούτου η συνάρτηση αυτή είναι η καλύτερη υποψήφιος για παραλληλισμό ώστε να μειωθεί αισθητά ο χρόνος που χρειάζεται το πρόγραμμα για να παράγει την συνάρτηση εκτίμησης.</text:p>
      <text:p text:style-name="P3064"/>
      <text:p text:style-name="Standard"><text:span text:style-name="T3065">3.7<text:s/></text:span><text:span text:style-name="T3066">Η</text:span><text:span text:style-name="T3067"><text:s/></text:span><text:span text:style-name="T3068">συνάρτηση</text:span><text:span text:style-name="T3069"><text:s/>make_stat_terms</text:span></text:p>
      <text:p text:style-name="P3070"/>
      <text:p text:style-name="P3071">Η συνάρτηση αυτή κάνει χρήση όλων τον δεδομένων που έχουμε συγκεντρώσει μέχρι τώρα για να υπολογίσει το βάρος που θα έχει κάθε στοιχείο στο αποτέλεσμα της συνάρτησης εκτίμησης καθώς και το πόσο σημαντικό είναι για το τελικό αποτέλεσμα. Για τους δύο αυτοθς υπολογισμού χρειαζόμαστε δύο πράγματα την συσχέτιση που έχει κάθε στοιχείο με το αποτέλεσμα και την σταθερότητα του. Η συνάρτηση αυτή ακολουθεί την παρακάτω διαδικασία για να<text:s/>εκτελέσει<text:s/>τους υπολογισμού<text:s/>αυτούς.</text:p>
      <text:p text:style-name="P3072"/>
      <text:p text:style-name="P3073">Η συνάρτηση αυτή ελέγχει όλα τις αποθηκευμένες καταστάσεις για κάθε στοιχείο που έχουμε δημιουργήσει. Από τον έλεγχο αυτό κρατάει την μέση τιμή της τιμής του στοιχείου για κάθε αλληλουχία, την μέση τιμή της τιμής του στοιχείου για κάθε κατάσταση, τον μέσο όρο του υπολογισμού (Τιμή στοιχείου – μέση τιμή στοιχείου ) για κάθε αλληλουχία και κάθε κατάσταση, την μέση τιμή του αποτελέσματος για κάθε κατάσταση και τον μέσο όρο του υπολογισμού (Αποτέλεσμα – μέση τιμή αποτελέσματος) για κάθε κατάσταση. Τα στοιχεία αυτά στην συνέχει χρησιμοποιούνται για να υπολογιστή η συσχέτιση που έχει η τιμή του στοιχείου με το αποτέλεσμα αλλά, ο μέσος όρος της διασποράς της τιμής σε όλες της αλληλουχίες και η διασπορά της<text:s/>τιμής<text:s/>από όλες τις καταστάσεις. Οι υπολογισμένες διασπορές έπειτα χρησιμοποιούνται για να υπολογιστή η σταθερότητα του στοιχείου. Τέλος<text:s/>το πηλίκο της συσχέτισης με την σταθερότητα που αποτελεί το βάρος αποθηκεύεται και αφού βρεθεί η μικρότερη τιμή ανάμεσα στην απόλυτη τιμή της συσχέτισης και την σταθερότητα, το αποτέλεσμα χρησιμοποιείται για να υπολογιστεί το πόσο σημαντικό είναι το στοιχείο. Μετά την εκτέλεση αυτής της συνάρτηση το μόνο που μας έχει μείνει για να έχουμε δημιουργήσει την συνάρτηση εκτίμηση είναι να κρατήσουμε τα 30 σημαντικότερα στοιχεία.</text:p>
      <text:p text:style-name="P3074"/>
      <text:p text:style-name="Standard"><text:span text:style-name="T3075">3.8 Η συνάρτηση<text:s/></text:span><text:span text:style-name="T3076">evaluate</text:span></text:p>
      <text:p text:style-name="P3077"/>
      <text:p text:style-name="P3078">Η συνάρτηση αυτή είναι το αποτέλεσμα της λειτουργίας όλων των προηγούμενων διαδικασιών. Δέχεται ως είσοδο μια κατάσταση και υπολογίζει το τελικό αποτέλεσμα της συνάρτηση εκτίμησης. Για να το πετύχει αυτό βρίσκει την τιμή που έχει κάθε στοιχείο που έχουμε κρατημένο και την πολλαπλασιάζει με το βάρος που έχουμε για το στοιχείο αυτό. Το αποτέλεσμα αυτού του υπολογισμού αθροίζεται με το αποτέλεσμα του για τα υπόλοιπα στοιχεία και με το αναμενόμενο αποτέλεσμα που δρα ως κριτής σε περίπτωση που τα στοιχεία δεν μας δώσουν αρκετές πληροφορίες.</text:p>
      <text:p text:style-name="P3079"/>
      <text:p text:style-name="P3080"/>
      <text:list text:style-name="LFO11" text:continue-numbering="true">
        <text:list-item>
          <text:p text:style-name="P3081">Περίληψη</text:p>
        </text:list-item>
      </text:list>
      <text:p text:style-name="P3082"/>
      <text:p text:style-name="Standard"><text:span text:style-name="T3083">Το<text:s/></text:span><text:span text:style-name="T3084">GGP</text:span><text:span text:style-name="T3085"><text:s/>αποτελεί έναν κλάδο της επιστήμης της τεχνητής νοημοσύνης που δίνει βάσει στην επίλυση προβλημάτων μέσα σε πραγματικό χρόνο. Τα προβλήματα αυτά πρέπει να ορίζονται με συγκεκριμένο τρόπο και έχουν τη μορφή επιτραπέζιων παιγνίων που παίζονται εναντ</text:span><text:span text:style-name="T3086">ίον ενός η περισσότερων αντίπαλων παιχτών. Οι οδηγίες που ακολουθούνται για την σύνταξη των παιχνιδιών αλλά και για την δημιουργία των διάφορων παιχτών(</text:span><text:span text:style-name="T3087">agent</text:span><text:span text:style-name="T3088">) βασίζονται στον διαγωνισμό<text:s/></text:span><text:span text:style-name="T3089">GGP</text:span><text:span text:style-name="T3090"><text:s/>του πανεπιστημίου του<text:s/></text:span><text:span text:style-name="T3091">Standford</text:span><text:span text:style-name="T3092"><text:s/>που αποτελεί και το μεγαλύτερο τόπ</text:span><text:span text:style-name="T3093">ο συζήτησης για εφαρμογές<text:s/></text:span><text:span text:style-name="T3094">GGP</text:span><text:span text:style-name="T3095">. <text:s/>Η παρούσα εργασία έχει σκοπό την δημιουργία μια αυτόματα δημιουργημένης συνάρτησης εκτίμησης για<text:s/></text:span><text:span text:style-name="T3096">GGP</text:span><text:span text:style-name="T3097"><text:s/>βασισμένη πάνω στην δουλειά των<text:s/></text:span><text:span text:style-name="T3098">Karol</text:span><text:span text:style-name="T3099"><text:s/></text:span><text:span text:style-name="T3100">Waledzik</text:span><text:span text:style-name="T3101"><text:s/>και <text:s/></text:span><text:span text:style-name="T3102">Jacek</text:span><text:span text:style-name="T3103"><text:s/></text:span><text:span text:style-name="T3104">Mandziuk</text:span><text:span text:style-name="T3105"><text:s/>και του ομώνυμου<text:s/></text:span><text:span text:style-name="T3106">paper</text:span><text:span text:style-name="T3107"><text:s/>τους. Για την<text:s/></text:span><text:span text:style-name="T3108">δημιουργία της συνάρτηση γίνεται χρήση δύο διαφορετικών γλωσσών προγραμματισμού της<text:s/></text:span><text:span text:style-name="T3109">python</text:span><text:span text:style-name="T3110"><text:s/>και<text:s/></text:span><text:span text:style-name="T3111">prolog</text:span><text:span text:style-name="T3112"><text:s/>και ακολουθούνται πιστά τα πρότυπα που ορίζονται από το προαναφερθέν διαγωνισμό του<text:s/></text:span><text:span text:style-name="T3113">Standford</text:span><text:span text:style-name="T3114"><text:s/>για το τρόπο επικοινωνίας με το κεντρικό σύστημά και για τον</text:span><text:span text:style-name="T3115"><text:s/>τρόπο που δίνονται τα παιχνίδια στην γλώσσα<text:s/></text:span><text:span text:style-name="T3116">GDL</text:span><text:span text:style-name="T3117">. Στις σελίδες που ακολουθούν εξηγείται η χρησιμότητα των<text:s/></text:span><text:span text:style-name="T3118">ggp</text:span><text:span text:style-name="T3119"><text:s/>, αναλύονται τα πλεονεκτήματα και τα μειονεκτήματα των γλωσσών που χρησιμοποιήθηκαν, περιγράφονται κάποιο σημαντικοί αλγόριθμοι που χρησιμοποιούντ</text:span><text:span text:style-name="T3120">αι για την κατασκευή παιχτών για<text:s/></text:span><text:span text:style-name="T3121">GGP</text:span><text:span text:style-name="T3122">, εξηγείται ο τρόπος λειτουργίας των κεντρικών συναρτήσεων που αποτελούν κομμάτια της συνάρτησης εκτίμηση, παρουσιάζεται ο τρόπος λειτουργίας και χρήσης του προγράμματος και τέλος προτείνονται βελτιώσεις που θα μπορούσε<text:s/></text:span><text:span text:style-name="T3123">να υποστεί το τελικό πρόγραμμα.</text:span></text:p>
      <text:p text:style-name="P31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CMMI10" svg:font-family="CMMI10" style:font-family-generic="system"/>
    <style:font-face style:name="CMR10" svg:font-family="CMR10" style:font-family-generic="system"/>
    <style:font-face style:name="CMMI7" svg:font-family="CMMI7" style:font-family-generic="system"/>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Επικεφαλίδα1" style:display-name="Επικεφαλίδα 1" style:family="paragraph" style:parent-style-name="Standard" style:next-style-name="Standard" style:default-outline-level="1">
      <style:paragraph-properties fo:keep-with-next="always">
        <style:tab-stops>
          <style:tab-stop style:type="left" style:position="4.125in"/>
          <style:tab-stop style:type="left" style:position="5.125in"/>
        </style:tab-stops>
      </style:paragraph-properties>
      <style:text-properties fo:font-weight="bold" style:font-weight-asian="bold" fo:font-size="10pt" style:font-size-asian="10pt" style:font-size-complex="8pt" fo:language="fr" fo:country="FR" fo:hyphenate="false"/>
    </style: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Λίστα" style:display-name="Λίστα" style:family="paragraph" style:parent-style-name="Textbody">
      <style:text-properties fo:hyphenate="false"/>
    </style:style>
    <style:style style:name="Λεζάντα" style:display-name="Λεζάντ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Προ-διαμορφωμένοHTML" style:display-name="Προ-διαμορφωμένο HTML" style:family="paragraph" style:parent-style-name="Βασικό">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fo:hyphenate="true"/>
    </style:style>
    <style:style style:name="Προ-διαμορφωμένοHTMLChar" style:display-name="Προ-διαμορφωμένο HTML Char" style:family="text" style:parent-style-name="Προεπιλεγμένηγραμματοσειρά">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6">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7">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8">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9">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5" style:num-format="1" text:display-levels="5">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6" style:num-format="1" text:display-levels="6">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7" style:num-format="1" text:display-levels="7">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8" style:num-format="1" text:display-levels="8">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9" style:num-format="1" text:display-levels="9">
        <style:list-level-properties text:space-before="0.5in" text:min-label-width="1.25in" text:list-level-position-and-space-mode="label-alignment">
          <style:list-level-label-alignment text:label-followed-by="listtab" fo:margin-left="1.75in" fo:text-indent="-1.25in"/>
        </style:list-level-properties>
      </text:list-level-style-number>
    </text:list-style>
    <text:list-style style:name="LFO11">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leanthis Krystallidis</meta:initial-creator>
    <dc:creator>Kleanthis Krystallidhs</dc:creator>
    <meta:creation-date>2020-04-04T12:26:00Z</meta:creation-date>
    <dc:date>2021-05-15T19:56:00Z</dc:date>
    <meta:print-date>2021-05-06T21:02:00Z</meta:print-date>
    <meta:template xlink:href="Normal.dotm" xlink:type="simple"/>
    <meta:editing-cycles>22</meta:editing-cycles>
    <meta:editing-duration>PT974520S</meta:editing-duration>
    <meta:document-statistic meta:page-count="1" meta:paragraph-count="166" meta:word-count="12463" meta:character-count="83340" meta:row-count="592" meta:non-whitespace-character-count="71043"/>
  </office:meta>
</office:document-meta>
</file>